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9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lhf" table:style-name="ta1">
        <table:shapes>
          <draw:frame draw:z-index="0" draw:style-name="gr1" draw:text-style-name="P1" svg:width="159.99mm" svg:height="89.99mm" svg:x="352.14mm" svg:y="21.23mm">
            <loext:p draw:notify-on-update-of-ranges="klhf.A2:klhf.A732 klhf.B1:klhf.B1 klhf.B2:klhf.B732 klhf.H1:klhf.H1 klhf.H2:klhf.H732 klhf.I1:klhf.I1 klhf.I2:klhf.I7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81.37mm" svg:y="111.77mm">
            <loext:p draw:notify-on-update-of-ranges="klhf.A2:klhf.A732 klhf.D1:klhf.D1 klhf.D2:klhf.D7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56.46mm" svg:y="205.26mm">
            <loext:p draw:notify-on-update-of-ranges="klhf.F1:klhf.F1 klhf.F2:klhf.F732 klhf.J1:klhf.J1 klhf.J2:klhf.J73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ce2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Temperatura media</text:p>
          </table:table-cell>
          <table:table-cell office:value-type="string" calcext:value-type="string">
            <text:p>Dev. Std.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failure/temp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ot_Capacity [Bytes]</text:p>
          </table:table-cell>
          <table:table-cell office:value-type="string" calcext:value-type="string">
            <text:p>Temperatura minima</text:p>
          </table:table-cell>
          <table:table-cell office:value-type="string" calcext:value-type="string">
            <text:p>Temperatura massima</text:p>
          </table:table-cell>
          <table:table-cell office:value-type="string" calcext:value-type="string">
            <text:p>Tot_Capacity [Pbytes]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5-01-01.csv</text:p>
          </table:table-cell>
          <table:table-cell office:value-type="float" office:value="26.5221537416287" calcext:value-type="float">
            <text:p>26,5221537416287</text:p>
          </table:table-cell>
          <table:table-cell office:value-type="float" office:value="0.0222758085963218" calcext:value-type="float">
            <text:p>0,022275808596322</text:p>
          </table:table-cell>
          <table:table-cell office:value-type="float" office:value="1" calcext:value-type="float">
            <text:p>1</text:p>
          </table:table-cell>
          <table:table-cell table:formula="of:=[.D2]/[.B2]" office:value-type="float" office:value="0.0377043286055016" calcext:value-type="float">
            <text:p>0,037704328605502</text:p>
          </table:table-cell>
          <table:table-cell office:value-type="float" office:value="41211" calcext:value-type="float">
            <text:p>41211</text:p>
          </table:table-cell>
          <table:table-cell office:value-type="float" office:value="1.38852675366839E+017" calcext:value-type="float">
            <text:p>1,39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2]/1000000000000000" office:value-type="float" office:value="138.852675366839" calcext:value-type="float">
            <text:p>138,8526753668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187183033656" calcext:value-type="float">
            <text:p>26,6187183033656</text:p>
          </table:table-cell>
          <table:table-cell office:value-type="float" office:value="0.027677743652488" calcext:value-type="float">
            <text:p>0,027677743652488</text:p>
          </table:table-cell>
          <table:table-cell office:value-type="float" office:value="6" calcext:value-type="float">
            <text:p>6</text:p>
          </table:table-cell>
          <table:table-cell table:formula="of:=[.D3]/[.B3]" office:value-type="float" office:value="0.225405293058057" calcext:value-type="float">
            <text:p>0,225405293058057</text:p>
          </table:table-cell>
          <table:table-cell office:value-type="float" office:value="41210" calcext:value-type="float">
            <text:p>41210</text:p>
          </table:table-cell>
          <table:table-cell office:value-type="float" office:value="1.38850674967905E+017" calcext:value-type="float">
            <text:p>1,39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3]/1000000000000000" office:value-type="float" office:value="138.850674967905" calcext:value-type="float">
            <text:p>138,8506749679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208812539428" calcext:value-type="float">
            <text:p>26,6208812539428</text:p>
          </table:table-cell>
          <table:table-cell office:value-type="float" office:value="0.0276873905742301" calcext:value-type="float">
            <text:p>0,02768739057423</text:p>
          </table:table-cell>
          <table:table-cell office:value-type="float" office:value="1" calcext:value-type="float">
            <text:p>1</text:p>
          </table:table-cell>
          <table:table-cell table:formula="of:=[.D4]/[.B4]" office:value-type="float" office:value="0.037564496474056" calcext:value-type="float">
            <text:p>0,037564496474056</text:p>
          </table:table-cell>
          <table:table-cell office:value-type="float" office:value="41213" calcext:value-type="float">
            <text:p>41213</text:p>
          </table:table-cell>
          <table:table-cell office:value-type="float" office:value="1.38855675970659E+017" calcext:value-type="float">
            <text:p>1,39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4]/1000000000000000" office:value-type="float" office:value="138.855675970659" calcext:value-type="float">
            <text:p>138,855675970659</text:p>
          </table:table-cell>
          <table:table-cell table:number-columns-repeated="4"/>
          <table:table-cell office:value-type="string" calcext:value-type="string">
            <text:p>La deviazione standard è bassissima quindi non ha nemmeno senso metterla ma intanto sta bene disegnata</text:p>
          </table:table-cell>
        </table:table-row>
        <table:table-row table:style-name="ro1">
          <table:table-cell/>
          <table:table-cell office:value-type="float" office:value="26.5870134912161" calcext:value-type="float">
            <text:p>26,5870134912161</text:p>
          </table:table-cell>
          <table:table-cell office:value-type="float" office:value="0.0275212321973327" calcext:value-type="float">
            <text:p>0,027521232197333</text:p>
          </table:table-cell>
          <table:table-cell office:value-type="float" office:value="0" calcext:value-type="float">
            <text:p>0</text:p>
          </table:table-cell>
          <table:table-cell table:formula="of:=[.D5]/[.B5]" office:value-type="float" office:value="0" calcext:value-type="float">
            <text:p>0</text:p>
          </table:table-cell>
          <table:table-cell office:value-type="float" office:value="41211" calcext:value-type="float">
            <text:p>41211</text:p>
          </table:table-cell>
          <table:table-cell office:value-type="float" office:value="1.38851175075767E+017" calcext:value-type="float">
            <text:p>1,39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5]/1000000000000000" office:value-type="float" office:value="138.851175075767" calcext:value-type="float">
            <text:p>138,8511750757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549118937392" calcext:value-type="float">
            <text:p>26,5549118937392</text:p>
          </table:table-cell>
          <table:table-cell office:value-type="float" office:value="0.0273481751375789" calcext:value-type="float">
            <text:p>0,027348175137579</text:p>
          </table:table-cell>
          <table:table-cell office:value-type="float" office:value="8" calcext:value-type="float">
            <text:p>8</text:p>
          </table:table-cell>
          <table:table-cell table:formula="of:=[.D6]/[.B6]" office:value-type="float" office:value="0.301262532220494" calcext:value-type="float">
            <text:p>0,301262532220494</text:p>
          </table:table-cell>
          <table:table-cell office:value-type="float" office:value="41256" calcext:value-type="float">
            <text:p>41256</text:p>
          </table:table-cell>
          <table:table-cell office:value-type="float" office:value="1.38983701274838E+017" calcext:value-type="float">
            <text:p>1,39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6]/1000000000000000" office:value-type="float" office:value="138.983701274838" calcext:value-type="float">
            <text:p>138,9837012748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672138291691" calcext:value-type="float">
            <text:p>26,7672138291691</text:p>
          </table:table-cell>
          <table:table-cell office:value-type="float" office:value="0.01590673051847" calcext:value-type="float">
            <text:p>0,01590673051847</text:p>
          </table:table-cell>
          <table:table-cell office:value-type="float" office:value="4" calcext:value-type="float">
            <text:p>4</text:p>
          </table:table-cell>
          <table:table-cell table:formula="of:=[.D7]/[.B7]" office:value-type="float" office:value="0.149436546721985" calcext:value-type="float">
            <text:p>0,149436546721985</text:p>
          </table:table-cell>
          <table:table-cell office:value-type="float" office:value="41303" calcext:value-type="float">
            <text:p>41303</text:p>
          </table:table-cell>
          <table:table-cell office:value-type="float" office:value="1.39301693477905E+017" calcext:value-type="float">
            <text:p>1,39E+17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formula="of:=[.G7]/1000000000000000" office:value-type="float" office:value="139.301693477905" calcext:value-type="float">
            <text:p>139,3016934779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633176778192" calcext:value-type="float">
            <text:p>26,6633176778192</text:p>
          </table:table-cell>
          <table:table-cell office:value-type="float" office:value="0.011497226907921" calcext:value-type="float">
            <text:p>0,011497226907921</text:p>
          </table:table-cell>
          <table:table-cell office:value-type="float" office:value="7" calcext:value-type="float">
            <text:p>7</text:p>
          </table:table-cell>
          <table:table-cell table:formula="of:=[.D8]/[.B8]" office:value-type="float" office:value="0.262532970749667" calcext:value-type="float">
            <text:p>0,262532970749667</text:p>
          </table:table-cell>
          <table:table-cell office:value-type="float" office:value="41305" calcext:value-type="float">
            <text:p>41305</text:p>
          </table:table-cell>
          <table:table-cell office:value-type="float" office:value="1.39625396301276E+017" calcext:value-type="float">
            <text:p>1,40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8]/1000000000000000" office:value-type="float" office:value="139.625396301276" calcext:value-type="float">
            <text:p>139,6253963012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3439007246904" calcext:value-type="float">
            <text:p>26,3439007246904</text:p>
          </table:table-cell>
          <table:table-cell office:value-type="float" office:value="0.00169306543006686" calcext:value-type="float">
            <text:p>0,001693065430067</text:p>
          </table:table-cell>
          <table:table-cell office:value-type="float" office:value="5" calcext:value-type="float">
            <text:p>5</text:p>
          </table:table-cell>
          <table:table-cell table:formula="of:=[.D9]/[.B9]" office:value-type="float" office:value="0.189797253347293" calcext:value-type="float">
            <text:p>0,189797253347293</text:p>
          </table:table-cell>
          <table:table-cell office:value-type="float" office:value="41258" calcext:value-type="float">
            <text:p>41258</text:p>
          </table:table-cell>
          <table:table-cell office:value-type="float" office:value="1.39488369207313E+017" calcext:value-type="float">
            <text:p>1,39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9]/1000000000000000" office:value-type="float" office:value="139.488369207313" calcext:value-type="float">
            <text:p>139,4883692073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103974793989" calcext:value-type="float">
            <text:p>26,6103974793989</text:p>
          </table:table-cell>
          <table:table-cell office:value-type="float" office:value="0.00191803773067032" calcext:value-type="float">
            <text:p>0,00191803773067</text:p>
          </table:table-cell>
          <table:table-cell office:value-type="float" office:value="5" calcext:value-type="float">
            <text:p>5</text:p>
          </table:table-cell>
          <table:table-cell table:formula="of:=[.D10]/[.B10]" office:value-type="float" office:value="0.187896479331843" calcext:value-type="float">
            <text:p>0,187896479331843</text:p>
          </table:table-cell>
          <table:table-cell office:value-type="float" office:value="41259" calcext:value-type="float">
            <text:p>41259</text:p>
          </table:table-cell>
          <table:table-cell office:value-type="float" office:value="1.39489869509223E+017" calcext:value-type="float">
            <text:p>1,3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0]/1000000000000000" office:value-type="float" office:value="139.489869509223" calcext:value-type="float">
            <text:p>139,4898695092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365834784291" calcext:value-type="float">
            <text:p>26,6365834784291</text:p>
          </table:table-cell>
          <table:table-cell office:value-type="float" office:value="0.00178713107980065" calcext:value-type="float">
            <text:p>0,001787131079801</text:p>
          </table:table-cell>
          <table:table-cell office:value-type="float" office:value="0" calcext:value-type="float">
            <text:p>0</text:p>
          </table:table-cell>
          <table:table-cell table:formula="of:=[.D11]/[.B11]" office:value-type="float" office:value="0" calcext:value-type="float">
            <text:p>0</text:p>
          </table:table-cell>
          <table:table-cell office:value-type="float" office:value="41351" calcext:value-type="float">
            <text:p>41351</text:p>
          </table:table-cell>
          <table:table-cell office:value-type="float" office:value="1.39850940557649E+017" calcext:value-type="float">
            <text:p>1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1]/1000000000000000" office:value-type="float" office:value="139.850940557649" calcext:value-type="float">
            <text:p>139,8509405576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850744824918" calcext:value-type="float">
            <text:p>26,5850744824918</text:p>
          </table:table-cell>
          <table:table-cell office:value-type="float" office:value="0.00204043086686316" calcext:value-type="float">
            <text:p>0,002040430866863</text:p>
          </table:table-cell>
          <table:table-cell office:value-type="float" office:value="0" calcext:value-type="float">
            <text:p>0</text:p>
          </table:table-cell>
          <table:table-cell table:formula="of:=[.D12]/[.B12]" office:value-type="float" office:value="0" calcext:value-type="float">
            <text:p>0</text:p>
          </table:table-cell>
          <table:table-cell office:value-type="float" office:value="41351" calcext:value-type="float">
            <text:p>41351</text:p>
          </table:table-cell>
          <table:table-cell office:value-type="float" office:value="1.39850940557649E+017" calcext:value-type="float">
            <text:p>1,4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2]/1000000000000000" office:value-type="float" office:value="139.850940557649" calcext:value-type="float">
            <text:p>139,8509405576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426097891275" calcext:value-type="float">
            <text:p>26,5426097891275</text:p>
          </table:table-cell>
          <table:table-cell office:value-type="float" office:value="0.0120844214843746" calcext:value-type="float">
            <text:p>0,012084421484375</text:p>
          </table:table-cell>
          <table:table-cell office:value-type="float" office:value="6" calcext:value-type="float">
            <text:p>6</text:p>
          </table:table-cell>
          <table:table-cell table:formula="of:=[.D13]/[.B13]" office:value-type="float" office:value="0.226051622190435" calcext:value-type="float">
            <text:p>0,226051622190435</text:p>
          </table:table-cell>
          <table:table-cell office:value-type="float" office:value="41351" calcext:value-type="float">
            <text:p>41351</text:p>
          </table:table-cell>
          <table:table-cell office:value-type="float" office:value="1.39850940557649E+017" calcext:value-type="float">
            <text:p>1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3]/1000000000000000" office:value-type="float" office:value="139.850940557649" calcext:value-type="float">
            <text:p>139,8509405576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1955649061714" calcext:value-type="float">
            <text:p>26,1955649061714</text:p>
          </table:table-cell>
          <table:table-cell office:value-type="float" office:value="0.0058792902218701" calcext:value-type="float">
            <text:p>0,00587929022187</text:p>
          </table:table-cell>
          <table:table-cell office:value-type="float" office:value="11" calcext:value-type="float">
            <text:p>11</text:p>
          </table:table-cell>
          <table:table-cell table:formula="of:=[.D14]/[.B14]" office:value-type="float" office:value="0.419918411357051" calcext:value-type="float">
            <text:p>0,419918411357051</text:p>
          </table:table-cell>
          <table:table-cell office:value-type="float" office:value="41351" calcext:value-type="float">
            <text:p>41351</text:p>
          </table:table-cell>
          <table:table-cell office:value-type="float" office:value="1.39895949289809E+017" calcext:value-type="float">
            <text:p>1,40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14]/1000000000000000" office:value-type="float" office:value="139.895949289809" calcext:value-type="float">
            <text:p>139,8959492898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15582848732" calcext:value-type="float">
            <text:p>26,415582848732</text:p>
          </table:table-cell>
          <table:table-cell office:value-type="float" office:value="0.00778294465319248" calcext:value-type="float">
            <text:p>0,007782944653192</text:p>
          </table:table-cell>
          <table:table-cell office:value-type="float" office:value="4" calcext:value-type="float">
            <text:p>4</text:p>
          </table:table-cell>
          <table:table-cell table:formula="of:=[.D15]/[.B15]" office:value-type="float" office:value="0.15142577102712" calcext:value-type="float">
            <text:p>0,15142577102712</text:p>
          </table:table-cell>
          <table:table-cell office:value-type="float" office:value="41442" calcext:value-type="float">
            <text:p>41442</text:p>
          </table:table-cell>
          <table:table-cell office:value-type="float" office:value="1.40298368349341E+017" calcext:value-type="float">
            <text:p>1,4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15]/1000000000000000" office:value-type="float" office:value="140.298368349341" calcext:value-type="float">
            <text:p>140,2983683493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0896563334215" calcext:value-type="float">
            <text:p>26,0896563334215</text:p>
          </table:table-cell>
          <table:table-cell office:value-type="float" office:value="0.00534370017400312" calcext:value-type="float">
            <text:p>0,005343700174003</text:p>
          </table:table-cell>
          <table:table-cell office:value-type="float" office:value="3" calcext:value-type="float">
            <text:p>3</text:p>
          </table:table-cell>
          <table:table-cell table:formula="of:=[.D16]/[.B16]" office:value-type="float" office:value="0.114988099561776" calcext:value-type="float">
            <text:p>0,114988099561776</text:p>
          </table:table-cell>
          <table:table-cell office:value-type="float" office:value="41580" calcext:value-type="float">
            <text:p>41580</text:p>
          </table:table-cell>
          <table:table-cell office:value-type="float" office:value="1.40932492871419E+017" calcext:value-type="float">
            <text:p>1,41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16]/1000000000000000" office:value-type="float" office:value="140.932492871419" calcext:value-type="float">
            <text:p>140,9324928714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1750066062892" calcext:value-type="float">
            <text:p>26,1750066062892</text:p>
          </table:table-cell>
          <table:table-cell office:value-type="float" office:value="0.00575907523217105" calcext:value-type="float">
            <text:p>0,005759075232171</text:p>
          </table:table-cell>
          <table:table-cell office:value-type="float" office:value="5" calcext:value-type="float">
            <text:p>5</text:p>
          </table:table-cell>
          <table:table-cell table:formula="of:=[.D17]/[.B17]" office:value-type="float" office:value="0.191021919314382" calcext:value-type="float">
            <text:p>0,191021919314382</text:p>
          </table:table-cell>
          <table:table-cell office:value-type="float" office:value="41626" calcext:value-type="float">
            <text:p>41626</text:p>
          </table:table-cell>
          <table:table-cell office:value-type="float" office:value="1.41203045859952E+017" calcext:value-type="float">
            <text:p>1,41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17]/1000000000000000" office:value-type="float" office:value="141.203045859952" calcext:value-type="float">
            <text:p>141,2030458599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3020730740589" calcext:value-type="float">
            <text:p>26,3020730740589</text:p>
          </table:table-cell>
          <table:table-cell office:value-type="float" office:value="0.00638171446566132" calcext:value-type="float">
            <text:p>0,006381714465661</text:p>
          </table:table-cell>
          <table:table-cell office:value-type="float" office:value="1" calcext:value-type="float">
            <text:p>1</text:p>
          </table:table-cell>
          <table:table-cell table:formula="of:=[.D18]/[.B18]" office:value-type="float" office:value="0.0380198168100397" calcext:value-type="float">
            <text:p>0,03801981681004</text:p>
          </table:table-cell>
          <table:table-cell office:value-type="float" office:value="41628" calcext:value-type="float">
            <text:p>41628</text:p>
          </table:table-cell>
          <table:table-cell office:value-type="float" office:value="1.41207546754844E+017" calcext:value-type="float">
            <text:p>1,41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18]/1000000000000000" office:value-type="float" office:value="141.207546754844" calcext:value-type="float">
            <text:p>141,2075467548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1867733256462" calcext:value-type="float">
            <text:p>26,1867733256462</text:p>
          </table:table-cell>
          <table:table-cell office:value-type="float" office:value="0.00581667774127448" calcext:value-type="float">
            <text:p>0,005816677741274</text:p>
          </table:table-cell>
          <table:table-cell office:value-type="float" office:value="2" calcext:value-type="float">
            <text:p>2</text:p>
          </table:table-cell>
          <table:table-cell table:formula="of:=[.D19]/[.B19]" office:value-type="float" office:value="0.0763744343424429" calcext:value-type="float">
            <text:p>0,076374434342443</text:p>
          </table:table-cell>
          <table:table-cell office:value-type="float" office:value="41627" calcext:value-type="float">
            <text:p>41627</text:p>
          </table:table-cell>
          <table:table-cell office:value-type="float" office:value="1.41204546161862E+017" calcext:value-type="float">
            <text:p>1,41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19]/1000000000000000" office:value-type="float" office:value="141.204546161862" calcext:value-type="float">
            <text:p>141,2045461618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775428380507" calcext:value-type="float">
            <text:p>26,4775428380507</text:p>
          </table:table-cell>
          <table:table-cell office:value-type="float" office:value="0.00255230934554831" calcext:value-type="float">
            <text:p>0,002552309345548</text:p>
          </table:table-cell>
          <table:table-cell office:value-type="float" office:value="15" calcext:value-type="float">
            <text:p>15</text:p>
          </table:table-cell>
          <table:table-cell table:formula="of:=[.D20]/[.B20]" office:value-type="float" office:value="0.566517825756988" calcext:value-type="float">
            <text:p>0,566517825756988</text:p>
          </table:table-cell>
          <table:table-cell office:value-type="float" office:value="41901" calcext:value-type="float">
            <text:p>41901</text:p>
          </table:table-cell>
          <table:table-cell office:value-type="float" office:value="1.42460792855766E+017" calcext:value-type="float">
            <text:p>1,42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0]/1000000000000000" office:value-type="float" office:value="142.460792855766" calcext:value-type="float">
            <text:p>142,4607928557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2770441001192" calcext:value-type="float">
            <text:p>26,2770441001192</text:p>
          </table:table-cell>
          <table:table-cell office:value-type="float" office:value="0.00623504959659282" calcext:value-type="float">
            <text:p>0,006235049596593</text:p>
          </table:table-cell>
          <table:table-cell office:value-type="float" office:value="5" calcext:value-type="float">
            <text:p>5</text:p>
          </table:table-cell>
          <table:table-cell table:formula="of:=[.D21]/[.B21]" office:value-type="float" office:value="0.190280154074762" calcext:value-type="float">
            <text:p>0,190280154074762</text:p>
          </table:table-cell>
          <table:table-cell office:value-type="float" office:value="41949" calcext:value-type="float">
            <text:p>41949</text:p>
          </table:table-cell>
          <table:table-cell office:value-type="float" office:value="1.42648329759991E+017" calcext:value-type="float">
            <text:p>1,43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1]/1000000000000000" office:value-type="float" office:value="142.648329759991" calcext:value-type="float">
            <text:p>142,6483297599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10688858728" calcext:value-type="float">
            <text:p>26,10688858728</text:p>
          </table:table-cell>
          <table:table-cell office:value-type="float" office:value="0.00540125617081337" calcext:value-type="float">
            <text:p>0,005401256170813</text:p>
          </table:table-cell>
          <table:table-cell office:value-type="float" office:value="8" calcext:value-type="float">
            <text:p>8</text:p>
          </table:table-cell>
          <table:table-cell table:formula="of:=[.D22]/[.B22]" office:value-type="float" office:value="0.306432533055579" calcext:value-type="float">
            <text:p>0,306432533055579</text:p>
          </table:table-cell>
          <table:table-cell office:value-type="float" office:value="41996" calcext:value-type="float">
            <text:p>41996</text:p>
          </table:table-cell>
          <table:table-cell office:value-type="float" office:value="1.42696839680706E+017" calcext:value-type="float">
            <text:p>1,4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2]/1000000000000000" office:value-type="float" office:value="142.696839680706" calcext:value-type="float">
            <text:p>142,6968396807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9555940570561" calcext:value-type="float">
            <text:p>25,9555940570561</text:p>
          </table:table-cell>
          <table:table-cell office:value-type="float" office:value="0.00952713596741485" calcext:value-type="float">
            <text:p>0,009527135967415</text:p>
          </table:table-cell>
          <table:table-cell office:value-type="float" office:value="6" calcext:value-type="float">
            <text:p>6</text:p>
          </table:table-cell>
          <table:table-cell table:formula="of:=[.D23]/[.B23]" office:value-type="float" office:value="0.23116404066155" calcext:value-type="float">
            <text:p>0,23116404066155</text:p>
          </table:table-cell>
          <table:table-cell office:value-type="float" office:value="42133" calcext:value-type="float">
            <text:p>42133</text:p>
          </table:table-cell>
          <table:table-cell office:value-type="float" office:value="1.43236945951434E+017" calcext:value-type="float">
            <text:p>1,4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3]/1000000000000000" office:value-type="float" office:value="143.236945951434" calcext:value-type="float">
            <text:p>143,2369459514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0465646137415" calcext:value-type="float">
            <text:p>26,0465646137415</text:p>
          </table:table-cell>
          <table:table-cell office:value-type="float" office:value="0.0050985249305044" calcext:value-type="float">
            <text:p>0,005098524930504</text:p>
          </table:table-cell>
          <table:table-cell office:value-type="float" office:value="9" calcext:value-type="float">
            <text:p>9</text:p>
          </table:table-cell>
          <table:table-cell table:formula="of:=[.D24]/[.B24]" office:value-type="float" office:value="0.345535011371589" calcext:value-type="float">
            <text:p>0,345535011371589</text:p>
          </table:table-cell>
          <table:table-cell office:value-type="float" office:value="42134" calcext:value-type="float">
            <text:p>42134</text:p>
          </table:table-cell>
          <table:table-cell office:value-type="float" office:value="1.43238446253344E+017" calcext:value-type="float">
            <text:p>1,4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4]/1000000000000000" office:value-type="float" office:value="143.238446253344" calcext:value-type="float">
            <text:p>143,2384462533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0588847126681" calcext:value-type="float">
            <text:p>26,0588847126681</text:p>
          </table:table-cell>
          <table:table-cell office:value-type="float" office:value="0.00514829109340913" calcext:value-type="float">
            <text:p>0,005148291093409</text:p>
          </table:table-cell>
          <table:table-cell office:value-type="float" office:value="1" calcext:value-type="float">
            <text:p>1</text:p>
          </table:table-cell>
          <table:table-cell table:formula="of:=[.D25]/[.B25]" office:value-type="float" office:value="0.0383746277335448" calcext:value-type="float">
            <text:p>0,038374627733545</text:p>
          </table:table-cell>
          <table:table-cell office:value-type="float" office:value="42302" calcext:value-type="float">
            <text:p>42302</text:p>
          </table:table-cell>
          <table:table-cell office:value-type="float" office:value="1.4376054934551E+017" calcext:value-type="float">
            <text:p>1,4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5]/1000000000000000" office:value-type="float" office:value="143.76054934551" calcext:value-type="float">
            <text:p>143,760549345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0505299015897" calcext:value-type="float">
            <text:p>26,0505299015897</text:p>
          </table:table-cell>
          <table:table-cell table:style-name="ce2" office:value-type="float" office:value="0.000245766143364566" calcext:value-type="float">
            <text:p>2,46E-04</text:p>
          </table:table-cell>
          <table:table-cell office:value-type="float" office:value="0" calcext:value-type="float">
            <text:p>0</text:p>
          </table:table-cell>
          <table:table-cell table:formula="of:=[.D26]/[.B26]" office:value-type="float" office:value="0" calcext:value-type="float">
            <text:p>0</text:p>
          </table:table-cell>
          <table:table-cell office:value-type="float" office:value="42271" calcext:value-type="float">
            <text:p>42271</text:p>
          </table:table-cell>
          <table:table-cell office:value-type="float" office:value="1.43777052233E+017" calcext:value-type="float">
            <text:p>1,44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]/1000000000000000" office:value-type="float" office:value="143.777052233" calcext:value-type="float">
            <text:p>143,7770522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2815338758516" calcext:value-type="float">
            <text:p>26,2815338758516</text:p>
          </table:table-cell>
          <table:table-cell office:value-type="float" office:value="0.0013693178240551" calcext:value-type="float">
            <text:p>0,001369317824055</text:p>
          </table:table-cell>
          <table:table-cell office:value-type="float" office:value="8" calcext:value-type="float">
            <text:p>8</text:p>
          </table:table-cell>
          <table:table-cell table:formula="of:=[.D27]/[.B27]" office:value-type="float" office:value="0.304396236452191" calcext:value-type="float">
            <text:p>0,304396236452191</text:p>
          </table:table-cell>
          <table:table-cell office:value-type="float" office:value="42271" calcext:value-type="float">
            <text:p>42271</text:p>
          </table:table-cell>
          <table:table-cell office:value-type="float" office:value="1.43777052233E+017" calcext:value-type="float">
            <text:p>1,44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7]/1000000000000000" office:value-type="float" office:value="143.777052233" calcext:value-type="float">
            <text:p>143,7770522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2559956566896" calcext:value-type="float">
            <text:p>26,2559956566896</text:p>
          </table:table-cell>
          <table:table-cell office:value-type="float" office:value="0.0133317240205415" calcext:value-type="float">
            <text:p>0,013331724020542</text:p>
          </table:table-cell>
          <table:table-cell office:value-type="float" office:value="12" calcext:value-type="float">
            <text:p>12</text:p>
          </table:table-cell>
          <table:table-cell table:formula="of:=[.D28]/[.B28]" office:value-type="float" office:value="0.457038466828912" calcext:value-type="float">
            <text:p>0,457038466828912</text:p>
          </table:table-cell>
          <table:table-cell office:value-type="float" office:value="42363" calcext:value-type="float">
            <text:p>42363</text:p>
          </table:table-cell>
          <table:table-cell office:value-type="float" office:value="1.44139623572497E+017" calcext:value-type="float">
            <text:p>1,44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28]/1000000000000000" office:value-type="float" office:value="144.139623572497" calcext:value-type="float">
            <text:p>144,1396235724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202251965158" calcext:value-type="float">
            <text:p>26,4202251965158</text:p>
          </table:table-cell>
          <table:table-cell office:value-type="float" office:value="0.0125339639956811" calcext:value-type="float">
            <text:p>0,012533963995681</text:p>
          </table:table-cell>
          <table:table-cell office:value-type="float" office:value="3" calcext:value-type="float">
            <text:p>3</text:p>
          </table:table-cell>
          <table:table-cell table:formula="of:=[.D29]/[.B29]" office:value-type="float" office:value="0.113549372788678" calcext:value-type="float">
            <text:p>0,113549372788678</text:p>
          </table:table-cell>
          <table:table-cell office:value-type="float" office:value="42362" calcext:value-type="float">
            <text:p>42362</text:p>
          </table:table-cell>
          <table:table-cell office:value-type="float" office:value="1.44138123270587E+017" calcext:value-type="float">
            <text:p>1,44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29]/1000000000000000" office:value-type="float" office:value="144.138123270587" calcext:value-type="float">
            <text:p>144,138123270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3681622473708" calcext:value-type="float">
            <text:p>26,3681622473708</text:p>
          </table:table-cell>
          <table:table-cell office:value-type="float" office:value="0.0260384927298417" calcext:value-type="float">
            <text:p>0,026038492729842</text:p>
          </table:table-cell>
          <table:table-cell office:value-type="float" office:value="3" calcext:value-type="float">
            <text:p>3</text:p>
          </table:table-cell>
          <table:table-cell table:formula="of:=[.D30]/[.B30]" office:value-type="float" office:value="0.113773571774011" calcext:value-type="float">
            <text:p>0,113773571774011</text:p>
          </table:table-cell>
          <table:table-cell office:value-type="float" office:value="42502" calcext:value-type="float">
            <text:p>42502</text:p>
          </table:table-cell>
          <table:table-cell office:value-type="float" office:value="1.44673728700614E+017" calcext:value-type="float">
            <text:p>1,4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30]/1000000000000000" office:value-type="float" office:value="144.673728700614" calcext:value-type="float">
            <text:p>144,6737287006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2800743476931" calcext:value-type="float">
            <text:p>26,2800743476931</text:p>
          </table:table-cell>
          <table:table-cell office:value-type="float" office:value="0.0304617600418772" calcext:value-type="float">
            <text:p>0,030461760041877</text:p>
          </table:table-cell>
          <table:table-cell office:value-type="float" office:value="2" calcext:value-type="float">
            <text:p>2</text:p>
          </table:table-cell>
          <table:table-cell table:formula="of:=[.D31]/[.B31]" office:value-type="float" office:value="0.0761032854602849" calcext:value-type="float">
            <text:p>0,076103285460285</text:p>
          </table:table-cell>
          <table:table-cell office:value-type="float" office:value="42502" calcext:value-type="float">
            <text:p>42502</text:p>
          </table:table-cell>
          <table:table-cell office:value-type="float" office:value="1.44682730447046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1]/1000000000000000" office:value-type="float" office:value="144.682730447046" calcext:value-type="float">
            <text:p>144,6827304470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109048178613" calcext:value-type="float">
            <text:p>26,6109048178613</text:p>
          </table:table-cell>
          <table:table-cell office:value-type="float" office:value="0.02720089031994" calcext:value-type="float">
            <text:p>0,02720089031994</text:p>
          </table:table-cell>
          <table:table-cell office:value-type="float" office:value="0" calcext:value-type="float">
            <text:p>0</text:p>
          </table:table-cell>
          <table:table-cell table:formula="of:=[.D32]/[.B32]" office:value-type="float" office:value="0" calcext:value-type="float">
            <text:p>0</text:p>
          </table:table-cell>
          <table:table-cell office:value-type="float" office:value="42549" calcext:value-type="float">
            <text:p>42549</text:p>
          </table:table-cell>
          <table:table-cell office:value-type="float" office:value="1.44867446793217E+017" calcext:value-type="float">
            <text:p>1,45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32]/1000000000000000" office:value-type="float" office:value="144.867446793217" calcext:value-type="float">
            <text:p>144,8674467932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082961222092" calcext:value-type="float">
            <text:p>26,4082961222092</text:p>
          </table:table-cell>
          <table:table-cell office:value-type="float" office:value="0.0262186713931892" calcext:value-type="float">
            <text:p>0,026218671393189</text:p>
          </table:table-cell>
          <table:table-cell office:value-type="float" office:value="0" calcext:value-type="float">
            <text:p>0</text:p>
          </table:table-cell>
          <table:table-cell table:formula="of:=[.D33]/[.B33]" office:value-type="float" office:value="0" calcext:value-type="float">
            <text:p>0</text:p>
          </table:table-cell>
          <table:table-cell office:value-type="float" office:value="42549" calcext:value-type="float">
            <text:p>42549</text:p>
          </table:table-cell>
          <table:table-cell office:value-type="float" office:value="1.44867446793217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3]/1000000000000000" office:value-type="float" office:value="144.867446793217" calcext:value-type="float">
            <text:p>144,8674467932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737015276146" calcext:value-type="float">
            <text:p>26,7737015276146</text:p>
          </table:table-cell>
          <table:table-cell office:value-type="float" office:value="0.0279901062468166" calcext:value-type="float">
            <text:p>0,027990106246817</text:p>
          </table:table-cell>
          <table:table-cell office:value-type="float" office:value="10" calcext:value-type="float">
            <text:p>10</text:p>
          </table:table-cell>
          <table:table-cell table:formula="of:=[.D34]/[.B34]" office:value-type="float" office:value="0.37350083960882" calcext:value-type="float">
            <text:p>0,37350083960882</text:p>
          </table:table-cell>
          <table:table-cell office:value-type="float" office:value="42549" calcext:value-type="float">
            <text:p>42549</text:p>
          </table:table-cell>
          <table:table-cell office:value-type="float" office:value="1.44867446793217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34]/1000000000000000" office:value-type="float" office:value="144.867446793217" calcext:value-type="float">
            <text:p>144,8674467932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706404357217" calcext:value-type="float">
            <text:p>26,5706404357217</text:p>
          </table:table-cell>
          <table:table-cell office:value-type="float" office:value="0.0318363516311199" calcext:value-type="float">
            <text:p>0,03183635163112</text:p>
          </table:table-cell>
          <table:table-cell office:value-type="float" office:value="3" calcext:value-type="float">
            <text:p>3</text:p>
          </table:table-cell>
          <table:table-cell table:formula="of:=[.D35]/[.B35]" office:value-type="float" office:value="0.112906574730761" calcext:value-type="float">
            <text:p>0,112906574730761</text:p>
          </table:table-cell>
          <table:table-cell office:value-type="float" office:value="42595" calcext:value-type="float">
            <text:p>42595</text:p>
          </table:table-cell>
          <table:table-cell office:value-type="float" office:value="1.4504798231743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5]/1000000000000000" office:value-type="float" office:value="145.04798231743" calcext:value-type="float">
            <text:p>145,047982317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166803615448" calcext:value-type="float">
            <text:p>26,9166803615448</text:p>
          </table:table-cell>
          <table:table-cell office:value-type="float" office:value="0.0286680924684941" calcext:value-type="float">
            <text:p>0,028668092468494</text:p>
          </table:table-cell>
          <table:table-cell office:value-type="float" office:value="8" calcext:value-type="float">
            <text:p>8</text:p>
          </table:table-cell>
          <table:table-cell table:formula="of:=[.D36]/[.B36]" office:value-type="float" office:value="0.297213471072362" calcext:value-type="float">
            <text:p>0,297213471072362</text:p>
          </table:table-cell>
          <table:table-cell office:value-type="float" office:value="42594" calcext:value-type="float">
            <text:p>42594</text:p>
          </table:table-cell>
          <table:table-cell office:value-type="float" office:value="1.4504648201552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36]/1000000000000000" office:value-type="float" office:value="145.04648201552" calcext:value-type="float">
            <text:p>145,046482015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268404549071" calcext:value-type="float">
            <text:p>26,5268404549071</text:p>
          </table:table-cell>
          <table:table-cell office:value-type="float" office:value="0.0267356135451857" calcext:value-type="float">
            <text:p>0,026735613545186</text:p>
          </table:table-cell>
          <table:table-cell office:value-type="float" office:value="6" calcext:value-type="float">
            <text:p>6</text:p>
          </table:table-cell>
          <table:table-cell table:formula="of:=[.D37]/[.B37]" office:value-type="float" office:value="0.226186002445311" calcext:value-type="float">
            <text:p>0,226186002445311</text:p>
          </table:table-cell>
          <table:table-cell office:value-type="float" office:value="42733" calcext:value-type="float">
            <text:p>42733</text:p>
          </table:table-cell>
          <table:table-cell office:value-type="float" office:value="1.45634597622228E+017" calcext:value-type="float">
            <text:p>1,46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37]/1000000000000000" office:value-type="float" office:value="145.634597622228" calcext:value-type="float">
            <text:p>145,6345976222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3610551468866" calcext:value-type="float">
            <text:p>26,3610551468866</text:p>
          </table:table-cell>
          <table:table-cell office:value-type="float" office:value="0.0307883511144617" calcext:value-type="float">
            <text:p>0,030788351114462</text:p>
          </table:table-cell>
          <table:table-cell office:value-type="float" office:value="4" calcext:value-type="float">
            <text:p>4</text:p>
          </table:table-cell>
          <table:table-cell table:formula="of:=[.D38]/[.B38]" office:value-type="float" office:value="0.151738994426118" calcext:value-type="float">
            <text:p>0,151738994426118</text:p>
          </table:table-cell>
          <table:table-cell office:value-type="float" office:value="42685" calcext:value-type="float">
            <text:p>42685</text:p>
          </table:table-cell>
          <table:table-cell office:value-type="float" office:value="1.45494069838259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8]/1000000000000000" office:value-type="float" office:value="145.494069838259" calcext:value-type="float">
            <text:p>145,4940698382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826227511244" calcext:value-type="float">
            <text:p>26,5826227511244</text:p>
          </table:table-cell>
          <table:table-cell office:value-type="float" office:value="0.0318600213518776" calcext:value-type="float">
            <text:p>0,031860021351878</text:p>
          </table:table-cell>
          <table:table-cell office:value-type="float" office:value="0" calcext:value-type="float">
            <text:p>0</text:p>
          </table:table-cell>
          <table:table-cell table:formula="of:=[.D39]/[.B39]" office:value-type="float" office:value="0" calcext:value-type="float">
            <text:p>0</text:p>
          </table:table-cell>
          <table:table-cell office:value-type="float" office:value="42687" calcext:value-type="float">
            <text:p>42687</text:p>
          </table:table-cell>
          <table:table-cell office:value-type="float" office:value="1.45409053365855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9]/1000000000000000" office:value-type="float" office:value="145.409053365855" calcext:value-type="float">
            <text:p>145,4090533658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747985382309" calcext:value-type="float">
            <text:p>27,0747985382309</text:p>
          </table:table-cell>
          <table:table-cell office:value-type="float" office:value="0.0294021423456676" calcext:value-type="float">
            <text:p>0,029402142345668</text:p>
          </table:table-cell>
          <table:table-cell office:value-type="float" office:value="1" calcext:value-type="float">
            <text:p>1</text:p>
          </table:table-cell>
          <table:table-cell table:formula="of:=[.D40]/[.B40]" office:value-type="float" office:value="0.0369347161932878" calcext:value-type="float">
            <text:p>0,036934716193288</text:p>
          </table:table-cell>
          <table:table-cell office:value-type="float" office:value="42687" calcext:value-type="float">
            <text:p>42687</text:p>
          </table:table-cell>
          <table:table-cell office:value-type="float" office:value="1.45409053365855E+017" calcext:value-type="float">
            <text:p>1,45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0]/1000000000000000" office:value-type="float" office:value="145.409053365855" calcext:value-type="float">
            <text:p>145,4090533658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811183732752" calcext:value-type="float">
            <text:p>26,9811183732752</text:p>
          </table:table-cell>
          <table:table-cell office:value-type="float" office:value="0.0289490676158585" calcext:value-type="float">
            <text:p>0,028949067615859</text:p>
          </table:table-cell>
          <table:table-cell office:value-type="float" office:value="4" calcext:value-type="float">
            <text:p>4</text:p>
          </table:table-cell>
          <table:table-cell table:formula="of:=[.D41]/[.B41]" office:value-type="float" office:value="0.148251823540495" calcext:value-type="float">
            <text:p>0,148251823540495</text:p>
          </table:table-cell>
          <table:table-cell office:value-type="float" office:value="42686" calcext:value-type="float">
            <text:p>42686</text:p>
          </table:table-cell>
          <table:table-cell office:value-type="float" office:value="1.45405052578825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1]/1000000000000000" office:value-type="float" office:value="145.405052578825" calcext:value-type="float">
            <text:p>145,4050525788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846795352324" calcext:value-type="float">
            <text:p>26,4846795352324</text:p>
          </table:table-cell>
          <table:table-cell office:value-type="float" office:value="0.031385974293802" calcext:value-type="float">
            <text:p>0,031385974293802</text:p>
          </table:table-cell>
          <table:table-cell office:value-type="float" office:value="2" calcext:value-type="float">
            <text:p>2</text:p>
          </table:table-cell>
          <table:table-cell table:formula="of:=[.D42]/[.B42]" office:value-type="float" office:value="0.0755153558622227" calcext:value-type="float">
            <text:p>0,075515355862223</text:p>
          </table:table-cell>
          <table:table-cell office:value-type="float" office:value="42687" calcext:value-type="float">
            <text:p>42687</text:p>
          </table:table-cell>
          <table:table-cell office:value-type="float" office:value="1.45409053365855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2]/1000000000000000" office:value-type="float" office:value="145.409053365855" calcext:value-type="float">
            <text:p>145,4090533658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3044392630183" calcext:value-type="float">
            <text:p>26,3044392630183</text:p>
          </table:table-cell>
          <table:table-cell office:value-type="float" office:value="0.0301423626599581" calcext:value-type="float">
            <text:p>0,030142362659958</text:p>
          </table:table-cell>
          <table:table-cell office:value-type="float" office:value="0" calcext:value-type="float">
            <text:p>0</text:p>
          </table:table-cell>
          <table:table-cell table:formula="of:=[.D43]/[.B43]" office:value-type="float" office:value="0" calcext:value-type="float">
            <text:p>0</text:p>
          </table:table-cell>
          <table:table-cell office:value-type="float" office:value="43745" calcext:value-type="float">
            <text:p>43745</text:p>
          </table:table-cell>
          <table:table-cell office:value-type="float" office:value="1.49561790504248E+017" calcext:value-type="float">
            <text:p>1,5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43]/1000000000000000" office:value-type="float" office:value="149.561790504248" calcext:value-type="float">
            <text:p>149,5617905042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981693363844" calcext:value-type="float">
            <text:p>26,4981693363844</text:p>
          </table:table-cell>
          <table:table-cell office:value-type="float" office:value="0.0263013107762378" calcext:value-type="float">
            <text:p>0,026301310776238</text:p>
          </table:table-cell>
          <table:table-cell office:value-type="float" office:value="1" calcext:value-type="float">
            <text:p>1</text:p>
          </table:table-cell>
          <table:table-cell table:formula="of:=[.D44]/[.B44]" office:value-type="float" office:value="0.0377384560912632" calcext:value-type="float">
            <text:p>0,037738456091263</text:p>
          </table:table-cell>
          <table:table-cell office:value-type="float" office:value="43699" calcext:value-type="float">
            <text:p>43699</text:p>
          </table:table-cell>
          <table:table-cell office:value-type="float" office:value="1.49516281176516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4]/1000000000000000" office:value-type="float" office:value="149.516281176516" calcext:value-type="float">
            <text:p>149,5162811765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87103129152" calcext:value-type="float">
            <text:p>26,487103129152</text:p>
          </table:table-cell>
          <table:table-cell office:value-type="float" office:value="0.0310483682094065" calcext:value-type="float">
            <text:p>0,031048368209407</text:p>
          </table:table-cell>
          <table:table-cell office:value-type="float" office:value="3" calcext:value-type="float">
            <text:p>3</text:p>
          </table:table-cell>
          <table:table-cell table:formula="of:=[.D45]/[.B45]" office:value-type="float" office:value="0.113262669208177" calcext:value-type="float">
            <text:p>0,113262669208177</text:p>
          </table:table-cell>
          <table:table-cell office:value-type="float" office:value="43653" calcext:value-type="float">
            <text:p>43653</text:p>
          </table:table-cell>
          <table:table-cell office:value-type="float" office:value="1.49604637820167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5]/1000000000000000" office:value-type="float" office:value="149.604637820167" calcext:value-type="float">
            <text:p>149,6046378201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67691391396" calcext:value-type="float">
            <text:p>26,567691391396</text:p>
          </table:table-cell>
          <table:table-cell office:value-type="float" office:value="0.0314340772061178" calcext:value-type="float">
            <text:p>0,031434077206118</text:p>
          </table:table-cell>
          <table:table-cell office:value-type="float" office:value="4" calcext:value-type="float">
            <text:p>4</text:p>
          </table:table-cell>
          <table:table-cell table:formula="of:=[.D46]/[.B46]" office:value-type="float" office:value="0.15055880998736" calcext:value-type="float">
            <text:p>0,15055880998736</text:p>
          </table:table-cell>
          <table:table-cell office:value-type="float" office:value="43653" calcext:value-type="float">
            <text:p>43653</text:p>
          </table:table-cell>
          <table:table-cell office:value-type="float" office:value="1.49604887868679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6]/1000000000000000" office:value-type="float" office:value="149.604887868679" calcext:value-type="float">
            <text:p>149,6048878686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913583927711" calcext:value-type="float">
            <text:p>26,5913583927711</text:p>
          </table:table-cell>
          <table:table-cell office:value-type="float" office:value="0.0315657956590179" calcext:value-type="float">
            <text:p>0,031565795659018</text:p>
          </table:table-cell>
          <table:table-cell office:value-type="float" office:value="1" calcext:value-type="float">
            <text:p>1</text:p>
          </table:table-cell>
          <table:table-cell table:formula="of:=[.D47]/[.B47]" office:value-type="float" office:value="0.0376062021815271" calcext:value-type="float">
            <text:p>0,037606202181527</text:p>
          </table:table-cell>
          <table:table-cell office:value-type="float" office:value="43602" calcext:value-type="float">
            <text:p>43602</text:p>
          </table:table-cell>
          <table:table-cell office:value-type="float" office:value="1.49457858790884E+017" calcext:value-type="float">
            <text:p>1,49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7]/1000000000000000" office:value-type="float" office:value="149.457858790884" calcext:value-type="float">
            <text:p>149,4578587908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899405976927" calcext:value-type="float">
            <text:p>26,5899405976927</text:p>
          </table:table-cell>
          <table:table-cell office:value-type="float" office:value="0.0267706531853314" calcext:value-type="float">
            <text:p>0,026770653185331</text:p>
          </table:table-cell>
          <table:table-cell office:value-type="float" office:value="0" calcext:value-type="float">
            <text:p>0</text:p>
          </table:table-cell>
          <table:table-cell table:formula="of:=[.D48]/[.B48]" office:value-type="float" office:value="0" calcext:value-type="float">
            <text:p>0</text:p>
          </table:table-cell>
          <table:table-cell office:value-type="float" office:value="43600" calcext:value-type="float">
            <text:p>43600</text:p>
          </table:table-cell>
          <table:table-cell office:value-type="float" office:value="1.49453357895992E+017" calcext:value-type="float">
            <text:p>1,49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8]/1000000000000000" office:value-type="float" office:value="149.453357895992" calcext:value-type="float">
            <text:p>149,4533578959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072360725671" calcext:value-type="float">
            <text:p>26,5072360725671</text:p>
          </table:table-cell>
          <table:table-cell office:value-type="float" office:value="0.0263745748871276" calcext:value-type="float">
            <text:p>0,026374574887128</text:p>
          </table:table-cell>
          <table:table-cell office:value-type="float" office:value="3" calcext:value-type="float">
            <text:p>3</text:p>
          </table:table-cell>
          <table:table-cell table:formula="of:=[.D49]/[.B49]" office:value-type="float" office:value="0.113176643230063" calcext:value-type="float">
            <text:p>0,113176643230063</text:p>
          </table:table-cell>
          <table:table-cell office:value-type="float" office:value="43600" calcext:value-type="float">
            <text:p>43600</text:p>
          </table:table-cell>
          <table:table-cell office:value-type="float" office:value="1.49453357895992E+017" calcext:value-type="float">
            <text:p>1,49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9]/1000000000000000" office:value-type="float" office:value="149.453357895992" calcext:value-type="float">
            <text:p>149,4533578959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483110509781" calcext:value-type="float">
            <text:p>26,9483110509781</text:p>
          </table:table-cell>
          <table:table-cell office:value-type="float" office:value="0.0332737038655887" calcext:value-type="float">
            <text:p>0,033273703865589</text:p>
          </table:table-cell>
          <table:table-cell office:value-type="float" office:value="9" calcext:value-type="float">
            <text:p>9</text:p>
          </table:table-cell>
          <table:table-cell table:formula="of:=[.D50]/[.B50]" office:value-type="float" office:value="0.33397269249916" calcext:value-type="float">
            <text:p>0,33397269249916</text:p>
          </table:table-cell>
          <table:table-cell office:value-type="float" office:value="43606" calcext:value-type="float">
            <text:p>43606</text:p>
          </table:table-cell>
          <table:table-cell office:value-type="float" office:value="1.49465700355573E+017" calcext:value-type="float">
            <text:p>1,49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0]/1000000000000000" office:value-type="float" office:value="149.465700355573" calcext:value-type="float">
            <text:p>149,4657003555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562019330104" calcext:value-type="float">
            <text:p>27,1562019330104</text:p>
          </table:table-cell>
          <table:table-cell office:value-type="float" office:value="0.0342881170672212" calcext:value-type="float">
            <text:p>0,034288117067221</text:p>
          </table:table-cell>
          <table:table-cell office:value-type="float" office:value="7" calcext:value-type="float">
            <text:p>7</text:p>
          </table:table-cell>
          <table:table-cell table:formula="of:=[.D51]/[.B51]" office:value-type="float" office:value="0.257768005160213" calcext:value-type="float">
            <text:p>0,257768005160213</text:p>
          </table:table-cell>
          <table:table-cell office:value-type="float" office:value="43558" calcext:value-type="float">
            <text:p>43558</text:p>
          </table:table-cell>
          <table:table-cell office:value-type="float" office:value="1.49280003808396E+017" calcext:value-type="float">
            <text:p>1,49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51]/1000000000000000" office:value-type="float" office:value="149.280003808396" calcext:value-type="float">
            <text:p>149,2800038083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707590562713" calcext:value-type="float">
            <text:p>27,1707590562713</text:p>
          </table:table-cell>
          <table:table-cell office:value-type="float" office:value="0.0295190814860258" calcext:value-type="float">
            <text:p>0,029519081486026</text:p>
          </table:table-cell>
          <table:table-cell office:value-type="float" office:value="3" calcext:value-type="float">
            <text:p>3</text:p>
          </table:table-cell>
          <table:table-cell table:formula="of:=[.D52]/[.B52]" office:value-type="float" office:value="0.11041281525433" calcext:value-type="float">
            <text:p>0,11041281525433</text:p>
          </table:table-cell>
          <table:table-cell office:value-type="float" office:value="43698" calcext:value-type="float">
            <text:p>43698</text:p>
          </table:table-cell>
          <table:table-cell office:value-type="float" office:value="1.49807527670515E+017" calcext:value-type="float">
            <text:p>1,50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52]/1000000000000000" office:value-type="float" office:value="149.807527670515" calcext:value-type="float">
            <text:p>149,8075276705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933478111784" calcext:value-type="float">
            <text:p>27,1933478111784</text:p>
          </table:table-cell>
          <table:table-cell office:value-type="float" office:value="0.0296115581032986" calcext:value-type="float">
            <text:p>0,029611558103299</text:p>
          </table:table-cell>
          <table:table-cell office:value-type="float" office:value="2" calcext:value-type="float">
            <text:p>2</text:p>
          </table:table-cell>
          <table:table-cell table:formula="of:=[.D53]/[.B53]" office:value-type="float" office:value="0.0735473989406283" calcext:value-type="float">
            <text:p>0,073547398940628</text:p>
          </table:table-cell>
          <table:table-cell office:value-type="float" office:value="43744" calcext:value-type="float">
            <text:p>43744</text:p>
          </table:table-cell>
          <table:table-cell office:value-type="float" office:value="1.50144433532192E+017" calcext:value-type="float">
            <text:p>1,50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53]/1000000000000000" office:value-type="float" office:value="150.144433532192" calcext:value-type="float">
            <text:p>150,1444335321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982922981963" calcext:value-type="float">
            <text:p>26,8982922981963</text:p>
          </table:table-cell>
          <table:table-cell office:value-type="float" office:value="0.0329827839696921" calcext:value-type="float">
            <text:p>0,032982783969692</text:p>
          </table:table-cell>
          <table:table-cell office:value-type="float" office:value="1" calcext:value-type="float">
            <text:p>1</text:p>
          </table:table-cell>
          <table:table-cell table:formula="of:=[.D54]/[.B54]" office:value-type="float" office:value="0.037177081314826" calcext:value-type="float">
            <text:p>0,037177081314826</text:p>
          </table:table-cell>
          <table:table-cell office:value-type="float" office:value="43742" calcext:value-type="float">
            <text:p>43742</text:p>
          </table:table-cell>
          <table:table-cell office:value-type="float" office:value="1.501399326373E+017" calcext:value-type="float">
            <text:p>1,50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54]/1000000000000000" office:value-type="float" office:value="150.1399326373" calcext:value-type="float">
            <text:p>150,13993263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867907274473" calcext:value-type="float">
            <text:p>26,8867907274473</text:p>
          </table:table-cell>
          <table:table-cell office:value-type="float" office:value="0.0329281679287677" calcext:value-type="float">
            <text:p>0,032928167928768</text:p>
          </table:table-cell>
          <table:table-cell office:value-type="float" office:value="4" calcext:value-type="float">
            <text:p>4</text:p>
          </table:table-cell>
          <table:table-cell table:formula="of:=[.D55]/[.B55]" office:value-type="float" office:value="0.148771939371574" calcext:value-type="float">
            <text:p>0,148771939371574</text:p>
          </table:table-cell>
          <table:table-cell office:value-type="float" office:value="43741" calcext:value-type="float">
            <text:p>43741</text:p>
          </table:table-cell>
          <table:table-cell office:value-type="float" office:value="1.5013843233539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55]/1000000000000000" office:value-type="float" office:value="150.13843233539" calcext:value-type="float">
            <text:p>150,138432335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879257248443" calcext:value-type="float">
            <text:p>26,8879257248443</text:p>
          </table:table-cell>
          <table:table-cell office:value-type="float" office:value="0.0328978898846202" calcext:value-type="float">
            <text:p>0,03289788988462</text:p>
          </table:table-cell>
          <table:table-cell office:value-type="float" office:value="2" calcext:value-type="float">
            <text:p>2</text:p>
          </table:table-cell>
          <table:table-cell table:formula="of:=[.D56]/[.B56]" office:value-type="float" office:value="0.0743828296934044" calcext:value-type="float">
            <text:p>0,074382829693404</text:p>
          </table:table-cell>
          <table:table-cell office:value-type="float" office:value="43836" calcext:value-type="float">
            <text:p>43836</text:p>
          </table:table-cell>
          <table:table-cell office:value-type="float" office:value="1.50550853378754E+017" calcext:value-type="float">
            <text:p>1,51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56]/1000000000000000" office:value-type="float" office:value="150.550853378754" calcext:value-type="float">
            <text:p>150,5508533787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12906610703" calcext:value-type="float">
            <text:p>26,912906610703</text:p>
          </table:table-cell>
          <table:table-cell office:value-type="float" office:value="0.0282407127613233" calcext:value-type="float">
            <text:p>0,028240712761323</text:p>
          </table:table-cell>
          <table:table-cell office:value-type="float" office:value="4" calcext:value-type="float">
            <text:p>4</text:p>
          </table:table-cell>
          <table:table-cell table:formula="of:=[.D57]/[.B57]" office:value-type="float" office:value="0.148627573300062" calcext:value-type="float">
            <text:p>0,148627573300062</text:p>
          </table:table-cell>
          <table:table-cell office:value-type="float" office:value="43837" calcext:value-type="float">
            <text:p>43837</text:p>
          </table:table-cell>
          <table:table-cell office:value-type="float" office:value="1.50554194037712E+017" calcext:value-type="float">
            <text:p>1,51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57]/1000000000000000" office:value-type="float" office:value="150.554194037712" calcext:value-type="float">
            <text:p>150,5541940377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86468872482" calcext:value-type="float">
            <text:p>26,686468872482</text:p>
          </table:table-cell>
          <table:table-cell office:value-type="float" office:value="0.0319185918953723" calcext:value-type="float">
            <text:p>0,031918591895372</text:p>
          </table:table-cell>
          <table:table-cell office:value-type="float" office:value="6" calcext:value-type="float">
            <text:p>6</text:p>
          </table:table-cell>
          <table:table-cell table:formula="of:=[.D58]/[.B58]" office:value-type="float" office:value="0.224833042867914" calcext:value-type="float">
            <text:p>0,224833042867914</text:p>
          </table:table-cell>
          <table:table-cell office:value-type="float" office:value="43883" calcext:value-type="float">
            <text:p>43883</text:p>
          </table:table-cell>
          <table:table-cell office:value-type="float" office:value="1.50509685901125E+017" calcext:value-type="float">
            <text:p>1,51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58]/1000000000000000" office:value-type="float" office:value="150.509685901125" calcext:value-type="float">
            <text:p>150,509685901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605410830786" calcext:value-type="float">
            <text:p>27,0605410830786</text:p>
          </table:table-cell>
          <table:table-cell office:value-type="float" office:value="0.0337219451945712" calcext:value-type="float">
            <text:p>0,033721945194571</text:p>
          </table:table-cell>
          <table:table-cell office:value-type="float" office:value="2" calcext:value-type="float">
            <text:p>2</text:p>
          </table:table-cell>
          <table:table-cell table:formula="of:=[.D59]/[.B59]" office:value-type="float" office:value="0.0739083521596925" calcext:value-type="float">
            <text:p>0,073908352159693</text:p>
          </table:table-cell>
          <table:table-cell office:value-type="float" office:value="43837" calcext:value-type="float">
            <text:p>43837</text:p>
          </table:table-cell>
          <table:table-cell office:value-type="float" office:value="1.50351654742992E+017" calcext:value-type="float">
            <text:p>1,50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59]/1000000000000000" office:value-type="float" office:value="150.351654742992" calcext:value-type="float">
            <text:p>150,3516547429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960171540672" calcext:value-type="float">
            <text:p>27,1960171540672</text:p>
          </table:table-cell>
          <table:table-cell office:value-type="float" office:value="0.0295928808338544" calcext:value-type="float">
            <text:p>0,029592880833855</text:p>
          </table:table-cell>
          <table:table-cell office:value-type="float" office:value="0" calcext:value-type="float">
            <text:p>0</text:p>
          </table:table-cell>
          <table:table-cell table:formula="of:=[.D60]/[.B60]" office:value-type="float" office:value="0" calcext:value-type="float">
            <text:p>0</text:p>
          </table:table-cell>
          <table:table-cell office:value-type="float" office:value="43837" calcext:value-type="float">
            <text:p>43837</text:p>
          </table:table-cell>
          <table:table-cell office:value-type="float" office:value="1.50351654742992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60]/1000000000000000" office:value-type="float" office:value="150.351654742992" calcext:value-type="float">
            <text:p>150,351654742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01.csv</text:p>
          </table:table-cell>
          <table:table-cell office:value-type="float" office:value="26.6245637247074" calcext:value-type="float">
            <text:p>26,6245637247074</text:p>
          </table:table-cell>
          <table:table-cell office:value-type="float" office:value="0.0316400287481324" calcext:value-type="float">
            <text:p>0,031640028748133</text:p>
          </table:table-cell>
          <table:table-cell office:value-type="float" office:value="2" calcext:value-type="float">
            <text:p>2</text:p>
          </table:table-cell>
          <table:table-cell table:formula="of:=[.D61]/[.B61]" office:value-type="float" office:value="0.0751186017799049" calcext:value-type="float">
            <text:p>0,075118601779905</text:p>
          </table:table-cell>
          <table:table-cell office:value-type="float" office:value="43836" calcext:value-type="float">
            <text:p>43836</text:p>
          </table:table-cell>
          <table:table-cell office:value-type="float" office:value="1.50350154441082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61]/1000000000000000" office:value-type="float" office:value="150.350154441082" calcext:value-type="float">
            <text:p>150,3501544410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00465370928" calcext:value-type="float">
            <text:p>26,600465370928</text:p>
          </table:table-cell>
          <table:table-cell office:value-type="float" office:value="0.0315252905399251" calcext:value-type="float">
            <text:p>0,031525290539925</text:p>
          </table:table-cell>
          <table:table-cell office:value-type="float" office:value="5" calcext:value-type="float">
            <text:p>5</text:p>
          </table:table-cell>
          <table:table-cell table:formula="of:=[.D62]/[.B62]" office:value-type="float" office:value="0.187966636307971" calcext:value-type="float">
            <text:p>0,187966636307971</text:p>
          </table:table-cell>
          <table:table-cell office:value-type="float" office:value="43835" calcext:value-type="float">
            <text:p>43835</text:p>
          </table:table-cell>
          <table:table-cell office:value-type="float" office:value="1.50346153654052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62]/1000000000000000" office:value-type="float" office:value="150.346153654052" calcext:value-type="float">
            <text:p>150,3461536540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214380218076" calcext:value-type="float">
            <text:p>26,9214380218076</text:p>
          </table:table-cell>
          <table:table-cell office:value-type="float" office:value="0.0282814597486029" calcext:value-type="float">
            <text:p>0,028281459748603</text:p>
          </table:table-cell>
          <table:table-cell office:value-type="float" office:value="2" calcext:value-type="float">
            <text:p>2</text:p>
          </table:table-cell>
          <table:table-cell table:formula="of:=[.D63]/[.B63]" office:value-type="float" office:value="0.0742902365906275" calcext:value-type="float">
            <text:p>0,074290236590628</text:p>
          </table:table-cell>
          <table:table-cell office:value-type="float" office:value="43837" calcext:value-type="float">
            <text:p>43837</text:p>
          </table:table-cell>
          <table:table-cell office:value-type="float" office:value="1.50351654742992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63]/1000000000000000" office:value-type="float" office:value="150.351654742992" calcext:value-type="float">
            <text:p>150,3516547429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760614784757" calcext:value-type="float">
            <text:p>26,9760614784757</text:p>
          </table:table-cell>
          <table:table-cell office:value-type="float" office:value="0.0284532421322868" calcext:value-type="float">
            <text:p>0,028453242132287</text:p>
          </table:table-cell>
          <table:table-cell office:value-type="float" office:value="2" calcext:value-type="float">
            <text:p>2</text:p>
          </table:table-cell>
          <table:table-cell table:formula="of:=[.D64]/[.B64]" office:value-type="float" office:value="0.0741398073101148" calcext:value-type="float">
            <text:p>0,074139807310115</text:p>
          </table:table-cell>
          <table:table-cell office:value-type="float" office:value="44112" calcext:value-type="float">
            <text:p>44112</text:p>
          </table:table-cell>
          <table:table-cell office:value-type="float" office:value="1.51703419979318E+017" calcext:value-type="float">
            <text:p>1,52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64]/1000000000000000" office:value-type="float" office:value="151.703419979318" calcext:value-type="float">
            <text:p>151,7034199793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26491057058" calcext:value-type="float">
            <text:p>26,826491057058</text:p>
          </table:table-cell>
          <table:table-cell office:value-type="float" office:value="0.0277411069857936" calcext:value-type="float">
            <text:p>0,027741106985794</text:p>
          </table:table-cell>
          <table:table-cell office:value-type="float" office:value="2" calcext:value-type="float">
            <text:p>2</text:p>
          </table:table-cell>
          <table:table-cell table:formula="of:=[.D65]/[.B65]" office:value-type="float" office:value="0.0745531719279329" calcext:value-type="float">
            <text:p>0,074553171927933</text:p>
          </table:table-cell>
          <table:table-cell office:value-type="float" office:value="44112" calcext:value-type="float">
            <text:p>44112</text:p>
          </table:table-cell>
          <table:table-cell office:value-type="float" office:value="1.51791937152566E+017" calcext:value-type="float">
            <text:p>1,52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65]/1000000000000000" office:value-type="float" office:value="151.791937152566" calcext:value-type="float">
            <text:p>151,7919371525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179588320638" calcext:value-type="float">
            <text:p>26,9179588320638</text:p>
          </table:table-cell>
          <table:table-cell office:value-type="float" office:value="0.0329381800248432" calcext:value-type="float">
            <text:p>0,032938180024843</text:p>
          </table:table-cell>
          <table:table-cell office:value-type="float" office:value="3" calcext:value-type="float">
            <text:p>3</text:p>
          </table:table-cell>
          <table:table-cell table:formula="of:=[.D66]/[.B66]" office:value-type="float" office:value="0.11144975808591" calcext:value-type="float">
            <text:p>0,11144975808591</text:p>
          </table:table-cell>
          <table:table-cell office:value-type="float" office:value="44111" calcext:value-type="float">
            <text:p>44111</text:p>
          </table:table-cell>
          <table:table-cell office:value-type="float" office:value="1.51788936559584E+017" calcext:value-type="float">
            <text:p>1,52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66]/1000000000000000" office:value-type="float" office:value="151.788936559584" calcext:value-type="float">
            <text:p>151,7889365595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896512681159" calcext:value-type="float">
            <text:p>26,8896512681159</text:p>
          </table:table-cell>
          <table:table-cell office:value-type="float" office:value="0.0280268989825227" calcext:value-type="float">
            <text:p>0,028026898982523</text:p>
          </table:table-cell>
          <table:table-cell office:value-type="float" office:value="3" calcext:value-type="float">
            <text:p>3</text:p>
          </table:table-cell>
          <table:table-cell table:formula="of:=[.D67]/[.B67]" office:value-type="float" office:value="0.111567084678306" calcext:value-type="float">
            <text:p>0,111567084678306</text:p>
          </table:table-cell>
          <table:table-cell office:value-type="float" office:value="44159" calcext:value-type="float">
            <text:p>44159</text:p>
          </table:table-cell>
          <table:table-cell office:value-type="float" office:value="1.51863791602361E+017" calcext:value-type="float">
            <text:p>1,52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7]/1000000000000000" office:value-type="float" office:value="151.863791602361" calcext:value-type="float">
            <text:p>151,8637916023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147054156371" calcext:value-type="float">
            <text:p>27,1147054156371</text:p>
          </table:table-cell>
          <table:table-cell office:value-type="float" office:value="0.0291133540686239" calcext:value-type="float">
            <text:p>0,029113354068624</text:p>
          </table:table-cell>
          <table:table-cell office:value-type="float" office:value="2" calcext:value-type="float">
            <text:p>2</text:p>
          </table:table-cell>
          <table:table-cell table:formula="of:=[.D68]/[.B68]" office:value-type="float" office:value="0.0737607128435404" calcext:value-type="float">
            <text:p>0,073760712843541</text:p>
          </table:table-cell>
          <table:table-cell office:value-type="float" office:value="44112" calcext:value-type="float">
            <text:p>44112</text:p>
          </table:table-cell>
          <table:table-cell office:value-type="float" office:value="1.51794277606639E+017" calcext:value-type="float">
            <text:p>1,52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68]/1000000000000000" office:value-type="float" office:value="151.794277606639" calcext:value-type="float">
            <text:p>151,7942776066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288114075854" calcext:value-type="float">
            <text:p>27,1288114075854</text:p>
          </table:table-cell>
          <table:table-cell office:value-type="float" office:value="0.0291811770776881" calcext:value-type="float">
            <text:p>0,029181177077688</text:p>
          </table:table-cell>
          <table:table-cell office:value-type="float" office:value="4" calcext:value-type="float">
            <text:p>4</text:p>
          </table:table-cell>
          <table:table-cell table:formula="of:=[.D69]/[.B69]" office:value-type="float" office:value="0.14744471992907" calcext:value-type="float">
            <text:p>0,14744471992907</text:p>
          </table:table-cell>
          <table:table-cell office:value-type="float" office:value="44110" calcext:value-type="float">
            <text:p>44110</text:p>
          </table:table-cell>
          <table:table-cell office:value-type="float" office:value="1.51786276032579E+017" calcext:value-type="float">
            <text:p>1,52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69]/1000000000000000" office:value-type="float" office:value="151.786276032579" calcext:value-type="float">
            <text:p>151,7862760325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807480004506" calcext:value-type="float">
            <text:p>27,0807480004506</text:p>
          </table:table-cell>
          <table:table-cell office:value-type="float" office:value="0.0288628288136085" calcext:value-type="float">
            <text:p>0,028862828813609</text:p>
          </table:table-cell>
          <table:table-cell office:value-type="float" office:value="4" calcext:value-type="float">
            <text:p>4</text:p>
          </table:table-cell>
          <table:table-cell table:formula="of:=[.D70]/[.B70]" office:value-type="float" office:value="0.147706407516271" calcext:value-type="float">
            <text:p>0,147706407516271</text:p>
          </table:table-cell>
          <table:table-cell office:value-type="float" office:value="44384" calcext:value-type="float">
            <text:p>44384</text:p>
          </table:table-cell>
          <table:table-cell office:value-type="float" office:value="1.52701456556115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70]/1000000000000000" office:value-type="float" office:value="152.701456556115" calcext:value-type="float">
            <text:p>152,7014565561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646581273679" calcext:value-type="float">
            <text:p>27,2646581273679</text:p>
          </table:table-cell>
          <table:table-cell office:value-type="float" office:value="0.029749518638286" calcext:value-type="float">
            <text:p>0,029749518638286</text:p>
          </table:table-cell>
          <table:table-cell office:value-type="float" office:value="5" calcext:value-type="float">
            <text:p>5</text:p>
          </table:table-cell>
          <table:table-cell table:formula="of:=[.D71]/[.B71]" office:value-type="float" office:value="0.183387591975015" calcext:value-type="float">
            <text:p>0,183387591975015</text:p>
          </table:table-cell>
          <table:table-cell office:value-type="float" office:value="44343" calcext:value-type="float">
            <text:p>44343</text:p>
          </table:table-cell>
          <table:table-cell office:value-type="float" office:value="1.52540924967052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71]/1000000000000000" office:value-type="float" office:value="152.540924967052" calcext:value-type="float">
            <text:p>152,5409249670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85247900298" calcext:value-type="float">
            <text:p>27,185247900298</text:p>
          </table:table-cell>
          <table:table-cell office:value-type="float" office:value="0.0293896534372933" calcext:value-type="float">
            <text:p>0,029389653437293</text:p>
          </table:table-cell>
          <table:table-cell office:value-type="float" office:value="2" calcext:value-type="float">
            <text:p>2</text:p>
          </table:table-cell>
          <table:table-cell table:formula="of:=[.D72]/[.B72]" office:value-type="float" office:value="0.0735693125674265" calcext:value-type="float">
            <text:p>0,073569312567427</text:p>
          </table:table-cell>
          <table:table-cell office:value-type="float" office:value="44291" calcext:value-type="float">
            <text:p>44291</text:p>
          </table:table-cell>
          <table:table-cell office:value-type="float" office:value="1.5256434894808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72]/1000000000000000" office:value-type="float" office:value="152.56434894808" calcext:value-type="float">
            <text:p>152,564348948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572566231533" calcext:value-type="float">
            <text:p>27,2572566231533</text:p>
          </table:table-cell>
          <table:table-cell office:value-type="float" office:value="0.0297623979443043" calcext:value-type="float">
            <text:p>0,029762397944304</text:p>
          </table:table-cell>
          <table:table-cell office:value-type="float" office:value="2" calcext:value-type="float">
            <text:p>2</text:p>
          </table:table-cell>
          <table:table-cell table:formula="of:=[.D73]/[.B73]" office:value-type="float" office:value="0.0733749558017195" calcext:value-type="float">
            <text:p>0,07337495580172</text:p>
          </table:table-cell>
          <table:table-cell office:value-type="float" office:value="44200" calcext:value-type="float">
            <text:p>44200</text:p>
          </table:table-cell>
          <table:table-cell office:value-type="float" office:value="1.52384813130204E+017" calcext:value-type="float">
            <text:p>1,52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73]/1000000000000000" office:value-type="float" office:value="152.384813130204" calcext:value-type="float">
            <text:p>152,3848131302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632021899957" calcext:value-type="float">
            <text:p>27,4632021899957</text:p>
          </table:table-cell>
          <table:table-cell office:value-type="float" office:value="0.0307419700290655" calcext:value-type="float">
            <text:p>0,030741970029066</text:p>
          </table:table-cell>
          <table:table-cell office:value-type="float" office:value="1" calcext:value-type="float">
            <text:p>1</text:p>
          </table:table-cell>
          <table:table-cell table:formula="of:=[.D74]/[.B74]" office:value-type="float" office:value="0.0364123598217647" calcext:value-type="float">
            <text:p>0,036412359821765</text:p>
          </table:table-cell>
          <table:table-cell office:value-type="float" office:value="44200" calcext:value-type="float">
            <text:p>44200</text:p>
          </table:table-cell>
          <table:table-cell office:value-type="float" office:value="1.52699874255324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74]/1000000000000000" office:value-type="float" office:value="152.699874255324" calcext:value-type="float">
            <text:p>152,6998742553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926244343891" calcext:value-type="float">
            <text:p>27,5926244343891</text:p>
          </table:table-cell>
          <table:table-cell office:value-type="float" office:value="0.0313579166261662" calcext:value-type="float">
            <text:p>0,031357916626166</text:p>
          </table:table-cell>
          <table:table-cell office:value-type="float" office:value="1" calcext:value-type="float">
            <text:p>1</text:p>
          </table:table-cell>
          <table:table-cell table:formula="of:=[.D75]/[.B75]" office:value-type="float" office:value="0.0362415689155571" calcext:value-type="float">
            <text:p>0,036241568915557</text:p>
          </table:table-cell>
          <table:table-cell office:value-type="float" office:value="44199" calcext:value-type="float">
            <text:p>44199</text:p>
          </table:table-cell>
          <table:table-cell office:value-type="float" office:value="1.52695873468294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75]/1000000000000000" office:value-type="float" office:value="152.695873468294" calcext:value-type="float">
            <text:p>152,6958734682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473955740598" calcext:value-type="float">
            <text:p>27,1473955740598</text:p>
          </table:table-cell>
          <table:table-cell office:value-type="float" office:value="0.0292421637292076" calcext:value-type="float">
            <text:p>0,029242163729208</text:p>
          </table:table-cell>
          <table:table-cell office:value-type="float" office:value="1" calcext:value-type="float">
            <text:p>1</text:p>
          </table:table-cell>
          <table:table-cell table:formula="of:=[.D76]/[.B76]" office:value-type="float" office:value="0.0368359460955264" calcext:value-type="float">
            <text:p>0,036835946095526</text:p>
          </table:table-cell>
          <table:table-cell office:value-type="float" office:value="44193" calcext:value-type="float">
            <text:p>44193</text:p>
          </table:table-cell>
          <table:table-cell office:value-type="float" office:value="1.52684371171714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76]/1000000000000000" office:value-type="float" office:value="152.684371171714" calcext:value-type="float">
            <text:p>152,6843711717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819642089545" calcext:value-type="float">
            <text:p>27,1819642089545</text:p>
          </table:table-cell>
          <table:table-cell office:value-type="float" office:value="0.0294042725023527" calcext:value-type="float">
            <text:p>0,029404272502353</text:p>
          </table:table-cell>
          <table:table-cell office:value-type="float" office:value="11" calcext:value-type="float">
            <text:p>11</text:p>
          </table:table-cell>
          <table:table-cell table:formula="of:=[.D77]/[.B77]" office:value-type="float" office:value="0.404680100210575" calcext:value-type="float">
            <text:p>0,404680100210575</text:p>
          </table:table-cell>
          <table:table-cell office:value-type="float" office:value="44200" calcext:value-type="float">
            <text:p>44200</text:p>
          </table:table-cell>
          <table:table-cell office:value-type="float" office:value="1.52700294336824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77]/1000000000000000" office:value-type="float" office:value="152.700294336824" calcext:value-type="float">
            <text:p>152,7002943368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712669683258" calcext:value-type="float">
            <text:p>27,3712669683258</text:p>
          </table:table-cell>
          <table:table-cell office:value-type="float" office:value="0.0303050265314134" calcext:value-type="float">
            <text:p>0,030305026531413</text:p>
          </table:table-cell>
          <table:table-cell office:value-type="float" office:value="2" calcext:value-type="float">
            <text:p>2</text:p>
          </table:table-cell>
          <table:table-cell table:formula="of:=[.D78]/[.B78]" office:value-type="float" office:value="0.0730693249353204" calcext:value-type="float">
            <text:p>0,073069324935321</text:p>
          </table:table-cell>
          <table:table-cell office:value-type="float" office:value="44199" calcext:value-type="float">
            <text:p>44199</text:p>
          </table:table-cell>
          <table:table-cell office:value-type="float" office:value="1.52697713825342E+017" calcext:value-type="float">
            <text:p>1,53E+17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formula="of:=[.G78]/1000000000000000" office:value-type="float" office:value="152.697713825342" calcext:value-type="float">
            <text:p>152,6977138253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071719457014" calcext:value-type="float">
            <text:p>27,9071719457014</text:p>
          </table:table-cell>
          <table:table-cell office:value-type="float" office:value="0.0280975516220036" calcext:value-type="float">
            <text:p>0,028097551622004</text:p>
          </table:table-cell>
          <table:table-cell office:value-type="float" office:value="7" calcext:value-type="float">
            <text:p>7</text:p>
          </table:table-cell>
          <table:table-cell table:formula="of:=[.D79]/[.B79]" office:value-type="float" office:value="0.25083157883643" calcext:value-type="float">
            <text:p>0,25083157883643</text:p>
          </table:table-cell>
          <table:table-cell office:value-type="float" office:value="44199" calcext:value-type="float">
            <text:p>44199</text:p>
          </table:table-cell>
          <table:table-cell office:value-type="float" office:value="1.53013195031963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79]/1000000000000000" office:value-type="float" office:value="153.013195031963" calcext:value-type="float">
            <text:p>153,0131950319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44739345079" calcext:value-type="float">
            <text:p>27,344739345079</text:p>
          </table:table-cell>
          <table:table-cell office:value-type="float" office:value="0.0254344196521151" calcext:value-type="float">
            <text:p>0,025434419652115</text:p>
          </table:table-cell>
          <table:table-cell office:value-type="float" office:value="7" calcext:value-type="float">
            <text:p>7</text:p>
          </table:table-cell>
          <table:table-cell table:formula="of:=[.D80]/[.B80]" office:value-type="float" office:value="0.255990737803823" calcext:value-type="float">
            <text:p>0,255990737803823</text:p>
          </table:table-cell>
          <table:table-cell office:value-type="float" office:value="44157" calcext:value-type="float">
            <text:p>44157</text:p>
          </table:table-cell>
          <table:table-cell office:value-type="float" office:value="1.5284866265587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80]/1000000000000000" office:value-type="float" office:value="152.84866265587" calcext:value-type="float">
            <text:p>152,84866265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399417567781" calcext:value-type="float">
            <text:p>27,1399417567781</text:p>
          </table:table-cell>
          <table:table-cell office:value-type="float" office:value="0.0291727314469681" calcext:value-type="float">
            <text:p>0,029172731446968</text:p>
          </table:table-cell>
          <table:table-cell office:value-type="float" office:value="5" calcext:value-type="float">
            <text:p>5</text:p>
          </table:table-cell>
          <table:table-cell table:formula="of:=[.D81]/[.B81]" office:value-type="float" office:value="0.184230314302398" calcext:value-type="float">
            <text:p>0,184230314302398</text:p>
          </table:table-cell>
          <table:table-cell office:value-type="float" office:value="44296" calcext:value-type="float">
            <text:p>44296</text:p>
          </table:table-cell>
          <table:table-cell office:value-type="float" office:value="1.52944602775438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81]/1000000000000000" office:value-type="float" office:value="152.944602775438" calcext:value-type="float">
            <text:p>152,9446027754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555141663845" calcext:value-type="float">
            <text:p>27,4555141663845</text:p>
          </table:table-cell>
          <table:table-cell office:value-type="float" office:value="0.0259213928978909" calcext:value-type="float">
            <text:p>0,025921392897891</text:p>
          </table:table-cell>
          <table:table-cell office:value-type="float" office:value="2" calcext:value-type="float">
            <text:p>2</text:p>
          </table:table-cell>
          <table:table-cell table:formula="of:=[.D82]/[.B82]" office:value-type="float" office:value="0.072845111837269" calcext:value-type="float">
            <text:p>0,072845111837269</text:p>
          </table:table-cell>
          <table:table-cell office:value-type="float" office:value="44294" calcext:value-type="float">
            <text:p>44294</text:p>
          </table:table-cell>
          <table:table-cell office:value-type="float" office:value="1.52939601783522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82]/1000000000000000" office:value-type="float" office:value="152.939601783522" calcext:value-type="float">
            <text:p>152,9396017835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512416471013" calcext:value-type="float">
            <text:p>27,2512416471013</text:p>
          </table:table-cell>
          <table:table-cell office:value-type="float" office:value="0.0249505284561723" calcext:value-type="float">
            <text:p>0,024950528456172</text:p>
          </table:table-cell>
          <table:table-cell office:value-type="float" office:value="10" calcext:value-type="float">
            <text:p>10</text:p>
          </table:table-cell>
          <table:table-cell table:formula="of:=[.D83]/[.B83]" office:value-type="float" office:value="0.366955756713701" calcext:value-type="float">
            <text:p>0,366955756713701</text:p>
          </table:table-cell>
          <table:table-cell office:value-type="float" office:value="44295" calcext:value-type="float">
            <text:p>44295</text:p>
          </table:table-cell>
          <table:table-cell office:value-type="float" office:value="1.52943102473528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83]/1000000000000000" office:value-type="float" office:value="152.943102473528" calcext:value-type="float">
            <text:p>152,9431024735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318524859763" calcext:value-type="float">
            <text:p>26,9318524859763</text:p>
          </table:table-cell>
          <table:table-cell office:value-type="float" office:value="0.0234084359779473" calcext:value-type="float">
            <text:p>0,023408435977947</text:p>
          </table:table-cell>
          <table:table-cell office:value-type="float" office:value="8" calcext:value-type="float">
            <text:p>8</text:p>
          </table:table-cell>
          <table:table-cell table:formula="of:=[.D84]/[.B84]" office:value-type="float" office:value="0.297046035142428" calcext:value-type="float">
            <text:p>0,297046035142428</text:p>
          </table:table-cell>
          <table:table-cell office:value-type="float" office:value="44388" calcext:value-type="float">
            <text:p>44388</text:p>
          </table:table-cell>
          <table:table-cell office:value-type="float" office:value="1.53305923872376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84]/1000000000000000" office:value-type="float" office:value="153.305923872376" calcext:value-type="float">
            <text:p>153,3059238723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647647828244" calcext:value-type="float">
            <text:p>27,1647647828244</text:p>
          </table:table-cell>
          <table:table-cell office:value-type="float" office:value="0.0245269140153413" calcext:value-type="float">
            <text:p>0,024526914015341</text:p>
          </table:table-cell>
          <table:table-cell office:value-type="float" office:value="2" calcext:value-type="float">
            <text:p>2</text:p>
          </table:table-cell>
          <table:table-cell table:formula="of:=[.D85]/[.B85]" office:value-type="float" office:value="0.0736247862254471" calcext:value-type="float">
            <text:p>0,073624786225447</text:p>
          </table:table-cell>
          <table:table-cell office:value-type="float" office:value="44341" calcext:value-type="float">
            <text:p>44341</text:p>
          </table:table-cell>
          <table:table-cell office:value-type="float" office:value="1.53234909585581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85]/1000000000000000" office:value-type="float" office:value="153.234909585581" calcext:value-type="float">
            <text:p>153,2349095855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113463969659" calcext:value-type="float">
            <text:p>27,4113463969659</text:p>
          </table:table-cell>
          <table:table-cell office:value-type="float" office:value="0.025711243423397" calcext:value-type="float">
            <text:p>0,025711243423397</text:p>
          </table:table-cell>
          <table:table-cell office:value-type="float" office:value="6" calcext:value-type="float">
            <text:p>6</text:p>
          </table:table-cell>
          <table:table-cell table:formula="of:=[.D86]/[.B86]" office:value-type="float" office:value="0.218887460437337" calcext:value-type="float">
            <text:p>0,218887460437337</text:p>
          </table:table-cell>
          <table:table-cell office:value-type="float" office:value="44295" calcext:value-type="float">
            <text:p>44295</text:p>
          </table:table-cell>
          <table:table-cell office:value-type="float" office:value="1.53167576023721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86]/1000000000000000" office:value-type="float" office:value="153.167576023721" calcext:value-type="float">
            <text:p>153,1675760237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722069369898" calcext:value-type="float">
            <text:p>27,6722069369898</text:p>
          </table:table-cell>
          <table:table-cell office:value-type="float" office:value="0.0269367023806048" calcext:value-type="float">
            <text:p>0,026936702380605</text:p>
          </table:table-cell>
          <table:table-cell office:value-type="float" office:value="3" calcext:value-type="float">
            <text:p>3</text:p>
          </table:table-cell>
          <table:table-cell table:formula="of:=[.D87]/[.B87]" office:value-type="float" office:value="0.108412025352046" calcext:value-type="float">
            <text:p>0,108412025352046</text:p>
          </table:table-cell>
          <table:table-cell office:value-type="float" office:value="44341" calcext:value-type="float">
            <text:p>44341</text:p>
          </table:table-cell>
          <table:table-cell office:value-type="float" office:value="1.53304443075798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87]/1000000000000000" office:value-type="float" office:value="153.304443075798" calcext:value-type="float">
            <text:p>153,3044430757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864053999142" calcext:value-type="float">
            <text:p>27,5864053999142</text:p>
          </table:table-cell>
          <table:table-cell office:value-type="float" office:value="0.0265427117945672" calcext:value-type="float">
            <text:p>0,026542711794567</text:p>
          </table:table-cell>
          <table:table-cell office:value-type="float" office:value="0" calcext:value-type="float">
            <text:p>0</text:p>
          </table:table-cell>
          <table:table-cell table:formula="of:=[.D88]/[.B88]" office:value-type="float" office:value="0" calcext:value-type="float">
            <text:p>0</text:p>
          </table:table-cell>
          <table:table-cell office:value-type="float" office:value="44296" calcext:value-type="float">
            <text:p>44296</text:p>
          </table:table-cell>
          <table:table-cell office:value-type="float" office:value="1.5330846336816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88]/1000000000000000" office:value-type="float" office:value="153.30846336816" calcext:value-type="float">
            <text:p>153,308463368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81220338983" calcext:value-type="float">
            <text:p>27,181220338983</text:p>
          </table:table-cell>
          <table:table-cell office:value-type="float" office:value="0.0293844514321334" calcext:value-type="float">
            <text:p>0,029384451432133</text:p>
          </table:table-cell>
          <table:table-cell office:value-type="float" office:value="0" calcext:value-type="float">
            <text:p>0</text:p>
          </table:table-cell>
          <table:table-cell table:formula="of:=[.D89]/[.B89]" office:value-type="float" office:value="0" calcext:value-type="float">
            <text:p>0</text:p>
          </table:table-cell>
          <table:table-cell office:value-type="float" office:value="44249" calcext:value-type="float">
            <text:p>44249</text:p>
          </table:table-cell>
          <table:table-cell office:value-type="float" office:value="1.53124927250966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89]/1000000000000000" office:value-type="float" office:value="153.124927250966" calcext:value-type="float">
            <text:p>153,1249272509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691751412429" calcext:value-type="float">
            <text:p>27,3691751412429</text:p>
          </table:table-cell>
          <table:table-cell office:value-type="float" office:value="0.0255241291389441" calcext:value-type="float">
            <text:p>0,025524129138944</text:p>
          </table:table-cell>
          <table:table-cell office:value-type="float" office:value="13" calcext:value-type="float">
            <text:p>13</text:p>
          </table:table-cell>
          <table:table-cell table:formula="of:=[.D90]/[.B90]" office:value-type="float" office:value="0.474986912572683" calcext:value-type="float">
            <text:p>0,474986912572683</text:p>
          </table:table-cell>
          <table:table-cell office:value-type="float" office:value="44249" calcext:value-type="float">
            <text:p>44249</text:p>
          </table:table-cell>
          <table:table-cell office:value-type="float" office:value="1.53124927250966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90]/1000000000000000" office:value-type="float" office:value="153.124927250966" calcext:value-type="float">
            <text:p>153,1249272509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075747988791" calcext:value-type="float">
            <text:p>27,4075747988791</text:p>
          </table:table-cell>
          <table:table-cell office:value-type="float" office:value="0.0257060935417022" calcext:value-type="float">
            <text:p>0,025706093541702</text:p>
          </table:table-cell>
          <table:table-cell office:value-type="float" office:value="7" calcext:value-type="float">
            <text:p>7</text:p>
          </table:table-cell>
          <table:table-cell table:formula="of:=[.D91]/[.B91]" office:value-type="float" office:value="0.255403845519607" calcext:value-type="float">
            <text:p>0,255403845519607</text:p>
          </table:table-cell>
          <table:table-cell office:value-type="float" office:value="44251" calcext:value-type="float">
            <text:p>44251</text:p>
          </table:table-cell>
          <table:table-cell office:value-type="float" office:value="1.53130208297215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91]/1000000000000000" office:value-type="float" office:value="153.130208297215" calcext:value-type="float">
            <text:p>153,1302082972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78419054506" calcext:value-type="float">
            <text:p>26,978419054506</text:p>
          </table:table-cell>
          <table:table-cell office:value-type="float" office:value="0.0236660075291886" calcext:value-type="float">
            <text:p>0,023666007529189</text:p>
          </table:table-cell>
          <table:table-cell office:value-type="float" office:value="6" calcext:value-type="float">
            <text:p>6</text:p>
          </table:table-cell>
          <table:table-cell table:formula="of:=[.D92]/[.B92]" office:value-type="float" office:value="0.222399985257767" calcext:value-type="float">
            <text:p>0,222399985257767</text:p>
          </table:table-cell>
          <table:table-cell office:value-type="float" office:value="44251" calcext:value-type="float">
            <text:p>44251</text:p>
          </table:table-cell>
          <table:table-cell office:value-type="float" office:value="1.53130458345727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92]/1000000000000000" office:value-type="float" office:value="153.130458345727" calcext:value-type="float">
            <text:p>153,1304583457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12452029437" calcext:value-type="float">
            <text:p>27,312452029437</text:p>
          </table:table-cell>
          <table:table-cell office:value-type="float" office:value="0.0252407910749422" calcext:value-type="float">
            <text:p>0,025240791074942</text:p>
          </table:table-cell>
          <table:table-cell office:value-type="float" office:value="5" calcext:value-type="float">
            <text:p>5</text:p>
          </table:table-cell>
          <table:table-cell table:formula="of:=[.D93]/[.B93]" office:value-type="float" office:value="0.183066683086933" calcext:value-type="float">
            <text:p>0,183066683086933</text:p>
          </table:table-cell>
          <table:table-cell office:value-type="float" office:value="44297" calcext:value-type="float">
            <text:p>44297</text:p>
          </table:table-cell>
          <table:table-cell office:value-type="float" office:value="1.53356682734052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93]/1000000000000000" office:value-type="float" office:value="153.356682734052" calcext:value-type="float">
            <text:p>153,3566827340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670744138634" calcext:value-type="float">
            <text:p>27,2670744138634</text:p>
          </table:table-cell>
          <table:table-cell office:value-type="float" office:value="0.0247945388107341" calcext:value-type="float">
            <text:p>0,024794538810734</text:p>
          </table:table-cell>
          <table:table-cell office:value-type="float" office:value="4" calcext:value-type="float">
            <text:p>4</text:p>
          </table:table-cell>
          <table:table-cell table:formula="of:=[.D94]/[.B94]" office:value-type="float" office:value="0.146697072787768" calcext:value-type="float">
            <text:p>0,146697072787768</text:p>
          </table:table-cell>
          <table:table-cell office:value-type="float" office:value="45125" calcext:value-type="float">
            <text:p>45125</text:p>
          </table:table-cell>
          <table:table-cell office:value-type="float" office:value="1.58316653991962E+017" calcext:value-type="float">
            <text:p>1,58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94]/1000000000000000" office:value-type="float" office:value="158.316653991962" calcext:value-type="float">
            <text:p>158,3166539919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200153825273" calcext:value-type="float">
            <text:p>27,2200153825273</text:p>
          </table:table-cell>
          <table:table-cell office:value-type="float" office:value="0.0248273961018862" calcext:value-type="float">
            <text:p>0,024827396101886</text:p>
          </table:table-cell>
          <table:table-cell office:value-type="float" office:value="0" calcext:value-type="float">
            <text:p>0</text:p>
          </table:table-cell>
          <table:table-cell table:formula="of:=[.D95]/[.B95]" office:value-type="float" office:value="0" calcext:value-type="float">
            <text:p>0</text:p>
          </table:table-cell>
          <table:table-cell office:value-type="float" office:value="44205" calcext:value-type="float">
            <text:p>44205</text:p>
          </table:table-cell>
          <table:table-cell office:value-type="float" office:value="1.52905594221307E+017" calcext:value-type="float">
            <text:p>1,53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95]/1000000000000000" office:value-type="float" office:value="152.905594221307" calcext:value-type="float">
            <text:p>152,9055942213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420540662821" calcext:value-type="float">
            <text:p>27,2420540662821</text:p>
          </table:table-cell>
          <table:table-cell office:value-type="float" office:value="0.0249324983213554" calcext:value-type="float">
            <text:p>0,024932498321355</text:p>
          </table:table-cell>
          <table:table-cell office:value-type="float" office:value="0" calcext:value-type="float">
            <text:p>0</text:p>
          </table:table-cell>
          <table:table-cell table:formula="of:=[.D96]/[.B96]" office:value-type="float" office:value="0" calcext:value-type="float">
            <text:p>0</text:p>
          </table:table-cell>
          <table:table-cell office:value-type="float" office:value="44204" calcext:value-type="float">
            <text:p>44204</text:p>
          </table:table-cell>
          <table:table-cell office:value-type="float" office:value="1.52904093919397E+017" calcext:value-type="float">
            <text:p>1,53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96]/1000000000000000" office:value-type="float" office:value="152.904093919397" calcext:value-type="float">
            <text:p>152,9040939193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766672699303" calcext:value-type="float">
            <text:p>27,0766672699303</text:p>
          </table:table-cell>
          <table:table-cell office:value-type="float" office:value="0.0241461511613684" calcext:value-type="float">
            <text:p>0,024146151161368</text:p>
          </table:table-cell>
          <table:table-cell office:value-type="float" office:value="5" calcext:value-type="float">
            <text:p>5</text:p>
          </table:table-cell>
          <table:table-cell table:formula="of:=[.D97]/[.B97]" office:value-type="float" office:value="0.184660835477071" calcext:value-type="float">
            <text:p>0,184660835477071</text:p>
          </table:table-cell>
          <table:table-cell office:value-type="float" office:value="44203" calcext:value-type="float">
            <text:p>44203</text:p>
          </table:table-cell>
          <table:table-cell office:value-type="float" office:value="1.52902593617487E+017" calcext:value-type="float">
            <text:p>1,53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97]/1000000000000000" office:value-type="float" office:value="152.902593617487" calcext:value-type="float">
            <text:p>152,9025936174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504320680451" calcext:value-type="float">
            <text:p>27,1504320680451</text:p>
          </table:table-cell>
          <table:table-cell office:value-type="float" office:value="0.0244964444888863" calcext:value-type="float">
            <text:p>0,024496444488886</text:p>
          </table:table-cell>
          <table:table-cell office:value-type="float" office:value="8" calcext:value-type="float">
            <text:p>8</text:p>
          </table:table-cell>
          <table:table-cell table:formula="of:=[.D98]/[.B98]" office:value-type="float" office:value="0.29465461101872" calcext:value-type="float">
            <text:p>0,29465461101872</text:p>
          </table:table-cell>
          <table:table-cell office:value-type="float" office:value="44205" calcext:value-type="float">
            <text:p>44205</text:p>
          </table:table-cell>
          <table:table-cell office:value-type="float" office:value="1.53063224803272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98]/1000000000000000" office:value-type="float" office:value="153.063224803272" calcext:value-type="float">
            <text:p>153,0632248032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782654032733" calcext:value-type="float">
            <text:p>27,6782654032733</text:p>
          </table:table-cell>
          <table:table-cell office:value-type="float" office:value="0.0270350681230757" calcext:value-type="float">
            <text:p>0,027035068123076</text:p>
          </table:table-cell>
          <table:table-cell office:value-type="float" office:value="9" calcext:value-type="float">
            <text:p>9</text:p>
          </table:table-cell>
          <table:table-cell table:formula="of:=[.D99]/[.B99]" office:value-type="float" office:value="0.325164885474927" calcext:value-type="float">
            <text:p>0,325164885474927</text:p>
          </table:table-cell>
          <table:table-cell office:value-type="float" office:value="44113" calcext:value-type="float">
            <text:p>44113</text:p>
          </table:table-cell>
          <table:table-cell office:value-type="float" office:value="1.52995050579863E+017" calcext:value-type="float">
            <text:p>1,53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99]/1000000000000000" office:value-type="float" office:value="152.995050579863" calcext:value-type="float">
            <text:p>152,9950505798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8651856222202" calcext:value-type="float">
            <text:p>27,8651856222202</text:p>
          </table:table-cell>
          <table:table-cell office:value-type="float" office:value="0.0184123272417956" calcext:value-type="float">
            <text:p>0,018412327241796</text:p>
          </table:table-cell>
          <table:table-cell office:value-type="float" office:value="6" calcext:value-type="float">
            <text:p>6</text:p>
          </table:table-cell>
          <table:table-cell table:formula="of:=[.D100]/[.B100]" office:value-type="float" office:value="0.215322448640553" calcext:value-type="float">
            <text:p>0,215322448640553</text:p>
          </table:table-cell>
          <table:table-cell office:value-type="float" office:value="44067" calcext:value-type="float">
            <text:p>44067</text:p>
          </table:table-cell>
          <table:table-cell office:value-type="float" office:value="1.5285952378781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100]/1000000000000000" office:value-type="float" office:value="152.85952378781" calcext:value-type="float">
            <text:p>152,859523787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249627522687" calcext:value-type="float">
            <text:p>27,9249627522687</text:p>
          </table:table-cell>
          <table:table-cell office:value-type="float" office:value="0.0233997324009834" calcext:value-type="float">
            <text:p>0,023399732400984</text:p>
          </table:table-cell>
          <table:table-cell office:value-type="float" office:value="9" calcext:value-type="float">
            <text:p>9</text:p>
          </table:table-cell>
          <table:table-cell table:formula="of:=[.D101]/[.B101]" office:value-type="float" office:value="0.322292283067372" calcext:value-type="float">
            <text:p>0,322292283067372</text:p>
          </table:table-cell>
          <table:table-cell office:value-type="float" office:value="44297" calcext:value-type="float">
            <text:p>44297</text:p>
          </table:table-cell>
          <table:table-cell office:value-type="float" office:value="1.5407718251847E+017" calcext:value-type="float">
            <text:p>1,54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101]/1000000000000000" office:value-type="float" office:value="154.07718251847" calcext:value-type="float">
            <text:p>154,077182518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643847330993" calcext:value-type="float">
            <text:p>27,0643847330993</text:p>
          </table:table-cell>
          <table:table-cell office:value-type="float" office:value="0.0240247685173977" calcext:value-type="float">
            <text:p>0,024024768517398</text:p>
          </table:table-cell>
          <table:table-cell office:value-type="float" office:value="1" calcext:value-type="float">
            <text:p>1</text:p>
          </table:table-cell>
          <table:table-cell table:formula="of:=[.D102]/[.B102]" office:value-type="float" office:value="0.0369489278940458" calcext:value-type="float">
            <text:p>0,036948927894046</text:p>
          </table:table-cell>
          <table:table-cell office:value-type="float" office:value="44435" calcext:value-type="float">
            <text:p>44435</text:p>
          </table:table-cell>
          <table:table-cell office:value-type="float" office:value="1.54371741161252E+017" calcext:value-type="float">
            <text:p>1,54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02]/1000000000000000" office:value-type="float" office:value="154.371741161252" calcext:value-type="float">
            <text:p>154,3717411612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035918440834" calcext:value-type="float">
            <text:p>27,1035918440834</text:p>
          </table:table-cell>
          <table:table-cell office:value-type="float" office:value="0.0242113067084351" calcext:value-type="float">
            <text:p>0,024211306708435</text:p>
          </table:table-cell>
          <table:table-cell office:value-type="float" office:value="0" calcext:value-type="float">
            <text:p>0</text:p>
          </table:table-cell>
          <table:table-cell table:formula="of:=[.D103]/[.B103]" office:value-type="float" office:value="0" calcext:value-type="float">
            <text:p>0</text:p>
          </table:table-cell>
          <table:table-cell office:value-type="float" office:value="44433" calcext:value-type="float">
            <text:p>44433</text:p>
          </table:table-cell>
          <table:table-cell office:value-type="float" office:value="1.5436473978124E+017" calcext:value-type="float">
            <text:p>1,54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03]/1000000000000000" office:value-type="float" office:value="154.36473978124" calcext:value-type="float">
            <text:p>154,364739781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252734392582" calcext:value-type="float">
            <text:p>27,0252734392582</text:p>
          </table:table-cell>
          <table:table-cell office:value-type="float" office:value="0.0285837401768694" calcext:value-type="float">
            <text:p>0,028583740176869</text:p>
          </table:table-cell>
          <table:table-cell office:value-type="float" office:value="16" calcext:value-type="float">
            <text:p>16</text:p>
          </table:table-cell>
          <table:table-cell table:formula="of:=[.D104]/[.B104]" office:value-type="float" office:value="0.592038413078834" calcext:value-type="float">
            <text:p>0,592038413078834</text:p>
          </table:table-cell>
          <table:table-cell office:value-type="float" office:value="44433" calcext:value-type="float">
            <text:p>44433</text:p>
          </table:table-cell>
          <table:table-cell office:value-type="float" office:value="1.5436473978124E+017" calcext:value-type="float">
            <text:p>1,54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04]/1000000000000000" office:value-type="float" office:value="154.36473978124" calcext:value-type="float">
            <text:p>154,364739781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787554855407" calcext:value-type="float">
            <text:p>27,1787554855407</text:p>
          </table:table-cell>
          <table:table-cell office:value-type="float" office:value="0.0245676046157774" calcext:value-type="float">
            <text:p>0,024567604615777</text:p>
          </table:table-cell>
          <table:table-cell office:value-type="float" office:value="4" calcext:value-type="float">
            <text:p>4</text:p>
          </table:table-cell>
          <table:table-cell table:formula="of:=[.D105]/[.B105]" office:value-type="float" office:value="0.147173773358682" calcext:value-type="float">
            <text:p>0,147173773358682</text:p>
          </table:table-cell>
          <table:table-cell office:value-type="float" office:value="44434" calcext:value-type="float">
            <text:p>44434</text:p>
          </table:table-cell>
          <table:table-cell office:value-type="float" office:value="1.54367740374222E+017" calcext:value-type="float">
            <text:p>1,54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105]/1000000000000000" office:value-type="float" office:value="154.367740374222" calcext:value-type="float">
            <text:p>154,3677403742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882187464836" calcext:value-type="float">
            <text:p>27,2882187464836</text:p>
          </table:table-cell>
          <table:table-cell office:value-type="float" office:value="0.0250868896297752" calcext:value-type="float">
            <text:p>0,025086889629775</text:p>
          </table:table-cell>
          <table:table-cell office:value-type="float" office:value="8" calcext:value-type="float">
            <text:p>8</text:p>
          </table:table-cell>
          <table:table-cell table:formula="of:=[.D106]/[.B106]" office:value-type="float" office:value="0.293166808516253" calcext:value-type="float">
            <text:p>0,293166808516253</text:p>
          </table:table-cell>
          <table:table-cell office:value-type="float" office:value="44434" calcext:value-type="float">
            <text:p>44434</text:p>
          </table:table-cell>
          <table:table-cell office:value-type="float" office:value="1.54367740374222E+017" calcext:value-type="float">
            <text:p>1,54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106]/1000000000000000" office:value-type="float" office:value="154.367740374222" calcext:value-type="float">
            <text:p>154,3677403742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217396166491" calcext:value-type="float">
            <text:p>27,0217396166491</text:p>
          </table:table-cell>
          <table:table-cell office:value-type="float" office:value="0.0284783472171502" calcext:value-type="float">
            <text:p>0,02847834721715</text:p>
          </table:table-cell>
          <table:table-cell office:value-type="float" office:value="6" calcext:value-type="float">
            <text:p>6</text:p>
          </table:table-cell>
          <table:table-cell table:formula="of:=[.D107]/[.B107]" office:value-type="float" office:value="0.222043439287053" calcext:value-type="float">
            <text:p>0,222043439287053</text:p>
          </table:table-cell>
          <table:table-cell office:value-type="float" office:value="44710" calcext:value-type="float">
            <text:p>44710</text:p>
          </table:table-cell>
          <table:table-cell office:value-type="float" office:value="1.55993478775014E+017" calcext:value-type="float">
            <text:p>1,56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07]/1000000000000000" office:value-type="float" office:value="155.993478775014" calcext:value-type="float">
            <text:p>155,9934787750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930022375291" calcext:value-type="float">
            <text:p>27,4930022375291</text:p>
          </table:table-cell>
          <table:table-cell office:value-type="float" office:value="0.025727289461069" calcext:value-type="float">
            <text:p>0,025727289461069</text:p>
          </table:table-cell>
          <table:table-cell office:value-type="float" office:value="3" calcext:value-type="float">
            <text:p>3</text:p>
          </table:table-cell>
          <table:table-cell table:formula="of:=[.D108]/[.B108]" office:value-type="float" office:value="0.109118675875452" calcext:value-type="float">
            <text:p>0,109118675875452</text:p>
          </table:table-cell>
          <table:table-cell office:value-type="float" office:value="45585" calcext:value-type="float">
            <text:p>45585</text:p>
          </table:table-cell>
          <table:table-cell office:value-type="float" office:value="1.61406218383959E+017" calcext:value-type="float">
            <text:p>1,6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08]/1000000000000000" office:value-type="float" office:value="161.406218383959" calcext:value-type="float">
            <text:p>161,4062183839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984644408371" calcext:value-type="float">
            <text:p>26,4984644408371</text:p>
          </table:table-cell>
          <table:table-cell office:value-type="float" office:value="0.0257528724991826" calcext:value-type="float">
            <text:p>0,025752872499183</text:p>
          </table:table-cell>
          <table:table-cell office:value-type="float" office:value="0" calcext:value-type="float">
            <text:p>0</text:p>
          </table:table-cell>
          <table:table-cell table:formula="of:=[.D109]/[.B109]" office:value-type="float" office:value="0" calcext:value-type="float">
            <text:p>0</text:p>
          </table:table-cell>
          <table:table-cell office:value-type="float" office:value="45585" calcext:value-type="float">
            <text:p>45585</text:p>
          </table:table-cell>
          <table:table-cell office:value-type="float" office:value="1.61406218383959E+017" calcext:value-type="float">
            <text:p>1,61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109]/1000000000000000" office:value-type="float" office:value="161.406218383959" calcext:value-type="float">
            <text:p>161,4062183839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632518755758" calcext:value-type="float">
            <text:p>27,6632518755758</text:p>
          </table:table-cell>
          <table:table-cell office:value-type="float" office:value="0.0218410307596707" calcext:value-type="float">
            <text:p>0,021841030759671</text:p>
          </table:table-cell>
          <table:table-cell office:value-type="float" office:value="0" calcext:value-type="float">
            <text:p>0</text:p>
          </table:table-cell>
          <table:table-cell table:formula="of:=[.D110]/[.B110]" office:value-type="float" office:value="0" calcext:value-type="float">
            <text:p>0</text:p>
          </table:table-cell>
          <table:table-cell office:value-type="float" office:value="45585" calcext:value-type="float">
            <text:p>45585</text:p>
          </table:table-cell>
          <table:table-cell office:value-type="float" office:value="1.61406218383959E+017" calcext:value-type="float">
            <text:p>1,61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10]/1000000000000000" office:value-type="float" office:value="161.406218383959" calcext:value-type="float">
            <text:p>161,4062183839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3025623025623" calcext:value-type="float">
            <text:p>28,3025623025623</text:p>
          </table:table-cell>
          <table:table-cell office:value-type="float" office:value="0.0248358806423567" calcext:value-type="float">
            <text:p>0,024835880642357</text:p>
          </table:table-cell>
          <table:table-cell office:value-type="float" office:value="15" calcext:value-type="float">
            <text:p>15</text:p>
          </table:table-cell>
          <table:table-cell table:formula="of:=[.D111]/[.B111]" office:value-type="float" office:value="0.529987350249274" calcext:value-type="float">
            <text:p>0,529987350249274</text:p>
          </table:table-cell>
          <table:table-cell office:value-type="float" office:value="45583" calcext:value-type="float">
            <text:p>45583</text:p>
          </table:table-cell>
          <table:table-cell office:value-type="float" office:value="1.61398216809899E+017" calcext:value-type="float">
            <text:p>1,61E+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G111]/1000000000000000" office:value-type="float" office:value="161.398216809899" calcext:value-type="float">
            <text:p>161,3982168098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369104549642" calcext:value-type="float">
            <text:p>27,9369104549642</text:p>
          </table:table-cell>
          <table:table-cell office:value-type="float" office:value="0.0231227512434762" calcext:value-type="float">
            <text:p>0,023122751243476</text:p>
          </table:table-cell>
          <table:table-cell office:value-type="float" office:value="7" calcext:value-type="float">
            <text:p>7</text:p>
          </table:table-cell>
          <table:table-cell table:formula="of:=[.D112]/[.B112]" office:value-type="float" office:value="0.250564571600871" calcext:value-type="float">
            <text:p>0,250564571600871</text:p>
          </table:table-cell>
          <table:table-cell office:value-type="float" office:value="45585" calcext:value-type="float">
            <text:p>45585</text:p>
          </table:table-cell>
          <table:table-cell office:value-type="float" office:value="1.61406218383959E+017" calcext:value-type="float">
            <text:p>1,61E+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G112]/1000000000000000" office:value-type="float" office:value="161.406218383959" calcext:value-type="float">
            <text:p>161,4062183839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3760665345169" calcext:value-type="float">
            <text:p>28,3760665345169</text:p>
          </table:table-cell>
          <table:table-cell office:value-type="float" office:value="0.0203127523960978" calcext:value-type="float">
            <text:p>0,020312752396098</text:p>
          </table:table-cell>
          <table:table-cell office:value-type="float" office:value="3" calcext:value-type="float">
            <text:p>3</text:p>
          </table:table-cell>
          <table:table-cell table:formula="of:=[.D113]/[.B113]" office:value-type="float" office:value="0.105722898427475" calcext:value-type="float">
            <text:p>0,105722898427475</text:p>
          </table:table-cell>
          <table:table-cell office:value-type="float" office:value="46411" calcext:value-type="float">
            <text:p>46411</text:p>
          </table:table-cell>
          <table:table-cell office:value-type="float" office:value="1.64784542764328E+017" calcext:value-type="float">
            <text:p>1,65E+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G113]/1000000000000000" office:value-type="float" office:value="164.784542764328" calcext:value-type="float">
            <text:p>164,7845427643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135732581416" calcext:value-type="float">
            <text:p>27,6135732581416</text:p>
          </table:table-cell>
          <table:table-cell office:value-type="float" office:value="0.0260438068503067" calcext:value-type="float">
            <text:p>0,026043806850307</text:p>
          </table:table-cell>
          <table:table-cell office:value-type="float" office:value="7" calcext:value-type="float">
            <text:p>7</text:p>
          </table:table-cell>
          <table:table-cell table:formula="of:=[.D114]/[.B114]" office:value-type="float" office:value="0.253498521707477" calcext:value-type="float">
            <text:p>0,253498521707477</text:p>
          </table:table-cell>
          <table:table-cell office:value-type="float" office:value="46458" calcext:value-type="float">
            <text:p>46458</text:p>
          </table:table-cell>
          <table:table-cell office:value-type="float" office:value="1.64831552393971E+017" calcext:value-type="float">
            <text:p>1,65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14]/1000000000000000" office:value-type="float" office:value="164.831552393971" calcext:value-type="float">
            <text:p>164,8315523939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2605255235884" calcext:value-type="float">
            <text:p>28,2605255235884</text:p>
          </table:table-cell>
          <table:table-cell office:value-type="float" office:value="0.0197564394487858" calcext:value-type="float">
            <text:p>0,019756439448786</text:p>
          </table:table-cell>
          <table:table-cell office:value-type="float" office:value="1" calcext:value-type="float">
            <text:p>1</text:p>
          </table:table-cell>
          <table:table-cell table:formula="of:=[.D115]/[.B115]" office:value-type="float" office:value="0.035385046154408" calcext:value-type="float">
            <text:p>0,035385046154408</text:p>
          </table:table-cell>
          <table:table-cell office:value-type="float" office:value="46505" calcext:value-type="float">
            <text:p>46505</text:p>
          </table:table-cell>
          <table:table-cell office:value-type="float" office:value="1.65017008883738E+017" calcext:value-type="float">
            <text:p>1,65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15]/1000000000000000" office:value-type="float" office:value="165.017008883738" calcext:value-type="float">
            <text:p>165,0170088837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420934933127" calcext:value-type="float">
            <text:p>27,9420934933127</text:p>
          </table:table-cell>
          <table:table-cell office:value-type="float" office:value="0.0182798415291479" calcext:value-type="float">
            <text:p>0,018279841529148</text:p>
          </table:table-cell>
          <table:table-cell office:value-type="float" office:value="0" calcext:value-type="float">
            <text:p>0</text:p>
          </table:table-cell>
          <table:table-cell table:formula="of:=[.D116]/[.B116]" office:value-type="float" office:value="0" calcext:value-type="float">
            <text:p>0</text:p>
          </table:table-cell>
          <table:table-cell office:value-type="float" office:value="46505" calcext:value-type="float">
            <text:p>46505</text:p>
          </table:table-cell>
          <table:table-cell office:value-type="float" office:value="1.65085362144978E+017" calcext:value-type="float">
            <text:p>1,65E+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G116]/1000000000000000" office:value-type="float" office:value="165.085362144978" calcext:value-type="float">
            <text:p>165,0853621449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582427516735" calcext:value-type="float">
            <text:p>27,9582427516735</text:p>
          </table:table-cell>
          <table:table-cell office:value-type="float" office:value="0.0183640089744441" calcext:value-type="float">
            <text:p>0,018364008974444</text:p>
          </table:table-cell>
          <table:table-cell office:value-type="float" office:value="0" calcext:value-type="float">
            <text:p>0</text:p>
          </table:table-cell>
          <table:table-cell table:formula="of:=[.D117]/[.B117]" office:value-type="float" office:value="0" calcext:value-type="float">
            <text:p>0</text:p>
          </table:table-cell>
          <table:table-cell office:value-type="float" office:value="46458" calcext:value-type="float">
            <text:p>46458</text:p>
          </table:table-cell>
          <table:table-cell office:value-type="float" office:value="1.65035852030215E+017" calcext:value-type="float">
            <text:p>1,65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117]/1000000000000000" office:value-type="float" office:value="165.035852030215" calcext:value-type="float">
            <text:p>165,0358520302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790395832885" calcext:value-type="float">
            <text:p>28,1790395832885</text:p>
          </table:table-cell>
          <table:table-cell office:value-type="float" office:value="0.0240278162187754" calcext:value-type="float">
            <text:p>0,024027816218776</text:p>
          </table:table-cell>
          <table:table-cell office:value-type="float" office:value="14" calcext:value-type="float">
            <text:p>14</text:p>
          </table:table-cell>
          <table:table-cell table:formula="of:=[.D118]/[.B118]" office:value-type="float" office:value="0.496823178044104" calcext:value-type="float">
            <text:p>0,496823178044104</text:p>
          </table:table-cell>
          <table:table-cell office:value-type="float" office:value="46458" calcext:value-type="float">
            <text:p>46458</text:p>
          </table:table-cell>
          <table:table-cell office:value-type="float" office:value="1.65035852030215E+017" calcext:value-type="float">
            <text:p>1,65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18]/1000000000000000" office:value-type="float" office:value="165.035852030215" calcext:value-type="float">
            <text:p>165,0358520302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813818338356" calcext:value-type="float">
            <text:p>28,1813818338356</text:p>
          </table:table-cell>
          <table:table-cell office:value-type="float" office:value="0.0240384242329647" calcext:value-type="float">
            <text:p>0,024038424232965</text:p>
          </table:table-cell>
          <table:table-cell office:value-type="float" office:value="10" calcext:value-type="float">
            <text:p>10</text:p>
          </table:table-cell>
          <table:table-cell table:formula="of:=[.D119]/[.B119]" office:value-type="float" office:value="0.354844203842185" calcext:value-type="float">
            <text:p>0,354844203842185</text:p>
          </table:table-cell>
          <table:table-cell office:value-type="float" office:value="46459" calcext:value-type="float">
            <text:p>46459</text:p>
          </table:table-cell>
          <table:table-cell office:value-type="float" office:value="1.65039852817245E+017" calcext:value-type="float">
            <text:p>1,65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119]/1000000000000000" office:value-type="float" office:value="165.039852817245" calcext:value-type="float">
            <text:p>165,0398528172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8829878915844" calcext:value-type="float">
            <text:p>28,8829878915844</text:p>
          </table:table-cell>
          <table:table-cell office:value-type="float" office:value="0.0133819166158345" calcext:value-type="float">
            <text:p>0,013381916615835</text:p>
          </table:table-cell>
          <table:table-cell office:value-type="float" office:value="3" calcext:value-type="float">
            <text:p>3</text:p>
          </table:table-cell>
          <table:table-cell table:formula="of:=[.D120]/[.B120]" office:value-type="float" office:value="0.103867370344815" calcext:value-type="float">
            <text:p>0,103867370344815</text:p>
          </table:table-cell>
          <table:table-cell office:value-type="float" office:value="46413" calcext:value-type="float">
            <text:p>46413</text:p>
          </table:table-cell>
          <table:table-cell office:value-type="float" office:value="1.64972179189409E+017" calcext:value-type="float">
            <text:p>1,65E+17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formula="of:=[.G120]/1000000000000000" office:value-type="float" office:value="164.972179189409" calcext:value-type="float">
            <text:p>164,9721791894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2391735252295" calcext:value-type="float">
            <text:p>28,2391735252295</text:p>
          </table:table-cell>
          <table:table-cell office:value-type="float" office:value="0.0196769007598909" calcext:value-type="float">
            <text:p>0,019676900759891</text:p>
          </table:table-cell>
          <table:table-cell office:value-type="float" office:value="7" calcext:value-type="float">
            <text:p>7</text:p>
          </table:table-cell>
          <table:table-cell table:formula="of:=[.D121]/[.B121]" office:value-type="float" office:value="0.247882608665797" calcext:value-type="float">
            <text:p>0,247882608665797</text:p>
          </table:table-cell>
          <table:table-cell office:value-type="float" office:value="46413" calcext:value-type="float">
            <text:p>46413</text:p>
          </table:table-cell>
          <table:table-cell office:value-type="float" office:value="1.64972179189409E+017" calcext:value-type="float">
            <text:p>1,65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121]/1000000000000000" office:value-type="float" office:value="164.972179189409" calcext:value-type="float">
            <text:p>164,972179189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01.csv</text:p>
          </table:table-cell>
          <table:table-cell office:value-type="float" office:value="28.4607172069396" calcext:value-type="float">
            <text:p>28,4607172069396</text:p>
          </table:table-cell>
          <table:table-cell office:value-type="float" office:value="0.0206954291527023" calcext:value-type="float">
            <text:p>0,020695429152702</text:p>
          </table:table-cell>
          <table:table-cell office:value-type="float" office:value="5" calcext:value-type="float">
            <text:p>5</text:p>
          </table:table-cell>
          <table:table-cell table:formula="of:=[.D122]/[.B122]" office:value-type="float" office:value="0.175680744924476" calcext:value-type="float">
            <text:p>0,175680744924476</text:p>
          </table:table-cell>
          <table:table-cell office:value-type="float" office:value="46457" calcext:value-type="float">
            <text:p>46457</text:p>
          </table:table-cell>
          <table:table-cell office:value-type="float" office:value="1.64963918063445E+017" calcext:value-type="float">
            <text:p>1,65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22]/1000000000000000" office:value-type="float" office:value="164.963918063445" calcext:value-type="float">
            <text:p>164,9639180634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7398260795065" calcext:value-type="float">
            <text:p>27,7398260795065</text:p>
          </table:table-cell>
          <table:table-cell office:value-type="float" office:value="0.0173080750908802" calcext:value-type="float">
            <text:p>0,01730807509088</text:p>
          </table:table-cell>
          <table:table-cell office:value-type="float" office:value="0" calcext:value-type="float">
            <text:p>0</text:p>
          </table:table-cell>
          <table:table-cell table:formula="of:=[.D123]/[.B123]" office:value-type="float" office:value="0" calcext:value-type="float">
            <text:p>0</text:p>
          </table:table-cell>
          <table:table-cell office:value-type="float" office:value="46687" calcext:value-type="float">
            <text:p>46687</text:p>
          </table:table-cell>
          <table:table-cell office:value-type="float" office:value="1.65865405453592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23]/1000000000000000" office:value-type="float" office:value="165.865405453592" calcext:value-type="float">
            <text:p>165,8654054535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8229989933389" calcext:value-type="float">
            <text:p>27,8229989933389</text:p>
          </table:table-cell>
          <table:table-cell office:value-type="float" office:value="0.0176928134161243" calcext:value-type="float">
            <text:p>0,017692813416124</text:p>
          </table:table-cell>
          <table:table-cell office:value-type="float" office:value="3" calcext:value-type="float">
            <text:p>3</text:p>
          </table:table-cell>
          <table:table-cell table:formula="of:=[.D124]/[.B124]" office:value-type="float" office:value="0.107824465677414" calcext:value-type="float">
            <text:p>0,107824465677414</text:p>
          </table:table-cell>
          <table:table-cell office:value-type="float" office:value="46688" calcext:value-type="float">
            <text:p>46688</text:p>
          </table:table-cell>
          <table:table-cell office:value-type="float" office:value="1.65871906725742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G124]/1000000000000000" office:value-type="float" office:value="165.871906725742" calcext:value-type="float">
            <text:p>165,8719067257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820339273475" calcext:value-type="float">
            <text:p>27,820339273475</text:p>
          </table:table-cell>
          <table:table-cell office:value-type="float" office:value="0.013052650815651" calcext:value-type="float">
            <text:p>0,013052650815651</text:p>
          </table:table-cell>
          <table:table-cell office:value-type="float" office:value="11" calcext:value-type="float">
            <text:p>11</text:p>
          </table:table-cell>
          <table:table-cell table:formula="of:=[.D125]/[.B125]" office:value-type="float" office:value="0.39539417157604" calcext:value-type="float">
            <text:p>0,39539417157604</text:p>
          </table:table-cell>
          <table:table-cell office:value-type="float" office:value="46687" calcext:value-type="float">
            <text:p>46687</text:p>
          </table:table-cell>
          <table:table-cell office:value-type="float" office:value="1.65870406423832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25]/1000000000000000" office:value-type="float" office:value="165.870406423832" calcext:value-type="float">
            <text:p>165,8704064238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632041122296" calcext:value-type="float">
            <text:p>27,9632041122296</text:p>
          </table:table-cell>
          <table:table-cell office:value-type="float" office:value="0.0183414853347115" calcext:value-type="float">
            <text:p>0,018341485334712</text:p>
          </table:table-cell>
          <table:table-cell office:value-type="float" office:value="11" calcext:value-type="float">
            <text:p>11</text:p>
          </table:table-cell>
          <table:table-cell table:formula="of:=[.D126]/[.B126]" office:value-type="float" office:value="0.393374091032336" calcext:value-type="float">
            <text:p>0,393374091032336</text:p>
          </table:table-cell>
          <table:table-cell office:value-type="float" office:value="46689" calcext:value-type="float">
            <text:p>46689</text:p>
          </table:table-cell>
          <table:table-cell office:value-type="float" office:value="1.65873407027652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26]/1000000000000000" office:value-type="float" office:value="165.873407027652" calcext:value-type="float">
            <text:p>165,8734070276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727399165508" calcext:value-type="float">
            <text:p>28,1727399165508</text:p>
          </table:table-cell>
          <table:table-cell office:value-type="float" office:value="0.0193019058462818" calcext:value-type="float">
            <text:p>0,019301905846282</text:p>
          </table:table-cell>
          <table:table-cell office:value-type="float" office:value="8" calcext:value-type="float">
            <text:p>8</text:p>
          </table:table-cell>
          <table:table-cell table:formula="of:=[.D127]/[.B127]" office:value-type="float" office:value="0.283962441129136" calcext:value-type="float">
            <text:p>0,283962441129136</text:p>
          </table:table-cell>
          <table:table-cell office:value-type="float" office:value="46734" calcext:value-type="float">
            <text:p>46734</text:p>
          </table:table-cell>
          <table:table-cell office:value-type="float" office:value="1.66163883870782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127]/1000000000000000" office:value-type="float" office:value="166.163883870782" calcext:value-type="float">
            <text:p>166,1638838707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756483224923" calcext:value-type="float">
            <text:p>27,756483224923</text:p>
          </table:table-cell>
          <table:table-cell office:value-type="float" office:value="0.0173762351009639" calcext:value-type="float">
            <text:p>0,017376235100964</text:p>
          </table:table-cell>
          <table:table-cell office:value-type="float" office:value="5" calcext:value-type="float">
            <text:p>5</text:p>
          </table:table-cell>
          <table:table-cell table:formula="of:=[.D128]/[.B128]" office:value-type="float" office:value="0.180138094566333" calcext:value-type="float">
            <text:p>0,180138094566333</text:p>
          </table:table-cell>
          <table:table-cell office:value-type="float" office:value="46735" calcext:value-type="float">
            <text:p>46735</text:p>
          </table:table-cell>
          <table:table-cell office:value-type="float" office:value="1.66166884463765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28]/1000000000000000" office:value-type="float" office:value="166.166884463765" calcext:value-type="float">
            <text:p>166,1668844637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6342569808495" calcext:value-type="float">
            <text:p>28,6342569808495</text:p>
          </table:table-cell>
          <table:table-cell office:value-type="float" office:value="0.012185322171073" calcext:value-type="float">
            <text:p>0,012185322171073</text:p>
          </table:table-cell>
          <table:table-cell office:value-type="float" office:value="7" calcext:value-type="float">
            <text:p>7</text:p>
          </table:table-cell>
          <table:table-cell table:formula="of:=[.D129]/[.B129]" office:value-type="float" office:value="0.244462428505883" calcext:value-type="float">
            <text:p>0,244462428505883</text:p>
          </table:table-cell>
          <table:table-cell office:value-type="float" office:value="46734" calcext:value-type="float">
            <text:p>46734</text:p>
          </table:table-cell>
          <table:table-cell office:value-type="float" office:value="1.66163883870782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[.G129]/1000000000000000" office:value-type="float" office:value="166.163883870782" calcext:value-type="float">
            <text:p>166,1638838707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4198409644735" calcext:value-type="float">
            <text:p>28,4198409644735</text:p>
          </table:table-cell>
          <table:table-cell office:value-type="float" office:value="0.0111878705357082" calcext:value-type="float">
            <text:p>0,011187870535708</text:p>
          </table:table-cell>
          <table:table-cell office:value-type="float" office:value="2" calcext:value-type="float">
            <text:p>2</text:p>
          </table:table-cell>
          <table:table-cell table:formula="of:=[.D130]/[.B130]" office:value-type="float" office:value="0.0703733705793821" calcext:value-type="float">
            <text:p>0,070373370579382</text:p>
          </table:table-cell>
          <table:table-cell office:value-type="float" office:value="46781" calcext:value-type="float">
            <text:p>46781</text:p>
          </table:table-cell>
          <table:table-cell office:value-type="float" office:value="1.66189549359441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[.G130]/1000000000000000" office:value-type="float" office:value="166.189549359441" calcext:value-type="float">
            <text:p>166,1895493594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2787242683996" calcext:value-type="float">
            <text:p>28,2787242683996</text:p>
          </table:table-cell>
          <table:table-cell office:value-type="float" office:value="0.0105355454996647" calcext:value-type="float">
            <text:p>0,010535545499665</text:p>
          </table:table-cell>
          <table:table-cell office:value-type="float" office:value="0" calcext:value-type="float">
            <text:p>0</text:p>
          </table:table-cell>
          <table:table-cell table:formula="of:=[.D131]/[.B131]" office:value-type="float" office:value="0" calcext:value-type="float">
            <text:p>0</text:p>
          </table:table-cell>
          <table:table-cell office:value-type="float" office:value="46780" calcext:value-type="float">
            <text:p>46780</text:p>
          </table:table-cell>
          <table:table-cell office:value-type="float" office:value="1.66186548766459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[.G131]/1000000000000000" office:value-type="float" office:value="166.186548766459" calcext:value-type="float">
            <text:p>166,1865487664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6400213789417" calcext:value-type="float">
            <text:p>28,6400213789417</text:p>
          </table:table-cell>
          <table:table-cell office:value-type="float" office:value="0.0122067639302889" calcext:value-type="float">
            <text:p>0,012206763930289</text:p>
          </table:table-cell>
          <table:table-cell office:value-type="float" office:value="8" calcext:value-type="float">
            <text:p>8</text:p>
          </table:table-cell>
          <table:table-cell table:formula="of:=[.D132]/[.B132]" office:value-type="float" office:value="0.279329400427131" calcext:value-type="float">
            <text:p>0,279329400427131</text:p>
          </table:table-cell>
          <table:table-cell office:value-type="float" office:value="46774" calcext:value-type="float">
            <text:p>46774</text:p>
          </table:table-cell>
          <table:table-cell office:value-type="float" office:value="1.66160543656183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[.G132]/1000000000000000" office:value-type="float" office:value="166.160543656183" calcext:value-type="float">
            <text:p>166,1605436561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9259869476837" calcext:value-type="float">
            <text:p>28,9259869476837</text:p>
          </table:table-cell>
          <table:table-cell office:value-type="float" office:value="0.013534781870212" calcext:value-type="float">
            <text:p>0,013534781870212</text:p>
          </table:table-cell>
          <table:table-cell office:value-type="float" office:value="10" calcext:value-type="float">
            <text:p>10</text:p>
          </table:table-cell>
          <table:table-cell table:formula="of:=[.D133]/[.B133]" office:value-type="float" office:value="0.345709898095655" calcext:value-type="float">
            <text:p>0,345709898095655</text:p>
          </table:table-cell>
          <table:table-cell office:value-type="float" office:value="46734" calcext:value-type="float">
            <text:p>46734</text:p>
          </table:table-cell>
          <table:table-cell office:value-type="float" office:value="1.66052602281002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G133]/1000000000000000" office:value-type="float" office:value="166.052602281002" calcext:value-type="float">
            <text:p>166,0526022810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8951497402792" calcext:value-type="float">
            <text:p>28,8951497402792</text:p>
          </table:table-cell>
          <table:table-cell office:value-type="float" office:value="0.0133855518370709" calcext:value-type="float">
            <text:p>0,013385551837071</text:p>
          </table:table-cell>
          <table:table-cell office:value-type="float" office:value="11" calcext:value-type="float">
            <text:p>11</text:p>
          </table:table-cell>
          <table:table-cell table:formula="of:=[.D134]/[.B134]" office:value-type="float" office:value="0.38068672766441" calcext:value-type="float">
            <text:p>0,38068672766441</text:p>
          </table:table-cell>
          <table:table-cell office:value-type="float" office:value="46780" calcext:value-type="float">
            <text:p>46780</text:p>
          </table:table-cell>
          <table:table-cell office:value-type="float" office:value="1.66098111608735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[.G134]/1000000000000000" office:value-type="float" office:value="166.098111608735" calcext:value-type="float">
            <text:p>166,0981116087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8449797994912" calcext:value-type="float">
            <text:p>28,8449797994912</text:p>
          </table:table-cell>
          <table:table-cell office:value-type="float" office:value="0.013153594113525" calcext:value-type="float">
            <text:p>0,013153594113525</text:p>
          </table:table-cell>
          <table:table-cell office:value-type="float" office:value="7" calcext:value-type="float">
            <text:p>7</text:p>
          </table:table-cell>
          <table:table-cell table:formula="of:=[.D135]/[.B135]" office:value-type="float" office:value="0.242676543670988" calcext:value-type="float">
            <text:p>0,242676543670988</text:p>
          </table:table-cell>
          <table:table-cell office:value-type="float" office:value="46780" calcext:value-type="float">
            <text:p>46780</text:p>
          </table:table-cell>
          <table:table-cell office:value-type="float" office:value="1.66096611317663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G135]/1000000000000000" office:value-type="float" office:value="166.096611317663" calcext:value-type="float">
            <text:p>166,0966113176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7344128167234" calcext:value-type="float">
            <text:p>28,7344128167234</text:p>
          </table:table-cell>
          <table:table-cell office:value-type="float" office:value="0.0172828371914806" calcext:value-type="float">
            <text:p>0,017282837191481</text:p>
          </table:table-cell>
          <table:table-cell office:value-type="float" office:value="4" calcext:value-type="float">
            <text:p>4</text:p>
          </table:table-cell>
          <table:table-cell table:formula="of:=[.D136]/[.B136]" office:value-type="float" office:value="0.139205907060401" calcext:value-type="float">
            <text:p>0,139205907060401</text:p>
          </table:table-cell>
          <table:table-cell office:value-type="float" office:value="46688" calcext:value-type="float">
            <text:p>46688</text:p>
          </table:table-cell>
          <table:table-cell office:value-type="float" office:value="1.65777548419253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136]/1000000000000000" office:value-type="float" office:value="165.777548419253" calcext:value-type="float">
            <text:p>165,7775484192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7539609373325" calcext:value-type="float">
            <text:p>28,7539609373325</text:p>
          </table:table-cell>
          <table:table-cell office:value-type="float" office:value="0.0127515957992759" calcext:value-type="float">
            <text:p>0,012751595799276</text:p>
          </table:table-cell>
          <table:table-cell office:value-type="float" office:value="2" calcext:value-type="float">
            <text:p>2</text:p>
          </table:table-cell>
          <table:table-cell table:formula="of:=[.D137]/[.B137]" office:value-type="float" office:value="0.0695556345909657" calcext:value-type="float">
            <text:p>0,069555634590966</text:p>
          </table:table-cell>
          <table:table-cell office:value-type="float" office:value="46642" calcext:value-type="float">
            <text:p>46642</text:p>
          </table:table-cell>
          <table:table-cell office:value-type="float" office:value="1.6559909329866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G137]/1000000000000000" office:value-type="float" office:value="165.59909329866" calcext:value-type="float">
            <text:p>165,599093298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2207143469685" calcext:value-type="float">
            <text:p>28,2207143469685</text:p>
          </table:table-cell>
          <table:table-cell office:value-type="float" office:value="0.0149126324694378" calcext:value-type="float">
            <text:p>0,014912632469438</text:p>
          </table:table-cell>
          <table:table-cell office:value-type="float" office:value="0" calcext:value-type="float">
            <text:p>0</text:p>
          </table:table-cell>
          <table:table-cell table:formula="of:=[.D138]/[.B138]" office:value-type="float" office:value="0" calcext:value-type="float">
            <text:p>0</text:p>
          </table:table-cell>
          <table:table-cell office:value-type="float" office:value="46643" calcext:value-type="float">
            <text:p>46643</text:p>
          </table:table-cell>
          <table:table-cell office:value-type="float" office:value="1.6560309408569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[.G138]/1000000000000000" office:value-type="float" office:value="165.60309408569" calcext:value-type="float">
            <text:p>165,603094085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659977703456" calcext:value-type="float">
            <text:p>28,659977703456</text:p>
          </table:table-cell>
          <table:table-cell office:value-type="float" office:value="0.0123162955776797" calcext:value-type="float">
            <text:p>0,01231629557768</text:p>
          </table:table-cell>
          <table:table-cell office:value-type="float" office:value="9" calcext:value-type="float">
            <text:p>9</text:p>
          </table:table-cell>
          <table:table-cell table:formula="of:=[.D139]/[.B139]" office:value-type="float" office:value="0.314026762097402" calcext:value-type="float">
            <text:p>0,314026762097402</text:p>
          </table:table-cell>
          <table:table-cell office:value-type="float" office:value="46643" calcext:value-type="float">
            <text:p>46643</text:p>
          </table:table-cell>
          <table:table-cell office:value-type="float" office:value="1.6560309408569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[.G139]/1000000000000000" office:value-type="float" office:value="165.60309408569" calcext:value-type="float">
            <text:p>165,603094085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681395249121" calcext:value-type="float">
            <text:p>28,681395249121</text:p>
          </table:table-cell>
          <table:table-cell office:value-type="float" office:value="0.0124154636355985" calcext:value-type="float">
            <text:p>0,012415463635599</text:p>
          </table:table-cell>
          <table:table-cell office:value-type="float" office:value="7" calcext:value-type="float">
            <text:p>7</text:p>
          </table:table-cell>
          <table:table-cell table:formula="of:=[.D140]/[.B140]" office:value-type="float" office:value="0.244060651136368" calcext:value-type="float">
            <text:p>0,244060651136368</text:p>
          </table:table-cell>
          <table:table-cell office:value-type="float" office:value="46643" calcext:value-type="float">
            <text:p>46643</text:p>
          </table:table-cell>
          <table:table-cell office:value-type="float" office:value="1.6560309408569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G140]/1000000000000000" office:value-type="float" office:value="165.60309408569" calcext:value-type="float">
            <text:p>165,603094085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471790029401" calcext:value-type="float">
            <text:p>28,471790029401</text:p>
          </table:table-cell>
          <table:table-cell office:value-type="float" office:value="0.011450714791166" calcext:value-type="float">
            <text:p>0,011450714791166</text:p>
          </table:table-cell>
          <table:table-cell office:value-type="float" office:value="9" calcext:value-type="float">
            <text:p>9</text:p>
          </table:table-cell>
          <table:table-cell table:formula="of:=[.D141]/[.B141]" office:value-type="float" office:value="0.316102359237205" calcext:value-type="float">
            <text:p>0,316102359237205</text:p>
          </table:table-cell>
          <table:table-cell office:value-type="float" office:value="46596" calcext:value-type="float">
            <text:p>46596</text:p>
          </table:table-cell>
          <table:table-cell office:value-type="float" office:value="1.65531419670824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141]/1000000000000000" office:value-type="float" office:value="165.531419670824" calcext:value-type="float">
            <text:p>165,5314196708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6466812576287" calcext:value-type="float">
            <text:p>28,6466812576287</text:p>
          </table:table-cell>
          <table:table-cell office:value-type="float" office:value="0.00755406062326942" calcext:value-type="float">
            <text:p>0,007554060623269</text:p>
          </table:table-cell>
          <table:table-cell office:value-type="float" office:value="8" calcext:value-type="float">
            <text:p>8</text:p>
          </table:table-cell>
          <table:table-cell table:formula="of:=[.D142]/[.B142]" office:value-type="float" office:value="0.279264460970311" calcext:value-type="float">
            <text:p>0,279264460970311</text:p>
          </table:table-cell>
          <table:table-cell office:value-type="float" office:value="47517" calcext:value-type="float">
            <text:p>47517</text:p>
          </table:table-cell>
          <table:table-cell office:value-type="float" office:value="1.6914613094210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42]/1000000000000000" office:value-type="float" office:value="169.146130942109" calcext:value-type="float">
            <text:p>169,1461309421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463655877773" calcext:value-type="float">
            <text:p>28,1463655877773</text:p>
          </table:table-cell>
          <table:table-cell office:value-type="float" office:value="0.00984633528477604" calcext:value-type="float">
            <text:p>0,009846335284776</text:p>
          </table:table-cell>
          <table:table-cell office:value-type="float" office:value="6" calcext:value-type="float">
            <text:p>6</text:p>
          </table:table-cell>
          <table:table-cell table:formula="of:=[.D143]/[.B143]" office:value-type="float" office:value="0.213171394412838" calcext:value-type="float">
            <text:p>0,213171394412838</text:p>
          </table:table-cell>
          <table:table-cell office:value-type="float" office:value="47517" calcext:value-type="float">
            <text:p>47517</text:p>
          </table:table-cell>
          <table:table-cell office:value-type="float" office:value="1.6914613094210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43]/1000000000000000" office:value-type="float" office:value="169.146130942109" calcext:value-type="float">
            <text:p>169,1461309421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798013384402" calcext:value-type="float">
            <text:p>28,0798013384402</text:p>
          </table:table-cell>
          <table:table-cell office:value-type="float" office:value="0.00495352985520152" calcext:value-type="float">
            <text:p>0,004953529855202</text:p>
          </table:table-cell>
          <table:table-cell office:value-type="float" office:value="2" calcext:value-type="float">
            <text:p>2</text:p>
          </table:table-cell>
          <table:table-cell table:formula="of:=[.D144]/[.B144]" office:value-type="float" office:value="0.0712255751347527" calcext:value-type="float">
            <text:p>0,071225575134753</text:p>
          </table:table-cell>
          <table:table-cell office:value-type="float" office:value="47517" calcext:value-type="float">
            <text:p>47517</text:p>
          </table:table-cell>
          <table:table-cell office:value-type="float" office:value="1.6919197983726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44]/1000000000000000" office:value-type="float" office:value="169.191979837269" calcext:value-type="float">
            <text:p>169,1919798372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2481585925334" calcext:value-type="float">
            <text:p>28,2481585925334</text:p>
          </table:table-cell>
          <table:table-cell office:value-type="float" office:value="0.0057258595929059" calcext:value-type="float">
            <text:p>0,005725859592906</text:p>
          </table:table-cell>
          <table:table-cell office:value-type="float" office:value="1" calcext:value-type="float">
            <text:p>1</text:p>
          </table:table-cell>
          <table:table-cell table:formula="of:=[.D145]/[.B145]" office:value-type="float" office:value="0.0354005375863446" calcext:value-type="float">
            <text:p>0,035400537586345</text:p>
          </table:table-cell>
          <table:table-cell office:value-type="float" office:value="47517" calcext:value-type="float">
            <text:p>47517</text:p>
          </table:table-cell>
          <table:table-cell office:value-type="float" office:value="1.69191979837269E+017" calcext:value-type="float">
            <text:p>1,69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145]/1000000000000000" office:value-type="float" office:value="169.191979837269" calcext:value-type="float">
            <text:p>169,1919798372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063345749942" calcext:value-type="float">
            <text:p>28,0063345749942</text:p>
          </table:table-cell>
          <table:table-cell office:value-type="float" office:value="0.00461655365460747" calcext:value-type="float">
            <text:p>0,004616553654607</text:p>
          </table:table-cell>
          <table:table-cell office:value-type="float" office:value="1" calcext:value-type="float">
            <text:p>1</text:p>
          </table:table-cell>
          <table:table-cell table:formula="of:=[.D146]/[.B146]" office:value-type="float" office:value="0.0357062077267641" calcext:value-type="float">
            <text:p>0,035706207726764</text:p>
          </table:table-cell>
          <table:table-cell office:value-type="float" office:value="47516" calcext:value-type="float">
            <text:p>47516</text:p>
          </table:table-cell>
          <table:table-cell office:value-type="float" office:value="1.6919047953535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46]/1000000000000000" office:value-type="float" office:value="169.190479535359" calcext:value-type="float">
            <text:p>169,1904795353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8483668658978" calcext:value-type="float">
            <text:p>27,8483668658978</text:p>
          </table:table-cell>
          <table:table-cell office:value-type="float" office:value="0.00389191871677033" calcext:value-type="float">
            <text:p>0,00389191871677</text:p>
          </table:table-cell>
          <table:table-cell office:value-type="float" office:value="9" calcext:value-type="float">
            <text:p>9</text:p>
          </table:table-cell>
          <table:table-cell table:formula="of:=[.D147]/[.B147]" office:value-type="float" office:value="0.323178735878444" calcext:value-type="float">
            <text:p>0,323178735878444</text:p>
          </table:table-cell>
          <table:table-cell office:value-type="float" office:value="47515" calcext:value-type="float">
            <text:p>47515</text:p>
          </table:table-cell>
          <table:table-cell office:value-type="float" office:value="1.6918647874832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47]/1000000000000000" office:value-type="float" office:value="169.186478748329" calcext:value-type="float">
            <text:p>169,1864787483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585756976304" calcext:value-type="float">
            <text:p>27,2585756976304</text:p>
          </table:table-cell>
          <table:table-cell office:value-type="float" office:value="0.00577364749542636" calcext:value-type="float">
            <text:p>0,005773647495426</text:p>
          </table:table-cell>
          <table:table-cell office:value-type="float" office:value="5" calcext:value-type="float">
            <text:p>5</text:p>
          </table:table-cell>
          <table:table-cell table:formula="of:=[.D148]/[.B148]" office:value-type="float" office:value="0.183428512753682" calcext:value-type="float">
            <text:p>0,183428512753682</text:p>
          </table:table-cell>
          <table:table-cell office:value-type="float" office:value="47517" calcext:value-type="float">
            <text:p>47517</text:p>
          </table:table-cell>
          <table:table-cell office:value-type="float" office:value="1.6923740865092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48]/1000000000000000" office:value-type="float" office:value="169.237408650929" calcext:value-type="float">
            <text:p>169,2374086509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222989183046" calcext:value-type="float">
            <text:p>27,3222989183046</text:p>
          </table:table-cell>
          <table:table-cell office:value-type="float" office:value="0.00606597430114748" calcext:value-type="float">
            <text:p>0,006065974301147</text:p>
          </table:table-cell>
          <table:table-cell office:value-type="float" office:value="10" calcext:value-type="float">
            <text:p>10</text:p>
          </table:table-cell>
          <table:table-cell table:formula="of:=[.D149]/[.B149]" office:value-type="float" office:value="0.36600141261541" calcext:value-type="float">
            <text:p>0,36600141261541</text:p>
          </table:table-cell>
          <table:table-cell office:value-type="float" office:value="47517" calcext:value-type="float">
            <text:p>47517</text:p>
          </table:table-cell>
          <table:table-cell office:value-type="float" office:value="1.69237408650929E+017" calcext:value-type="float">
            <text:p>1,69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49]/1000000000000000" office:value-type="float" office:value="169.237408650929" calcext:value-type="float">
            <text:p>169,2374086509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089018898102" calcext:value-type="float">
            <text:p>27,5089018898102</text:p>
          </table:table-cell>
          <table:table-cell office:value-type="float" office:value="0.00692200527417557" calcext:value-type="float">
            <text:p>0,006922005274176</text:p>
          </table:table-cell>
          <table:table-cell office:value-type="float" office:value="11" calcext:value-type="float">
            <text:p>11</text:p>
          </table:table-cell>
          <table:table-cell table:formula="of:=[.D150]/[.B150]" office:value-type="float" office:value="0.399870559866827" calcext:value-type="float">
            <text:p>0,399870559866827</text:p>
          </table:table-cell>
          <table:table-cell office:value-type="float" office:value="47517" calcext:value-type="float">
            <text:p>47517</text:p>
          </table:table-cell>
          <table:table-cell office:value-type="float" office:value="1.69237408650929E+017" calcext:value-type="float">
            <text:p>1,69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50]/1000000000000000" office:value-type="float" office:value="169.237408650929" calcext:value-type="float">
            <text:p>169,2374086509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998358516773" calcext:value-type="float">
            <text:p>27,5998358516773</text:p>
          </table:table-cell>
          <table:table-cell office:value-type="float" office:value="0.00733915987375316" calcext:value-type="float">
            <text:p>0,007339159873753</text:p>
          </table:table-cell>
          <table:table-cell office:value-type="float" office:value="0" calcext:value-type="float">
            <text:p>0</text:p>
          </table:table-cell>
          <table:table-cell table:formula="of:=[.D151]/[.B151]" office:value-type="float" office:value="0" calcext:value-type="float">
            <text:p>0</text:p>
          </table:table-cell>
          <table:table-cell office:value-type="float" office:value="47517" calcext:value-type="float">
            <text:p>47517</text:p>
          </table:table-cell>
          <table:table-cell office:value-type="float" office:value="1.69237408650929E+017" calcext:value-type="float">
            <text:p>1,69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51]/1000000000000000" office:value-type="float" office:value="169.237408650929" calcext:value-type="float">
            <text:p>169,2374086509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767498632097" calcext:value-type="float">
            <text:p>27,5767498632097</text:p>
          </table:table-cell>
          <table:table-cell office:value-type="float" office:value="0.00723325415847045" calcext:value-type="float">
            <text:p>0,00723325415847</text:p>
          </table:table-cell>
          <table:table-cell office:value-type="float" office:value="0" calcext:value-type="float">
            <text:p>0</text:p>
          </table:table-cell>
          <table:table-cell table:formula="of:=[.D152]/[.B152]" office:value-type="float" office:value="0" calcext:value-type="float">
            <text:p>0</text:p>
          </table:table-cell>
          <table:table-cell office:value-type="float" office:value="47517" calcext:value-type="float">
            <text:p>47517</text:p>
          </table:table-cell>
          <table:table-cell office:value-type="float" office:value="1.69237408650929E+017" calcext:value-type="float">
            <text:p>1,69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52]/1000000000000000" office:value-type="float" office:value="169.237408650929" calcext:value-type="float">
            <text:p>169,2374086509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518414074666" calcext:value-type="float">
            <text:p>27,2518414074666</text:p>
          </table:table-cell>
          <table:table-cell office:value-type="float" office:value="0.0103301998654478" calcext:value-type="float">
            <text:p>0,010330199865448</text:p>
          </table:table-cell>
          <table:table-cell office:value-type="float" office:value="15" calcext:value-type="float">
            <text:p>15</text:p>
          </table:table-cell>
          <table:table-cell table:formula="of:=[.D153]/[.B153]" office:value-type="float" office:value="0.550421521089955" calcext:value-type="float">
            <text:p>0,550421521089955</text:p>
          </table:table-cell>
          <table:table-cell office:value-type="float" office:value="47517" calcext:value-type="float">
            <text:p>47517</text:p>
          </table:table-cell>
          <table:table-cell office:value-type="float" office:value="1.6923340786389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53]/1000000000000000" office:value-type="float" office:value="169.233407863899" calcext:value-type="float">
            <text:p>169,2334078638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264320888926" calcext:value-type="float">
            <text:p>27,5264320888926</text:p>
          </table:table-cell>
          <table:table-cell office:value-type="float" office:value="0.00700242410811405" calcext:value-type="float">
            <text:p>0,007002424108114</text:p>
          </table:table-cell>
          <table:table-cell office:value-type="float" office:value="6" calcext:value-type="float">
            <text:p>6</text:p>
          </table:table-cell>
          <table:table-cell table:formula="of:=[.D154]/[.B154]" office:value-type="float" office:value="0.217972310418723" calcext:value-type="float">
            <text:p>0,217972310418723</text:p>
          </table:table-cell>
          <table:table-cell office:value-type="float" office:value="47517" calcext:value-type="float">
            <text:p>47517</text:p>
          </table:table-cell>
          <table:table-cell office:value-type="float" office:value="1.69237308631524E+017" calcext:value-type="float">
            <text:p>1,6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54]/1000000000000000" office:value-type="float" office:value="169.237308631524" calcext:value-type="float">
            <text:p>169,2373086315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823514527896" calcext:value-type="float">
            <text:p>27,4823514527896</text:p>
          </table:table-cell>
          <table:table-cell office:value-type="float" office:value="0.00680679913284178" calcext:value-type="float">
            <text:p>0,006806799132842</text:p>
          </table:table-cell>
          <table:table-cell office:value-type="float" office:value="4" calcext:value-type="float">
            <text:p>4</text:p>
          </table:table-cell>
          <table:table-cell table:formula="of:=[.D155]/[.B155]" office:value-type="float" office:value="0.145547953088053" calcext:value-type="float">
            <text:p>0,145547953088053</text:p>
          </table:table-cell>
          <table:table-cell office:value-type="float" office:value="47425" calcext:value-type="float">
            <text:p>47425</text:p>
          </table:table-cell>
          <table:table-cell office:value-type="float" office:value="1.69102121406899E+017" calcext:value-type="float">
            <text:p>1,69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155]/1000000000000000" office:value-type="float" office:value="169.102121406899" calcext:value-type="float">
            <text:p>169,1021214068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144477712647" calcext:value-type="float">
            <text:p>27,3144477712647</text:p>
          </table:table-cell>
          <table:table-cell office:value-type="float" office:value="0.0244033750652733" calcext:value-type="float">
            <text:p>0,024403375065273</text:p>
          </table:table-cell>
          <table:table-cell office:value-type="float" office:value="6" calcext:value-type="float">
            <text:p>6</text:p>
          </table:table-cell>
          <table:table-cell table:formula="of:=[.D156]/[.B156]" office:value-type="float" office:value="0.21966396868957" calcext:value-type="float">
            <text:p>0,21966396868957</text:p>
          </table:table-cell>
          <table:table-cell office:value-type="float" office:value="47425" calcext:value-type="float">
            <text:p>47425</text:p>
          </table:table-cell>
          <table:table-cell office:value-type="float" office:value="1.69102121406899E+017" calcext:value-type="float">
            <text:p>1,6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56]/1000000000000000" office:value-type="float" office:value="169.102121406899" calcext:value-type="float">
            <text:p>169,1021214068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771770758656" calcext:value-type="float">
            <text:p>27,3771770758656</text:p>
          </table:table-cell>
          <table:table-cell office:value-type="float" office:value="0.0109157425711443" calcext:value-type="float">
            <text:p>0,010915742571144</text:p>
          </table:table-cell>
          <table:table-cell office:value-type="float" office:value="5" calcext:value-type="float">
            <text:p>5</text:p>
          </table:table-cell>
          <table:table-cell table:formula="of:=[.D157]/[.B157]" office:value-type="float" office:value="0.182633877340398" calcext:value-type="float">
            <text:p>0,182633877340398</text:p>
          </table:table-cell>
          <table:table-cell office:value-type="float" office:value="47425" calcext:value-type="float">
            <text:p>47425</text:p>
          </table:table-cell>
          <table:table-cell office:value-type="float" office:value="1.6910254148839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57]/1000000000000000" office:value-type="float" office:value="169.102541488399" calcext:value-type="float">
            <text:p>169,1025414883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724217601344" calcext:value-type="float">
            <text:p>26,8724217601344</text:p>
          </table:table-cell>
          <table:table-cell office:value-type="float" office:value="0.0131643408154415" calcext:value-type="float">
            <text:p>0,013164340815442</text:p>
          </table:table-cell>
          <table:table-cell office:value-type="float" office:value="1" calcext:value-type="float">
            <text:p>1</text:p>
          </table:table-cell>
          <table:table-cell table:formula="of:=[.D158]/[.B158]" office:value-type="float" office:value="0.0372128723241279" calcext:value-type="float">
            <text:p>0,037212872324128</text:p>
          </table:table-cell>
          <table:table-cell office:value-type="float" office:value="47609" calcext:value-type="float">
            <text:p>47609</text:p>
          </table:table-cell>
          <table:table-cell office:value-type="float" office:value="1.6966672293925E+017" calcext:value-type="float">
            <text:p>1,7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58]/1000000000000000" office:value-type="float" office:value="169.66672293925" calcext:value-type="float">
            <text:p>169,666722939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942867945136" calcext:value-type="float">
            <text:p>26,9942867945136</text:p>
          </table:table-cell>
          <table:table-cell office:value-type="float" office:value="0.0137229937404833" calcext:value-type="float">
            <text:p>0,013722993740483</text:p>
          </table:table-cell>
          <table:table-cell office:value-type="float" office:value="0" calcext:value-type="float">
            <text:p>0</text:p>
          </table:table-cell>
          <table:table-cell table:formula="of:=[.D159]/[.B159]" office:value-type="float" office:value="0" calcext:value-type="float">
            <text:p>0</text:p>
          </table:table-cell>
          <table:table-cell office:value-type="float" office:value="47608" calcext:value-type="float">
            <text:p>47608</text:p>
          </table:table-cell>
          <table:table-cell office:value-type="float" office:value="1.69663722346268E+017" calcext:value-type="float">
            <text:p>1,7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59]/1000000000000000" office:value-type="float" office:value="169.663722346268" calcext:value-type="float">
            <text:p>169,6637223462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240290701338" calcext:value-type="float">
            <text:p>27,0240290701338</text:p>
          </table:table-cell>
          <table:table-cell office:value-type="float" office:value="0.013859304351381" calcext:value-type="float">
            <text:p>0,013859304351381</text:p>
          </table:table-cell>
          <table:table-cell office:value-type="float" office:value="13" calcext:value-type="float">
            <text:p>13</text:p>
          </table:table-cell>
          <table:table-cell table:formula="of:=[.D160]/[.B160]" office:value-type="float" office:value="0.481053360557817" calcext:value-type="float">
            <text:p>0,481053360557817</text:p>
          </table:table-cell>
          <table:table-cell office:value-type="float" office:value="47608" calcext:value-type="float">
            <text:p>47608</text:p>
          </table:table-cell>
          <table:table-cell office:value-type="float" office:value="1.69663722346268E+017" calcext:value-type="float">
            <text:p>1,70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60]/1000000000000000" office:value-type="float" office:value="169.663722346268" calcext:value-type="float">
            <text:p>169,6637223462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402937051398" calcext:value-type="float">
            <text:p>27,1402937051398</text:p>
          </table:table-cell>
          <table:table-cell office:value-type="float" office:value="0.00844588453503905" calcext:value-type="float">
            <text:p>0,008445884535039</text:p>
          </table:table-cell>
          <table:table-cell office:value-type="float" office:value="4" calcext:value-type="float">
            <text:p>4</text:p>
          </table:table-cell>
          <table:table-cell table:formula="of:=[.D161]/[.B161]" office:value-type="float" office:value="0.14738234020078" calcext:value-type="float">
            <text:p>0,14738234020078</text:p>
          </table:table-cell>
          <table:table-cell office:value-type="float" office:value="48483" calcext:value-type="float">
            <text:p>48483</text:p>
          </table:table-cell>
          <table:table-cell office:value-type="float" office:value="1.73209839811192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61]/1000000000000000" office:value-type="float" office:value="173.209839811192" calcext:value-type="float">
            <text:p>173,2098398111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986922882853" calcext:value-type="float">
            <text:p>26,7986922882853</text:p>
          </table:table-cell>
          <table:table-cell office:value-type="float" office:value="0.0128326386679359" calcext:value-type="float">
            <text:p>0,012832638667936</text:p>
          </table:table-cell>
          <table:table-cell office:value-type="float" office:value="5" calcext:value-type="float">
            <text:p>5</text:p>
          </table:table-cell>
          <table:table-cell table:formula="of:=[.D162]/[.B162]" office:value-type="float" office:value="0.186576268207897" calcext:value-type="float">
            <text:p>0,186576268207897</text:p>
          </table:table-cell>
          <table:table-cell office:value-type="float" office:value="47563" calcext:value-type="float">
            <text:p>47563</text:p>
          </table:table-cell>
          <table:table-cell office:value-type="float" office:value="1.69599129326937E+017" calcext:value-type="float">
            <text:p>1,70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62]/1000000000000000" office:value-type="float" office:value="169.599129326937" calcext:value-type="float">
            <text:p>169,5991293269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315322512825" calcext:value-type="float">
            <text:p>27,3315322512825</text:p>
          </table:table-cell>
          <table:table-cell office:value-type="float" office:value="0.00610537726027771" calcext:value-type="float">
            <text:p>0,006105377260278</text:p>
          </table:table-cell>
          <table:table-cell office:value-type="float" office:value="6" calcext:value-type="float">
            <text:p>6</text:p>
          </table:table-cell>
          <table:table-cell table:formula="of:=[.D163]/[.B163]" office:value-type="float" office:value="0.219526660446139" calcext:value-type="float">
            <text:p>0,219526660446139</text:p>
          </table:table-cell>
          <table:table-cell office:value-type="float" office:value="47563" calcext:value-type="float">
            <text:p>47563</text:p>
          </table:table-cell>
          <table:table-cell office:value-type="float" office:value="1.69599129326937E+017" calcext:value-type="float">
            <text:p>1,7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63]/1000000000000000" office:value-type="float" office:value="169.599129326937" calcext:value-type="float">
            <text:p>169,5991293269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62554192989" calcext:value-type="float">
            <text:p>27,062554192989</text:p>
          </table:table-cell>
          <table:table-cell office:value-type="float" office:value="0.0133467879819408" calcext:value-type="float">
            <text:p>0,013346787981941</text:p>
          </table:table-cell>
          <table:table-cell office:value-type="float" office:value="4" calcext:value-type="float">
            <text:p>4</text:p>
          </table:table-cell>
          <table:table-cell table:formula="of:=[.D164]/[.B164]" office:value-type="float" office:value="0.147805708636189" calcext:value-type="float">
            <text:p>0,147805708636189</text:p>
          </table:table-cell>
          <table:table-cell office:value-type="float" office:value="48437" calcext:value-type="float">
            <text:p>48437</text:p>
          </table:table-cell>
          <table:table-cell office:value-type="float" office:value="1.73164330483459E+017" calcext:value-type="float">
            <text:p>1,7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64]/1000000000000000" office:value-type="float" office:value="173.164330483459" calcext:value-type="float">
            <text:p>173,1643304834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909449387865" calcext:value-type="float">
            <text:p>26,7909449387865</text:p>
          </table:table-cell>
          <table:table-cell office:value-type="float" office:value="0.0145810416473167" calcext:value-type="float">
            <text:p>0,014581041647317</text:p>
          </table:table-cell>
          <table:table-cell office:value-type="float" office:value="0" calcext:value-type="float">
            <text:p>0</text:p>
          </table:table-cell>
          <table:table-cell table:formula="of:=[.D165]/[.B165]" office:value-type="float" office:value="0" calcext:value-type="float">
            <text:p>0</text:p>
          </table:table-cell>
          <table:table-cell office:value-type="float" office:value="48436" calcext:value-type="float">
            <text:p>48436</text:p>
          </table:table-cell>
          <table:table-cell office:value-type="float" office:value="1.73163170247525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65]/1000000000000000" office:value-type="float" office:value="173.163170247525" calcext:value-type="float">
            <text:p>173,1631702475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247388198373" calcext:value-type="float">
            <text:p>27,2247388198373</text:p>
          </table:table-cell>
          <table:table-cell office:value-type="float" office:value="0.0126103950527992" calcext:value-type="float">
            <text:p>0,012610395052799</text:p>
          </table:table-cell>
          <table:table-cell office:value-type="float" office:value="3" calcext:value-type="float">
            <text:p>3</text:p>
          </table:table-cell>
          <table:table-cell table:formula="of:=[.D166]/[.B166]" office:value-type="float" office:value="0.110193894599057" calcext:value-type="float">
            <text:p>0,110193894599057</text:p>
          </table:table-cell>
          <table:table-cell office:value-type="float" office:value="48433" calcext:value-type="float">
            <text:p>48433</text:p>
          </table:table-cell>
          <table:table-cell office:value-type="float" office:value="1.73158169244771E+017" calcext:value-type="float">
            <text:p>1,7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66]/1000000000000000" office:value-type="float" office:value="173.158169244771" calcext:value-type="float">
            <text:p>173,1581692447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99318604171" calcext:value-type="float">
            <text:p>26,999318604171</text:p>
          </table:table-cell>
          <table:table-cell office:value-type="float" office:value="0.0136352357485498" calcext:value-type="float">
            <text:p>0,01363523574855</text:p>
          </table:table-cell>
          <table:table-cell office:value-type="float" office:value="9" calcext:value-type="float">
            <text:p>9</text:p>
          </table:table-cell>
          <table:table-cell table:formula="of:=[.D167]/[.B167]" office:value-type="float" office:value="0.333341745839824" calcext:value-type="float">
            <text:p>0,333341745839824</text:p>
          </table:table-cell>
          <table:table-cell office:value-type="float" office:value="48429" calcext:value-type="float">
            <text:p>48429</text:p>
          </table:table-cell>
          <table:table-cell office:value-type="float" office:value="1.73145666775819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67]/1000000000000000" office:value-type="float" office:value="173.145666775819" calcext:value-type="float">
            <text:p>173,1456667758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905371055405" calcext:value-type="float">
            <text:p>27,0905371055405</text:p>
          </table:table-cell>
          <table:table-cell office:value-type="float" office:value="0.0132263344164065" calcext:value-type="float">
            <text:p>0,013226334416407</text:p>
          </table:table-cell>
          <table:table-cell office:value-type="float" office:value="7" calcext:value-type="float">
            <text:p>7</text:p>
          </table:table-cell>
          <table:table-cell table:formula="of:=[.D168]/[.B168]" office:value-type="float" office:value="0.258392809737551" calcext:value-type="float">
            <text:p>0,258392809737551</text:p>
          </table:table-cell>
          <table:table-cell office:value-type="float" office:value="48388" calcext:value-type="float">
            <text:p>48388</text:p>
          </table:table-cell>
          <table:table-cell office:value-type="float" office:value="1.73092576031393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68]/1000000000000000" office:value-type="float" office:value="173.092576031393" calcext:value-type="float">
            <text:p>173,0925760313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631259170473" calcext:value-type="float">
            <text:p>26,6631259170473</text:p>
          </table:table-cell>
          <table:table-cell office:value-type="float" office:value="0.0151693333538017" calcext:value-type="float">
            <text:p>0,015169333353802</text:p>
          </table:table-cell>
          <table:table-cell office:value-type="float" office:value="2" calcext:value-type="float">
            <text:p>2</text:p>
          </table:table-cell>
          <table:table-cell table:formula="of:=[.D169]/[.B169]" office:value-type="float" office:value="0.0750099596807322" calcext:value-type="float">
            <text:p>0,075009959680732</text:p>
          </table:table-cell>
          <table:table-cell office:value-type="float" office:value="48388" calcext:value-type="float">
            <text:p>48388</text:p>
          </table:table-cell>
          <table:table-cell office:value-type="float" office:value="1.73092576031393E+017" calcext:value-type="float">
            <text:p>1,7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69]/1000000000000000" office:value-type="float" office:value="173.092576031393" calcext:value-type="float">
            <text:p>173,0925760313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59190011802" calcext:value-type="float">
            <text:p>26,959190011802</text:p>
          </table:table-cell>
          <table:table-cell office:value-type="float" office:value="0.0138365942463608" calcext:value-type="float">
            <text:p>0,013836594246361</text:p>
          </table:table-cell>
          <table:table-cell office:value-type="float" office:value="2" calcext:value-type="float">
            <text:p>2</text:p>
          </table:table-cell>
          <table:table-cell table:formula="of:=[.D170]/[.B170]" office:value-type="float" office:value="0.0741862051168621" calcext:value-type="float">
            <text:p>0,074186205116862</text:p>
          </table:table-cell>
          <table:table-cell office:value-type="float" office:value="48296" calcext:value-type="float">
            <text:p>48296</text:p>
          </table:table-cell>
          <table:table-cell office:value-type="float" office:value="1.72844446894867E+017" calcext:value-type="float">
            <text:p>1,73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170]/1000000000000000" office:value-type="float" office:value="172.844446894867" calcext:value-type="float">
            <text:p>172,8444468948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885033886713" calcext:value-type="float">
            <text:p>27,2885033886713</text:p>
          </table:table-cell>
          <table:table-cell office:value-type="float" office:value="0.0123442556579617" calcext:value-type="float">
            <text:p>0,012344255657962</text:p>
          </table:table-cell>
          <table:table-cell office:value-type="float" office:value="6" calcext:value-type="float">
            <text:p>6</text:p>
          </table:table-cell>
          <table:table-cell table:formula="of:=[.D171]/[.B171]" office:value-type="float" office:value="0.219872812903726" calcext:value-type="float">
            <text:p>0,219872812903726</text:p>
          </table:table-cell>
          <table:table-cell office:value-type="float" office:value="48248" calcext:value-type="float">
            <text:p>48248</text:p>
          </table:table-cell>
          <table:table-cell office:value-type="float" office:value="1.72768851708495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71]/1000000000000000" office:value-type="float" office:value="172.768851708495" calcext:value-type="float">
            <text:p>172,7688517084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570791411679" calcext:value-type="float">
            <text:p>27,3570791411679</text:p>
          </table:table-cell>
          <table:table-cell office:value-type="float" office:value="0.00748291134593269" calcext:value-type="float">
            <text:p>0,007482911345933</text:p>
          </table:table-cell>
          <table:table-cell office:value-type="float" office:value="1" calcext:value-type="float">
            <text:p>1</text:p>
          </table:table-cell>
          <table:table-cell table:formula="of:=[.D172]/[.B172]" office:value-type="float" office:value="0.0365536099391241" calcext:value-type="float">
            <text:p>0,036553609939124</text:p>
          </table:table-cell>
          <table:table-cell office:value-type="float" office:value="48204" calcext:value-type="float">
            <text:p>48204</text:p>
          </table:table-cell>
          <table:table-cell office:value-type="float" office:value="1.72709259670242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72]/1000000000000000" office:value-type="float" office:value="172.709259670242" calcext:value-type="float">
            <text:p>172,7092596702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388134010995" calcext:value-type="float">
            <text:p>27,0388134010995</text:p>
          </table:table-cell>
          <table:table-cell office:value-type="float" office:value="0.00893249688413868" calcext:value-type="float">
            <text:p>0,008932496884139</text:p>
          </table:table-cell>
          <table:table-cell office:value-type="float" office:value="1" calcext:value-type="float">
            <text:p>1</text:p>
          </table:table-cell>
          <table:table-cell table:formula="of:=[.D173]/[.B173]" office:value-type="float" office:value="0.036983871487472" calcext:value-type="float">
            <text:p>0,036983871487472</text:p>
          </table:table-cell>
          <table:table-cell office:value-type="float" office:value="48204" calcext:value-type="float">
            <text:p>48204</text:p>
          </table:table-cell>
          <table:table-cell office:value-type="float" office:value="1.7270900962173E+017" calcext:value-type="float">
            <text:p>1,7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73]/1000000000000000" office:value-type="float" office:value="172.70900962173" calcext:value-type="float">
            <text:p>172,709009621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879576807385" calcext:value-type="float">
            <text:p>27,2879576807385</text:p>
          </table:table-cell>
          <table:table-cell office:value-type="float" office:value="0.00779773464232837" calcext:value-type="float">
            <text:p>0,007797734642328</text:p>
          </table:table-cell>
          <table:table-cell office:value-type="float" office:value="4" calcext:value-type="float">
            <text:p>4</text:p>
          </table:table-cell>
          <table:table-cell table:formula="of:=[.D174]/[.B174]" office:value-type="float" office:value="0.146584806631514" calcext:value-type="float">
            <text:p>0,146584806631514</text:p>
          </table:table-cell>
          <table:table-cell office:value-type="float" office:value="48204" calcext:value-type="float">
            <text:p>48204</text:p>
          </table:table-cell>
          <table:table-cell office:value-type="float" office:value="1.7270900962173E+017" calcext:value-type="float">
            <text:p>1,7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74]/1000000000000000" office:value-type="float" office:value="172.70900962173" calcext:value-type="float">
            <text:p>172,709009621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454828337309" calcext:value-type="float">
            <text:p>27,5454828337309</text:p>
          </table:table-cell>
          <table:table-cell office:value-type="float" office:value="0.00662480054825399" calcext:value-type="float">
            <text:p>0,006624800548254</text:p>
          </table:table-cell>
          <table:table-cell office:value-type="float" office:value="6" calcext:value-type="float">
            <text:p>6</text:p>
          </table:table-cell>
          <table:table-cell table:formula="of:=[.D175]/[.B175]" office:value-type="float" office:value="0.217821558482637" calcext:value-type="float">
            <text:p>0,217821558482637</text:p>
          </table:table-cell>
          <table:table-cell office:value-type="float" office:value="48204" calcext:value-type="float">
            <text:p>48204</text:p>
          </table:table-cell>
          <table:table-cell office:value-type="float" office:value="1.72708919604266E+017" calcext:value-type="float">
            <text:p>1,7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75]/1000000000000000" office:value-type="float" office:value="172.708919604266" calcext:value-type="float">
            <text:p>172,7089196042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271859765584" calcext:value-type="float">
            <text:p>27,5271859765584</text:p>
          </table:table-cell>
          <table:table-cell office:value-type="float" office:value="0.0112627750831202" calcext:value-type="float">
            <text:p>0,01126277508312</text:p>
          </table:table-cell>
          <table:table-cell office:value-type="float" office:value="4" calcext:value-type="float">
            <text:p>4</text:p>
          </table:table-cell>
          <table:table-cell table:formula="of:=[.D176]/[.B176]" office:value-type="float" office:value="0.145310893870747" calcext:value-type="float">
            <text:p>0,145310893870747</text:p>
          </table:table-cell>
          <table:table-cell office:value-type="float" office:value="48204" calcext:value-type="float">
            <text:p>48204</text:p>
          </table:table-cell>
          <table:table-cell office:value-type="float" office:value="1.7270857953829E+017" calcext:value-type="float">
            <text:p>1,7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76]/1000000000000000" office:value-type="float" office:value="172.70857953829" calcext:value-type="float">
            <text:p>172,708579538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769318535422" calcext:value-type="float">
            <text:p>26,9769318535422</text:p>
          </table:table-cell>
          <table:table-cell office:value-type="float" office:value="0.0137689839477346" calcext:value-type="float">
            <text:p>0,013768983947735</text:p>
          </table:table-cell>
          <table:table-cell office:value-type="float" office:value="3" calcext:value-type="float">
            <text:p>3</text:p>
          </table:table-cell>
          <table:table-cell table:formula="of:=[.D177]/[.B177]" office:value-type="float" office:value="0.111206122930769" calcext:value-type="float">
            <text:p>0,111206122930769</text:p>
          </table:table-cell>
          <table:table-cell office:value-type="float" office:value="48204" calcext:value-type="float">
            <text:p>48204</text:p>
          </table:table-cell>
          <table:table-cell office:value-type="float" office:value="1.72708659553814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77]/1000000000000000" office:value-type="float" office:value="172.708659553814" calcext:value-type="float">
            <text:p>172,7086595538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266063047722" calcext:value-type="float">
            <text:p>26,7266063047722</text:p>
          </table:table-cell>
          <table:table-cell office:value-type="float" office:value="0.0103599692659315" calcext:value-type="float">
            <text:p>0,010359969265932</text:p>
          </table:table-cell>
          <table:table-cell office:value-type="float" office:value="6" calcext:value-type="float">
            <text:p>6</text:p>
          </table:table-cell>
          <table:table-cell table:formula="of:=[.D178]/[.B178]" office:value-type="float" office:value="0.224495393525839" calcext:value-type="float">
            <text:p>0,224495393525839</text:p>
          </table:table-cell>
          <table:table-cell office:value-type="float" office:value="48153" calcext:value-type="float">
            <text:p>48153</text:p>
          </table:table-cell>
          <table:table-cell office:value-type="float" office:value="1.72508120094451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178]/1000000000000000" office:value-type="float" office:value="172.508120094451" calcext:value-type="float">
            <text:p>172,5081200944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406383022903" calcext:value-type="float">
            <text:p>27,1406383022903</text:p>
          </table:table-cell>
          <table:table-cell office:value-type="float" office:value="0.0130295784514696" calcext:value-type="float">
            <text:p>0,01302957845147</text:p>
          </table:table-cell>
          <table:table-cell office:value-type="float" office:value="0" calcext:value-type="float">
            <text:p>0</text:p>
          </table:table-cell>
          <table:table-cell table:formula="of:=[.D179]/[.B179]" office:value-type="float" office:value="0" calcext:value-type="float">
            <text:p>0</text:p>
          </table:table-cell>
          <table:table-cell office:value-type="float" office:value="48158" calcext:value-type="float">
            <text:p>48158</text:p>
          </table:table-cell>
          <table:table-cell office:value-type="float" office:value="1.72528124029601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79]/1000000000000000" office:value-type="float" office:value="172.528124029601" calcext:value-type="float">
            <text:p>172,5281240296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11902240495" calcext:value-type="float">
            <text:p>27,211902240495</text:p>
          </table:table-cell>
          <table:table-cell office:value-type="float" office:value="0.0127048419641821" calcext:value-type="float">
            <text:p>0,012704841964182</text:p>
          </table:table-cell>
          <table:table-cell office:value-type="float" office:value="1" calcext:value-type="float">
            <text:p>1</text:p>
          </table:table-cell>
          <table:table-cell table:formula="of:=[.D180]/[.B180]" office:value-type="float" office:value="0.0367486253317441" calcext:value-type="float">
            <text:p>0,036748625331744</text:p>
          </table:table-cell>
          <table:table-cell office:value-type="float" office:value="48158" calcext:value-type="float">
            <text:p>48158</text:p>
          </table:table-cell>
          <table:table-cell office:value-type="float" office:value="1.72528124029601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80]/1000000000000000" office:value-type="float" office:value="172.528124029601" calcext:value-type="float">
            <text:p>172,5281240296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102662070684" calcext:value-type="float">
            <text:p>27,2102662070684</text:p>
          </table:table-cell>
          <table:table-cell office:value-type="float" office:value="0.00815556807448618" calcext:value-type="float">
            <text:p>0,008155568074486</text:p>
          </table:table-cell>
          <table:table-cell office:value-type="float" office:value="5" calcext:value-type="float">
            <text:p>5</text:p>
          </table:table-cell>
          <table:table-cell table:formula="of:=[.D181]/[.B181]" office:value-type="float" office:value="0.183754174323409" calcext:value-type="float">
            <text:p>0,183754174323409</text:p>
          </table:table-cell>
          <table:table-cell office:value-type="float" office:value="48157" calcext:value-type="float">
            <text:p>48157</text:p>
          </table:table-cell>
          <table:table-cell office:value-type="float" office:value="1.72526123630667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181]/1000000000000000" office:value-type="float" office:value="172.526123630667" calcext:value-type="float">
            <text:p>172,526123630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69176729782" calcext:value-type="float">
            <text:p>26,969176729782</text:p>
          </table:table-cell>
          <table:table-cell office:value-type="float" office:value="0.0092585060016753" calcext:value-type="float">
            <text:p>0,009258506001675</text:p>
          </table:table-cell>
          <table:table-cell office:value-type="float" office:value="11" calcext:value-type="float">
            <text:p>11</text:p>
          </table:table-cell>
          <table:table-cell table:formula="of:=[.D182]/[.B182]" office:value-type="float" office:value="0.40787303632642" calcext:value-type="float">
            <text:p>0,40787303632642</text:p>
          </table:table-cell>
          <table:table-cell office:value-type="float" office:value="48112" calcext:value-type="float">
            <text:p>48112</text:p>
          </table:table-cell>
          <table:table-cell office:value-type="float" office:value="1.72573472329188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82]/1000000000000000" office:value-type="float" office:value="172.573472329188" calcext:value-type="float">
            <text:p>172,573472329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01.csv</text:p>
          </table:table-cell>
          <table:table-cell office:value-type="float" office:value="26.6091268595819" calcext:value-type="float">
            <text:p>26,6091268595819</text:p>
          </table:table-cell>
          <table:table-cell office:value-type="float" office:value="0.0109364000176007" calcext:value-type="float">
            <text:p>0,010936400017601</text:p>
          </table:table-cell>
          <table:table-cell office:value-type="float" office:value="3" calcext:value-type="float">
            <text:p>3</text:p>
          </table:table-cell>
          <table:table-cell table:formula="of:=[.D183]/[.B183]" office:value-type="float" office:value="0.11274327097733" calcext:value-type="float">
            <text:p>0,11274327097733</text:p>
          </table:table-cell>
          <table:table-cell office:value-type="float" office:value="47792" calcext:value-type="float">
            <text:p>47792</text:p>
          </table:table-cell>
          <table:table-cell office:value-type="float" office:value="1.72101577309177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83]/1000000000000000" office:value-type="float" office:value="172.101577309177" calcext:value-type="float">
            <text:p>172,1015773091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128739439425" calcext:value-type="float">
            <text:p>26,9128739439425</text:p>
          </table:table-cell>
          <table:table-cell office:value-type="float" office:value="0.0141348310382876" calcext:value-type="float">
            <text:p>0,014134831038288</text:p>
          </table:table-cell>
          <table:table-cell office:value-type="float" office:value="0" calcext:value-type="float">
            <text:p>0</text:p>
          </table:table-cell>
          <table:table-cell table:formula="of:=[.D184]/[.B184]" office:value-type="float" office:value="0" calcext:value-type="float">
            <text:p>0</text:p>
          </table:table-cell>
          <table:table-cell office:value-type="float" office:value="47700" calcext:value-type="float">
            <text:p>47700</text:p>
          </table:table-cell>
          <table:table-cell office:value-type="float" office:value="1.71964389696456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84]/1000000000000000" office:value-type="float" office:value="171.964389696456" calcext:value-type="float">
            <text:p>171,9643896964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711687656372" calcext:value-type="float">
            <text:p>27,0711687656372</text:p>
          </table:table-cell>
          <table:table-cell office:value-type="float" office:value="0.00884422149103185" calcext:value-type="float">
            <text:p>0,008844221491032</text:p>
          </table:table-cell>
          <table:table-cell office:value-type="float" office:value="0" calcext:value-type="float">
            <text:p>0</text:p>
          </table:table-cell>
          <table:table-cell table:formula="of:=[.D185]/[.B185]" office:value-type="float" office:value="0" calcext:value-type="float">
            <text:p>0</text:p>
          </table:table-cell>
          <table:table-cell office:value-type="float" office:value="47562" calcext:value-type="float">
            <text:p>47562</text:p>
          </table:table-cell>
          <table:table-cell office:value-type="float" office:value="1.71761608859518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85]/1000000000000000" office:value-type="float" office:value="171.761608859518" calcext:value-type="float">
            <text:p>171,7616088595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354876689864" calcext:value-type="float">
            <text:p>26,7354876689864</text:p>
          </table:table-cell>
          <table:table-cell office:value-type="float" office:value="0.0149686865296052" calcext:value-type="float">
            <text:p>0,014968686529605</text:p>
          </table:table-cell>
          <table:table-cell office:value-type="float" office:value="0" calcext:value-type="float">
            <text:p>0</text:p>
          </table:table-cell>
          <table:table-cell table:formula="of:=[.D186]/[.B186]" office:value-type="float" office:value="0" calcext:value-type="float">
            <text:p>0</text:p>
          </table:table-cell>
          <table:table-cell office:value-type="float" office:value="47562" calcext:value-type="float">
            <text:p>47562</text:p>
          </table:table-cell>
          <table:table-cell office:value-type="float" office:value="1.71761608859518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86]/1000000000000000" office:value-type="float" office:value="171.761608859518" calcext:value-type="float">
            <text:p>171,7616088595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651486480804" calcext:value-type="float">
            <text:p>26,7651486480804</text:p>
          </table:table-cell>
          <table:table-cell office:value-type="float" office:value="0.0102475155884949" calcext:value-type="float">
            <text:p>0,010247515588495</text:p>
          </table:table-cell>
          <table:table-cell office:value-type="float" office:value="0" calcext:value-type="float">
            <text:p>0</text:p>
          </table:table-cell>
          <table:table-cell table:formula="of:=[.D187]/[.B187]" office:value-type="float" office:value="0" calcext:value-type="float">
            <text:p>0</text:p>
          </table:table-cell>
          <table:table-cell office:value-type="float" office:value="47561" calcext:value-type="float">
            <text:p>47561</text:p>
          </table:table-cell>
          <table:table-cell office:value-type="float" office:value="1.71755607684392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187]/1000000000000000" office:value-type="float" office:value="171.755607684392" calcext:value-type="float">
            <text:p>171,7556076843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846702129896" calcext:value-type="float">
            <text:p>27,0846702129896</text:p>
          </table:table-cell>
          <table:table-cell office:value-type="float" office:value="0.0087824982947906" calcext:value-type="float">
            <text:p>0,008782498294791</text:p>
          </table:table-cell>
          <table:table-cell office:value-type="float" office:value="10" calcext:value-type="float">
            <text:p>10</text:p>
          </table:table-cell>
          <table:table-cell table:formula="of:=[.D188]/[.B188]" office:value-type="float" office:value="0.369212544268088" calcext:value-type="float">
            <text:p>0,369212544268088</text:p>
          </table:table-cell>
          <table:table-cell office:value-type="float" office:value="47560" calcext:value-type="float">
            <text:p>47560</text:p>
          </table:table-cell>
          <table:table-cell office:value-type="float" office:value="1.7175260709141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88]/1000000000000000" office:value-type="float" office:value="171.75260709141" calcext:value-type="float">
            <text:p>171,752607091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854912029632" calcext:value-type="float">
            <text:p>26,8854912029632</text:p>
          </table:table-cell>
          <table:table-cell office:value-type="float" office:value="0.00970039813525007" calcext:value-type="float">
            <text:p>0,00970039813525</text:p>
          </table:table-cell>
          <table:table-cell office:value-type="float" office:value="3" calcext:value-type="float">
            <text:p>3</text:p>
          </table:table-cell>
          <table:table-cell table:formula="of:=[.D189]/[.B189]" office:value-type="float" office:value="0.111584347756657" calcext:value-type="float">
            <text:p>0,111584347756657</text:p>
          </table:table-cell>
          <table:table-cell office:value-type="float" office:value="47515" calcext:value-type="float">
            <text:p>47515</text:p>
          </table:table-cell>
          <table:table-cell office:value-type="float" office:value="1.71689924442711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89]/1000000000000000" office:value-type="float" office:value="171.689924442711" calcext:value-type="float">
            <text:p>171,6899244427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909419984847" calcext:value-type="float">
            <text:p>26,8909419984847</text:p>
          </table:table-cell>
          <table:table-cell office:value-type="float" office:value="0.00967539238129598" calcext:value-type="float">
            <text:p>0,009675392381296</text:p>
          </table:table-cell>
          <table:table-cell office:value-type="float" office:value="4" calcext:value-type="float">
            <text:p>4</text:p>
          </table:table-cell>
          <table:table-cell table:formula="of:=[.D190]/[.B190]" office:value-type="float" office:value="0.148748972803757" calcext:value-type="float">
            <text:p>0,148748972803757</text:p>
          </table:table-cell>
          <table:table-cell office:value-type="float" office:value="47515" calcext:value-type="float">
            <text:p>47515</text:p>
          </table:table-cell>
          <table:table-cell office:value-type="float" office:value="1.71690924636759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90]/1000000000000000" office:value-type="float" office:value="171.690924636759" calcext:value-type="float">
            <text:p>171,6909246367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645341366308" calcext:value-type="float">
            <text:p>27,5645341366308</text:p>
          </table:table-cell>
          <table:table-cell office:value-type="float" office:value="0.0163601992258161" calcext:value-type="float">
            <text:p>0,016360199225816</text:p>
          </table:table-cell>
          <table:table-cell office:value-type="float" office:value="7" calcext:value-type="float">
            <text:p>7</text:p>
          </table:table-cell>
          <table:table-cell table:formula="of:=[.D191]/[.B191]" office:value-type="float" office:value="0.253949512271917" calcext:value-type="float">
            <text:p>0,253949512271917</text:p>
          </table:table-cell>
          <table:table-cell office:value-type="float" office:value="47470" calcext:value-type="float">
            <text:p>47470</text:p>
          </table:table-cell>
          <table:table-cell office:value-type="float" office:value="1.71513389705528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191]/1000000000000000" office:value-type="float" office:value="171.513389705528" calcext:value-type="float">
            <text:p>171,5133897055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7330159465779" calcext:value-type="float">
            <text:p>27,7330159465779</text:p>
          </table:table-cell>
          <table:table-cell office:value-type="float" office:value="0.0171334828783235" calcext:value-type="float">
            <text:p>0,017133482878324</text:p>
          </table:table-cell>
          <table:table-cell office:value-type="float" office:value="4" calcext:value-type="float">
            <text:p>4</text:p>
          </table:table-cell>
          <table:table-cell table:formula="of:=[.D192]/[.B192]" office:value-type="float" office:value="0.144232419860328" calcext:value-type="float">
            <text:p>0,144232419860328</text:p>
          </table:table-cell>
          <table:table-cell office:value-type="float" office:value="47470" calcext:value-type="float">
            <text:p>47470</text:p>
          </table:table-cell>
          <table:table-cell office:value-type="float" office:value="1.71513389705528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192]/1000000000000000" office:value-type="float" office:value="171.513389705528" calcext:value-type="float">
            <text:p>171,5133897055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7892397463715" calcext:value-type="float">
            <text:p>27,7892397463715</text:p>
          </table:table-cell>
          <table:table-cell office:value-type="float" office:value="0.0173915341497091" calcext:value-type="float">
            <text:p>0,017391534149709</text:p>
          </table:table-cell>
          <table:table-cell office:value-type="float" office:value="3" calcext:value-type="float">
            <text:p>3</text:p>
          </table:table-cell>
          <table:table-cell table:formula="of:=[.D193]/[.B193]" office:value-type="float" office:value="0.10795545424706" calcext:value-type="float">
            <text:p>0,10795545424706</text:p>
          </table:table-cell>
          <table:table-cell office:value-type="float" office:value="47470" calcext:value-type="float">
            <text:p>47470</text:p>
          </table:table-cell>
          <table:table-cell office:value-type="float" office:value="1.71513389705528E+017" calcext:value-type="float">
            <text:p>1,72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93]/1000000000000000" office:value-type="float" office:value="171.513389705528" calcext:value-type="float">
            <text:p>171,5133897055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709922056035" calcext:value-type="float">
            <text:p>27,6709922056035</text:p>
          </table:table-cell>
          <table:table-cell office:value-type="float" office:value="0.0168489889913799" calcext:value-type="float">
            <text:p>0,01684898899138</text:p>
          </table:table-cell>
          <table:table-cell office:value-type="float" office:value="4" calcext:value-type="float">
            <text:p>4</text:p>
          </table:table-cell>
          <table:table-cell table:formula="of:=[.D194]/[.B194]" office:value-type="float" office:value="0.144555712721786" calcext:value-type="float">
            <text:p>0,144555712721786</text:p>
          </table:table-cell>
          <table:table-cell office:value-type="float" office:value="47469" calcext:value-type="float">
            <text:p>47469</text:p>
          </table:table-cell>
          <table:table-cell office:value-type="float" office:value="1.71509388918498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194]/1000000000000000" office:value-type="float" office:value="171.509388918498" calcext:value-type="float">
            <text:p>171,5093889184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705359400017" calcext:value-type="float">
            <text:p>27,6705359400017</text:p>
          </table:table-cell>
          <table:table-cell office:value-type="float" office:value="0.0168472497466362" calcext:value-type="float">
            <text:p>0,016847249746636</text:p>
          </table:table-cell>
          <table:table-cell office:value-type="float" office:value="2" calcext:value-type="float">
            <text:p>2</text:p>
          </table:table-cell>
          <table:table-cell table:formula="of:=[.D195]/[.B195]" office:value-type="float" office:value="0.0722790481664909" calcext:value-type="float">
            <text:p>0,072279048166491</text:p>
          </table:table-cell>
          <table:table-cell office:value-type="float" office:value="47467" calcext:value-type="float">
            <text:p>47467</text:p>
          </table:table-cell>
          <table:table-cell office:value-type="float" office:value="1.71502387538486E+017" calcext:value-type="float">
            <text:p>1,72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95]/1000000000000000" office:value-type="float" office:value="171.502387538486" calcext:value-type="float">
            <text:p>171,5023875384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437960817358" calcext:value-type="float">
            <text:p>27,6437960817358</text:p>
          </table:table-cell>
          <table:table-cell office:value-type="float" office:value="0.012134400887211" calcext:value-type="float">
            <text:p>0,012134400887211</text:p>
          </table:table-cell>
          <table:table-cell office:value-type="float" office:value="3" calcext:value-type="float">
            <text:p>3</text:p>
          </table:table-cell>
          <table:table-cell table:formula="of:=[.D196]/[.B196]" office:value-type="float" office:value="0.108523445590821" calcext:value-type="float">
            <text:p>0,108523445590821</text:p>
          </table:table-cell>
          <table:table-cell office:value-type="float" office:value="47469" calcext:value-type="float">
            <text:p>47469</text:p>
          </table:table-cell>
          <table:table-cell office:value-type="float" office:value="1.71510389112546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196]/1000000000000000" office:value-type="float" office:value="171.510389112546" calcext:value-type="float">
            <text:p>171,5103891125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7222456288182" calcext:value-type="float">
            <text:p>27,7222456288182</text:p>
          </table:table-cell>
          <table:table-cell office:value-type="float" office:value="0.0170842301237898" calcext:value-type="float">
            <text:p>0,01708423012379</text:p>
          </table:table-cell>
          <table:table-cell office:value-type="float" office:value="4" calcext:value-type="float">
            <text:p>4</text:p>
          </table:table-cell>
          <table:table-cell table:formula="of:=[.D197]/[.B197]" office:value-type="float" office:value="0.144288455327799" calcext:value-type="float">
            <text:p>0,144288455327799</text:p>
          </table:table-cell>
          <table:table-cell office:value-type="float" office:value="47469" calcext:value-type="float">
            <text:p>47469</text:p>
          </table:table-cell>
          <table:table-cell office:value-type="float" office:value="1.71510389112546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formula="of:=[.G197]/1000000000000000" office:value-type="float" office:value="171.510389112546" calcext:value-type="float">
            <text:p>171,5103891125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221613650727" calcext:value-type="float">
            <text:p>26,5221613650727</text:p>
          </table:table-cell>
          <table:table-cell office:value-type="float" office:value="0.0161658905119403" calcext:value-type="float">
            <text:p>0,01616589051194</text:p>
          </table:table-cell>
          <table:table-cell office:value-type="float" office:value="5" calcext:value-type="float">
            <text:p>5</text:p>
          </table:table-cell>
          <table:table-cell table:formula="of:=[.D198]/[.B198]" office:value-type="float" office:value="0.188521588839458" calcext:value-type="float">
            <text:p>0,188521588839458</text:p>
          </table:table-cell>
          <table:table-cell office:value-type="float" office:value="47469" calcext:value-type="float">
            <text:p>47469</text:p>
          </table:table-cell>
          <table:table-cell office:value-type="float" office:value="1.71510229081499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198]/1000000000000000" office:value-type="float" office:value="171.510229081499" calcext:value-type="float">
            <text:p>171,5102290814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319570254898" calcext:value-type="float">
            <text:p>26,5319570254898</text:p>
          </table:table-cell>
          <table:table-cell office:value-type="float" office:value="0.011621085978882" calcext:value-type="float">
            <text:p>0,011621085978882</text:p>
          </table:table-cell>
          <table:table-cell office:value-type="float" office:value="4" calcext:value-type="float">
            <text:p>4</text:p>
          </table:table-cell>
          <table:table-cell table:formula="of:=[.D199]/[.B199]" office:value-type="float" office:value="0.15076158898332" calcext:value-type="float">
            <text:p>0,15076158898332</text:p>
          </table:table-cell>
          <table:table-cell office:value-type="float" office:value="47469" calcext:value-type="float">
            <text:p>47469</text:p>
          </table:table-cell>
          <table:table-cell office:value-type="float" office:value="1.71509889015522E+017" calcext:value-type="float">
            <text:p>1,72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199]/1000000000000000" office:value-type="float" office:value="171.509889015522" calcext:value-type="float">
            <text:p>171,5098890155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801998987854" calcext:value-type="float">
            <text:p>26,4801998987854</text:p>
          </table:table-cell>
          <table:table-cell office:value-type="float" office:value="0.00220507300828361" calcext:value-type="float">
            <text:p>0,002205073008284</text:p>
          </table:table-cell>
          <table:table-cell office:value-type="float" office:value="2" calcext:value-type="float">
            <text:p>2</text:p>
          </table:table-cell>
          <table:table-cell table:formula="of:=[.D200]/[.B200]" office:value-type="float" office:value="0.0755281307408761" calcext:value-type="float">
            <text:p>0,075528130740876</text:p>
          </table:table-cell>
          <table:table-cell office:value-type="float" office:value="47423" calcext:value-type="float">
            <text:p>47423</text:p>
          </table:table-cell>
          <table:table-cell office:value-type="float" office:value="1.71441015154828E+017" calcext:value-type="float">
            <text:p>1,71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00]/1000000000000000" office:value-type="float" office:value="171.441015154828" calcext:value-type="float">
            <text:p>171,4410151548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919342934863" calcext:value-type="float">
            <text:p>26,4919342934863</text:p>
          </table:table-cell>
          <table:table-cell office:value-type="float" office:value="0.0114430573548913" calcext:value-type="float">
            <text:p>0,011443057354891</text:p>
          </table:table-cell>
          <table:table-cell office:value-type="float" office:value="0" calcext:value-type="float">
            <text:p>0</text:p>
          </table:table-cell>
          <table:table-cell table:formula="of:=[.D201]/[.B201]" office:value-type="float" office:value="0" calcext:value-type="float">
            <text:p>0</text:p>
          </table:table-cell>
          <table:table-cell office:value-type="float" office:value="47422" calcext:value-type="float">
            <text:p>47422</text:p>
          </table:table-cell>
          <table:table-cell office:value-type="float" office:value="1.71438014561846E+017" calcext:value-type="float">
            <text:p>1,71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01]/1000000000000000" office:value-type="float" office:value="171.438014561846" calcext:value-type="float">
            <text:p>171,4380145618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056048752715" calcext:value-type="float">
            <text:p>26,4056048752715</text:p>
          </table:table-cell>
          <table:table-cell office:value-type="float" office:value="0.0110466293725691" calcext:value-type="float">
            <text:p>0,011046629372569</text:p>
          </table:table-cell>
          <table:table-cell office:value-type="float" office:value="4" calcext:value-type="float">
            <text:p>4</text:p>
          </table:table-cell>
          <table:table-cell table:formula="of:=[.D202]/[.B202]" office:value-type="float" office:value="0.151482990785261" calcext:value-type="float">
            <text:p>0,151482990785261</text:p>
          </table:table-cell>
          <table:table-cell office:value-type="float" office:value="47422" calcext:value-type="float">
            <text:p>47422</text:p>
          </table:table-cell>
          <table:table-cell office:value-type="float" office:value="1.71438014561846E+017" calcext:value-type="float">
            <text:p>1,71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02]/1000000000000000" office:value-type="float" office:value="171.438014561846" calcext:value-type="float">
            <text:p>171,4380145618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181131916329" calcext:value-type="float">
            <text:p>26,5181131916329</text:p>
          </table:table-cell>
          <table:table-cell office:value-type="float" office:value="0.0115631499396751" calcext:value-type="float">
            <text:p>0,011563149939675</text:p>
          </table:table-cell>
          <table:table-cell office:value-type="float" office:value="4" calcext:value-type="float">
            <text:p>4</text:p>
          </table:table-cell>
          <table:table-cell table:formula="of:=[.D203]/[.B203]" office:value-type="float" office:value="0.150840294371399" calcext:value-type="float">
            <text:p>0,150840294371399</text:p>
          </table:table-cell>
          <table:table-cell office:value-type="float" office:value="47423" calcext:value-type="float">
            <text:p>47423</text:p>
          </table:table-cell>
          <table:table-cell office:value-type="float" office:value="1.71439014766732E+017" calcext:value-type="float">
            <text:p>1,71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03]/1000000000000000" office:value-type="float" office:value="171.439014766732" calcext:value-type="float">
            <text:p>171,4390147667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870741694457" calcext:value-type="float">
            <text:p>26,7870741694457</text:p>
          </table:table-cell>
          <table:table-cell office:value-type="float" office:value="0.0128044274713345" calcext:value-type="float">
            <text:p>0,012804427471335</text:p>
          </table:table-cell>
          <table:table-cell office:value-type="float" office:value="0" calcext:value-type="float">
            <text:p>0</text:p>
          </table:table-cell>
          <table:table-cell table:formula="of:=[.D204]/[.B204]" office:value-type="float" office:value="0" calcext:value-type="float">
            <text:p>0</text:p>
          </table:table-cell>
          <table:table-cell office:value-type="float" office:value="47377" calcext:value-type="float">
            <text:p>47377</text:p>
          </table:table-cell>
          <table:table-cell office:value-type="float" office:value="1.71393345407952E+017" calcext:value-type="float">
            <text:p>1,71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04]/1000000000000000" office:value-type="float" office:value="171.393345407952" calcext:value-type="float">
            <text:p>171,3933454079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1867365108286" calcext:value-type="float">
            <text:p>26,1867365108286</text:p>
          </table:table-cell>
          <table:table-cell office:value-type="float" office:value="0.0190507051813211" calcext:value-type="float">
            <text:p>0,019050705181321</text:p>
          </table:table-cell>
          <table:table-cell office:value-type="float" office:value="5" calcext:value-type="float">
            <text:p>5</text:p>
          </table:table-cell>
          <table:table-cell table:formula="of:=[.D205]/[.B205]" office:value-type="float" office:value="0.190936354285019" calcext:value-type="float">
            <text:p>0,190936354285019</text:p>
          </table:table-cell>
          <table:table-cell office:value-type="float" office:value="48297" calcext:value-type="float">
            <text:p>48297</text:p>
          </table:table-cell>
          <table:table-cell office:value-type="float" office:value="1.75003895861159E+017" calcext:value-type="float">
            <text:p>1,75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05]/1000000000000000" office:value-type="float" office:value="175.003895861159" calcext:value-type="float">
            <text:p>175,0038958611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236096732784" calcext:value-type="float">
            <text:p>26,236096732784</text:p>
          </table:table-cell>
          <table:table-cell office:value-type="float" office:value="0.0101748030961594" calcext:value-type="float">
            <text:p>0,01017480309616</text:p>
          </table:table-cell>
          <table:table-cell office:value-type="float" office:value="7" calcext:value-type="float">
            <text:p>7</text:p>
          </table:table-cell>
          <table:table-cell table:formula="of:=[.D206]/[.B206]" office:value-type="float" office:value="0.26680798105356" calcext:value-type="float">
            <text:p>0,26680798105356</text:p>
          </table:table-cell>
          <table:table-cell office:value-type="float" office:value="48297" calcext:value-type="float">
            <text:p>48297</text:p>
          </table:table-cell>
          <table:table-cell office:value-type="float" office:value="1.75003895861159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06]/1000000000000000" office:value-type="float" office:value="175.003895861159" calcext:value-type="float">
            <text:p>175,0038958611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08954636742" calcext:value-type="float">
            <text:p>26,508954636742</text:p>
          </table:table-cell>
          <table:table-cell office:value-type="float" office:value="0.0205166663806444" calcext:value-type="float">
            <text:p>0,020516666380644</text:p>
          </table:table-cell>
          <table:table-cell office:value-type="float" office:value="0" calcext:value-type="float">
            <text:p>0</text:p>
          </table:table-cell>
          <table:table-cell table:formula="of:=[.D207]/[.B207]" office:value-type="float" office:value="0" calcext:value-type="float">
            <text:p>0</text:p>
          </table:table-cell>
          <table:table-cell office:value-type="float" office:value="48298" calcext:value-type="float">
            <text:p>48298</text:p>
          </table:table-cell>
          <table:table-cell office:value-type="float" office:value="1.750064663707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07]/1000000000000000" office:value-type="float" office:value="175.0064663707" calcext:value-type="float">
            <text:p>175,00646637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2276444646887" calcext:value-type="float">
            <text:p>26,2276444646887</text:p>
          </table:table-cell>
          <table:table-cell office:value-type="float" office:value="0.0192366475260593" calcext:value-type="float">
            <text:p>0,019236647526059</text:p>
          </table:table-cell>
          <table:table-cell office:value-type="float" office:value="0" calcext:value-type="float">
            <text:p>0</text:p>
          </table:table-cell>
          <table:table-cell table:formula="of:=[.D208]/[.B208]" office:value-type="float" office:value="0" calcext:value-type="float">
            <text:p>0</text:p>
          </table:table-cell>
          <table:table-cell office:value-type="float" office:value="48298" calcext:value-type="float">
            <text:p>48298</text:p>
          </table:table-cell>
          <table:table-cell office:value-type="float" office:value="1.750064663707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08]/1000000000000000" office:value-type="float" office:value="175.0064663707" calcext:value-type="float">
            <text:p>175,00646637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225180645562" calcext:value-type="float">
            <text:p>26,225180645562</text:p>
          </table:table-cell>
          <table:table-cell office:value-type="float" office:value="0.0192254366447982" calcext:value-type="float">
            <text:p>0,019225436644798</text:p>
          </table:table-cell>
          <table:table-cell office:value-type="float" office:value="3" calcext:value-type="float">
            <text:p>3</text:p>
          </table:table-cell>
          <table:table-cell table:formula="of:=[.D209]/[.B209]" office:value-type="float" office:value="0.1143938736036" calcext:value-type="float">
            <text:p>0,1143938736036</text:p>
          </table:table-cell>
          <table:table-cell office:value-type="float" office:value="48298" calcext:value-type="float">
            <text:p>48298</text:p>
          </table:table-cell>
          <table:table-cell office:value-type="float" office:value="1.750064663707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09]/1000000000000000" office:value-type="float" office:value="175.0064663707" calcext:value-type="float">
            <text:p>175,00646637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671131907493" calcext:value-type="float">
            <text:p>26,5671131907493</text:p>
          </table:table-cell>
          <table:table-cell office:value-type="float" office:value="0.0116808903923707" calcext:value-type="float">
            <text:p>0,011680890392371</text:p>
          </table:table-cell>
          <table:table-cell office:value-type="float" office:value="2" calcext:value-type="float">
            <text:p>2</text:p>
          </table:table-cell>
          <table:table-cell table:formula="of:=[.D210]/[.B210]" office:value-type="float" office:value="0.0752810433576352" calcext:value-type="float">
            <text:p>0,075281043357635</text:p>
          </table:table-cell>
          <table:table-cell office:value-type="float" office:value="48298" calcext:value-type="float">
            <text:p>48298</text:p>
          </table:table-cell>
          <table:table-cell office:value-type="float" office:value="1.75005446172771E+017" calcext:value-type="float">
            <text:p>1,7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10]/1000000000000000" office:value-type="float" office:value="175.005446172771" calcext:value-type="float">
            <text:p>175,0054461727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755191618874" calcext:value-type="float">
            <text:p>26,5755191618874</text:p>
          </table:table-cell>
          <table:table-cell office:value-type="float" office:value="0.0208195485928686" calcext:value-type="float">
            <text:p>0,020819548592869</text:p>
          </table:table-cell>
          <table:table-cell office:value-type="float" office:value="5" calcext:value-type="float">
            <text:p>5</text:p>
          </table:table-cell>
          <table:table-cell table:formula="of:=[.D211]/[.B211]" office:value-type="float" office:value="0.188143078957066" calcext:value-type="float">
            <text:p>0,188143078957066</text:p>
          </table:table-cell>
          <table:table-cell office:value-type="float" office:value="48298" calcext:value-type="float">
            <text:p>48298</text:p>
          </table:table-cell>
          <table:table-cell office:value-type="float" office:value="1.75005446172771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11]/1000000000000000" office:value-type="float" office:value="175.005446172771" calcext:value-type="float">
            <text:p>175,0054461727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436758525021" calcext:value-type="float">
            <text:p>26,5436758525021</text:p>
          </table:table-cell>
          <table:table-cell office:value-type="float" office:value="0.0206746550182494" calcext:value-type="float">
            <text:p>0,020674655018249</text:p>
          </table:table-cell>
          <table:table-cell office:value-type="float" office:value="4" calcext:value-type="float">
            <text:p>4</text:p>
          </table:table-cell>
          <table:table-cell table:formula="of:=[.D212]/[.B212]" office:value-type="float" office:value="0.150695028911112" calcext:value-type="float">
            <text:p>0,150695028911112</text:p>
          </table:table-cell>
          <table:table-cell office:value-type="float" office:value="48298" calcext:value-type="float">
            <text:p>48298</text:p>
          </table:table-cell>
          <table:table-cell office:value-type="float" office:value="1.75004606009771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12]/1000000000000000" office:value-type="float" office:value="175.004606009771" calcext:value-type="float">
            <text:p>175,0046060097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561871800717" calcext:value-type="float">
            <text:p>26,6561871800717</text:p>
          </table:table-cell>
          <table:table-cell office:value-type="float" office:value="0.0211967008653409" calcext:value-type="float">
            <text:p>0,021196700865341</text:p>
          </table:table-cell>
          <table:table-cell office:value-type="float" office:value="10" calcext:value-type="float">
            <text:p>10</text:p>
          </table:table-cell>
          <table:table-cell table:formula="of:=[.D213]/[.B213]" office:value-type="float" office:value="0.37514742571571" calcext:value-type="float">
            <text:p>0,37514742571571</text:p>
          </table:table-cell>
          <table:table-cell office:value-type="float" office:value="48252" calcext:value-type="float">
            <text:p>48252</text:p>
          </table:table-cell>
          <table:table-cell office:value-type="float" office:value="1.74958236515157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13]/1000000000000000" office:value-type="float" office:value="174.958236515157" calcext:value-type="float">
            <text:p>174,9582365151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870015750642" calcext:value-type="float">
            <text:p>26,5870015750642</text:p>
          </table:table-cell>
          <table:table-cell office:value-type="float" office:value="0.0208819585651882" calcext:value-type="float">
            <text:p>0,020881958565188</text:p>
          </table:table-cell>
          <table:table-cell office:value-type="float" office:value="0" calcext:value-type="float">
            <text:p>0</text:p>
          </table:table-cell>
          <table:table-cell table:formula="of:=[.D214]/[.B214]" office:value-type="float" office:value="0" calcext:value-type="float">
            <text:p>0</text:p>
          </table:table-cell>
          <table:table-cell office:value-type="float" office:value="48251" calcext:value-type="float">
            <text:p>48251</text:p>
          </table:table-cell>
          <table:table-cell office:value-type="float" office:value="1.74953125512734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14]/1000000000000000" office:value-type="float" office:value="174.953125512734" calcext:value-type="float">
            <text:p>174,9531255127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078297272652" calcext:value-type="float">
            <text:p>26,6078297272652</text:p>
          </table:table-cell>
          <table:table-cell office:value-type="float" office:value="0.0209767770657123" calcext:value-type="float">
            <text:p>0,020976777065712</text:p>
          </table:table-cell>
          <table:table-cell office:value-type="float" office:value="1" calcext:value-type="float">
            <text:p>1</text:p>
          </table:table-cell>
          <table:table-cell table:formula="of:=[.D215]/[.B215]" office:value-type="float" office:value="0.0375829224048023" calcext:value-type="float">
            <text:p>0,037582922404802</text:p>
          </table:table-cell>
          <table:table-cell office:value-type="float" office:value="48251" calcext:value-type="float">
            <text:p>48251</text:p>
          </table:table-cell>
          <table:table-cell office:value-type="float" office:value="1.74953125512734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15]/1000000000000000" office:value-type="float" office:value="174.953125512734" calcext:value-type="float">
            <text:p>174,9531255127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802553314957" calcext:value-type="float">
            <text:p>26,6802553314957</text:p>
          </table:table-cell>
          <table:table-cell office:value-type="float" office:value="0.0213067096353314" calcext:value-type="float">
            <text:p>0,021306709635331</text:p>
          </table:table-cell>
          <table:table-cell office:value-type="float" office:value="5" calcext:value-type="float">
            <text:p>5</text:p>
          </table:table-cell>
          <table:table-cell table:formula="of:=[.D216]/[.B216]" office:value-type="float" office:value="0.187404503363113" calcext:value-type="float">
            <text:p>0,187404503363113</text:p>
          </table:table-cell>
          <table:table-cell office:value-type="float" office:value="48250" calcext:value-type="float">
            <text:p>48250</text:p>
          </table:table-cell>
          <table:table-cell office:value-type="float" office:value="1.74949124725704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16]/1000000000000000" office:value-type="float" office:value="174.949124725704" calcext:value-type="float">
            <text:p>174,9491247257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287277474976" calcext:value-type="float">
            <text:p>26,6287277474976</text:p>
          </table:table-cell>
          <table:table-cell office:value-type="float" office:value="0.0165193222718086" calcext:value-type="float">
            <text:p>0,016519322271809</text:p>
          </table:table-cell>
          <table:table-cell office:value-type="float" office:value="7" calcext:value-type="float">
            <text:p>7</text:p>
          </table:table-cell>
          <table:table-cell table:formula="of:=[.D217]/[.B217]" office:value-type="float" office:value="0.262873993319408" calcext:value-type="float">
            <text:p>0,262873993319408</text:p>
          </table:table-cell>
          <table:table-cell office:value-type="float" office:value="48252" calcext:value-type="float">
            <text:p>48252</text:p>
          </table:table-cell>
          <table:table-cell office:value-type="float" office:value="1.74957306334692E+017" calcext:value-type="float">
            <text:p>1,7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17]/1000000000000000" office:value-type="float" office:value="174.957306334692" calcext:value-type="float">
            <text:p>174,9573063346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954655669078" calcext:value-type="float">
            <text:p>26,5954655669078</text:p>
          </table:table-cell>
          <table:table-cell office:value-type="float" office:value="0.0163679004185144" calcext:value-type="float">
            <text:p>0,016367900418514</text:p>
          </table:table-cell>
          <table:table-cell office:value-type="float" office:value="5" calcext:value-type="float">
            <text:p>5</text:p>
          </table:table-cell>
          <table:table-cell table:formula="of:=[.D218]/[.B218]" office:value-type="float" office:value="0.188001973021349" calcext:value-type="float">
            <text:p>0,188001973021349</text:p>
          </table:table-cell>
          <table:table-cell office:value-type="float" office:value="48252" calcext:value-type="float">
            <text:p>48252</text:p>
          </table:table-cell>
          <table:table-cell office:value-type="float" office:value="1.74956286136763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18]/1000000000000000" office:value-type="float" office:value="174.956286136763" calcext:value-type="float">
            <text:p>174,9562861367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51095268688" calcext:value-type="float">
            <text:p>26,551095268688</text:p>
          </table:table-cell>
          <table:table-cell office:value-type="float" office:value="0.0161659102702883" calcext:value-type="float">
            <text:p>0,016165910270288</text:p>
          </table:table-cell>
          <table:table-cell office:value-type="float" office:value="4" calcext:value-type="float">
            <text:p>4</text:p>
          </table:table-cell>
          <table:table-cell table:formula="of:=[.D219]/[.B219]" office:value-type="float" office:value="0.150652918816394" calcext:value-type="float">
            <text:p>0,150652918816394</text:p>
          </table:table-cell>
          <table:table-cell office:value-type="float" office:value="48252" calcext:value-type="float">
            <text:p>48252</text:p>
          </table:table-cell>
          <table:table-cell office:value-type="float" office:value="1.74956286136763E+017" calcext:value-type="float">
            <text:p>1,75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19]/1000000000000000" office:value-type="float" office:value="174.956286136763" calcext:value-type="float">
            <text:p>174,9562861367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990508362174" calcext:value-type="float">
            <text:p>26,5990508362174</text:p>
          </table:table-cell>
          <table:table-cell office:value-type="float" office:value="0.0163842219017667" calcext:value-type="float">
            <text:p>0,016384221901767</text:p>
          </table:table-cell>
          <table:table-cell office:value-type="float" office:value="4" calcext:value-type="float">
            <text:p>4</text:p>
          </table:table-cell>
          <table:table-cell table:formula="of:=[.D220]/[.B220]" office:value-type="float" office:value="0.15038130588305" calcext:value-type="float">
            <text:p>0,15038130588305</text:p>
          </table:table-cell>
          <table:table-cell office:value-type="float" office:value="48252" calcext:value-type="float">
            <text:p>48252</text:p>
          </table:table-cell>
          <table:table-cell office:value-type="float" office:value="1.74956126105716E+017" calcext:value-type="float">
            <text:p>1,75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20]/1000000000000000" office:value-type="float" office:value="174.956126105716" calcext:value-type="float">
            <text:p>174,9561261057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280019505059" calcext:value-type="float">
            <text:p>26,6280019505059</text:p>
          </table:table-cell>
          <table:table-cell office:value-type="float" office:value="0.0208608284835148" calcext:value-type="float">
            <text:p>0,020860828483515</text:p>
          </table:table-cell>
          <table:table-cell office:value-type="float" office:value="0" calcext:value-type="float">
            <text:p>0</text:p>
          </table:table-cell>
          <table:table-cell table:formula="of:=[.D221]/[.B221]" office:value-type="float" office:value="0" calcext:value-type="float">
            <text:p>0</text:p>
          </table:table-cell>
          <table:table-cell office:value-type="float" office:value="49217" calcext:value-type="float">
            <text:p>49217</text:p>
          </table:table-cell>
          <table:table-cell office:value-type="float" office:value="1.78742691195201E+017" calcext:value-type="float">
            <text:p>1,79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21]/1000000000000000" office:value-type="float" office:value="178.742691195201" calcext:value-type="float">
            <text:p>178,7426911952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572847883947" calcext:value-type="float">
            <text:p>26,5572847883947</text:p>
          </table:table-cell>
          <table:table-cell office:value-type="float" office:value="0.0205418605178423" calcext:value-type="float">
            <text:p>0,020541860517842</text:p>
          </table:table-cell>
          <table:table-cell office:value-type="float" office:value="2" calcext:value-type="float">
            <text:p>2</text:p>
          </table:table-cell>
          <table:table-cell table:formula="of:=[.D222]/[.B222]" office:value-type="float" office:value="0.0753089035997377" calcext:value-type="float">
            <text:p>0,075308903599738</text:p>
          </table:table-cell>
          <table:table-cell office:value-type="float" office:value="49218" calcext:value-type="float">
            <text:p>49218</text:p>
          </table:table-cell>
          <table:table-cell office:value-type="float" office:value="1.78746691982231E+017" calcext:value-type="float">
            <text:p>1,79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22]/1000000000000000" office:value-type="float" office:value="178.746691982231" calcext:value-type="float">
            <text:p>178,7466919822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401389707227" calcext:value-type="float">
            <text:p>26,6401389707227</text:p>
          </table:table-cell>
          <table:table-cell office:value-type="float" office:value="0.0209153239145198" calcext:value-type="float">
            <text:p>0,02091532391452</text:p>
          </table:table-cell>
          <table:table-cell office:value-type="float" office:value="6" calcext:value-type="float">
            <text:p>6</text:p>
          </table:table-cell>
          <table:table-cell table:formula="of:=[.D223]/[.B223]" office:value-type="float" office:value="0.225224050317228" calcext:value-type="float">
            <text:p>0,225224050317228</text:p>
          </table:table-cell>
          <table:table-cell office:value-type="float" office:value="49218" calcext:value-type="float">
            <text:p>49218</text:p>
          </table:table-cell>
          <table:table-cell office:value-type="float" office:value="1.78746691982231E+017" calcext:value-type="float">
            <text:p>1,79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23]/1000000000000000" office:value-type="float" office:value="178.746691982231" calcext:value-type="float">
            <text:p>178,7466919822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826917210664" calcext:value-type="float">
            <text:p>26,6826917210664</text:p>
          </table:table-cell>
          <table:table-cell office:value-type="float" office:value="0.0166074140313782" calcext:value-type="float">
            <text:p>0,016607414031378</text:p>
          </table:table-cell>
          <table:table-cell office:value-type="float" office:value="2" calcext:value-type="float">
            <text:p>2</text:p>
          </table:table-cell>
          <table:table-cell table:formula="of:=[.D224]/[.B224]" office:value-type="float" office:value="0.074954956602859" calcext:value-type="float">
            <text:p>0,074954956602859</text:p>
          </table:table-cell>
          <table:table-cell office:value-type="float" office:value="49172" calcext:value-type="float">
            <text:p>49172</text:p>
          </table:table-cell>
          <table:table-cell office:value-type="float" office:value="1.78679018354394E+017" calcext:value-type="float">
            <text:p>1,79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24]/1000000000000000" office:value-type="float" office:value="178.679018354394" calcext:value-type="float">
            <text:p>178,6790183543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211802649574" calcext:value-type="float">
            <text:p>26,6211802649574</text:p>
          </table:table-cell>
          <table:table-cell office:value-type="float" office:value="0.0163606614400166" calcext:value-type="float">
            <text:p>0,016360661440017</text:p>
          </table:table-cell>
          <table:table-cell office:value-type="float" office:value="7" calcext:value-type="float">
            <text:p>7</text:p>
          </table:table-cell>
          <table:table-cell table:formula="of:=[.D225]/[.B225]" office:value-type="float" office:value="0.262948521828478" calcext:value-type="float">
            <text:p>0,262948521828478</text:p>
          </table:table-cell>
          <table:table-cell office:value-type="float" office:value="48988" calcext:value-type="float">
            <text:p>48988</text:p>
          </table:table-cell>
          <table:table-cell office:value-type="float" office:value="1.77957896455472E+017" calcext:value-type="float">
            <text:p>1,78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225]/1000000000000000" office:value-type="float" office:value="177.957896455472" calcext:value-type="float">
            <text:p>177,9578964554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547771999592" calcext:value-type="float">
            <text:p>26,6547771999592</text:p>
          </table:table-cell>
          <table:table-cell office:value-type="float" office:value="0.0210206339030036" calcext:value-type="float">
            <text:p>0,021020633903004</text:p>
          </table:table-cell>
          <table:table-cell office:value-type="float" office:value="2" calcext:value-type="float">
            <text:p>2</text:p>
          </table:table-cell>
          <table:table-cell table:formula="of:=[.D226]/[.B226]" office:value-type="float" office:value="0.0750334540407661" calcext:value-type="float">
            <text:p>0,075033454040766</text:p>
          </table:table-cell>
          <table:table-cell office:value-type="float" office:value="49034" calcext:value-type="float">
            <text:p>49034</text:p>
          </table:table-cell>
          <table:table-cell office:value-type="float" office:value="1.78183350694381E+017" calcext:value-type="float">
            <text:p>1,78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26]/1000000000000000" office:value-type="float" office:value="178.183350694381" calcext:value-type="float">
            <text:p>178,1833506943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102585521892" calcext:value-type="float">
            <text:p>26,5102585521892</text:p>
          </table:table-cell>
          <table:table-cell office:value-type="float" office:value="0.0203584512952568" calcext:value-type="float">
            <text:p>0,020358451295257</text:p>
          </table:table-cell>
          <table:table-cell office:value-type="float" office:value="2" calcext:value-type="float">
            <text:p>2</text:p>
          </table:table-cell>
          <table:table-cell table:formula="of:=[.D227]/[.B227]" office:value-type="float" office:value="0.0754424931791108" calcext:value-type="float">
            <text:p>0,075442493179111</text:p>
          </table:table-cell>
          <table:table-cell office:value-type="float" office:value="49080" calcext:value-type="float">
            <text:p>49080</text:p>
          </table:table-cell>
          <table:table-cell office:value-type="float" office:value="1.78408464867313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27]/1000000000000000" office:value-type="float" office:value="178.408464867313" calcext:value-type="float">
            <text:p>178,4084648673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02627120374" calcext:value-type="float">
            <text:p>26,702627120374</text:p>
          </table:table-cell>
          <table:table-cell office:value-type="float" office:value="0.0212466888046467" calcext:value-type="float">
            <text:p>0,021246688804647</text:p>
          </table:table-cell>
          <table:table-cell office:value-type="float" office:value="1" calcext:value-type="float">
            <text:p>1</text:p>
          </table:table-cell>
          <table:table-cell table:formula="of:=[.D228]/[.B228]" office:value-type="float" office:value="0.0374494987138178" calcext:value-type="float">
            <text:p>0,037449498713818</text:p>
          </table:table-cell>
          <table:table-cell office:value-type="float" office:value="48988" calcext:value-type="float">
            <text:p>48988</text:p>
          </table:table-cell>
          <table:table-cell office:value-type="float" office:value="1.78092742617023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28]/1000000000000000" office:value-type="float" office:value="178.092742617023" calcext:value-type="float">
            <text:p>178,0927426170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252388340002" calcext:value-type="float">
            <text:p>26,7252388340002</text:p>
          </table:table-cell>
          <table:table-cell office:value-type="float" office:value="0.0213490674797688" calcext:value-type="float">
            <text:p>0,021349067479769</text:p>
          </table:table-cell>
          <table:table-cell office:value-type="float" office:value="0" calcext:value-type="float">
            <text:p>0</text:p>
          </table:table-cell>
          <table:table-cell table:formula="of:=[.D229]/[.B229]" office:value-type="float" office:value="0" calcext:value-type="float">
            <text:p>0</text:p>
          </table:table-cell>
          <table:table-cell office:value-type="float" office:value="48987" calcext:value-type="float">
            <text:p>48987</text:p>
          </table:table-cell>
          <table:table-cell office:value-type="float" office:value="1.78089742024041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29]/1000000000000000" office:value-type="float" office:value="178.089742024041" calcext:value-type="float">
            <text:p>178,0897420240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490609945293" calcext:value-type="float">
            <text:p>26,7490609945293</text:p>
          </table:table-cell>
          <table:table-cell office:value-type="float" office:value="0.0214566982113607" calcext:value-type="float">
            <text:p>0,021456698211361</text:p>
          </table:table-cell>
          <table:table-cell office:value-type="float" office:value="7" calcext:value-type="float">
            <text:p>7</text:p>
          </table:table-cell>
          <table:table-cell table:formula="of:=[.D230]/[.B230]" office:value-type="float" office:value="0.261691429147051" calcext:value-type="float">
            <text:p>0,261691429147051</text:p>
          </table:table-cell>
          <table:table-cell office:value-type="float" office:value="48987" calcext:value-type="float">
            <text:p>48987</text:p>
          </table:table-cell>
          <table:table-cell office:value-type="float" office:value="1.78089742024041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0]/1000000000000000" office:value-type="float" office:value="178.089742024041" calcext:value-type="float">
            <text:p>178,0897420240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915508196052" calcext:value-type="float">
            <text:p>26,6915508196052</text:p>
          </table:table-cell>
          <table:table-cell office:value-type="float" office:value="0.0211970782558197" calcext:value-type="float">
            <text:p>0,02119707825582</text:p>
          </table:table-cell>
          <table:table-cell office:value-type="float" office:value="13" calcext:value-type="float">
            <text:p>13</text:p>
          </table:table-cell>
          <table:table-cell table:formula="of:=[.D231]/[.B231]" office:value-type="float" office:value="0.4870455106884" calcext:value-type="float">
            <text:p>0,4870455106884</text:p>
          </table:table-cell>
          <table:table-cell office:value-type="float" office:value="48986" calcext:value-type="float">
            <text:p>48986</text:p>
          </table:table-cell>
          <table:table-cell office:value-type="float" office:value="1.78130749969171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31]/1000000000000000" office:value-type="float" office:value="178.130749969171" calcext:value-type="float">
            <text:p>178,1307499691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248657807173" calcext:value-type="float">
            <text:p>26,7248657807173</text:p>
          </table:table-cell>
          <table:table-cell office:value-type="float" office:value="0.0213475998775471" calcext:value-type="float">
            <text:p>0,021347599877547</text:p>
          </table:table-cell>
          <table:table-cell office:value-type="float" office:value="7" calcext:value-type="float">
            <text:p>7</text:p>
          </table:table-cell>
          <table:table-cell table:formula="of:=[.D232]/[.B232]" office:value-type="float" office:value="0.261928350078026" calcext:value-type="float">
            <text:p>0,261928350078026</text:p>
          </table:table-cell>
          <table:table-cell office:value-type="float" office:value="48986" calcext:value-type="float">
            <text:p>48986</text:p>
          </table:table-cell>
          <table:table-cell office:value-type="float" office:value="1.78129729771243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2]/1000000000000000" office:value-type="float" office:value="178.129729771242" calcext:value-type="float">
            <text:p>178,1297297712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962929697069" calcext:value-type="float">
            <text:p>26,6962929697069</text:p>
          </table:table-cell>
          <table:table-cell office:value-type="float" office:value="0.0212182873791713" calcext:value-type="float">
            <text:p>0,021218287379171</text:p>
          </table:table-cell>
          <table:table-cell office:value-type="float" office:value="4" calcext:value-type="float">
            <text:p>4</text:p>
          </table:table-cell>
          <table:table-cell table:formula="of:=[.D233]/[.B233]" office:value-type="float" office:value="0.14983353698354" calcext:value-type="float">
            <text:p>0,14983353698354</text:p>
          </table:table-cell>
          <table:table-cell office:value-type="float" office:value="48987" calcext:value-type="float">
            <text:p>48987</text:p>
          </table:table-cell>
          <table:table-cell office:value-type="float" office:value="1.78133730558273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3]/1000000000000000" office:value-type="float" office:value="178.133730558273" calcext:value-type="float">
            <text:p>178,1337305582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657589613783" calcext:value-type="float">
            <text:p>26,7657589613783</text:p>
          </table:table-cell>
          <table:table-cell office:value-type="float" office:value="0.026050233959146" calcext:value-type="float">
            <text:p>0,026050233959146</text:p>
          </table:table-cell>
          <table:table-cell office:value-type="float" office:value="6" calcext:value-type="float">
            <text:p>6</text:p>
          </table:table-cell>
          <table:table-cell table:formula="of:=[.D234]/[.B234]" office:value-type="float" office:value="0.224167004143529" calcext:value-type="float">
            <text:p>0,224167004143529</text:p>
          </table:table-cell>
          <table:table-cell office:value-type="float" office:value="48987" calcext:value-type="float">
            <text:p>48987</text:p>
          </table:table-cell>
          <table:table-cell office:value-type="float" office:value="1.78178749292373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4]/1000000000000000" office:value-type="float" office:value="178.178749292373" calcext:value-type="float">
            <text:p>178,1787492923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892708418388" calcext:value-type="float">
            <text:p>26,6892708418388</text:p>
          </table:table-cell>
          <table:table-cell office:value-type="float" office:value="0.0211865607539205" calcext:value-type="float">
            <text:p>0,021186560753921</text:p>
          </table:table-cell>
          <table:table-cell office:value-type="float" office:value="1" calcext:value-type="float">
            <text:p>1</text:p>
          </table:table-cell>
          <table:table-cell table:formula="of:=[.D235]/[.B235]" office:value-type="float" office:value="0.037468239800406" calcext:value-type="float">
            <text:p>0,037468239800406</text:p>
          </table:table-cell>
          <table:table-cell office:value-type="float" office:value="48987" calcext:value-type="float">
            <text:p>48987</text:p>
          </table:table-cell>
          <table:table-cell office:value-type="float" office:value="1.78179449428207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5]/1000000000000000" office:value-type="float" office:value="178.179449428207" calcext:value-type="float">
            <text:p>178,1794494282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926798399608" calcext:value-type="float">
            <text:p>26,6926798399608</text:p>
          </table:table-cell>
          <table:table-cell office:value-type="float" office:value="0.021201962923737" calcext:value-type="float">
            <text:p>0,021201962923737</text:p>
          </table:table-cell>
          <table:table-cell office:value-type="float" office:value="1" calcext:value-type="float">
            <text:p>1</text:p>
          </table:table-cell>
          <table:table-cell table:formula="of:=[.D236]/[.B236]" office:value-type="float" office:value="0.0374634546248492" calcext:value-type="float">
            <text:p>0,037463454624849</text:p>
          </table:table-cell>
          <table:table-cell office:value-type="float" office:value="48987" calcext:value-type="float">
            <text:p>48987</text:p>
          </table:table-cell>
          <table:table-cell office:value-type="float" office:value="1.78179789494183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6]/1000000000000000" office:value-type="float" office:value="178.179789494183" calcext:value-type="float">
            <text:p>178,1797894941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5164530089" calcext:value-type="float">
            <text:p>26,55164530089</text:p>
          </table:table-cell>
          <table:table-cell office:value-type="float" office:value="0.0250828485746839" calcext:value-type="float">
            <text:p>0,025082848574684</text:p>
          </table:table-cell>
          <table:table-cell office:value-type="float" office:value="10" calcext:value-type="float">
            <text:p>10</text:p>
          </table:table-cell>
          <table:table-cell table:formula="of:=[.D237]/[.B237]" office:value-type="float" office:value="0.376624494892028" calcext:value-type="float">
            <text:p>0,376624494892028</text:p>
          </table:table-cell>
          <table:table-cell office:value-type="float" office:value="48987" calcext:value-type="float">
            <text:p>48987</text:p>
          </table:table-cell>
          <table:table-cell office:value-type="float" office:value="1.78179789494183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7]/1000000000000000" office:value-type="float" office:value="178.179789494183" calcext:value-type="float">
            <text:p>178,1797894941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433256369915" calcext:value-type="float">
            <text:p>26,6433256369915</text:p>
          </table:table-cell>
          <table:table-cell office:value-type="float" office:value="0.0255093088293095" calcext:value-type="float">
            <text:p>0,02550930882931</text:p>
          </table:table-cell>
          <table:table-cell office:value-type="float" office:value="2" calcext:value-type="float">
            <text:p>2</text:p>
          </table:table-cell>
          <table:table-cell table:formula="of:=[.D238]/[.B238]" office:value-type="float" office:value="0.0750657041560611" calcext:value-type="float">
            <text:p>0,075065704156061</text:p>
          </table:table-cell>
          <table:table-cell office:value-type="float" office:value="48940" calcext:value-type="float">
            <text:p>48940</text:p>
          </table:table-cell>
          <table:table-cell office:value-type="float" office:value="1.78040852029588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8]/1000000000000000" office:value-type="float" office:value="178.040852029588" calcext:value-type="float">
            <text:p>178,0408520295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595087001024" calcext:value-type="float">
            <text:p>26,6595087001024</text:p>
          </table:table-cell>
          <table:table-cell office:value-type="float" office:value="0.025606277508275" calcext:value-type="float">
            <text:p>0,025606277508275</text:p>
          </table:table-cell>
          <table:table-cell office:value-type="float" office:value="4" calcext:value-type="float">
            <text:p>4</text:p>
          </table:table-cell>
          <table:table-cell table:formula="of:=[.D239]/[.B239]" office:value-type="float" office:value="0.150040274372522" calcext:value-type="float">
            <text:p>0,150040274372522</text:p>
          </table:table-cell>
          <table:table-cell office:value-type="float" office:value="48849" calcext:value-type="float">
            <text:p>48849</text:p>
          </table:table-cell>
          <table:table-cell office:value-type="float" office:value="1.77683781768193E+017" calcext:value-type="float">
            <text:p>1,78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39]/1000000000000000" office:value-type="float" office:value="177.683781768193" calcext:value-type="float">
            <text:p>177,6837817681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438431805632" calcext:value-type="float">
            <text:p>26,6438431805632</text:p>
          </table:table-cell>
          <table:table-cell office:value-type="float" office:value="0.0255231240180242" calcext:value-type="float">
            <text:p>0,025523124018024</text:p>
          </table:table-cell>
          <table:table-cell office:value-type="float" office:value="1" calcext:value-type="float">
            <text:p>1</text:p>
          </table:table-cell>
          <table:table-cell table:formula="of:=[.D240]/[.B240]" office:value-type="float" office:value="0.0375321230208074" calcext:value-type="float">
            <text:p>0,037532123020808</text:p>
          </table:table-cell>
          <table:table-cell office:value-type="float" office:value="48896" calcext:value-type="float">
            <text:p>48896</text:p>
          </table:table-cell>
          <table:table-cell office:value-type="float" office:value="1.7786631769134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40]/1000000000000000" office:value-type="float" office:value="177.86631769134" calcext:value-type="float">
            <text:p>177,866317691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96077549184" calcext:value-type="float">
            <text:p>26,596077549184</text:p>
          </table:table-cell>
          <table:table-cell office:value-type="float" office:value="0.0253068549643382" calcext:value-type="float">
            <text:p>0,025306854964338</text:p>
          </table:table-cell>
          <table:table-cell office:value-type="float" office:value="4" calcext:value-type="float">
            <text:p>4</text:p>
          </table:table-cell>
          <table:table-cell table:formula="of:=[.D241]/[.B241]" office:value-type="float" office:value="0.150398117639822" calcext:value-type="float">
            <text:p>0,150398117639822</text:p>
          </table:table-cell>
          <table:table-cell office:value-type="float" office:value="48897" calcext:value-type="float">
            <text:p>48897</text:p>
          </table:table-cell>
          <table:table-cell office:value-type="float" office:value="1.7787031847837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41]/1000000000000000" office:value-type="float" office:value="177.87031847837" calcext:value-type="float">
            <text:p>177,870318478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413935002108" calcext:value-type="float">
            <text:p>26,7413935002108</text:p>
          </table:table-cell>
          <table:table-cell office:value-type="float" office:value="0.025723409294669" calcext:value-type="float">
            <text:p>0,025723409294669</text:p>
          </table:table-cell>
          <table:table-cell office:value-type="float" office:value="0" calcext:value-type="float">
            <text:p>0</text:p>
          </table:table-cell>
          <table:table-cell table:formula="of:=[.D242]/[.B242]" office:value-type="float" office:value="0" calcext:value-type="float">
            <text:p>0</text:p>
          </table:table-cell>
          <table:table-cell office:value-type="float" office:value="49816" calcext:value-type="float">
            <text:p>49816</text:p>
          </table:table-cell>
          <table:table-cell office:value-type="float" office:value="1.81522036907755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42]/1000000000000000" office:value-type="float" office:value="181.522036907754" calcext:value-type="float">
            <text:p>181,5220369077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646192139387" calcext:value-type="float">
            <text:p>26,6646192139387</text:p>
          </table:table-cell>
          <table:table-cell office:value-type="float" office:value="0.0253791794743518" calcext:value-type="float">
            <text:p>0,025379179474352</text:p>
          </table:table-cell>
          <table:table-cell office:value-type="float" office:value="1" calcext:value-type="float">
            <text:p>1</text:p>
          </table:table-cell>
          <table:table-cell table:formula="of:=[.D243]/[.B243]" office:value-type="float" office:value="0.0375028794514814" calcext:value-type="float">
            <text:p>0,037502879451482</text:p>
          </table:table-cell>
          <table:table-cell office:value-type="float" office:value="49817" calcext:value-type="float">
            <text:p>49817</text:p>
          </table:table-cell>
          <table:table-cell office:value-type="float" office:value="1.81526037694785E+017" calcext:value-type="float">
            <text:p>1,82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43]/1000000000000000" office:value-type="float" office:value="181.526037694785" calcext:value-type="float">
            <text:p>181,5260376947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964981326051" calcext:value-type="float">
            <text:p>26,6964981326051</text:p>
          </table:table-cell>
          <table:table-cell office:value-type="float" office:value="0.0255261059417666" calcext:value-type="float">
            <text:p>0,025526105941767</text:p>
          </table:table-cell>
          <table:table-cell office:value-type="float" office:value="10" calcext:value-type="float">
            <text:p>10</text:p>
          </table:table-cell>
          <table:table-cell table:formula="of:=[.D244]/[.B244]" office:value-type="float" office:value="0.37458096377767" calcext:value-type="float">
            <text:p>0,37458096377767</text:p>
          </table:table-cell>
          <table:table-cell office:value-type="float" office:value="49801" calcext:value-type="float">
            <text:p>49801</text:p>
          </table:table-cell>
          <table:table-cell office:value-type="float" office:value="1.81507033834464E+017" calcext:value-type="float">
            <text:p>1,82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44]/1000000000000000" office:value-type="float" office:value="181.507033834464" calcext:value-type="float">
            <text:p>181,507033834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01.csv</text:p>
          </table:table-cell>
          <table:table-cell office:value-type="float" office:value="26.6995062025774" calcext:value-type="float">
            <text:p>26,6995062025774</text:p>
          </table:table-cell>
          <table:table-cell office:value-type="float" office:value="0.0255354835633894" calcext:value-type="float">
            <text:p>0,02553548356339</text:p>
          </table:table-cell>
          <table:table-cell office:value-type="float" office:value="1" calcext:value-type="float">
            <text:p>1</text:p>
          </table:table-cell>
          <table:table-cell table:formula="of:=[.D245]/[.B245]" office:value-type="float" office:value="0.0374538762032785" calcext:value-type="float">
            <text:p>0,037453876203279</text:p>
          </table:table-cell>
          <table:table-cell office:value-type="float" office:value="49817" calcext:value-type="float">
            <text:p>49817</text:p>
          </table:table-cell>
          <table:table-cell office:value-type="float" office:value="1.81526037694785E+017" calcext:value-type="float">
            <text:p>1,82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45]/1000000000000000" office:value-type="float" office:value="181.526037694785" calcext:value-type="float">
            <text:p>181,5260376947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414449891505" calcext:value-type="float">
            <text:p>26,6414449891505</text:p>
          </table:table-cell>
          <table:table-cell office:value-type="float" office:value="0.0252870292772147" calcext:value-type="float">
            <text:p>0,025287029277215</text:p>
          </table:table-cell>
          <table:table-cell office:value-type="float" office:value="4" calcext:value-type="float">
            <text:p>4</text:p>
          </table:table-cell>
          <table:table-cell table:formula="of:=[.D246]/[.B246]" office:value-type="float" office:value="0.15014200624737" calcext:value-type="float">
            <text:p>0,15014200624737</text:p>
          </table:table-cell>
          <table:table-cell office:value-type="float" office:value="49771" calcext:value-type="float">
            <text:p>49771</text:p>
          </table:table-cell>
          <table:table-cell office:value-type="float" office:value="1.81390850968708E+017" calcext:value-type="float">
            <text:p>1,81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46]/1000000000000000" office:value-type="float" office:value="181.390850968708" calcext:value-type="float">
            <text:p>181,3908509687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522743711324" calcext:value-type="float">
            <text:p>26,6522743711324</text:p>
          </table:table-cell>
          <table:table-cell office:value-type="float" office:value="0.0253355705462965" calcext:value-type="float">
            <text:p>0,025335570546297</text:p>
          </table:table-cell>
          <table:table-cell office:value-type="float" office:value="19" calcext:value-type="float">
            <text:p>19</text:p>
          </table:table-cell>
          <table:table-cell table:formula="of:=[.D247]/[.B247]" office:value-type="float" office:value="0.712884751801118" calcext:value-type="float">
            <text:p>0,712884751801118</text:p>
          </table:table-cell>
          <table:table-cell office:value-type="float" office:value="49771" calcext:value-type="float">
            <text:p>49771</text:p>
          </table:table-cell>
          <table:table-cell office:value-type="float" office:value="1.81435859700868E+017" calcext:value-type="float">
            <text:p>1,81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47]/1000000000000000" office:value-type="float" office:value="181.435859700868" calcext:value-type="float">
            <text:p>181,4358597008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037290042594" calcext:value-type="float">
            <text:p>26,7037290042594</text:p>
          </table:table-cell>
          <table:table-cell office:value-type="float" office:value="0.0210838416879967" calcext:value-type="float">
            <text:p>0,021083841687997</text:p>
          </table:table-cell>
          <table:table-cell office:value-type="float" office:value="6" calcext:value-type="float">
            <text:p>6</text:p>
          </table:table-cell>
          <table:table-cell table:formula="of:=[.D248]/[.B248]" office:value-type="float" office:value="0.224687720544309" calcext:value-type="float">
            <text:p>0,224687720544309</text:p>
          </table:table-cell>
          <table:table-cell office:value-type="float" office:value="49771" calcext:value-type="float">
            <text:p>49771</text:p>
          </table:table-cell>
          <table:table-cell office:value-type="float" office:value="1.81390510902732E+017" calcext:value-type="float">
            <text:p>1,81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48]/1000000000000000" office:value-type="float" office:value="181.390510902732" calcext:value-type="float">
            <text:p>181,3905109027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989070159929" calcext:value-type="float">
            <text:p>26,6989070159929</text:p>
          </table:table-cell>
          <table:table-cell office:value-type="float" office:value="0.0255445951947919" calcext:value-type="float">
            <text:p>0,025544595194792</text:p>
          </table:table-cell>
          <table:table-cell office:value-type="float" office:value="1" calcext:value-type="float">
            <text:p>1</text:p>
          </table:table-cell>
          <table:table-cell table:formula="of:=[.D249]/[.B249]" office:value-type="float" office:value="0.0374547167567942" calcext:value-type="float">
            <text:p>0,037454716756794</text:p>
          </table:table-cell>
          <table:table-cell office:value-type="float" office:value="49771" calcext:value-type="float">
            <text:p>49771</text:p>
          </table:table-cell>
          <table:table-cell office:value-type="float" office:value="1.81525537099212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49]/1000000000000000" office:value-type="float" office:value="181.525537099212" calcext:value-type="float">
            <text:p>181,5255370992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315726025195" calcext:value-type="float">
            <text:p>26,6315726025195</text:p>
          </table:table-cell>
          <table:table-cell office:value-type="float" office:value="0.025243031200865" calcext:value-type="float">
            <text:p>0,025243031200865</text:p>
          </table:table-cell>
          <table:table-cell office:value-type="float" office:value="1" calcext:value-type="float">
            <text:p>1</text:p>
          </table:table-cell>
          <table:table-cell table:formula="of:=[.D250]/[.B250]" office:value-type="float" office:value="0.0375494160605969" calcext:value-type="float">
            <text:p>0,037549416060597</text:p>
          </table:table-cell>
          <table:table-cell office:value-type="float" office:value="49770" calcext:value-type="float">
            <text:p>49770</text:p>
          </table:table-cell>
          <table:table-cell office:value-type="float" office:value="1.81524036797302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50]/1000000000000000" office:value-type="float" office:value="181.524036797302" calcext:value-type="float">
            <text:p>181,5240367973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114986638806" calcext:value-type="float">
            <text:p>26,7114986638806</text:p>
          </table:table-cell>
          <table:table-cell office:value-type="float" office:value="0.0211188803145255" calcext:value-type="float">
            <text:p>0,021118880314526</text:p>
          </table:table-cell>
          <table:table-cell office:value-type="float" office:value="2" calcext:value-type="float">
            <text:p>2</text:p>
          </table:table-cell>
          <table:table-cell table:formula="of:=[.D251]/[.B251]" office:value-type="float" office:value="0.0748741216345308" calcext:value-type="float">
            <text:p>0,074874121634531</text:p>
          </table:table-cell>
          <table:table-cell office:value-type="float" office:value="49770" calcext:value-type="float">
            <text:p>49770</text:p>
          </table:table-cell>
          <table:table-cell office:value-type="float" office:value="1.81524376863278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51]/1000000000000000" office:value-type="float" office:value="181.524376863278" calcext:value-type="float">
            <text:p>181,5243768632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719394828314" calcext:value-type="float">
            <text:p>26,5719394828314</text:p>
          </table:table-cell>
          <table:table-cell office:value-type="float" office:value="0.024975730962168" calcext:value-type="float">
            <text:p>0,024975730962168</text:p>
          </table:table-cell>
          <table:table-cell office:value-type="float" office:value="1" calcext:value-type="float">
            <text:p>1</text:p>
          </table:table-cell>
          <table:table-cell table:formula="of:=[.D252]/[.B252]" office:value-type="float" office:value="0.0376336849873574" calcext:value-type="float">
            <text:p>0,037633684987357</text:p>
          </table:table-cell>
          <table:table-cell office:value-type="float" office:value="49770" calcext:value-type="float">
            <text:p>49770</text:p>
          </table:table-cell>
          <table:table-cell office:value-type="float" office:value="1.81524376863278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52]/1000000000000000" office:value-type="float" office:value="181.524376863278" calcext:value-type="float">
            <text:p>181,5243768632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537249859359" calcext:value-type="float">
            <text:p>26,5537249859359</text:p>
          </table:table-cell>
          <table:table-cell office:value-type="float" office:value="0.0248938359918503" calcext:value-type="float">
            <text:p>0,02489383599185</text:p>
          </table:table-cell>
          <table:table-cell office:value-type="float" office:value="7" calcext:value-type="float">
            <text:p>7</text:p>
          </table:table-cell>
          <table:table-cell table:formula="of:=[.D253]/[.B253]" office:value-type="float" office:value="0.263616498389869" calcext:value-type="float">
            <text:p>0,263616498389869</text:p>
          </table:table-cell>
          <table:table-cell office:value-type="float" office:value="49771" calcext:value-type="float">
            <text:p>49771</text:p>
          </table:table-cell>
          <table:table-cell office:value-type="float" office:value="1.81525877165188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53]/1000000000000000" office:value-type="float" office:value="181.525877165188" calcext:value-type="float">
            <text:p>181,5258771651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025165801759" calcext:value-type="float">
            <text:p>26,6025165801759</text:p>
          </table:table-cell>
          <table:table-cell office:value-type="float" office:value="0.0250780472527113" calcext:value-type="float">
            <text:p>0,025078047252711</text:p>
          </table:table-cell>
          <table:table-cell office:value-type="float" office:value="6" calcext:value-type="float">
            <text:p>6</text:p>
          </table:table-cell>
          <table:table-cell table:formula="of:=[.D254]/[.B254]" office:value-type="float" office:value="0.225542571580283" calcext:value-type="float">
            <text:p>0,225542571580283</text:p>
          </table:table-cell>
          <table:table-cell office:value-type="float" office:value="49908" calcext:value-type="float">
            <text:p>49908</text:p>
          </table:table-cell>
          <table:table-cell office:value-type="float" office:value="1.8201813415266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54]/1000000000000000" office:value-type="float" office:value="182.01813415266" calcext:value-type="float">
            <text:p>182,018134152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81095593981" calcext:value-type="float">
            <text:p>26,481095593981</text:p>
          </table:table-cell>
          <table:table-cell office:value-type="float" office:value="0.0245345412789779" calcext:value-type="float">
            <text:p>0,024534541278978</text:p>
          </table:table-cell>
          <table:table-cell office:value-type="float" office:value="3" calcext:value-type="float">
            <text:p>3</text:p>
          </table:table-cell>
          <table:table-cell table:formula="of:=[.D255]/[.B255]" office:value-type="float" office:value="0.113288364121984" calcext:value-type="float">
            <text:p>0,113288364121984</text:p>
          </table:table-cell>
          <table:table-cell office:value-type="float" office:value="49908" calcext:value-type="float">
            <text:p>49908</text:p>
          </table:table-cell>
          <table:table-cell office:value-type="float" office:value="1.82018474218636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55]/1000000000000000" office:value-type="float" office:value="182.018474218636" calcext:value-type="float">
            <text:p>182,0184742186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685233420156" calcext:value-type="float">
            <text:p>26,5685233420156</text:p>
          </table:table-cell>
          <table:table-cell office:value-type="float" office:value="0.0249256366310289" calcext:value-type="float">
            <text:p>0,024925636631029</text:p>
          </table:table-cell>
          <table:table-cell office:value-type="float" office:value="2" calcext:value-type="float">
            <text:p>2</text:p>
          </table:table-cell>
          <table:table-cell table:formula="of:=[.D256]/[.B256]" office:value-type="float" office:value="0.0752770477400672" calcext:value-type="float">
            <text:p>0,075277047740067</text:p>
          </table:table-cell>
          <table:table-cell office:value-type="float" office:value="49909" calcext:value-type="float">
            <text:p>49909</text:p>
          </table:table-cell>
          <table:table-cell office:value-type="float" office:value="1.82022475005666E+017" calcext:value-type="float">
            <text:p>1,82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56]/1000000000000000" office:value-type="float" office:value="182.022475005666" calcext:value-type="float">
            <text:p>182,0224750056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693648567421" calcext:value-type="float">
            <text:p>26,6693648567421</text:p>
          </table:table-cell>
          <table:table-cell office:value-type="float" office:value="0.0253770200228215" calcext:value-type="float">
            <text:p>0,025377020022822</text:p>
          </table:table-cell>
          <table:table-cell office:value-type="float" office:value="1" calcext:value-type="float">
            <text:p>1</text:p>
          </table:table-cell>
          <table:table-cell table:formula="of:=[.D257]/[.B257]" office:value-type="float" office:value="0.0374962060540859" calcext:value-type="float">
            <text:p>0,037496206054086</text:p>
          </table:table-cell>
          <table:table-cell office:value-type="float" office:value="49909" calcext:value-type="float">
            <text:p>49909</text:p>
          </table:table-cell>
          <table:table-cell office:value-type="float" office:value="1.82022475005666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57]/1000000000000000" office:value-type="float" office:value="182.022475005666" calcext:value-type="float">
            <text:p>182,0224750056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008615507914" calcext:value-type="float">
            <text:p>26,6008615507914</text:p>
          </table:table-cell>
          <table:table-cell office:value-type="float" office:value="0.0250703878319733" calcext:value-type="float">
            <text:p>0,025070387831973</text:p>
          </table:table-cell>
          <table:table-cell office:value-type="float" office:value="12" calcext:value-type="float">
            <text:p>12</text:p>
          </table:table-cell>
          <table:table-cell table:formula="of:=[.D258]/[.B258]" office:value-type="float" office:value="0.45111320838565" calcext:value-type="float">
            <text:p>0,45111320838565</text:p>
          </table:table-cell>
          <table:table-cell office:value-type="float" office:value="49909" calcext:value-type="float">
            <text:p>49909</text:p>
          </table:table-cell>
          <table:table-cell office:value-type="float" office:value="1.82022475005666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58]/1000000000000000" office:value-type="float" office:value="182.022475005666" calcext:value-type="float">
            <text:p>182,0224750056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374045801527" calcext:value-type="float">
            <text:p>26,6374045801527</text:p>
          </table:table-cell>
          <table:table-cell office:value-type="float" office:value="0.0252006576613273" calcext:value-type="float">
            <text:p>0,025200657661327</text:p>
          </table:table-cell>
          <table:table-cell office:value-type="float" office:value="3" calcext:value-type="float">
            <text:p>3</text:p>
          </table:table-cell>
          <table:table-cell table:formula="of:=[.D259]/[.B259]" office:value-type="float" office:value="0.112623585040837" calcext:value-type="float">
            <text:p>0,112623585040837</text:p>
          </table:table-cell>
          <table:table-cell office:value-type="float" office:value="50041" calcext:value-type="float">
            <text:p>50041</text:p>
          </table:table-cell>
          <table:table-cell office:value-type="float" office:value="1.82540076856124E+017" calcext:value-type="float">
            <text:p>1,83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59]/1000000000000000" office:value-type="float" office:value="182.540076856124" calcext:value-type="float">
            <text:p>182,5400768561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114729859335" calcext:value-type="float">
            <text:p>26,6114729859335</text:p>
          </table:table-cell>
          <table:table-cell office:value-type="float" office:value="0.0250832330372465" calcext:value-type="float">
            <text:p>0,025083233037247</text:p>
          </table:table-cell>
          <table:table-cell office:value-type="float" office:value="2" calcext:value-type="float">
            <text:p>2</text:p>
          </table:table-cell>
          <table:table-cell table:formula="of:=[.D260]/[.B260]" office:value-type="float" office:value="0.0751555541873678" calcext:value-type="float">
            <text:p>0,075155554187368</text:p>
          </table:table-cell>
          <table:table-cell office:value-type="float" office:value="50047" calcext:value-type="float">
            <text:p>50047</text:p>
          </table:table-cell>
          <table:table-cell office:value-type="float" office:value="1.82564081578305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0]/1000000000000000" office:value-type="float" office:value="182.564081578305" calcext:value-type="float">
            <text:p>182,5640815783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121507990276" calcext:value-type="float">
            <text:p>26,7121507990276</text:p>
          </table:table-cell>
          <table:table-cell office:value-type="float" office:value="0.0254981324671435" calcext:value-type="float">
            <text:p>0,025498132467144</text:p>
          </table:table-cell>
          <table:table-cell office:value-type="float" office:value="4" calcext:value-type="float">
            <text:p>4</text:p>
          </table:table-cell>
          <table:table-cell table:formula="of:=[.D261]/[.B261]" office:value-type="float" office:value="0.149744587401236" calcext:value-type="float">
            <text:p>0,149744587401236</text:p>
          </table:table-cell>
          <table:table-cell office:value-type="float" office:value="50185" calcext:value-type="float">
            <text:p>50185</text:p>
          </table:table-cell>
          <table:table-cell office:value-type="float" office:value="1.83105688150943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1]/1000000000000000" office:value-type="float" office:value="183.105688150943" calcext:value-type="float">
            <text:p>183,1056881509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911290001196" calcext:value-type="float">
            <text:p>26,6911290001196</text:p>
          </table:table-cell>
          <table:table-cell office:value-type="float" office:value="0.0254042945010053" calcext:value-type="float">
            <text:p>0,025404294501005</text:p>
          </table:table-cell>
          <table:table-cell office:value-type="float" office:value="4" calcext:value-type="float">
            <text:p>4</text:p>
          </table:table-cell>
          <table:table-cell table:formula="of:=[.D262]/[.B262]" office:value-type="float" office:value="0.149862525484856" calcext:value-type="float">
            <text:p>0,149862525484856</text:p>
          </table:table-cell>
          <table:table-cell office:value-type="float" office:value="50185" calcext:value-type="float">
            <text:p>50185</text:p>
          </table:table-cell>
          <table:table-cell office:value-type="float" office:value="1.83105688150943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62]/1000000000000000" office:value-type="float" office:value="183.105688150943" calcext:value-type="float">
            <text:p>183,1056881509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972676505784" calcext:value-type="float">
            <text:p>26,5972676505784</text:p>
          </table:table-cell>
          <table:table-cell office:value-type="float" office:value="0.0249967708932568" calcext:value-type="float">
            <text:p>0,024996770893257</text:p>
          </table:table-cell>
          <table:table-cell office:value-type="float" office:value="0" calcext:value-type="float">
            <text:p>0</text:p>
          </table:table-cell>
          <table:table-cell table:formula="of:=[.D263]/[.B263]" office:value-type="float" office:value="0" calcext:value-type="float">
            <text:p>0</text:p>
          </table:table-cell>
          <table:table-cell office:value-type="float" office:value="50139" calcext:value-type="float">
            <text:p>50139</text:p>
          </table:table-cell>
          <table:table-cell office:value-type="float" office:value="1.8292515262673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63]/1000000000000000" office:value-type="float" office:value="182.92515262673" calcext:value-type="float">
            <text:p>182,925152626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506396206113" calcext:value-type="float">
            <text:p>26,6506396206113</text:p>
          </table:table-cell>
          <table:table-cell office:value-type="float" office:value="0.0252235563520074" calcext:value-type="float">
            <text:p>0,025223556352007</text:p>
          </table:table-cell>
          <table:table-cell office:value-type="float" office:value="4" calcext:value-type="float">
            <text:p>4</text:p>
          </table:table-cell>
          <table:table-cell table:formula="of:=[.D264]/[.B264]" office:value-type="float" office:value="0.150090206349361" calcext:value-type="float">
            <text:p>0,150090206349361</text:p>
          </table:table-cell>
          <table:table-cell office:value-type="float" office:value="50185" calcext:value-type="float">
            <text:p>50185</text:p>
          </table:table-cell>
          <table:table-cell office:value-type="float" office:value="1.83105688150943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64]/1000000000000000" office:value-type="float" office:value="183.105688150943" calcext:value-type="float">
            <text:p>183,1056881509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336787151795" calcext:value-type="float">
            <text:p>26,8336787151795</text:p>
          </table:table-cell>
          <table:table-cell office:value-type="float" office:value="0.0260406137519556" calcext:value-type="float">
            <text:p>0,026040613751956</text:p>
          </table:table-cell>
          <table:table-cell office:value-type="float" office:value="3" calcext:value-type="float">
            <text:p>3</text:p>
          </table:table-cell>
          <table:table-cell table:formula="of:=[.D265]/[.B265]" office:value-type="float" office:value="0.111799803219039" calcext:value-type="float">
            <text:p>0,111799803219039</text:p>
          </table:table-cell>
          <table:table-cell office:value-type="float" office:value="50185" calcext:value-type="float">
            <text:p>50185</text:p>
          </table:table-cell>
          <table:table-cell office:value-type="float" office:value="1.83105688150943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5]/1000000000000000" office:value-type="float" office:value="183.105688150943" calcext:value-type="float">
            <text:p>183,1056881509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485752998844" calcext:value-type="float">
            <text:p>26,7485752998844</text:p>
          </table:table-cell>
          <table:table-cell office:value-type="float" office:value="0.02566072564449" calcext:value-type="float">
            <text:p>0,02566072564449</text:p>
          </table:table-cell>
          <table:table-cell office:value-type="float" office:value="4" calcext:value-type="float">
            <text:p>4</text:p>
          </table:table-cell>
          <table:table-cell table:formula="of:=[.D266]/[.B266]" office:value-type="float" office:value="0.149540674789408" calcext:value-type="float">
            <text:p>0,149540674789408</text:p>
          </table:table-cell>
          <table:table-cell office:value-type="float" office:value="50185" calcext:value-type="float">
            <text:p>50185</text:p>
          </table:table-cell>
          <table:table-cell office:value-type="float" office:value="1.83105188053919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6]/1000000000000000" office:value-type="float" office:value="183.105188053919" calcext:value-type="float">
            <text:p>183,1051880539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372011615418" calcext:value-type="float">
            <text:p>26,7372011615418</text:p>
          </table:table-cell>
          <table:table-cell office:value-type="float" office:value="0.0255865116905842" calcext:value-type="float">
            <text:p>0,025586511690584</text:p>
          </table:table-cell>
          <table:table-cell office:value-type="float" office:value="3" calcext:value-type="float">
            <text:p>3</text:p>
          </table:table-cell>
          <table:table-cell table:formula="of:=[.D267]/[.B267]" office:value-type="float" office:value="0.112203217602115" calcext:value-type="float">
            <text:p>0,112203217602115</text:p>
          </table:table-cell>
          <table:table-cell office:value-type="float" office:value="50277" calcext:value-type="float">
            <text:p>50277</text:p>
          </table:table-cell>
          <table:table-cell office:value-type="float" office:value="1.83331232905864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7]/1000000000000000" office:value-type="float" office:value="183.331232905864" calcext:value-type="float">
            <text:p>183,3312329058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588209554875" calcext:value-type="float">
            <text:p>26,7588209554875</text:p>
          </table:table-cell>
          <table:table-cell office:value-type="float" office:value="0.0256829306752011" calcext:value-type="float">
            <text:p>0,025682930675201</text:p>
          </table:table-cell>
          <table:table-cell office:value-type="float" office:value="3" calcext:value-type="float">
            <text:p>3</text:p>
          </table:table-cell>
          <table:table-cell table:formula="of:=[.D268]/[.B268]" office:value-type="float" office:value="0.112112562993355" calcext:value-type="float">
            <text:p>0,112112562993355</text:p>
          </table:table-cell>
          <table:table-cell office:value-type="float" office:value="50277" calcext:value-type="float">
            <text:p>50277</text:p>
          </table:table-cell>
          <table:table-cell office:value-type="float" office:value="1.83331232905864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8]/1000000000000000" office:value-type="float" office:value="183.331232905864" calcext:value-type="float">
            <text:p>183,3312329058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567259262209" calcext:value-type="float">
            <text:p>26,6567259262209</text:p>
          </table:table-cell>
          <table:table-cell office:value-type="float" office:value="0.0252394115464625" calcext:value-type="float">
            <text:p>0,025239411546463</text:p>
          </table:table-cell>
          <table:table-cell office:value-type="float" office:value="2" calcext:value-type="float">
            <text:p>2</text:p>
          </table:table-cell>
          <table:table-cell table:formula="of:=[.D269]/[.B269]" office:value-type="float" office:value="0.0750279687586352" calcext:value-type="float">
            <text:p>0,075027968758635</text:p>
          </table:table-cell>
          <table:table-cell office:value-type="float" office:value="50230" calcext:value-type="float">
            <text:p>50230</text:p>
          </table:table-cell>
          <table:table-cell office:value-type="float" office:value="1.83279722403005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9]/1000000000000000" office:value-type="float" office:value="183.279722403005" calcext:value-type="float">
            <text:p>183,279722403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702739289696" calcext:value-type="float">
            <text:p>26,5702739289696</text:p>
          </table:table-cell>
          <table:table-cell office:value-type="float" office:value="0.02485342909227" calcext:value-type="float">
            <text:p>0,02485342909227</text:p>
          </table:table-cell>
          <table:table-cell office:value-type="float" office:value="0" calcext:value-type="float">
            <text:p>0</text:p>
          </table:table-cell>
          <table:table-cell table:formula="of:=[.D270]/[.B270]" office:value-type="float" office:value="0" calcext:value-type="float">
            <text:p>0</text:p>
          </table:table-cell>
          <table:table-cell office:value-type="float" office:value="50231" calcext:value-type="float">
            <text:p>50231</text:p>
          </table:table-cell>
          <table:table-cell office:value-type="float" office:value="1.83285723578131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70]/1000000000000000" office:value-type="float" office:value="183.285723578131" calcext:value-type="float">
            <text:p>183,2857235781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597786271699" calcext:value-type="float">
            <text:p>26,6597786271699</text:p>
          </table:table-cell>
          <table:table-cell office:value-type="float" office:value="0.0252527808474105" calcext:value-type="float">
            <text:p>0,025252780847411</text:p>
          </table:table-cell>
          <table:table-cell office:value-type="float" office:value="2" calcext:value-type="float">
            <text:p>2</text:p>
          </table:table-cell>
          <table:table-cell table:formula="of:=[.D271]/[.B271]" office:value-type="float" office:value="0.0750193776163516" calcext:value-type="float">
            <text:p>0,075019377616352</text:p>
          </table:table-cell>
          <table:table-cell office:value-type="float" office:value="50231" calcext:value-type="float">
            <text:p>50231</text:p>
          </table:table-cell>
          <table:table-cell office:value-type="float" office:value="1.83285723578131E+017" calcext:value-type="float">
            <text:p>1,83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71]/1000000000000000" office:value-type="float" office:value="183.285723578131" calcext:value-type="float">
            <text:p>183,2857235781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391861251442" calcext:value-type="float">
            <text:p>26,6391861251442</text:p>
          </table:table-cell>
          <table:table-cell office:value-type="float" office:value="0.0251493886398095" calcext:value-type="float">
            <text:p>0,02514938863981</text:p>
          </table:table-cell>
          <table:table-cell office:value-type="float" office:value="5" calcext:value-type="float">
            <text:p>5</text:p>
          </table:table-cell>
          <table:table-cell table:formula="of:=[.D272]/[.B272]" office:value-type="float" office:value="0.187693421882758" calcext:value-type="float">
            <text:p>0,187693421882758</text:p>
          </table:table-cell>
          <table:table-cell office:value-type="float" office:value="50277" calcext:value-type="float">
            <text:p>50277</text:p>
          </table:table-cell>
          <table:table-cell office:value-type="float" office:value="1.83466079067416E+017" calcext:value-type="float">
            <text:p>1,83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72]/1000000000000000" office:value-type="float" office:value="183.466079067416" calcext:value-type="float">
            <text:p>183,4660790674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741954731692" calcext:value-type="float">
            <text:p>26,7741954731692</text:p>
          </table:table-cell>
          <table:table-cell office:value-type="float" office:value="0.0257514972576379" calcext:value-type="float">
            <text:p>0,025751497257638</text:p>
          </table:table-cell>
          <table:table-cell office:value-type="float" office:value="6" calcext:value-type="float">
            <text:p>6</text:p>
          </table:table-cell>
          <table:table-cell table:formula="of:=[.D273]/[.B273]" office:value-type="float" office:value="0.224096369432004" calcext:value-type="float">
            <text:p>0,224096369432004</text:p>
          </table:table-cell>
          <table:table-cell office:value-type="float" office:value="50277" calcext:value-type="float">
            <text:p>50277</text:p>
          </table:table-cell>
          <table:table-cell office:value-type="float" office:value="1.83466079067416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73]/1000000000000000" office:value-type="float" office:value="183.466079067416" calcext:value-type="float">
            <text:p>183,4660790674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336754380731" calcext:value-type="float">
            <text:p>26,7336754380731</text:p>
          </table:table-cell>
          <table:table-cell office:value-type="float" office:value="0.0255710421254363" calcext:value-type="float">
            <text:p>0,025571042125436</text:p>
          </table:table-cell>
          <table:table-cell office:value-type="float" office:value="0" calcext:value-type="float">
            <text:p>0</text:p>
          </table:table-cell>
          <table:table-cell table:formula="of:=[.D274]/[.B274]" office:value-type="float" office:value="0" calcext:value-type="float">
            <text:p>0</text:p>
          </table:table-cell>
          <table:table-cell office:value-type="float" office:value="50276" calcext:value-type="float">
            <text:p>50276</text:p>
          </table:table-cell>
          <table:table-cell office:value-type="float" office:value="1.83464918831482E+017" calcext:value-type="float">
            <text:p>1,83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74]/1000000000000000" office:value-type="float" office:value="183.464918831482" calcext:value-type="float">
            <text:p>183,4649188314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908586431171" calcext:value-type="float">
            <text:p>26,7908586431171</text:p>
          </table:table-cell>
          <table:table-cell office:value-type="float" office:value="0.0213662683741531" calcext:value-type="float">
            <text:p>0,021366268374153</text:p>
          </table:table-cell>
          <table:table-cell office:value-type="float" office:value="7" calcext:value-type="float">
            <text:p>7</text:p>
          </table:table-cell>
          <table:table-cell table:formula="of:=[.D275]/[.B275]" office:value-type="float" office:value="0.261283152333693" calcext:value-type="float">
            <text:p>0,261283152333693</text:p>
          </table:table-cell>
          <table:table-cell office:value-type="float" office:value="50276" calcext:value-type="float">
            <text:p>50276</text:p>
          </table:table-cell>
          <table:table-cell office:value-type="float" office:value="1.83465678978958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75]/1000000000000000" office:value-type="float" office:value="183.465678978958" calcext:value-type="float">
            <text:p>183,4656789789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40875549456" calcext:value-type="float">
            <text:p>26,740875549456</text:p>
          </table:table-cell>
          <table:table-cell office:value-type="float" office:value="0.0256031531776697" calcext:value-type="float">
            <text:p>0,02560315317767</text:p>
          </table:table-cell>
          <table:table-cell office:value-type="float" office:value="2" calcext:value-type="float">
            <text:p>2</text:p>
          </table:table-cell>
          <table:table-cell table:formula="of:=[.D276]/[.B276]" office:value-type="float" office:value="0.0747918667173441" calcext:value-type="float">
            <text:p>0,074791866717344</text:p>
          </table:table-cell>
          <table:table-cell office:value-type="float" office:value="50276" calcext:value-type="float">
            <text:p>50276</text:p>
          </table:table-cell>
          <table:table-cell office:value-type="float" office:value="1.83465678978958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76]/1000000000000000" office:value-type="float" office:value="183.465678978958" calcext:value-type="float">
            <text:p>183,4656789789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350821337188" calcext:value-type="float">
            <text:p>26,7350821337188</text:p>
          </table:table-cell>
          <table:table-cell office:value-type="float" office:value="0.0253464642544125" calcext:value-type="float">
            <text:p>0,025346464254413</text:p>
          </table:table-cell>
          <table:table-cell office:value-type="float" office:value="2" calcext:value-type="float">
            <text:p>2</text:p>
          </table:table-cell>
          <table:table-cell table:formula="of:=[.D277]/[.B277]" office:value-type="float" office:value="0.0748080739006806" calcext:value-type="float">
            <text:p>0,074808073900681</text:p>
          </table:table-cell>
          <table:table-cell office:value-type="float" office:value="51196" calcext:value-type="float">
            <text:p>51196</text:p>
          </table:table-cell>
          <table:table-cell office:value-type="float" office:value="1.87076209428284E+017" calcext:value-type="float">
            <text:p>1,8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77]/1000000000000000" office:value-type="float" office:value="187.076209428284" calcext:value-type="float">
            <text:p>187,0762094282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749238221736" calcext:value-type="float">
            <text:p>26,7749238221736</text:p>
          </table:table-cell>
          <table:table-cell office:value-type="float" office:value="0.0211032056994997" calcext:value-type="float">
            <text:p>0,0211032056995</text:p>
          </table:table-cell>
          <table:table-cell office:value-type="float" office:value="0" calcext:value-type="float">
            <text:p>0</text:p>
          </table:table-cell>
          <table:table-cell table:formula="of:=[.D278]/[.B278]" office:value-type="float" office:value="0" calcext:value-type="float">
            <text:p>0</text:p>
          </table:table-cell>
          <table:table-cell office:value-type="float" office:value="51195" calcext:value-type="float">
            <text:p>51195</text:p>
          </table:table-cell>
          <table:table-cell office:value-type="float" office:value="1.87072208641254E+017" calcext:value-type="float">
            <text:p>1,8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78]/1000000000000000" office:value-type="float" office:value="187.072208641254" calcext:value-type="float">
            <text:p>187,0722086412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926245678458" calcext:value-type="float">
            <text:p>26,7926245678458</text:p>
          </table:table-cell>
          <table:table-cell office:value-type="float" office:value="0.0211812288754362" calcext:value-type="float">
            <text:p>0,021181228875436</text:p>
          </table:table-cell>
          <table:table-cell office:value-type="float" office:value="7" calcext:value-type="float">
            <text:p>7</text:p>
          </table:table-cell>
          <table:table-cell table:formula="of:=[.D279]/[.B279]" office:value-type="float" office:value="0.261265930938352" calcext:value-type="float">
            <text:p>0,261265930938352</text:p>
          </table:table-cell>
          <table:table-cell office:value-type="float" office:value="51196" calcext:value-type="float">
            <text:p>51196</text:p>
          </table:table-cell>
          <table:table-cell office:value-type="float" office:value="1.87076209428284E+017" calcext:value-type="float">
            <text:p>1,8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79]/1000000000000000" office:value-type="float" office:value="187.076209428284" calcext:value-type="float">
            <text:p>187,0762094282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927600039135" calcext:value-type="float">
            <text:p>26,7927600039135</text:p>
          </table:table-cell>
          <table:table-cell office:value-type="float" office:value="0.0256244079351314" calcext:value-type="float">
            <text:p>0,025624407935132</text:p>
          </table:table-cell>
          <table:table-cell office:value-type="float" office:value="0" calcext:value-type="float">
            <text:p>0</text:p>
          </table:table-cell>
          <table:table-cell table:formula="of:=[.D280]/[.B280]" office:value-type="float" office:value="0" calcext:value-type="float">
            <text:p>0</text:p>
          </table:table-cell>
          <table:table-cell office:value-type="float" office:value="51104" calcext:value-type="float">
            <text:p>51104</text:p>
          </table:table-cell>
          <table:table-cell office:value-type="float" office:value="1.86760907259495E+017" calcext:value-type="float">
            <text:p>1,8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80]/1000000000000000" office:value-type="float" office:value="186.760907259495" calcext:value-type="float">
            <text:p>186,7609072594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87622920373" calcext:value-type="float">
            <text:p>27,087622920373</text:p>
          </table:table-cell>
          <table:table-cell office:value-type="float" office:value="0.0269166296628789" calcext:value-type="float">
            <text:p>0,026916629662879</text:p>
          </table:table-cell>
          <table:table-cell office:value-type="float" office:value="0" calcext:value-type="float">
            <text:p>0</text:p>
          </table:table-cell>
          <table:table-cell table:formula="of:=[.D281]/[.B281]" office:value-type="float" office:value="0" calcext:value-type="float">
            <text:p>0</text:p>
          </table:table-cell>
          <table:table-cell office:value-type="float" office:value="51150" calcext:value-type="float">
            <text:p>51150</text:p>
          </table:table-cell>
          <table:table-cell office:value-type="float" office:value="1.86941022702208E+017" calcext:value-type="float">
            <text:p>1,8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81]/1000000000000000" office:value-type="float" office:value="186.941022702208" calcext:value-type="float">
            <text:p>186,9410227022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1483450958926" calcext:value-type="float">
            <text:p>26,1483450958926</text:p>
          </table:table-cell>
          <table:table-cell office:value-type="float" office:value="0.0271851148059573" calcext:value-type="float">
            <text:p>0,027185114805957</text:p>
          </table:table-cell>
          <table:table-cell office:value-type="float" office:value="9" calcext:value-type="float">
            <text:p>9</text:p>
          </table:table-cell>
          <table:table-cell table:formula="of:=[.D282]/[.B282]" office:value-type="float" office:value="0.344190042122923" calcext:value-type="float">
            <text:p>0,344190042122923</text:p>
          </table:table-cell>
          <table:table-cell office:value-type="float" office:value="51150" calcext:value-type="float">
            <text:p>51150</text:p>
          </table:table-cell>
          <table:table-cell office:value-type="float" office:value="1.86941202737137E+017" calcext:value-type="float">
            <text:p>1,87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82]/1000000000000000" office:value-type="float" office:value="186.941202737137" calcext:value-type="float">
            <text:p>186,9412027371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1742844854551" calcext:value-type="float">
            <text:p>26,1742844854551</text:p>
          </table:table-cell>
          <table:table-cell office:value-type="float" office:value="0.0317210302809724" calcext:value-type="float">
            <text:p>0,031721030280973</text:p>
          </table:table-cell>
          <table:table-cell office:value-type="float" office:value="3" calcext:value-type="float">
            <text:p>3</text:p>
          </table:table-cell>
          <table:table-cell table:formula="of:=[.D283]/[.B283]" office:value-type="float" office:value="0.114616313644298" calcext:value-type="float">
            <text:p>0,114616313644298</text:p>
          </table:table-cell>
          <table:table-cell office:value-type="float" office:value="51151" calcext:value-type="float">
            <text:p>51151</text:p>
          </table:table-cell>
          <table:table-cell office:value-type="float" office:value="1.86942122926499E+017" calcext:value-type="float">
            <text:p>1,87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83]/1000000000000000" office:value-type="float" office:value="186.942122926499" calcext:value-type="float">
            <text:p>186,9421229264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0916520039101" calcext:value-type="float">
            <text:p>26,0916520039101</text:p>
          </table:table-cell>
          <table:table-cell office:value-type="float" office:value="0.0313562845617327" calcext:value-type="float">
            <text:p>0,031356284561733</text:p>
          </table:table-cell>
          <table:table-cell office:value-type="float" office:value="0" calcext:value-type="float">
            <text:p>0</text:p>
          </table:table-cell>
          <table:table-cell table:formula="of:=[.D284]/[.B284]" office:value-type="float" office:value="0" calcext:value-type="float">
            <text:p>0</text:p>
          </table:table-cell>
          <table:table-cell office:value-type="float" office:value="51149" calcext:value-type="float">
            <text:p>51149</text:p>
          </table:table-cell>
          <table:table-cell office:value-type="float" office:value="1.8693853220819E+017" calcext:value-type="float">
            <text:p>1,87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84]/1000000000000000" office:value-type="float" office:value="186.93853220819" calcext:value-type="float">
            <text:p>186,938532208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1133919843597" calcext:value-type="float">
            <text:p>26,1133919843597</text:p>
          </table:table-cell>
          <table:table-cell office:value-type="float" office:value="0.0314524095567226" calcext:value-type="float">
            <text:p>0,031452409556723</text:p>
          </table:table-cell>
          <table:table-cell office:value-type="float" office:value="1" calcext:value-type="float">
            <text:p>1</text:p>
          </table:table-cell>
          <table:table-cell table:formula="of:=[.D285]/[.B285]" office:value-type="float" office:value="0.0382945272141948" calcext:value-type="float">
            <text:p>0,038294527214195</text:p>
          </table:table-cell>
          <table:table-cell office:value-type="float" office:value="51149" calcext:value-type="float">
            <text:p>51149</text:p>
          </table:table-cell>
          <table:table-cell office:value-type="float" office:value="1.8693853220819E+017" calcext:value-type="float">
            <text:p>1,87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85]/1000000000000000" office:value-type="float" office:value="186.93853220819" calcext:value-type="float">
            <text:p>186,938532208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0841349913968" calcext:value-type="float">
            <text:p>26,0841349913968</text:p>
          </table:table-cell>
          <table:table-cell office:value-type="float" office:value="0.0269030485678091" calcext:value-type="float">
            <text:p>0,026903048567809</text:p>
          </table:table-cell>
          <table:table-cell office:value-type="float" office:value="5" calcext:value-type="float">
            <text:p>5</text:p>
          </table:table-cell>
          <table:table-cell table:formula="of:=[.D286]/[.B286]" office:value-type="float" office:value="0.191687399319514" calcext:value-type="float">
            <text:p>0,191687399319514</text:p>
          </table:table-cell>
          <table:table-cell office:value-type="float" office:value="51143" calcext:value-type="float">
            <text:p>51143</text:p>
          </table:table-cell>
          <table:table-cell office:value-type="float" office:value="1.86912527097914E+017" calcext:value-type="float">
            <text:p>1,87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86]/1000000000000000" office:value-type="float" office:value="186.912527097914" calcext:value-type="float">
            <text:p>186,9125270979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0159622390223" calcext:value-type="float">
            <text:p>26,0159622390223</text:p>
          </table:table-cell>
          <table:table-cell office:value-type="float" office:value="0.0310495523653961" calcext:value-type="float">
            <text:p>0,031049552365396</text:p>
          </table:table-cell>
          <table:table-cell office:value-type="float" office:value="5" calcext:value-type="float">
            <text:p>5</text:p>
          </table:table-cell>
          <table:table-cell table:formula="of:=[.D287]/[.B287]" office:value-type="float" office:value="0.192189700848363" calcext:value-type="float">
            <text:p>0,192189700848363</text:p>
          </table:table-cell>
          <table:table-cell office:value-type="float" office:value="51057" calcext:value-type="float">
            <text:p>51057</text:p>
          </table:table-cell>
          <table:table-cell office:value-type="float" office:value="1.86757336057357E+017" calcext:value-type="float">
            <text:p>1,87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287]/1000000000000000" office:value-type="float" office:value="186.757336057357" calcext:value-type="float">
            <text:p>186,7573360573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0715460848447" calcext:value-type="float">
            <text:p>26,0715460848447</text:p>
          </table:table-cell>
          <table:table-cell office:value-type="float" office:value="0.0312955419349998" calcext:value-type="float">
            <text:p>0,031295541935</text:p>
          </table:table-cell>
          <table:table-cell office:value-type="float" office:value="3" calcext:value-type="float">
            <text:p>3</text:p>
          </table:table-cell>
          <table:table-cell table:formula="of:=[.D288]/[.B288]" office:value-type="float" office:value="0.11506797449745" calcext:value-type="float">
            <text:p>0,11506797449745</text:p>
          </table:table-cell>
          <table:table-cell office:value-type="float" office:value="51057" calcext:value-type="float">
            <text:p>51057</text:p>
          </table:table-cell>
          <table:table-cell office:value-type="float" office:value="1.86757336057357E+017" calcext:value-type="float">
            <text:p>1,87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88]/1000000000000000" office:value-type="float" office:value="186.757336057357" calcext:value-type="float">
            <text:p>186,7573360573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0312083431349" calcext:value-type="float">
            <text:p>26,0312083431349</text:p>
          </table:table-cell>
          <table:table-cell office:value-type="float" office:value="0.0311310515988259" calcext:value-type="float">
            <text:p>0,031131051598826</text:p>
          </table:table-cell>
          <table:table-cell office:value-type="float" office:value="5" calcext:value-type="float">
            <text:p>5</text:p>
          </table:table-cell>
          <table:table-cell table:formula="of:=[.D289]/[.B289]" office:value-type="float" office:value="0.192077138106369" calcext:value-type="float">
            <text:p>0,192077138106369</text:p>
          </table:table-cell>
          <table:table-cell office:value-type="float" office:value="51011" calcext:value-type="float">
            <text:p>51011</text:p>
          </table:table-cell>
          <table:table-cell office:value-type="float" office:value="1.86622149331281E+017" calcext:value-type="float">
            <text:p>1,87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89]/1000000000000000" office:value-type="float" office:value="186.622149331281" calcext:value-type="float">
            <text:p>186,6221493312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0902319016721" calcext:value-type="float">
            <text:p>26,0902319016721</text:p>
          </table:table-cell>
          <table:table-cell office:value-type="float" office:value="0.0313920738745986" calcext:value-type="float">
            <text:p>0,031392073874599</text:p>
          </table:table-cell>
          <table:table-cell office:value-type="float" office:value="2" calcext:value-type="float">
            <text:p>2</text:p>
          </table:table-cell>
          <table:table-cell table:formula="of:=[.D290]/[.B290]" office:value-type="float" office:value="0.0766570418974245" calcext:value-type="float">
            <text:p>0,076657041897425</text:p>
          </table:table-cell>
          <table:table-cell office:value-type="float" office:value="51012" calcext:value-type="float">
            <text:p>51012</text:p>
          </table:table-cell>
          <table:table-cell office:value-type="float" office:value="1.86625399972775E+017" calcext:value-type="float">
            <text:p>1,87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90]/1000000000000000" office:value-type="float" office:value="186.625399972775" calcext:value-type="float">
            <text:p>186,6253999727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009644600396" calcext:value-type="float">
            <text:p>26,009644600396</text:p>
          </table:table-cell>
          <table:table-cell office:value-type="float" office:value="0.0310352727783723" calcext:value-type="float">
            <text:p>0,031035272778372</text:p>
          </table:table-cell>
          <table:table-cell office:value-type="float" office:value="0" calcext:value-type="float">
            <text:p>0</text:p>
          </table:table-cell>
          <table:table-cell table:formula="of:=[.D291]/[.B291]" office:value-type="float" office:value="0" calcext:value-type="float">
            <text:p>0</text:p>
          </table:table-cell>
          <table:table-cell office:value-type="float" office:value="51012" calcext:value-type="float">
            <text:p>51012</text:p>
          </table:table-cell>
          <table:table-cell office:value-type="float" office:value="1.86624219743798E+017" calcext:value-type="float">
            <text:p>1,87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291]/1000000000000000" office:value-type="float" office:value="186.624219743798" calcext:value-type="float">
            <text:p>186,6242197437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0543390900359" calcext:value-type="float">
            <text:p>26,0543390900359</text:p>
          </table:table-cell>
          <table:table-cell office:value-type="float" office:value="0.0312331580859364" calcext:value-type="float">
            <text:p>0,031233158085937</text:p>
          </table:table-cell>
          <table:table-cell office:value-type="float" office:value="3" calcext:value-type="float">
            <text:p>3</text:p>
          </table:table-cell>
          <table:table-cell table:formula="of:=[.D292]/[.B292]" office:value-type="float" office:value="0.115143968520288" calcext:value-type="float">
            <text:p>0,115143968520288</text:p>
          </table:table-cell>
          <table:table-cell office:value-type="float" office:value="51012" calcext:value-type="float">
            <text:p>51012</text:p>
          </table:table-cell>
          <table:table-cell office:value-type="float" office:value="1.86624219743798E+017" calcext:value-type="float">
            <text:p>1,87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92]/1000000000000000" office:value-type="float" office:value="186.624219743798" calcext:value-type="float">
            <text:p>186,6242197437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1012310828825" calcext:value-type="float">
            <text:p>26,1012310828825</text:p>
          </table:table-cell>
          <table:table-cell office:value-type="float" office:value="0.0314410810301539" calcext:value-type="float">
            <text:p>0,031441081030154</text:p>
          </table:table-cell>
          <table:table-cell office:value-type="float" office:value="6" calcext:value-type="float">
            <text:p>6</text:p>
          </table:table-cell>
          <table:table-cell table:formula="of:=[.D293]/[.B293]" office:value-type="float" office:value="0.22987421478119" calcext:value-type="float">
            <text:p>0,22987421478119</text:p>
          </table:table-cell>
          <table:table-cell office:value-type="float" office:value="51011" calcext:value-type="float">
            <text:p>51011</text:p>
          </table:table-cell>
          <table:table-cell office:value-type="float" office:value="1.86621219150816E+017" calcext:value-type="float">
            <text:p>1,87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293]/1000000000000000" office:value-type="float" office:value="186.621219150816" calcext:value-type="float">
            <text:p>186,6212191508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1803862669208" calcext:value-type="float">
            <text:p>26,1803862669208</text:p>
          </table:table-cell>
          <table:table-cell office:value-type="float" office:value="0.0315083819975258" calcext:value-type="float">
            <text:p>0,031508381997526</text:p>
          </table:table-cell>
          <table:table-cell office:value-type="float" office:value="3" calcext:value-type="float">
            <text:p>3</text:p>
          </table:table-cell>
          <table:table-cell table:formula="of:=[.D294]/[.B294]" office:value-type="float" office:value="0.114589600375397" calcext:value-type="float">
            <text:p>0,114589600375397</text:p>
          </table:table-cell>
          <table:table-cell office:value-type="float" office:value="51932" calcext:value-type="float">
            <text:p>51932</text:p>
          </table:table-cell>
          <table:table-cell office:value-type="float" office:value="1.90144412666709E+017" calcext:value-type="float">
            <text:p>1,90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94]/1000000000000000" office:value-type="float" office:value="190.144412666709" calcext:value-type="float">
            <text:p>190,1444126667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1526876430855" calcext:value-type="float">
            <text:p>26,1526876430855</text:p>
          </table:table-cell>
          <table:table-cell office:value-type="float" office:value="0.0311124662256633" calcext:value-type="float">
            <text:p>0,031112466225663</text:p>
          </table:table-cell>
          <table:table-cell office:value-type="float" office:value="4" calcext:value-type="float">
            <text:p>4</text:p>
          </table:table-cell>
          <table:table-cell table:formula="of:=[.D295]/[.B295]" office:value-type="float" office:value="0.152947951452995" calcext:value-type="float">
            <text:p>0,152947951452995</text:p>
          </table:table-cell>
          <table:table-cell office:value-type="float" office:value="52852" calcext:value-type="float">
            <text:p>52852</text:p>
          </table:table-cell>
          <table:table-cell office:value-type="float" office:value="1.93755123150964E+017" calcext:value-type="float">
            <text:p>1,94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295]/1000000000000000" office:value-type="float" office:value="193.755123150964" calcext:value-type="float">
            <text:p>193,7551231509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1839616383313" calcext:value-type="float">
            <text:p>26,1839616383313</text:p>
          </table:table-cell>
          <table:table-cell office:value-type="float" office:value="0.0312757328924455" calcext:value-type="float">
            <text:p>0,031275732892446</text:p>
          </table:table-cell>
          <table:table-cell office:value-type="float" office:value="2" calcext:value-type="float">
            <text:p>2</text:p>
          </table:table-cell>
          <table:table-cell table:formula="of:=[.D296]/[.B296]" office:value-type="float" office:value="0.0763826355852947" calcext:value-type="float">
            <text:p>0,076382635585295</text:p>
          </table:table-cell>
          <table:table-cell office:value-type="float" office:value="52760" calcext:value-type="float">
            <text:p>52760</text:p>
          </table:table-cell>
          <table:table-cell office:value-type="float" office:value="1.93439660951127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296]/1000000000000000" office:value-type="float" office:value="193.439660951127" calcext:value-type="float">
            <text:p>193,4396609511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2261518924964" calcext:value-type="float">
            <text:p>26,2261518924964</text:p>
          </table:table-cell>
          <table:table-cell office:value-type="float" office:value="0.0314594102540963" calcext:value-type="float">
            <text:p>0,031459410254096</text:p>
          </table:table-cell>
          <table:table-cell office:value-type="float" office:value="6" calcext:value-type="float">
            <text:p>6</text:p>
          </table:table-cell>
          <table:table-cell table:formula="of:=[.D297]/[.B297]" office:value-type="float" office:value="0.228779274389724" calcext:value-type="float">
            <text:p>0,228779274389724</text:p>
          </table:table-cell>
          <table:table-cell office:value-type="float" office:value="52760" calcext:value-type="float">
            <text:p>52760</text:p>
          </table:table-cell>
          <table:table-cell office:value-type="float" office:value="1.93484909729859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97]/1000000000000000" office:value-type="float" office:value="193.484909729859" calcext:value-type="float">
            <text:p>193,4849097298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1634730198442" calcext:value-type="float">
            <text:p>26,1634730198442</text:p>
          </table:table-cell>
          <table:table-cell office:value-type="float" office:value="0.031186534676837" calcext:value-type="float">
            <text:p>0,031186534676837</text:p>
          </table:table-cell>
          <table:table-cell office:value-type="float" office:value="1" calcext:value-type="float">
            <text:p>1</text:p>
          </table:table-cell>
          <table:table-cell table:formula="of:=[.D298]/[.B298]" office:value-type="float" office:value="0.0382212254176473" calcext:value-type="float">
            <text:p>0,038221225417647</text:p>
          </table:table-cell>
          <table:table-cell office:value-type="float" office:value="52760" calcext:value-type="float">
            <text:p>52760</text:p>
          </table:table-cell>
          <table:table-cell office:value-type="float" office:value="1.93484909729859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298]/1000000000000000" office:value-type="float" office:value="193.484909729859" calcext:value-type="float">
            <text:p>193,4849097298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1029757391964" calcext:value-type="float">
            <text:p>26,1029757391964</text:p>
          </table:table-cell>
          <table:table-cell office:value-type="float" office:value="0.0309234498219932" calcext:value-type="float">
            <text:p>0,030923449821993</text:p>
          </table:table-cell>
          <table:table-cell office:value-type="float" office:value="2" calcext:value-type="float">
            <text:p>2</text:p>
          </table:table-cell>
          <table:table-cell table:formula="of:=[.D299]/[.B299]" office:value-type="float" office:value="0.0766196168583488" calcext:value-type="float">
            <text:p>0,076619616858349</text:p>
          </table:table-cell>
          <table:table-cell office:value-type="float" office:value="52759" calcext:value-type="float">
            <text:p>52759</text:p>
          </table:table-cell>
          <table:table-cell office:value-type="float" office:value="1.93480908942829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99]/1000000000000000" office:value-type="float" office:value="193.480908942829" calcext:value-type="float">
            <text:p>193,4809089428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2234226038172" calcext:value-type="float">
            <text:p>26,2234226038172</text:p>
          </table:table-cell>
          <table:table-cell office:value-type="float" office:value="0.0314475281606202" calcext:value-type="float">
            <text:p>0,03144752816062</text:p>
          </table:table-cell>
          <table:table-cell office:value-type="float" office:value="10" calcext:value-type="float">
            <text:p>10</text:p>
          </table:table-cell>
          <table:table-cell table:formula="of:=[.D300]/[.B300]" office:value-type="float" office:value="0.381338475571238" calcext:value-type="float">
            <text:p>0,381338475571238</text:p>
          </table:table-cell>
          <table:table-cell office:value-type="float" office:value="52760" calcext:value-type="float">
            <text:p>52760</text:p>
          </table:table-cell>
          <table:table-cell office:value-type="float" office:value="1.93484909729859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300]/1000000000000000" office:value-type="float" office:value="193.484909729859" calcext:value-type="float">
            <text:p>193,4849097298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2479447113103" calcext:value-type="float">
            <text:p>26,2479447113103</text:p>
          </table:table-cell>
          <table:table-cell office:value-type="float" office:value="0.0315818331982204" calcext:value-type="float">
            <text:p>0,03158183319822</text:p>
          </table:table-cell>
          <table:table-cell office:value-type="float" office:value="4" calcext:value-type="float">
            <text:p>4</text:p>
          </table:table-cell>
          <table:table-cell table:formula="of:=[.D301]/[.B301]" office:value-type="float" office:value="0.152392884242719" calcext:value-type="float">
            <text:p>0,152392884242719</text:p>
          </table:table-cell>
          <table:table-cell office:value-type="float" office:value="52668" calcext:value-type="float">
            <text:p>52668</text:p>
          </table:table-cell>
          <table:table-cell office:value-type="float" office:value="1.93371726774289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301]/1000000000000000" office:value-type="float" office:value="193.371726774289" calcext:value-type="float">
            <text:p>193,3717267742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3619945863644" calcext:value-type="float">
            <text:p>25,3619945863644</text:p>
          </table:table-cell>
          <table:table-cell office:value-type="float" office:value="0.041374505849178" calcext:value-type="float">
            <text:p>0,041374505849178</text:p>
          </table:table-cell>
          <table:table-cell office:value-type="float" office:value="1" calcext:value-type="float">
            <text:p>1</text:p>
          </table:table-cell>
          <table:table-cell table:formula="of:=[.D302]/[.B302]" office:value-type="float" office:value="0.0394290755245898" calcext:value-type="float">
            <text:p>0,03942907552459</text:p>
          </table:table-cell>
          <table:table-cell office:value-type="float" office:value="23643" calcext:value-type="float">
            <text:p>23643</text:p>
          </table:table-cell>
          <table:table-cell office:value-type="float" office:value="9.51529668649943E+016" calcext:value-type="float">
            <text:p>9,52E+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302]/1000000000000000" office:value-type="float" office:value="95.1529668649943" calcext:value-type="float">
            <text:p>95,15296686499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2150282657359" calcext:value-type="float">
            <text:p>26,2150282657359</text:p>
          </table:table-cell>
          <table:table-cell office:value-type="float" office:value="0.0314249829491033" calcext:value-type="float">
            <text:p>0,031424982949103</text:p>
          </table:table-cell>
          <table:table-cell office:value-type="float" office:value="2" calcext:value-type="float">
            <text:p>2</text:p>
          </table:table-cell>
          <table:table-cell table:formula="of:=[.D303]/[.B303]" office:value-type="float" office:value="0.0762921168623756" calcext:value-type="float">
            <text:p>0,076292116862376</text:p>
          </table:table-cell>
          <table:table-cell office:value-type="float" office:value="52713" calcext:value-type="float">
            <text:p>52713</text:p>
          </table:table-cell>
          <table:table-cell office:value-type="float" office:value="1.93461344648701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303]/1000000000000000" office:value-type="float" office:value="193.461344648701" calcext:value-type="float">
            <text:p>193,4613446487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046760883999" calcext:value-type="float">
            <text:p>26,7046760883999</text:p>
          </table:table-cell>
          <table:table-cell office:value-type="float" office:value="0.0248464235805789" calcext:value-type="float">
            <text:p>0,024846423580579</text:p>
          </table:table-cell>
          <table:table-cell office:value-type="float" office:value="3" calcext:value-type="float">
            <text:p>3</text:p>
          </table:table-cell>
          <table:table-cell table:formula="of:=[.D304]/[.B304]" office:value-type="float" office:value="0.112339875985358" calcext:value-type="float">
            <text:p>0,112339875985358</text:p>
          </table:table-cell>
          <table:table-cell office:value-type="float" office:value="52714" calcext:value-type="float">
            <text:p>52714</text:p>
          </table:table-cell>
          <table:table-cell office:value-type="float" office:value="1.93463064993302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304]/1000000000000000" office:value-type="float" office:value="193.463064993302" calcext:value-type="float">
            <text:p>193,4630649933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153904573848" calcext:value-type="float">
            <text:p>26,153904573848</text:p>
          </table:table-cell>
          <table:table-cell office:value-type="float" office:value="0.0268147172074521" calcext:value-type="float">
            <text:p>0,026814717207452</text:p>
          </table:table-cell>
          <table:table-cell office:value-type="float" office:value="2" calcext:value-type="float">
            <text:p>2</text:p>
          </table:table-cell>
          <table:table-cell table:formula="of:=[.D305]/[.B305]" office:value-type="float" office:value="0.0764704174228675" calcext:value-type="float">
            <text:p>0,076470417422868</text:p>
          </table:table-cell>
          <table:table-cell office:value-type="float" office:value="52668" calcext:value-type="float">
            <text:p>52668</text:p>
          </table:table-cell>
          <table:table-cell office:value-type="float" office:value="1.93416515463759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305]/1000000000000000" office:value-type="float" office:value="193.416515463759" calcext:value-type="float">
            <text:p>193,416515463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01.csv</text:p>
          </table:table-cell>
          <table:table-cell office:value-type="float" office:value="26.153904573848" calcext:value-type="float">
            <text:p>26,153904573848</text:p>
          </table:table-cell>
          <table:table-cell office:value-type="float" office:value="0.0268147172074521" calcext:value-type="float">
            <text:p>0,026814717207452</text:p>
          </table:table-cell>
          <table:table-cell office:value-type="float" office:value="2" calcext:value-type="float">
            <text:p>2</text:p>
          </table:table-cell>
          <table:table-cell table:formula="of:=[.D306]/[.B306]" office:value-type="float" office:value="0.0764704174228675" calcext:value-type="float">
            <text:p>0,076470417422868</text:p>
          </table:table-cell>
          <table:table-cell office:value-type="float" office:value="52668" calcext:value-type="float">
            <text:p>52668</text:p>
          </table:table-cell>
          <table:table-cell office:value-type="float" office:value="1.93416515463759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306]/1000000000000000" office:value-type="float" office:value="193.416515463759" calcext:value-type="float">
            <text:p>193,4165154637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142876162581" calcext:value-type="float">
            <text:p>26,4142876162581</text:p>
          </table:table-cell>
          <table:table-cell office:value-type="float" office:value="0.0279737396602997" calcext:value-type="float">
            <text:p>0,0279737396603</text:p>
          </table:table-cell>
          <table:table-cell office:value-type="float" office:value="5" calcext:value-type="float">
            <text:p>5</text:p>
          </table:table-cell>
          <table:table-cell table:formula="of:=[.D307]/[.B307]" office:value-type="float" office:value="0.189291495293725" calcext:value-type="float">
            <text:p>0,189291495293725</text:p>
          </table:table-cell>
          <table:table-cell office:value-type="float" office:value="52576" calcext:value-type="float">
            <text:p>52576</text:p>
          </table:table-cell>
          <table:table-cell office:value-type="float" office:value="1.93190470611813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307]/1000000000000000" office:value-type="float" office:value="193.190470611813" calcext:value-type="float">
            <text:p>193,1904706118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2598664815414" calcext:value-type="float">
            <text:p>26,2598664815414</text:p>
          </table:table-cell>
          <table:table-cell office:value-type="float" office:value="0.0142168018862823" calcext:value-type="float">
            <text:p>0,014216801886282</text:p>
          </table:table-cell>
          <table:table-cell office:value-type="float" office:value="5" calcext:value-type="float">
            <text:p>5</text:p>
          </table:table-cell>
          <table:table-cell table:formula="of:=[.D308]/[.B308]" office:value-type="float" office:value="0.190404623858793" calcext:value-type="float">
            <text:p>0,190404623858793</text:p>
          </table:table-cell>
          <table:table-cell office:value-type="float" office:value="52576" calcext:value-type="float">
            <text:p>52576</text:p>
          </table:table-cell>
          <table:table-cell office:value-type="float" office:value="1.93100293116446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308]/1000000000000000" office:value-type="float" office:value="193.100293116446" calcext:value-type="float">
            <text:p>193,1002931164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149649392851" calcext:value-type="float">
            <text:p>26,5149649392851</text:p>
          </table:table-cell>
          <table:table-cell office:value-type="float" office:value="0.00660411733084835" calcext:value-type="float">
            <text:p>0,006604117330848</text:p>
          </table:table-cell>
          <table:table-cell office:value-type="float" office:value="3" calcext:value-type="float">
            <text:p>3</text:p>
          </table:table-cell>
          <table:table-cell table:formula="of:=[.D309]/[.B309]" office:value-type="float" office:value="0.11314365328672" calcext:value-type="float">
            <text:p>0,11314365328672</text:p>
          </table:table-cell>
          <table:table-cell office:value-type="float" office:value="52622" calcext:value-type="float">
            <text:p>52622</text:p>
          </table:table-cell>
          <table:table-cell office:value-type="float" office:value="1.93281008675587E+017" calcext:value-type="float">
            <text:p>1,93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09]/1000000000000000" office:value-type="float" office:value="193.281008675587" calcext:value-type="float">
            <text:p>193,281008675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561213799297" calcext:value-type="float">
            <text:p>27,1561213799297</text:p>
          </table:table-cell>
          <table:table-cell table:style-name="ce2" office:value-type="float" office:value="0.000675274579909338" calcext:value-type="float">
            <text:p>6,75E-04</text:p>
          </table:table-cell>
          <table:table-cell office:value-type="float" office:value="2" calcext:value-type="float">
            <text:p>2</text:p>
          </table:table-cell>
          <table:table-cell table:formula="of:=[.D310]/[.B310]" office:value-type="float" office:value="0.0736482199360821" calcext:value-type="float">
            <text:p>0,073648219936082</text:p>
          </table:table-cell>
          <table:table-cell office:value-type="float" office:value="53451" calcext:value-type="float">
            <text:p>53451</text:p>
          </table:table-cell>
          <table:table-cell office:value-type="float" office:value="1.96780216541111E+017" calcext:value-type="float">
            <text:p>1,97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310]/1000000000000000" office:value-type="float" office:value="196.780216541111" calcext:value-type="float">
            <text:p>196,7802165411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938150115992" calcext:value-type="float">
            <text:p>27,2938150115992</text:p>
          </table:table-cell>
          <table:table-cell office:value-type="float" office:value="0.00127084329268737" calcext:value-type="float">
            <text:p>0,001270843292687</text:p>
          </table:table-cell>
          <table:table-cell office:value-type="float" office:value="1" calcext:value-type="float">
            <text:p>1</text:p>
          </table:table-cell>
          <table:table-cell table:formula="of:=[.D311]/[.B311]" office:value-type="float" office:value="0.0366383372780619" calcext:value-type="float">
            <text:p>0,036638337278062</text:p>
          </table:table-cell>
          <table:table-cell office:value-type="float" office:value="53451" calcext:value-type="float">
            <text:p>53451</text:p>
          </table:table-cell>
          <table:table-cell office:value-type="float" office:value="1.9678039657604E+017" calcext:value-type="float">
            <text:p>1,9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11]/1000000000000000" office:value-type="float" office:value="196.78039657604" calcext:value-type="float">
            <text:p>196,780396576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786503389132" calcext:value-type="float">
            <text:p>27,6786503389132</text:p>
          </table:table-cell>
          <table:table-cell office:value-type="float" office:value="0.00139053786852615" calcext:value-type="float">
            <text:p>0,001390537868526</text:p>
          </table:table-cell>
          <table:table-cell office:value-type="float" office:value="7" calcext:value-type="float">
            <text:p>7</text:p>
          </table:table-cell>
          <table:table-cell table:formula="of:=[.D312]/[.B312]" office:value-type="float" office:value="0.252902504792972" calcext:value-type="float">
            <text:p>0,252902504792972</text:p>
          </table:table-cell>
          <table:table-cell office:value-type="float" office:value="53405" calcext:value-type="float">
            <text:p>53405</text:p>
          </table:table-cell>
          <table:table-cell office:value-type="float" office:value="1.96779815964943E+017" calcext:value-type="float">
            <text:p>1,97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12]/1000000000000000" office:value-type="float" office:value="196.779815964943" calcext:value-type="float">
            <text:p>196,7798159649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3321724150844" calcext:value-type="float">
            <text:p>26,3321724150844</text:p>
          </table:table-cell>
          <table:table-cell office:value-type="float" office:value="0.00288981025631356" calcext:value-type="float">
            <text:p>0,002889810256314</text:p>
          </table:table-cell>
          <table:table-cell office:value-type="float" office:value="10" calcext:value-type="float">
            <text:p>10</text:p>
          </table:table-cell>
          <table:table-cell table:formula="of:=[.D313]/[.B313]" office:value-type="float" office:value="0.37976357751142" calcext:value-type="float">
            <text:p>0,37976357751142</text:p>
          </table:table-cell>
          <table:table-cell office:value-type="float" office:value="53405" calcext:value-type="float">
            <text:p>53405</text:p>
          </table:table-cell>
          <table:table-cell office:value-type="float" office:value="1.96779815964943E+017" calcext:value-type="float">
            <text:p>1,97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13]/1000000000000000" office:value-type="float" office:value="196.779815964943" calcext:value-type="float">
            <text:p>196,7798159649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3706769029117" calcext:value-type="float">
            <text:p>26,3706769029117</text:p>
          </table:table-cell>
          <table:table-cell office:value-type="float" office:value="0.00272321989720527" calcext:value-type="float">
            <text:p>0,002723219897205</text:p>
          </table:table-cell>
          <table:table-cell office:value-type="float" office:value="3" calcext:value-type="float">
            <text:p>3</text:p>
          </table:table-cell>
          <table:table-cell table:formula="of:=[.D314]/[.B314]" office:value-type="float" office:value="0.113762722551455" calcext:value-type="float">
            <text:p>0,113762722551455</text:p>
          </table:table-cell>
          <table:table-cell office:value-type="float" office:value="53404" calcext:value-type="float">
            <text:p>53404</text:p>
          </table:table-cell>
          <table:table-cell office:value-type="float" office:value="1.96775815177913E+017" calcext:value-type="float">
            <text:p>1,97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14]/1000000000000000" office:value-type="float" office:value="196.775815177913" calcext:value-type="float">
            <text:p>196,7758151779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03063326218" calcext:value-type="float">
            <text:p>26,403063326218</text:p>
          </table:table-cell>
          <table:table-cell office:value-type="float" office:value="0.00258305251419493" calcext:value-type="float">
            <text:p>0,002583052514195</text:p>
          </table:table-cell>
          <table:table-cell office:value-type="float" office:value="5" calcext:value-type="float">
            <text:p>5</text:p>
          </table:table-cell>
          <table:table-cell table:formula="of:=[.D315]/[.B315]" office:value-type="float" office:value="0.189371965602" calcext:value-type="float">
            <text:p>0,189371965602</text:p>
          </table:table-cell>
          <table:table-cell office:value-type="float" office:value="53405" calcext:value-type="float">
            <text:p>53405</text:p>
          </table:table-cell>
          <table:table-cell office:value-type="float" office:value="1.96780826160932E+017" calcext:value-type="float">
            <text:p>1,97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15]/1000000000000000" office:value-type="float" office:value="196.780826160932" calcext:value-type="float">
            <text:p>196,7808261609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240442278861" calcext:value-type="float">
            <text:p>26,5240442278861</text:p>
          </table:table-cell>
          <table:table-cell office:value-type="float" office:value="0.00206043390453889" calcext:value-type="float">
            <text:p>0,002060433904539</text:p>
          </table:table-cell>
          <table:table-cell office:value-type="float" office:value="3" calcext:value-type="float">
            <text:p>3</text:p>
          </table:table-cell>
          <table:table-cell table:formula="of:=[.D316]/[.B316]" office:value-type="float" office:value="0.113104923752387" calcext:value-type="float">
            <text:p>0,113104923752387</text:p>
          </table:table-cell>
          <table:table-cell office:value-type="float" office:value="53359" calcext:value-type="float">
            <text:p>53359</text:p>
          </table:table-cell>
          <table:table-cell office:value-type="float" office:value="1.96735316833199E+017" calcext:value-type="float">
            <text:p>1,97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16]/1000000000000000" office:value-type="float" office:value="196.735316833199" calcext:value-type="float">
            <text:p>196,7353168331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175394096537" calcext:value-type="float">
            <text:p>26,5175394096537</text:p>
          </table:table-cell>
          <table:table-cell office:value-type="float" office:value="0.00209127992541843" calcext:value-type="float">
            <text:p>0,002091279925418</text:p>
          </table:table-cell>
          <table:table-cell office:value-type="float" office:value="2" calcext:value-type="float">
            <text:p>2</text:p>
          </table:table-cell>
          <table:table-cell table:formula="of:=[.D317]/[.B317]" office:value-type="float" office:value="0.0754217791139362" calcext:value-type="float">
            <text:p>0,075421779113936</text:p>
          </table:table-cell>
          <table:table-cell office:value-type="float" office:value="53222" calcext:value-type="float">
            <text:p>53222</text:p>
          </table:table-cell>
          <table:table-cell office:value-type="float" office:value="1.96149781748811E+017" calcext:value-type="float">
            <text:p>1,96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17]/1000000000000000" office:value-type="float" office:value="196.149781748811" calcext:value-type="float">
            <text:p>196,1497817488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2476070481599" calcext:value-type="float">
            <text:p>26,2476070481599</text:p>
          </table:table-cell>
          <table:table-cell office:value-type="float" office:value="0.00326274251603268" calcext:value-type="float">
            <text:p>0,003262742516033</text:p>
          </table:table-cell>
          <table:table-cell office:value-type="float" office:value="1" calcext:value-type="float">
            <text:p>1</text:p>
          </table:table-cell>
          <table:table-cell table:formula="of:=[.D318]/[.B318]" office:value-type="float" office:value="0.0380987111764196" calcext:value-type="float">
            <text:p>0,03809871117642</text:p>
          </table:table-cell>
          <table:table-cell office:value-type="float" office:value="53176" calcext:value-type="float">
            <text:p>53176</text:p>
          </table:table-cell>
          <table:table-cell office:value-type="float" office:value="1.96104362438542E+017" calcext:value-type="float">
            <text:p>1,96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18]/1000000000000000" office:value-type="float" office:value="196.104362438542" calcext:value-type="float">
            <text:p>196,1043624385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3772804990324" calcext:value-type="float">
            <text:p>26,3772804990324</text:p>
          </table:table-cell>
          <table:table-cell office:value-type="float" office:value="0.00163536493895171" calcext:value-type="float">
            <text:p>0,001635364938952</text:p>
          </table:table-cell>
          <table:table-cell office:value-type="float" office:value="0" calcext:value-type="float">
            <text:p>0</text:p>
          </table:table-cell>
          <table:table-cell table:formula="of:=[.D319]/[.B319]" office:value-type="float" office:value="0" calcext:value-type="float">
            <text:p>0</text:p>
          </table:table-cell>
          <table:table-cell office:value-type="float" office:value="53222" calcext:value-type="float">
            <text:p>53222</text:p>
          </table:table-cell>
          <table:table-cell office:value-type="float" office:value="1.96307002251216E+017" calcext:value-type="float">
            <text:p>1,96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19]/1000000000000000" office:value-type="float" office:value="196.307002251216" calcext:value-type="float">
            <text:p>196,307002251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711961219045" calcext:value-type="float">
            <text:p>26,4711961219045</text:p>
          </table:table-cell>
          <table:table-cell office:value-type="float" office:value="0.00229218167474765" calcext:value-type="float">
            <text:p>0,002292181674748</text:p>
          </table:table-cell>
          <table:table-cell office:value-type="float" office:value="3" calcext:value-type="float">
            <text:p>3</text:p>
          </table:table-cell>
          <table:table-cell table:formula="of:=[.D320]/[.B320]" office:value-type="float" office:value="0.113330730737836" calcext:value-type="float">
            <text:p>0,113330730737836</text:p>
          </table:table-cell>
          <table:table-cell office:value-type="float" office:value="53221" calcext:value-type="float">
            <text:p>53221</text:p>
          </table:table-cell>
          <table:table-cell office:value-type="float" office:value="1.96303001464186E+017" calcext:value-type="float">
            <text:p>1,96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20]/1000000000000000" office:value-type="float" office:value="196.303001464186" calcext:value-type="float">
            <text:p>196,3030014641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918926028221" calcext:value-type="float">
            <text:p>26,4918926028221</text:p>
          </table:table-cell>
          <table:table-cell office:value-type="float" office:value="0.00220244890657725" calcext:value-type="float">
            <text:p>0,002202448906577</text:p>
          </table:table-cell>
          <table:table-cell office:value-type="float" office:value="3" calcext:value-type="float">
            <text:p>3</text:p>
          </table:table-cell>
          <table:table-cell table:formula="of:=[.D321]/[.B321]" office:value-type="float" office:value="0.113242192431371" calcext:value-type="float">
            <text:p>0,113242192431371</text:p>
          </table:table-cell>
          <table:table-cell office:value-type="float" office:value="53222" calcext:value-type="float">
            <text:p>53222</text:p>
          </table:table-cell>
          <table:table-cell office:value-type="float" office:value="1.96307002251216E+017" calcext:value-type="float">
            <text:p>1,96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21]/1000000000000000" office:value-type="float" office:value="196.307002251216" calcext:value-type="float">
            <text:p>196,307002251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683302931719" calcext:value-type="float">
            <text:p>27,2683302931719</text:p>
          </table:table-cell>
          <table:table-cell office:value-type="float" office:value="0.00983658561638113" calcext:value-type="float">
            <text:p>0,009836585616381</text:p>
          </table:table-cell>
          <table:table-cell office:value-type="float" office:value="4" calcext:value-type="float">
            <text:p>4</text:p>
          </table:table-cell>
          <table:table-cell table:formula="of:=[.D322]/[.B322]" office:value-type="float" office:value="0.14669031645849" calcext:value-type="float">
            <text:p>0,14669031645849</text:p>
          </table:table-cell>
          <table:table-cell office:value-type="float" office:value="53176" calcext:value-type="float">
            <text:p>53176</text:p>
          </table:table-cell>
          <table:table-cell office:value-type="float" office:value="1.96239328623379E+017" calcext:value-type="float">
            <text:p>1,96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322]/1000000000000000" office:value-type="float" office:value="196.239328623379" calcext:value-type="float">
            <text:p>196,2393286233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605479148181" calcext:value-type="float">
            <text:p>27,6605479148181</text:p>
          </table:table-cell>
          <table:table-cell office:value-type="float" office:value="0.00145947245915594" calcext:value-type="float">
            <text:p>0,001459472459156</text:p>
          </table:table-cell>
          <table:table-cell office:value-type="float" office:value="0" calcext:value-type="float">
            <text:p>0</text:p>
          </table:table-cell>
          <table:table-cell table:formula="of:=[.D323]/[.B323]" office:value-type="float" office:value="0" calcext:value-type="float">
            <text:p>0</text:p>
          </table:table-cell>
          <table:table-cell office:value-type="float" office:value="54095" calcext:value-type="float">
            <text:p>54095</text:p>
          </table:table-cell>
          <table:table-cell office:value-type="float" office:value="1.99849538999772E+017" calcext:value-type="float">
            <text:p>2,00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323]/1000000000000000" office:value-type="float" office:value="199.849538999772" calcext:value-type="float">
            <text:p>199,8495389997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961808636498" calcext:value-type="float">
            <text:p>28,0961808636498</text:p>
          </table:table-cell>
          <table:table-cell office:value-type="float" office:value="0.00818546038751894" calcext:value-type="float">
            <text:p>0,008185460387519</text:p>
          </table:table-cell>
          <table:table-cell office:value-type="float" office:value="6" calcext:value-type="float">
            <text:p>6</text:p>
          </table:table-cell>
          <table:table-cell table:formula="of:=[.D324]/[.B324]" office:value-type="float" office:value="0.213552156042769" calcext:value-type="float">
            <text:p>0,213552156042769</text:p>
          </table:table-cell>
          <table:table-cell office:value-type="float" office:value="54095" calcext:value-type="float">
            <text:p>54095</text:p>
          </table:table-cell>
          <table:table-cell office:value-type="float" office:value="1.99849538999772E+017" calcext:value-type="float">
            <text:p>2,00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24]/1000000000000000" office:value-type="float" office:value="199.849538999772" calcext:value-type="float">
            <text:p>199,8495389997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3678090801538" calcext:value-type="float">
            <text:p>28,3678090801538</text:p>
          </table:table-cell>
          <table:table-cell office:value-type="float" office:value="0.0242155753081289" calcext:value-type="float">
            <text:p>0,024215575308129</text:p>
          </table:table-cell>
          <table:table-cell office:value-type="float" office:value="1" calcext:value-type="float">
            <text:p>1</text:p>
          </table:table-cell>
          <table:table-cell table:formula="of:=[.D325]/[.B325]" office:value-type="float" office:value="0.0352512242723603" calcext:value-type="float">
            <text:p>0,03525122427236</text:p>
          </table:table-cell>
          <table:table-cell office:value-type="float" office:value="54095" calcext:value-type="float">
            <text:p>54095</text:p>
          </table:table-cell>
          <table:table-cell office:value-type="float" office:value="1.99849538999772E+017" calcext:value-type="float">
            <text:p>2,0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25]/1000000000000000" office:value-type="float" office:value="199.849538999772" calcext:value-type="float">
            <text:p>199,8495389997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2477863018763" calcext:value-type="float">
            <text:p>28,2477863018763</text:p>
          </table:table-cell>
          <table:table-cell office:value-type="float" office:value="0.0204323067136782" calcext:value-type="float">
            <text:p>0,020432306713678</text:p>
          </table:table-cell>
          <table:table-cell office:value-type="float" office:value="3" calcext:value-type="float">
            <text:p>3</text:p>
          </table:table-cell>
          <table:table-cell table:formula="of:=[.D326]/[.B326]" office:value-type="float" office:value="0.10620301243927" calcext:value-type="float">
            <text:p>0,10620301243927</text:p>
          </table:table-cell>
          <table:table-cell office:value-type="float" office:value="54094" calcext:value-type="float">
            <text:p>54094</text:p>
          </table:table-cell>
          <table:table-cell office:value-type="float" office:value="1.99841677463717E+017" calcext:value-type="float">
            <text:p>2,0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26]/1000000000000000" office:value-type="float" office:value="199.841677463717" calcext:value-type="float">
            <text:p>199,8416774637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639245771328" calcext:value-type="float">
            <text:p>27,6639245771328</text:p>
          </table:table-cell>
          <table:table-cell office:value-type="float" office:value="0.0272421748315182" calcext:value-type="float">
            <text:p>0,027242174831518</text:p>
          </table:table-cell>
          <table:table-cell office:value-type="float" office:value="2" calcext:value-type="float">
            <text:p>2</text:p>
          </table:table-cell>
          <table:table-cell table:formula="of:=[.D327]/[.B327]" office:value-type="float" office:value="0.0722963220357105" calcext:value-type="float">
            <text:p>0,072296322035711</text:p>
          </table:table-cell>
          <table:table-cell office:value-type="float" office:value="54094" calcext:value-type="float">
            <text:p>54094</text:p>
          </table:table-cell>
          <table:table-cell office:value-type="float" office:value="1.99841677463717E+017" calcext:value-type="float">
            <text:p>2,0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27]/1000000000000000" office:value-type="float" office:value="199.841677463717" calcext:value-type="float">
            <text:p>199,8416774637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528422220168" calcext:value-type="float">
            <text:p>26,9528422220168</text:p>
          </table:table-cell>
          <table:table-cell office:value-type="float" office:value="0.0259999634516734" calcext:value-type="float">
            <text:p>0,025999963451673</text:p>
          </table:table-cell>
          <table:table-cell office:value-type="float" office:value="4" calcext:value-type="float">
            <text:p>4</text:p>
          </table:table-cell>
          <table:table-cell table:formula="of:=[.D328]/[.B328]" office:value-type="float" office:value="0.148407354113198" calcext:value-type="float">
            <text:p>0,148407354113198</text:p>
          </table:table-cell>
          <table:table-cell office:value-type="float" office:value="54094" calcext:value-type="float">
            <text:p>54094</text:p>
          </table:table-cell>
          <table:table-cell office:value-type="float" office:value="1.99848178725029E+017" calcext:value-type="float">
            <text:p>2,00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28]/1000000000000000" office:value-type="float" office:value="199.848178725029" calcext:value-type="float">
            <text:p>199,8481787250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3055348541307" calcext:value-type="float">
            <text:p>28,3055348541307</text:p>
          </table:table-cell>
          <table:table-cell office:value-type="float" office:value="0.0242779705605728" calcext:value-type="float">
            <text:p>0,024277970560573</text:p>
          </table:table-cell>
          <table:table-cell office:value-type="float" office:value="1" calcext:value-type="float">
            <text:p>1</text:p>
          </table:table-cell>
          <table:table-cell table:formula="of:=[.D329]/[.B329]" office:value-type="float" office:value="0.0353287795179771" calcext:value-type="float">
            <text:p>0,035328779517977</text:p>
          </table:table-cell>
          <table:table-cell office:value-type="float" office:value="55014" calcext:value-type="float">
            <text:p>55014</text:p>
          </table:table-cell>
          <table:table-cell office:value-type="float" office:value="2.03458729178236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29]/1000000000000000" office:value-type="float" office:value="203.458729178236" calcext:value-type="float">
            <text:p>203,4587291782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850879744074" calcext:value-type="float">
            <text:p>27,3850879744074</text:p>
          </table:table-cell>
          <table:table-cell office:value-type="float" office:value="0.00164178185280391" calcext:value-type="float">
            <text:p>0,001641781852804</text:p>
          </table:table-cell>
          <table:table-cell office:value-type="float" office:value="0" calcext:value-type="float">
            <text:p>0</text:p>
          </table:table-cell>
          <table:table-cell table:formula="of:=[.D330]/[.B330]" office:value-type="float" office:value="0" calcext:value-type="float">
            <text:p>0</text:p>
          </table:table-cell>
          <table:table-cell office:value-type="float" office:value="55015" calcext:value-type="float">
            <text:p>55015</text:p>
          </table:table-cell>
          <table:table-cell office:value-type="float" office:value="2.03460159466563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30]/1000000000000000" office:value-type="float" office:value="203.460159466563" calcext:value-type="float">
            <text:p>203,4601594665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820452232078" calcext:value-type="float">
            <text:p>27,2820452232078</text:p>
          </table:table-cell>
          <table:table-cell office:value-type="float" office:value="0.00732431850362323" calcext:value-type="float">
            <text:p>0,007324318503623</text:p>
          </table:table-cell>
          <table:table-cell office:value-type="float" office:value="0" calcext:value-type="float">
            <text:p>0</text:p>
          </table:table-cell>
          <table:table-cell table:formula="of:=[.D331]/[.B331]" office:value-type="float" office:value="0" calcext:value-type="float">
            <text:p>0</text:p>
          </table:table-cell>
          <table:table-cell office:value-type="float" office:value="55015" calcext:value-type="float">
            <text:p>55015</text:p>
          </table:table-cell>
          <table:table-cell office:value-type="float" office:value="2.03460159466563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31]/1000000000000000" office:value-type="float" office:value="203.460159466563" calcext:value-type="float">
            <text:p>203,4601594665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819901764599" calcext:value-type="float">
            <text:p>27,2819901764599</text:p>
          </table:table-cell>
          <table:table-cell office:value-type="float" office:value="0.00306243949927832" calcext:value-type="float">
            <text:p>0,003062439499278</text:p>
          </table:table-cell>
          <table:table-cell office:value-type="float" office:value="2" calcext:value-type="float">
            <text:p>2</text:p>
          </table:table-cell>
          <table:table-cell table:formula="of:=[.D332]/[.B332]" office:value-type="float" office:value="0.0733084348709167" calcext:value-type="float">
            <text:p>0,073308434870917</text:p>
          </table:table-cell>
          <table:table-cell office:value-type="float" office:value="54969" calcext:value-type="float">
            <text:p>54969</text:p>
          </table:table-cell>
          <table:table-cell office:value-type="float" office:value="2.03392485838726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32]/1000000000000000" office:value-type="float" office:value="203.392485838726" calcext:value-type="float">
            <text:p>203,3924858387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825069070816" calcext:value-type="float">
            <text:p>27,3825069070816</text:p>
          </table:table-cell>
          <table:table-cell office:value-type="float" office:value="0.00263261649690619" calcext:value-type="float">
            <text:p>0,002632616496906</text:p>
          </table:table-cell>
          <table:table-cell office:value-type="float" office:value="4" calcext:value-type="float">
            <text:p>4</text:p>
          </table:table-cell>
          <table:table-cell table:formula="of:=[.D333]/[.B333]" office:value-type="float" office:value="0.14607866305205" calcext:value-type="float">
            <text:p>0,14607866305205</text:p>
          </table:table-cell>
          <table:table-cell office:value-type="float" office:value="55015" calcext:value-type="float">
            <text:p>55015</text:p>
          </table:table-cell>
          <table:table-cell office:value-type="float" office:value="2.03460159466563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33]/1000000000000000" office:value-type="float" office:value="203.460159466563" calcext:value-type="float">
            <text:p>203,4601594665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837174640105" calcext:value-type="float">
            <text:p>27,2837174640105</text:p>
          </table:table-cell>
          <table:table-cell office:value-type="float" office:value="0.00731718908181366" calcext:value-type="float">
            <text:p>0,007317189081814</text:p>
          </table:table-cell>
          <table:table-cell office:value-type="float" office:value="8" calcext:value-type="float">
            <text:p>8</text:p>
          </table:table-cell>
          <table:table-cell table:formula="of:=[.D334]/[.B334]" office:value-type="float" office:value="0.293215175334984" calcext:value-type="float">
            <text:p>0,293215175334984</text:p>
          </table:table-cell>
          <table:table-cell office:value-type="float" office:value="55015" calcext:value-type="float">
            <text:p>55015</text:p>
          </table:table-cell>
          <table:table-cell office:value-type="float" office:value="2.03460159466563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34]/1000000000000000" office:value-type="float" office:value="203.460159466563" calcext:value-type="float">
            <text:p>203,4601594665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69866947797" calcext:value-type="float">
            <text:p>27,269866947797</text:p>
          </table:table-cell>
          <table:table-cell office:value-type="float" office:value="0.0116396335350232" calcext:value-type="float">
            <text:p>0,011639633535023</text:p>
          </table:table-cell>
          <table:table-cell office:value-type="float" office:value="2" calcext:value-type="float">
            <text:p>2</text:p>
          </table:table-cell>
          <table:table-cell table:formula="of:=[.D335]/[.B335]" office:value-type="float" office:value="0.0733410252359728" calcext:value-type="float">
            <text:p>0,073341025235973</text:p>
          </table:table-cell>
          <table:table-cell office:value-type="float" office:value="55015" calcext:value-type="float">
            <text:p>55015</text:p>
          </table:table-cell>
          <table:table-cell office:value-type="float" office:value="2.03460159466563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35]/1000000000000000" office:value-type="float" office:value="203.460159466563" calcext:value-type="float">
            <text:p>203,4601594665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347632301843" calcext:value-type="float">
            <text:p>26,9347632301843</text:p>
          </table:table-cell>
          <table:table-cell office:value-type="float" office:value="0.00880868197200864" calcext:value-type="float">
            <text:p>0,008808681972009</text:p>
          </table:table-cell>
          <table:table-cell office:value-type="float" office:value="2" calcext:value-type="float">
            <text:p>2</text:p>
          </table:table-cell>
          <table:table-cell table:formula="of:=[.D336]/[.B336]" office:value-type="float" office:value="0.0742534836080798" calcext:value-type="float">
            <text:p>0,07425348360808</text:p>
          </table:table-cell>
          <table:table-cell office:value-type="float" office:value="54968" calcext:value-type="float">
            <text:p>54968</text:p>
          </table:table-cell>
          <table:table-cell office:value-type="float" office:value="2.0327562315532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36]/1000000000000000" office:value-type="float" office:value="203.27562315532" calcext:value-type="float">
            <text:p>203,275623155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216046241093" calcext:value-type="float">
            <text:p>26,9216046241093</text:p>
          </table:table-cell>
          <table:table-cell office:value-type="float" office:value="0.00886101887845104" calcext:value-type="float">
            <text:p>0,008861018878451</text:p>
          </table:table-cell>
          <table:table-cell office:value-type="float" office:value="3" calcext:value-type="float">
            <text:p>3</text:p>
          </table:table-cell>
          <table:table-cell table:formula="of:=[.D337]/[.B337]" office:value-type="float" office:value="0.111434665276727" calcext:value-type="float">
            <text:p>0,111434665276727</text:p>
          </table:table-cell>
          <table:table-cell office:value-type="float" office:value="55015" calcext:value-type="float">
            <text:p>55015</text:p>
          </table:table-cell>
          <table:table-cell office:value-type="float" office:value="2.03460239482086E+017" calcext:value-type="float">
            <text:p>2,03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37]/1000000000000000" office:value-type="float" office:value="203.460239482086" calcext:value-type="float">
            <text:p>203,4602394820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267085938636" calcext:value-type="float">
            <text:p>27,1267085938636</text:p>
          </table:table-cell>
          <table:table-cell office:value-type="float" office:value="0.00372318555262739" calcext:value-type="float">
            <text:p>0,003723185552627</text:p>
          </table:table-cell>
          <table:table-cell office:value-type="float" office:value="2" calcext:value-type="float">
            <text:p>2</text:p>
          </table:table-cell>
          <table:table-cell table:formula="of:=[.D338]/[.B338]" office:value-type="float" office:value="0.0737280747894503" calcext:value-type="float">
            <text:p>0,07372807478945</text:p>
          </table:table-cell>
          <table:table-cell office:value-type="float" office:value="55015" calcext:value-type="float">
            <text:p>55015</text:p>
          </table:table-cell>
          <table:table-cell office:value-type="float" office:value="2.03460239482086E+017" calcext:value-type="float">
            <text:p>2,03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38]/1000000000000000" office:value-type="float" office:value="203.460239482086" calcext:value-type="float">
            <text:p>203,4602394820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345240696235" calcext:value-type="float">
            <text:p>27,2345240696235</text:p>
          </table:table-cell>
          <table:table-cell office:value-type="float" office:value="0.0160671480917248" calcext:value-type="float">
            <text:p>0,016067148091725</text:p>
          </table:table-cell>
          <table:table-cell office:value-type="float" office:value="3" calcext:value-type="float">
            <text:p>3</text:p>
          </table:table-cell>
          <table:table-cell table:formula="of:=[.D339]/[.B339]" office:value-type="float" office:value="0.110154302396865" calcext:value-type="float">
            <text:p>0,110154302396865</text:p>
          </table:table-cell>
          <table:table-cell office:value-type="float" office:value="54923" calcext:value-type="float">
            <text:p>54923</text:p>
          </table:table-cell>
          <table:table-cell office:value-type="float" office:value="2.03099758548149E+017" calcext:value-type="float">
            <text:p>2,03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39]/1000000000000000" office:value-type="float" office:value="203.099758548149" calcext:value-type="float">
            <text:p>203,0997585481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049632219066" calcext:value-type="float">
            <text:p>27,1049632219066</text:p>
          </table:table-cell>
          <table:table-cell office:value-type="float" office:value="0.0166199794909014" calcext:value-type="float">
            <text:p>0,016619979490901</text:p>
          </table:table-cell>
          <table:table-cell office:value-type="float" office:value="3" calcext:value-type="float">
            <text:p>3</text:p>
          </table:table-cell>
          <table:table-cell table:formula="of:=[.D340]/[.B340]" office:value-type="float" office:value="0.1106808364003" calcext:value-type="float">
            <text:p>0,1106808364003</text:p>
          </table:table-cell>
          <table:table-cell office:value-type="float" office:value="54923" calcext:value-type="float">
            <text:p>54923</text:p>
          </table:table-cell>
          <table:table-cell office:value-type="float" office:value="2.03099758548149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40]/1000000000000000" office:value-type="float" office:value="203.099758548149" calcext:value-type="float">
            <text:p>203,0997585481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279788975805" calcext:value-type="float">
            <text:p>27,5279788975805</text:p>
          </table:table-cell>
          <table:table-cell office:value-type="float" office:value="0.0190739647518076" calcext:value-type="float">
            <text:p>0,019073964751808</text:p>
          </table:table-cell>
          <table:table-cell office:value-type="float" office:value="2" calcext:value-type="float">
            <text:p>2</text:p>
          </table:table-cell>
          <table:table-cell table:formula="of:=[.D341]/[.B341]" office:value-type="float" office:value="0.0726533541543722" calcext:value-type="float">
            <text:p>0,072653354154372</text:p>
          </table:table-cell>
          <table:table-cell office:value-type="float" office:value="54969" calcext:value-type="float">
            <text:p>54969</text:p>
          </table:table-cell>
          <table:table-cell office:value-type="float" office:value="2.03280294072362E+017" calcext:value-type="float">
            <text:p>2,03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41]/1000000000000000" office:value-type="float" office:value="203.280294072362" calcext:value-type="float">
            <text:p>203,2802940723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189393261644" calcext:value-type="float">
            <text:p>27,5189393261644</text:p>
          </table:table-cell>
          <table:table-cell office:value-type="float" office:value="0.0189547322826659" calcext:value-type="float">
            <text:p>0,018954732282666</text:p>
          </table:table-cell>
          <table:table-cell office:value-type="float" office:value="1" calcext:value-type="float">
            <text:p>1</text:p>
          </table:table-cell>
          <table:table-cell table:formula="of:=[.D342]/[.B342]" office:value-type="float" office:value="0.0363386098623802" calcext:value-type="float">
            <text:p>0,03633860986238</text:p>
          </table:table-cell>
          <table:table-cell office:value-type="float" office:value="55888" calcext:value-type="float">
            <text:p>55888</text:p>
          </table:table-cell>
          <table:table-cell office:value-type="float" office:value="2.06887003769587E+017" calcext:value-type="float">
            <text:p>2,0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42]/1000000000000000" office:value-type="float" office:value="206.887003769587" calcext:value-type="float">
            <text:p>206,887003769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695294328145" calcext:value-type="float">
            <text:p>27,3695294328145</text:p>
          </table:table-cell>
          <table:table-cell office:value-type="float" office:value="0.0153566280489859" calcext:value-type="float">
            <text:p>0,015356628048986</text:p>
          </table:table-cell>
          <table:table-cell office:value-type="float" office:value="1" calcext:value-type="float">
            <text:p>1</text:p>
          </table:table-cell>
          <table:table-cell table:formula="of:=[.D343]/[.B343]" office:value-type="float" office:value="0.0365369818452581" calcext:value-type="float">
            <text:p>0,036536981845258</text:p>
          </table:table-cell>
          <table:table-cell office:value-type="float" office:value="55889" calcext:value-type="float">
            <text:p>55889</text:p>
          </table:table-cell>
          <table:table-cell office:value-type="float" office:value="2.06891004556617E+017" calcext:value-type="float">
            <text:p>2,0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43]/1000000000000000" office:value-type="float" office:value="206.891004556617" calcext:value-type="float">
            <text:p>206,8910045566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463155260853" calcext:value-type="float">
            <text:p>27,6463155260853</text:p>
          </table:table-cell>
          <table:table-cell office:value-type="float" office:value="0.0141781077903712" calcext:value-type="float">
            <text:p>0,014178107790371</text:p>
          </table:table-cell>
          <table:table-cell office:value-type="float" office:value="2" calcext:value-type="float">
            <text:p>2</text:p>
          </table:table-cell>
          <table:table-cell table:formula="of:=[.D344]/[.B344]" office:value-type="float" office:value="0.0723423704729451" calcext:value-type="float">
            <text:p>0,072342370472945</text:p>
          </table:table-cell>
          <table:table-cell office:value-type="float" office:value="55950" calcext:value-type="float">
            <text:p>55950</text:p>
          </table:table-cell>
          <table:table-cell office:value-type="float" office:value="2.07131371851351E+017" calcext:value-type="float">
            <text:p>2,07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44]/1000000000000000" office:value-type="float" office:value="207.131371851351" calcext:value-type="float">
            <text:p>207,1313718513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304552197458" calcext:value-type="float">
            <text:p>28,0304552197458</text:p>
          </table:table-cell>
          <table:table-cell office:value-type="float" office:value="0.00409886812816037" calcext:value-type="float">
            <text:p>0,00409886812816</text:p>
          </table:table-cell>
          <table:table-cell office:value-type="float" office:value="2" calcext:value-type="float">
            <text:p>2</text:p>
          </table:table-cell>
          <table:table-cell table:formula="of:=[.D345]/[.B345]" office:value-type="float" office:value="0.0713509639540608" calcext:value-type="float">
            <text:p>0,071350963954061</text:p>
          </table:table-cell>
          <table:table-cell office:value-type="float" office:value="55950" calcext:value-type="float">
            <text:p>55950</text:p>
          </table:table-cell>
          <table:table-cell office:value-type="float" office:value="2.07131371851351E+017" calcext:value-type="float">
            <text:p>2,07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45]/1000000000000000" office:value-type="float" office:value="207.131371851351" calcext:value-type="float">
            <text:p>207,1313718513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394357903752" calcext:value-type="float">
            <text:p>27,3394357903752</text:p>
          </table:table-cell>
          <table:table-cell office:value-type="float" office:value="0.0112386218086731" calcext:value-type="float">
            <text:p>0,011238621808673</text:p>
          </table:table-cell>
          <table:table-cell office:value-type="float" office:value="0" calcext:value-type="float">
            <text:p>0</text:p>
          </table:table-cell>
          <table:table-cell table:formula="of:=[.D346]/[.B346]" office:value-type="float" office:value="0" calcext:value-type="float">
            <text:p>0</text:p>
          </table:table-cell>
          <table:table-cell office:value-type="float" office:value="56042" calcext:value-type="float">
            <text:p>56042</text:p>
          </table:table-cell>
          <table:table-cell office:value-type="float" office:value="2.0722205044084E+017" calcext:value-type="float">
            <text:p>2,07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46]/1000000000000000" office:value-type="float" office:value="207.22205044084" calcext:value-type="float">
            <text:p>207,222050440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525396630181" calcext:value-type="float">
            <text:p>26,8525396630181</text:p>
          </table:table-cell>
          <table:table-cell office:value-type="float" office:value="0.0215760534029512" calcext:value-type="float">
            <text:p>0,021576053402951</text:p>
          </table:table-cell>
          <table:table-cell office:value-type="float" office:value="1" calcext:value-type="float">
            <text:p>1</text:p>
          </table:table-cell>
          <table:table-cell table:formula="of:=[.D347]/[.B347]" office:value-type="float" office:value="0.0372404253954877" calcext:value-type="float">
            <text:p>0,037240425395488</text:p>
          </table:table-cell>
          <table:table-cell office:value-type="float" office:value="56916" calcext:value-type="float">
            <text:p>56916</text:p>
          </table:table-cell>
          <table:table-cell office:value-type="float" office:value="2.10787431632291E+017" calcext:value-type="float">
            <text:p>2,11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47]/1000000000000000" office:value-type="float" office:value="210.787431632291" calcext:value-type="float">
            <text:p>210,7874316322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169070752148" calcext:value-type="float">
            <text:p>27,1169070752148</text:p>
          </table:table-cell>
          <table:table-cell office:value-type="float" office:value="0.0204679330814451" calcext:value-type="float">
            <text:p>0,020467933081445</text:p>
          </table:table-cell>
          <table:table-cell office:value-type="float" office:value="4" calcext:value-type="float">
            <text:p>4</text:p>
          </table:table-cell>
          <table:table-cell table:formula="of:=[.D348]/[.B348]" office:value-type="float" office:value="0.147509448216388" calcext:value-type="float">
            <text:p>0,147509448216388</text:p>
          </table:table-cell>
          <table:table-cell office:value-type="float" office:value="56916" calcext:value-type="float">
            <text:p>56916</text:p>
          </table:table-cell>
          <table:table-cell office:value-type="float" office:value="2.10787431632291E+017" calcext:value-type="float">
            <text:p>2,11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48]/1000000000000000" office:value-type="float" office:value="210.787431632291" calcext:value-type="float">
            <text:p>210,7874316322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68550144072" calcext:value-type="float">
            <text:p>26,968550144072</text:p>
          </table:table-cell>
          <table:table-cell office:value-type="float" office:value="0.0252815988629494" calcext:value-type="float">
            <text:p>0,02528159886295</text:p>
          </table:table-cell>
          <table:table-cell office:value-type="float" office:value="3" calcext:value-type="float">
            <text:p>3</text:p>
          </table:table-cell>
          <table:table-cell table:formula="of:=[.D349]/[.B349]" office:value-type="float" office:value="0.111240685315797" calcext:value-type="float">
            <text:p>0,111240685315797</text:p>
          </table:table-cell>
          <table:table-cell office:value-type="float" office:value="56915" calcext:value-type="float">
            <text:p>56915</text:p>
          </table:table-cell>
          <table:table-cell office:value-type="float" office:value="2.10783430845261E+017" calcext:value-type="float">
            <text:p>2,11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49]/1000000000000000" office:value-type="float" office:value="210.783430845261" calcext:value-type="float">
            <text:p>210,7834308452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598302124937" calcext:value-type="float">
            <text:p>26,8598302124937</text:p>
          </table:table-cell>
          <table:table-cell office:value-type="float" office:value="0.017215326856201" calcext:value-type="float">
            <text:p>0,017215326856201</text:p>
          </table:table-cell>
          <table:table-cell office:value-type="float" office:value="4" calcext:value-type="float">
            <text:p>4</text:p>
          </table:table-cell>
          <table:table-cell table:formula="of:=[.D350]/[.B350]" office:value-type="float" office:value="0.148921268986258" calcext:value-type="float">
            <text:p>0,148921268986258</text:p>
          </table:table-cell>
          <table:table-cell office:value-type="float" office:value="57836" calcext:value-type="float">
            <text:p>57836</text:p>
          </table:table-cell>
          <table:table-cell office:value-type="float" office:value="2.14398142116546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50]/1000000000000000" office:value-type="float" office:value="214.398142116546" calcext:value-type="float">
            <text:p>214,3981421165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263472946574" calcext:value-type="float">
            <text:p>26,7263472946574</text:p>
          </table:table-cell>
          <table:table-cell office:value-type="float" office:value="0.00962539816183478" calcext:value-type="float">
            <text:p>0,009625398161835</text:p>
          </table:table-cell>
          <table:table-cell office:value-type="float" office:value="4" calcext:value-type="float">
            <text:p>4</text:p>
          </table:table-cell>
          <table:table-cell table:formula="of:=[.D351]/[.B351]" office:value-type="float" office:value="0.149665046102263" calcext:value-type="float">
            <text:p>0,149665046102263</text:p>
          </table:table-cell>
          <table:table-cell office:value-type="float" office:value="55796" calcext:value-type="float">
            <text:p>55796</text:p>
          </table:table-cell>
          <table:table-cell office:value-type="float" office:value="2.06978200465786E+017" calcext:value-type="float">
            <text:p>2,07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351]/1000000000000000" office:value-type="float" office:value="206.978200465786" calcext:value-type="float">
            <text:p>206,9782004657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875638475187" calcext:value-type="float">
            <text:p>26,6875638475187</text:p>
          </table:table-cell>
          <table:table-cell office:value-type="float" office:value="0.00978958599928312" calcext:value-type="float">
            <text:p>0,009789585999283</text:p>
          </table:table-cell>
          <table:table-cell office:value-type="float" office:value="5" calcext:value-type="float">
            <text:p>5</text:p>
          </table:table-cell>
          <table:table-cell table:formula="of:=[.D352]/[.B352]" office:value-type="float" office:value="0.187353181750416" calcext:value-type="float">
            <text:p>0,187353181750416</text:p>
          </table:table-cell>
          <table:table-cell office:value-type="float" office:value="55796" calcext:value-type="float">
            <text:p>55796</text:p>
          </table:table-cell>
          <table:table-cell office:value-type="float" office:value="2.06978200465786E+017" calcext:value-type="float">
            <text:p>2,07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52]/1000000000000000" office:value-type="float" office:value="206.978200465786" calcext:value-type="float">
            <text:p>206,9782004657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665107443052" calcext:value-type="float">
            <text:p>26,7665107443052</text:p>
          </table:table-cell>
          <table:table-cell office:value-type="float" office:value="0.0136888195215316" calcext:value-type="float">
            <text:p>0,013688819521532</text:p>
          </table:table-cell>
          <table:table-cell office:value-type="float" office:value="0" calcext:value-type="float">
            <text:p>0</text:p>
          </table:table-cell>
          <table:table-cell table:formula="of:=[.D353]/[.B353]" office:value-type="float" office:value="0" calcext:value-type="float">
            <text:p>0</text:p>
          </table:table-cell>
          <table:table-cell office:value-type="float" office:value="55796" calcext:value-type="float">
            <text:p>55796</text:p>
          </table:table-cell>
          <table:table-cell office:value-type="float" office:value="2.06978380500714E+017" calcext:value-type="float">
            <text:p>2,07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53]/1000000000000000" office:value-type="float" office:value="206.978380500714" calcext:value-type="float">
            <text:p>206,9783805007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718293730318" calcext:value-type="float">
            <text:p>26,7718293730318</text:p>
          </table:table-cell>
          <table:table-cell office:value-type="float" office:value="0.00942516931483447" calcext:value-type="float">
            <text:p>0,009425169314834</text:p>
          </table:table-cell>
          <table:table-cell office:value-type="float" office:value="6" calcext:value-type="float">
            <text:p>6</text:p>
          </table:table-cell>
          <table:table-cell table:formula="of:=[.D354]/[.B354]" office:value-type="float" office:value="0.224116175118164" calcext:value-type="float">
            <text:p>0,224116175118164</text:p>
          </table:table-cell>
          <table:table-cell office:value-type="float" office:value="55887" calcext:value-type="float">
            <text:p>55887</text:p>
          </table:table-cell>
          <table:table-cell office:value-type="float" office:value="2.07202244918797E+017" calcext:value-type="float">
            <text:p>2,07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54]/1000000000000000" office:value-type="float" office:value="207.202244918797" calcext:value-type="float">
            <text:p>207,2022449187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49484683653" calcext:value-type="float">
            <text:p>26,849484683653</text:p>
          </table:table-cell>
          <table:table-cell office:value-type="float" office:value="0.00486668369317628" calcext:value-type="float">
            <text:p>0,004866683693176</text:p>
          </table:table-cell>
          <table:table-cell office:value-type="float" office:value="1" calcext:value-type="float">
            <text:p>1</text:p>
          </table:table-cell>
          <table:table-cell table:formula="of:=[.D355]/[.B355]" office:value-type="float" office:value="0.0372446626735014" calcext:value-type="float">
            <text:p>0,037244662673502</text:p>
          </table:table-cell>
          <table:table-cell office:value-type="float" office:value="55887" calcext:value-type="float">
            <text:p>55887</text:p>
          </table:table-cell>
          <table:table-cell office:value-type="float" office:value="2.07202244918797E+017" calcext:value-type="float">
            <text:p>2,07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55]/1000000000000000" office:value-type="float" office:value="207.202244918797" calcext:value-type="float">
            <text:p>207,2022449187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987546521615" calcext:value-type="float">
            <text:p>26,6987546521615</text:p>
          </table:table-cell>
          <table:table-cell office:value-type="float" office:value="0.0097342756321429" calcext:value-type="float">
            <text:p>0,009734275632143</text:p>
          </table:table-cell>
          <table:table-cell office:value-type="float" office:value="2" calcext:value-type="float">
            <text:p>2</text:p>
          </table:table-cell>
          <table:table-cell table:formula="of:=[.D356]/[.B356]" office:value-type="float" office:value="0.0749098610049995" calcext:value-type="float">
            <text:p>0,074909861005</text:p>
          </table:table-cell>
          <table:table-cell office:value-type="float" office:value="55887" calcext:value-type="float">
            <text:p>55887</text:p>
          </table:table-cell>
          <table:table-cell office:value-type="float" office:value="2.07202244918797E+017" calcext:value-type="float">
            <text:p>2,07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56]/1000000000000000" office:value-type="float" office:value="207.202244918797" calcext:value-type="float">
            <text:p>207,2022449187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127137920856" calcext:value-type="float">
            <text:p>26,8127137920856</text:p>
          </table:table-cell>
          <table:table-cell office:value-type="float" office:value="0.00494741239800321" calcext:value-type="float">
            <text:p>0,004947412398003</text:p>
          </table:table-cell>
          <table:table-cell office:value-type="float" office:value="9" calcext:value-type="float">
            <text:p>9</text:p>
          </table:table-cell>
          <table:table-cell table:formula="of:=[.D357]/[.B357]" office:value-type="float" office:value="0.335661659233336" calcext:value-type="float">
            <text:p>0,335661659233336</text:p>
          </table:table-cell>
          <table:table-cell office:value-type="float" office:value="57590" calcext:value-type="float">
            <text:p>57590</text:p>
          </table:table-cell>
          <table:table-cell office:value-type="float" office:value="2.14221885255255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57]/1000000000000000" office:value-type="float" office:value="214.221885255255" calcext:value-type="float">
            <text:p>214,2218852552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807938740428" calcext:value-type="float">
            <text:p>27,0807938740428</text:p>
          </table:table-cell>
          <table:table-cell office:value-type="float" office:value="0.00383032478063521" calcext:value-type="float">
            <text:p>0,003830324780635</text:p>
          </table:table-cell>
          <table:table-cell office:value-type="float" office:value="2" calcext:value-type="float">
            <text:p>2</text:p>
          </table:table-cell>
          <table:table-cell table:formula="of:=[.D358]/[.B358]" office:value-type="float" office:value="0.073853078654279" calcext:value-type="float">
            <text:p>0,073853078654279</text:p>
          </table:table-cell>
          <table:table-cell office:value-type="float" office:value="57590" calcext:value-type="float">
            <text:p>57590</text:p>
          </table:table-cell>
          <table:table-cell office:value-type="float" office:value="2.14221885255255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58]/1000000000000000" office:value-type="float" office:value="214.221885255255" calcext:value-type="float">
            <text:p>214,2218852552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573057138885" calcext:value-type="float">
            <text:p>26,6573057138885</text:p>
          </table:table-cell>
          <table:table-cell office:value-type="float" office:value="0.0181033619108268" calcext:value-type="float">
            <text:p>0,018103361910827</text:p>
          </table:table-cell>
          <table:table-cell office:value-type="float" office:value="0" calcext:value-type="float">
            <text:p>0</text:p>
          </table:table-cell>
          <table:table-cell table:formula="of:=[.D359]/[.B359]" office:value-type="float" office:value="0" calcext:value-type="float">
            <text:p>0</text:p>
          </table:table-cell>
          <table:table-cell office:value-type="float" office:value="57543" calcext:value-type="float">
            <text:p>57543</text:p>
          </table:table-cell>
          <table:table-cell office:value-type="float" office:value="2.1412835660044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59]/1000000000000000" office:value-type="float" office:value="214.12835660044" calcext:value-type="float">
            <text:p>214,128356600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844382657051" calcext:value-type="float">
            <text:p>26,6844382657051</text:p>
          </table:table-cell>
          <table:table-cell office:value-type="float" office:value="0.0179900983001651" calcext:value-type="float">
            <text:p>0,017990098300165</text:p>
          </table:table-cell>
          <table:table-cell office:value-type="float" office:value="10" calcext:value-type="float">
            <text:p>10</text:p>
          </table:table-cell>
          <table:table-cell table:formula="of:=[.D360]/[.B360]" office:value-type="float" office:value="0.374750253328436" calcext:value-type="float">
            <text:p>0,374750253328436</text:p>
          </table:table-cell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60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937700929707" calcext:value-type="float">
            <text:p>26,6937700929707</text:p>
          </table:table-cell>
          <table:table-cell office:value-type="float" office:value="0.0221198544959129" calcext:value-type="float">
            <text:p>0,022119854495913</text:p>
          </table:table-cell>
          <table:table-cell office:value-type="float" office:value="0" calcext:value-type="float">
            <text:p>0</text:p>
          </table:table-cell>
          <table:table-cell table:formula="of:=[.D361]/[.B361]" office:value-type="float" office:value="0" calcext:value-type="float">
            <text:p>0</text:p>
          </table:table-cell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61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096793813537" calcext:value-type="float">
            <text:p>26,8096793813537</text:p>
          </table:table-cell>
          <table:table-cell office:value-type="float" office:value="0.0216366683847419" calcext:value-type="float">
            <text:p>0,021636668384742</text:p>
          </table:table-cell>
          <table:table-cell office:value-type="float" office:value="0" calcext:value-type="float">
            <text:p>0</text:p>
          </table:table-cell>
          <table:table-cell table:formula="of:=[.D362]/[.B362]" office:value-type="float" office:value="0" calcext:value-type="float">
            <text:p>0</text:p>
          </table:table-cell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62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867147449822" calcext:value-type="float">
            <text:p>27,0867147449822</text:p>
          </table:table-cell>
          <table:table-cell office:value-type="float" office:value="0.0246504602562633" calcext:value-type="float">
            <text:p>0,024650460256263</text:p>
          </table:table-cell>
          <table:table-cell office:value-type="float" office:value="6" calcext:value-type="float">
            <text:p>6</text:p>
          </table:table-cell>
          <table:table-cell table:formula="of:=[.D363]/[.B363]" office:value-type="float" office:value="0.221510805444263" calcext:value-type="float">
            <text:p>0,221510805444263</text:p>
          </table:table-cell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63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584325310626" calcext:value-type="float">
            <text:p>26,9584325310626</text:p>
          </table:table-cell>
          <table:table-cell office:value-type="float" office:value="0.0251852248548637" calcext:value-type="float">
            <text:p>0,025185224854864</text:p>
          </table:table-cell>
          <table:table-cell office:value-type="float" office:value="0" calcext:value-type="float">
            <text:p>0</text:p>
          </table:table-cell>
          <table:table-cell table:formula="of:=[.D364]/[.B364]" office:value-type="float" office:value="0" calcext:value-type="float">
            <text:p>0</text:p>
          </table:table-cell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364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869927882527" calcext:value-type="float">
            <text:p>26,8869927882527</text:p>
          </table:table-cell>
          <table:table-cell office:value-type="float" office:value="0.0254830326664115" calcext:value-type="float">
            <text:p>0,025483032666412</text:p>
          </table:table-cell>
          <table:table-cell office:value-type="float" office:value="0" calcext:value-type="float">
            <text:p>0</text:p>
          </table:table-cell>
          <table:table-cell table:formula="of:=[.D365]/[.B365]" office:value-type="float" office:value="0" calcext:value-type="float">
            <text:p>0</text:p>
          </table:table-cell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365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710313667564" calcext:value-type="float">
            <text:p>26,7710313667564</text:p>
          </table:table-cell>
          <table:table-cell office:value-type="float" office:value="0.0217977787162628" calcext:value-type="float">
            <text:p>0,021797778716263</text:p>
          </table:table-cell>
          <table:table-cell office:value-type="float" office:value="4" calcext:value-type="float">
            <text:p>4</text:p>
          </table:table-cell>
          <table:table-cell table:formula="of:=[.D366]/[.B366]" office:value-type="float" office:value="0.149415237134535" calcext:value-type="float">
            <text:p>0,149415237134535</text:p>
          </table:table-cell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66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01.csv</text:p>
          </table:table-cell>
          <table:table-cell office:value-type="float" office:value="26.8675471370232" calcext:value-type="float">
            <text:p>26,8675471370232</text:p>
          </table:table-cell>
          <table:table-cell office:value-type="float" office:value="0.0297327523104501" calcext:value-type="float">
            <text:p>0,02973275231045</text:p>
          </table:table-cell>
          <table:table-cell office:value-type="float" office:value="6" calcext:value-type="float">
            <text:p>6</text:p>
          </table:table-cell>
          <table:table-cell table:formula="of:=[.D367]/[.B367]" office:value-type="float" office:value="0.223317743499259" calcext:value-type="float">
            <text:p>0,223317743499259</text:p>
          </table:table-cell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367]/1000000000000000" office:value-type="float" office:value="214.13235738747" calcext:value-type="float">
            <text:p>214,13235738747</text:p>
          </table:table-cell>
          <table:table-cell office:value-type="string" calcext:value-type="string">
            <text:p>New Ye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.8875314970892" calcext:value-type="float">
            <text:p>26,8875314970892</text:p>
          </table:table-cell>
          <table:table-cell office:value-type="float" office:value="0.0254807869738409" calcext:value-type="float">
            <text:p>0,0254807869738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368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15359511162" calcext:value-type="float">
            <text:p>27,215359511162</text:p>
          </table:table-cell>
          <table:table-cell office:value-type="float" office:value="0.0282678631239592" calcext:value-type="float">
            <text:p>0,0282678631239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605" calcext:value-type="float">
            <text:p>57605</text:p>
          </table:table-cell>
          <table:table-cell office:value-type="float" office:value="2.14372724682204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69]/1000000000000000" office:value-type="float" office:value="214.372724682204" calcext:value-type="float">
            <text:p>214,3727246822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356803110787" calcext:value-type="float">
            <text:p>27,1356803110787</text:p>
          </table:table-cell>
          <table:table-cell office:value-type="float" office:value="0.0285998425008308" calcext:value-type="float">
            <text:p>0,0285998425008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7605" calcext:value-type="float">
            <text:p>57605</text:p>
          </table:table-cell>
          <table:table-cell office:value-type="float" office:value="2.14372724682204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70]/1000000000000000" office:value-type="float" office:value="214.372724682204" calcext:value-type="float">
            <text:p>214,3727246822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608676013273" calcext:value-type="float">
            <text:p>27,4608676013273</text:p>
          </table:table-cell>
          <table:table-cell office:value-type="float" office:value="0.0272556137177819" calcext:value-type="float">
            <text:p>0,02725561371778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7560" calcext:value-type="float">
            <text:p>57560</text:p>
          </table:table-cell>
          <table:table-cell office:value-type="float" office:value="2.14306551356278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71]/1000000000000000" office:value-type="float" office:value="214.306551356278" calcext:value-type="float">
            <text:p>214,3065513562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826045379466" calcext:value-type="float">
            <text:p>27,2826045379466</text:p>
          </table:table-cell>
          <table:table-cell office:value-type="float" office:value="0.0238400779214437" calcext:value-type="float">
            <text:p>0,02384007792144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707695453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72]/1000000000000000" office:value-type="float" office:value="214.238707695453" calcext:value-type="float">
            <text:p>214,2387076954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430496392245" calcext:value-type="float">
            <text:p>27,0430496392245</text:p>
          </table:table-cell>
          <table:table-cell office:value-type="float" office:value="0.0206692161908236" calcext:value-type="float">
            <text:p>0,0206692161908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73]/1000000000000000" office:value-type="float" office:value="214.238797712918" calcext:value-type="float">
            <text:p>214,2387977129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606972094236" calcext:value-type="float">
            <text:p>26,8606972094236</text:p>
          </table:table-cell>
          <table:table-cell office:value-type="float" office:value="0.025599323657439" calcext:value-type="float">
            <text:p>0,025599323657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74]/1000000000000000" office:value-type="float" office:value="214.238797712918" calcext:value-type="float">
            <text:p>214,2387977129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726071459619" calcext:value-type="float">
            <text:p>27,2726071459619</text:p>
          </table:table-cell>
          <table:table-cell office:value-type="float" office:value="0.0238817644910553" calcext:value-type="float">
            <text:p>0,0238817644910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75]/1000000000000000" office:value-type="float" office:value="214.238797712918" calcext:value-type="float">
            <text:p>214,2387977129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404179851862" calcext:value-type="float">
            <text:p>27,6404179851862</text:p>
          </table:table-cell>
          <table:table-cell office:value-type="float" office:value="0.0265180622599762" calcext:value-type="float">
            <text:p>0,0265180622599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7513" calcext:value-type="float">
            <text:p>57513</text:p>
          </table:table-cell>
          <table:table-cell office:value-type="float" office:value="2.14235797119935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76]/1000000000000000" office:value-type="float" office:value="214.235797119935" calcext:value-type="float">
            <text:p>214,2357971199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081196209684" calcext:value-type="float">
            <text:p>27,2081196209684</text:p>
          </table:table-cell>
          <table:table-cell office:value-type="float" office:value="0.0241506609896462" calcext:value-type="float">
            <text:p>0,0241506609896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77]/1000000000000000" office:value-type="float" office:value="214.238797712918" calcext:value-type="float">
            <text:p>214,2387977129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662783621664" calcext:value-type="float">
            <text:p>26,8662783621664</text:p>
          </table:table-cell>
          <table:table-cell office:value-type="float" office:value="0.0214063072399402" calcext:value-type="float">
            <text:p>0,0214063072399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78]/1000000000000000" office:value-type="float" office:value="214.238797712918" calcext:value-type="float">
            <text:p>214,2387977129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011475267322" calcext:value-type="float">
            <text:p>27,4011475267322</text:p>
          </table:table-cell>
          <table:table-cell office:value-type="float" office:value="0.02751552839032" calcext:value-type="float">
            <text:p>0,027515528390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937740084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79]/1000000000000000" office:value-type="float" office:value="214.238937740084" calcext:value-type="float">
            <text:p>214,2389377400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583326088846" calcext:value-type="float">
            <text:p>27,2583326088846</text:p>
          </table:table-cell>
          <table:table-cell office:value-type="float" office:value="0.0156017967888264" calcext:value-type="float">
            <text:p>0,0156017967888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827718739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80]/1000000000000000" office:value-type="float" office:value="214.238827718739" calcext:value-type="float">
            <text:p>214,2388277187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745782734838" calcext:value-type="float">
            <text:p>27,2745782734838</text:p>
          </table:table-cell>
          <table:table-cell office:value-type="float" office:value="0.00719169229357395" calcext:value-type="float">
            <text:p>0,007191692293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560" calcext:value-type="float">
            <text:p>57560</text:p>
          </table:table-cell>
          <table:table-cell office:value-type="float" office:value="2.14285087192008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81]/1000000000000000" office:value-type="float" office:value="214.285087192008" calcext:value-type="float">
            <text:p>214,285087192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885595062158" calcext:value-type="float">
            <text:p>27,1885595062158</text:p>
          </table:table-cell>
          <table:table-cell office:value-type="float" office:value="0.0117229883586269" calcext:value-type="float">
            <text:p>0,0117229883586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17073498195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82]/1000000000000000" office:value-type="float" office:value="214.217073498195" calcext:value-type="float">
            <text:p>214,2170734981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603679104218" calcext:value-type="float">
            <text:p>27,5603679104218</text:p>
          </table:table-cell>
          <table:table-cell office:value-type="float" office:value="0.00600295008287773" calcext:value-type="float">
            <text:p>0,0060029500828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7513" calcext:value-type="float">
            <text:p>57513</text:p>
          </table:table-cell>
          <table:table-cell office:value-type="float" office:value="2.14216073293309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83]/1000000000000000" office:value-type="float" office:value="214.216073293309" calcext:value-type="float">
            <text:p>214,2160732933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8606260869565" calcext:value-type="float">
            <text:p>27,8606260869565</text:p>
          </table:table-cell>
          <table:table-cell office:value-type="float" office:value="0.0130920942396865" calcext:value-type="float">
            <text:p>0,01309209423968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7499" calcext:value-type="float">
            <text:p>57499</text:p>
          </table:table-cell>
          <table:table-cell office:value-type="float" office:value="2.14156881657816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84]/1000000000000000" office:value-type="float" office:value="214.156881657816" calcext:value-type="float">
            <text:p>214,1568816578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491958619491" calcext:value-type="float">
            <text:p>27,1491958619491</text:p>
          </table:table-cell>
          <table:table-cell office:value-type="float" office:value="0.00354763582152782" calcext:value-type="float">
            <text:p>0,0035476358215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17323546707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85]/1000000000000000" office:value-type="float" office:value="214.217323546707" calcext:value-type="float">
            <text:p>214,2173235467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334724395757" calcext:value-type="float">
            <text:p>27,5334724395757</text:p>
          </table:table-cell>
          <table:table-cell office:value-type="float" office:value="0.00194538526148542" calcext:value-type="float">
            <text:p>0,0019453852614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509" calcext:value-type="float">
            <text:p>57509</text:p>
          </table:table-cell>
          <table:table-cell office:value-type="float" office:value="2.14212162491229E+017" calcext:value-type="float">
            <text:p>2,14E+1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formula="of:=[.G386]/1000000000000000" office:value-type="float" office:value="214.212162491229" calcext:value-type="float">
            <text:p>214,2121624912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055403782909" calcext:value-type="float">
            <text:p>27,4055403782909</text:p>
          </table:table-cell>
          <table:table-cell office:value-type="float" office:value="0.00169167636570327" calcext:value-type="float">
            <text:p>0,001691676365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468" calcext:value-type="float">
            <text:p>57468</text:p>
          </table:table-cell>
          <table:table-cell office:value-type="float" office:value="2.14172104275248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87]/1000000000000000" office:value-type="float" office:value="214.172104275248" calcext:value-type="float">
            <text:p>214,1721042752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662531103726" calcext:value-type="float">
            <text:p>27,5662531103726</text:p>
          </table:table-cell>
          <table:table-cell office:value-type="float" office:value="0.00236207552959393" calcext:value-type="float">
            <text:p>0,0023620755295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468" calcext:value-type="float">
            <text:p>57468</text:p>
          </table:table-cell>
          <table:table-cell office:value-type="float" office:value="2.14149529895585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88]/1000000000000000" office:value-type="float" office:value="214.149529895585" calcext:value-type="float">
            <text:p>214,1495298955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855366593023" calcext:value-type="float">
            <text:p>27,4855366593023</text:p>
          </table:table-cell>
          <table:table-cell office:value-type="float" office:value="0.00626748418160707" calcext:value-type="float">
            <text:p>0,0062674841816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388" calcext:value-type="float">
            <text:p>58388</text:p>
          </table:table-cell>
          <table:table-cell office:value-type="float" office:value="2.17760240379839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89]/1000000000000000" office:value-type="float" office:value="217.760240379839" calcext:value-type="float">
            <text:p>217,7602403798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526914316053" calcext:value-type="float">
            <text:p>27,6526914316053</text:p>
          </table:table-cell>
          <table:table-cell office:value-type="float" office:value="0.0138525660804086" calcext:value-type="float">
            <text:p>0,0138525660804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388" calcext:value-type="float">
            <text:p>58388</text:p>
          </table:table-cell>
          <table:table-cell office:value-type="float" office:value="2.17760240379839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90]/1000000000000000" office:value-type="float" office:value="217.760240379839" calcext:value-type="float">
            <text:p>217,7602403798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264519001867" calcext:value-type="float">
            <text:p>27,5264519001867</text:p>
          </table:table-cell>
          <table:table-cell office:value-type="float" office:value="0.0143749981822613" calcext:value-type="float">
            <text:p>0,0143749981822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388" calcext:value-type="float">
            <text:p>58388</text:p>
          </table:table-cell>
          <table:table-cell office:value-type="float" office:value="2.17760240379839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91]/1000000000000000" office:value-type="float" office:value="217.760240379839" calcext:value-type="float">
            <text:p>217,7602403798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988388223809" calcext:value-type="float">
            <text:p>27,1988388223809</text:p>
          </table:table-cell>
          <table:table-cell office:value-type="float" office:value="0.0157307984368182" calcext:value-type="float">
            <text:p>0,0157307984368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388" calcext:value-type="float">
            <text:p>58388</text:p>
          </table:table-cell>
          <table:table-cell office:value-type="float" office:value="2.17760810490447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92]/1000000000000000" office:value-type="float" office:value="217.760810490447" calcext:value-type="float">
            <text:p>217,7608104904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490393020585" calcext:value-type="float">
            <text:p>27,3490393020585</text:p>
          </table:table-cell>
          <table:table-cell office:value-type="float" office:value="0.0109751107322703" calcext:value-type="float">
            <text:p>0,010975110732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301162714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93]/1000000000000000" office:value-type="float" office:value="217.715301162714" calcext:value-type="float">
            <text:p>217,7153011627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61527518297" calcext:value-type="float">
            <text:p>27,161527518297</text:p>
          </table:table-cell>
          <table:table-cell office:value-type="float" office:value="0.00761136861839965" calcext:value-type="float">
            <text:p>0,0076113686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25115301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94]/1000000000000000" office:value-type="float" office:value="217.715251153012" calcext:value-type="float">
            <text:p>217,7152511530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138213331506" calcext:value-type="float">
            <text:p>27,5138213331506</text:p>
          </table:table-cell>
          <table:table-cell office:value-type="float" office:value="0.00212642628470273" calcext:value-type="float">
            <text:p>0,002126426284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387" calcext:value-type="float">
            <text:p>58387</text:p>
          </table:table-cell>
          <table:table-cell office:value-type="float" office:value="2.17757009742226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95]/1000000000000000" office:value-type="float" office:value="217.757009742226" calcext:value-type="float">
            <text:p>217,7570097422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63678590405" calcext:value-type="float">
            <text:p>27,663678590405</text:p>
          </table:table-cell>
          <table:table-cell office:value-type="float" office:value="0.00688771310973452" calcext:value-type="float">
            <text:p>0,00688771310973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501201524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96]/1000000000000000" office:value-type="float" office:value="217.715501201524" calcext:value-type="float">
            <text:p>217,7155012015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848893611916" calcext:value-type="float">
            <text:p>28,1848893611916</text:p>
          </table:table-cell>
          <table:table-cell office:value-type="float" office:value="0.00904555193724951" calcext:value-type="float">
            <text:p>0,0090455519372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627733935375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97]/1000000000000000" office:value-type="float" office:value="217.627733935375" calcext:value-type="float">
            <text:p>217,627733935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8909377841055" calcext:value-type="float">
            <text:p>27,8909377841055</text:p>
          </table:table-cell>
          <table:table-cell office:value-type="float" office:value="0.0161150324133774" calcext:value-type="float">
            <text:p>0,0161150324133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296" calcext:value-type="float">
            <text:p>58296</text:p>
          </table:table-cell>
          <table:table-cell office:value-type="float" office:value="2.17535215725823E+017" calcext:value-type="float">
            <text:p>2,18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98]/1000000000000000" office:value-type="float" office:value="217.535215725823" calcext:value-type="float">
            <text:p>217,5352157258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879542026601" calcext:value-type="float">
            <text:p>27,1879542026601</text:p>
          </table:table-cell>
          <table:table-cell office:value-type="float" office:value="0.00336188166612983" calcext:value-type="float">
            <text:p>0,003361881666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343" calcext:value-type="float">
            <text:p>58343</text:p>
          </table:table-cell>
          <table:table-cell office:value-type="float" office:value="2.17716251357898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99]/1000000000000000" office:value-type="float" office:value="217.716251357898" calcext:value-type="float">
            <text:p>217,7162513578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019556759166" calcext:value-type="float">
            <text:p>27,3019556759166</text:p>
          </table:table-cell>
          <table:table-cell office:value-type="float" office:value="0.00288993863952699" calcext:value-type="float">
            <text:p>0,00288993863952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751250036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400]/1000000000000000" office:value-type="float" office:value="217.715751250036" calcext:value-type="float">
            <text:p>217,7157512500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700872426855" calcext:value-type="float">
            <text:p>27,700872426855</text:p>
          </table:table-cell>
          <table:table-cell office:value-type="float" office:value="0.0095185038852053" calcext:value-type="float">
            <text:p>0,0095185038852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47119570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401]/1000000000000000" office:value-type="float" office:value="217.715471195702" calcext:value-type="float">
            <text:p>217,7154711957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017602797251" calcext:value-type="float">
            <text:p>28,1017602797251</text:p>
          </table:table-cell>
          <table:table-cell office:value-type="float" office:value="0.00785880799462197" calcext:value-type="float">
            <text:p>0,0078588079946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47119570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02]/1000000000000000" office:value-type="float" office:value="217.715471195702" calcext:value-type="float">
            <text:p>217,7154711957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806451612903" calcext:value-type="float">
            <text:p>27,5806451612903</text:p>
          </table:table-cell>
          <table:table-cell office:value-type="float" office:value="0.00654400661593458" calcext:value-type="float">
            <text:p>0,0065440066159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341" calcext:value-type="float">
            <text:p>58341</text:p>
          </table:table-cell>
          <table:table-cell office:value-type="float" office:value="2.17713470796768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03]/1000000000000000" office:value-type="float" office:value="217.713470796768" calcext:value-type="float">
            <text:p>217,7134707967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283872958196" calcext:value-type="float">
            <text:p>27,6283872958196</text:p>
          </table:table-cell>
          <table:table-cell office:value-type="float" office:value="0.00153849530136975" calcext:value-type="float">
            <text:p>0,001538495301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47119570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04]/1000000000000000" office:value-type="float" office:value="217.715471195702" calcext:value-type="float">
            <text:p>217,7154711957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034674253981" calcext:value-type="float">
            <text:p>27,9034674253981</text:p>
          </table:table-cell>
          <table:table-cell office:value-type="float" office:value="0.00374040061945949" calcext:value-type="float">
            <text:p>0,0037404006194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47119570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05]/1000000000000000" office:value-type="float" office:value="217.715471195702" calcext:value-type="float">
            <text:p>217,7154711957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338688447129" calcext:value-type="float">
            <text:p>28,0338688447129</text:p>
          </table:table-cell>
          <table:table-cell office:value-type="float" office:value="0.0121847565307477" calcext:value-type="float">
            <text:p>0,012184756530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257" calcext:value-type="float">
            <text:p>59257</text:p>
          </table:table-cell>
          <table:table-cell office:value-type="float" office:value="2.21306177744807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06]/1000000000000000" office:value-type="float" office:value="221.306177744807" calcext:value-type="float">
            <text:p>221,3061777448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993870003546" calcext:value-type="float">
            <text:p>26,8993870003546</text:p>
          </table:table-cell>
          <table:table-cell office:value-type="float" office:value="0.00863222691104835" calcext:value-type="float">
            <text:p>0,0086322269110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9216" calcext:value-type="float">
            <text:p>59216</text:p>
          </table:table-cell>
          <table:table-cell office:value-type="float" office:value="2.21235753637529E+017" calcext:value-type="float">
            <text:p>2,21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407]/1000000000000000" office:value-type="float" office:value="221.235753637529" calcext:value-type="float">
            <text:p>221,2357536375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3225648473386" calcext:value-type="float">
            <text:p>28,3225648473386</text:p>
          </table:table-cell>
          <table:table-cell office:value-type="float" office:value="0.0110027039403982" calcext:value-type="float">
            <text:p>0,01100270394039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9215" calcext:value-type="float">
            <text:p>59215</text:p>
          </table:table-cell>
          <table:table-cell office:value-type="float" office:value="2.21231682836915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08]/1000000000000000" office:value-type="float" office:value="221.231682836915" calcext:value-type="float">
            <text:p>221,2316828369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394319102945" calcext:value-type="float">
            <text:p>27,5394319102945</text:p>
          </table:table-cell>
          <table:table-cell office:value-type="float" office:value="0.0101115062261394" calcext:value-type="float">
            <text:p>0,0101115062261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215" calcext:value-type="float">
            <text:p>59215</text:p>
          </table:table-cell>
          <table:table-cell office:value-type="float" office:value="2.2123143278840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09]/1000000000000000" office:value-type="float" office:value="221.231432788403" calcext:value-type="float">
            <text:p>221,2314327884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229950858706" calcext:value-type="float">
            <text:p>27,9229950858706</text:p>
          </table:table-cell>
          <table:table-cell office:value-type="float" office:value="0.00379294187951934" calcext:value-type="float">
            <text:p>0,0037929418795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10]/1000000000000000" office:value-type="float" office:value="221.235433575433" calcext:value-type="float">
            <text:p>221,2354335754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409122380398" calcext:value-type="float">
            <text:p>27,9409122380398</text:p>
          </table:table-cell>
          <table:table-cell office:value-type="float" office:value="0.00435219903975585" calcext:value-type="float">
            <text:p>0,0043521990397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11]/1000000000000000" office:value-type="float" office:value="221.235433575433" calcext:value-type="float">
            <text:p>221,2354335754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994005099887" calcext:value-type="float">
            <text:p>27,4994005099887</text:p>
          </table:table-cell>
          <table:table-cell office:value-type="float" office:value="0.00205715588262201" calcext:value-type="float">
            <text:p>0,0020571558826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12]/1000000000000000" office:value-type="float" office:value="221.235433575433" calcext:value-type="float">
            <text:p>221,2354335754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787729874867" calcext:value-type="float">
            <text:p>27,9787729874867</text:p>
          </table:table-cell>
          <table:table-cell table:style-name="ce2" office:value-type="float" office:value="0.0000872299603446256" calcext:value-type="float">
            <text:p>8,72E-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13]/1000000000000000" office:value-type="float" office:value="221.235433575433" calcext:value-type="float">
            <text:p>221,2354335754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24769914045" calcext:value-type="float">
            <text:p>27,624769914045</text:p>
          </table:table-cell>
          <table:table-cell office:value-type="float" office:value="0.0025674199227286" calcext:value-type="float">
            <text:p>0,0025674199227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14]/1000000000000000" office:value-type="float" office:value="221.235433575433" calcext:value-type="float">
            <text:p>221,2354335754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525056627482" calcext:value-type="float">
            <text:p>28,1525056627482</text:p>
          </table:table-cell>
          <table:table-cell office:value-type="float" office:value="0.0168847086509305" calcext:value-type="float">
            <text:p>0,0168847086509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482" calcext:value-type="float">
            <text:p>60482</text:p>
          </table:table-cell>
          <table:table-cell office:value-type="float" office:value="2.26098140709225E+017" calcext:value-type="float">
            <text:p>2,26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15]/1000000000000000" office:value-type="float" office:value="226.098140709225" calcext:value-type="float">
            <text:p>226,0981407092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647796038491" calcext:value-type="float">
            <text:p>28,0647796038491</text:p>
          </table:table-cell>
          <table:table-cell office:value-type="float" office:value="0.012461954946559" calcext:value-type="float">
            <text:p>0,0124619549465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481" calcext:value-type="float">
            <text:p>60481</text:p>
          </table:table-cell>
          <table:table-cell office:value-type="float" office:value="2.26094139922195E+017" calcext:value-type="float">
            <text:p>2,26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16]/1000000000000000" office:value-type="float" office:value="226.094139922195" calcext:value-type="float">
            <text:p>226,0941399221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2195205367903" calcext:value-type="float">
            <text:p>28,2195205367903</text:p>
          </table:table-cell>
          <table:table-cell office:value-type="float" office:value="0.0129927158655003" calcext:value-type="float">
            <text:p>0,01299271586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1401" calcext:value-type="float">
            <text:p>61401</text:p>
          </table:table-cell>
          <table:table-cell office:value-type="float" office:value="2.2970485040645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17]/1000000000000000" office:value-type="float" office:value="229.70485040645" calcext:value-type="float">
            <text:p>229,704850406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7585948569288" calcext:value-type="float">
            <text:p>27,7585948569288</text:p>
          </table:table-cell>
          <table:table-cell office:value-type="float" office:value="0.00709693787621169" calcext:value-type="float">
            <text:p>0,007096937876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1402" calcext:value-type="float">
            <text:p>61402</text:p>
          </table:table-cell>
          <table:table-cell office:value-type="float" office:value="2.2970885119348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18]/1000000000000000" office:value-type="float" office:value="229.70885119348" calcext:value-type="float">
            <text:p>229,708851193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3112388645506" calcext:value-type="float">
            <text:p>28,3112388645506</text:p>
          </table:table-cell>
          <table:table-cell office:value-type="float" office:value="0.0133627460710608" calcext:value-type="float">
            <text:p>0,0133627460710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402" calcext:value-type="float">
            <text:p>61402</text:p>
          </table:table-cell>
          <table:table-cell office:value-type="float" office:value="2.29709031228409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19]/1000000000000000" office:value-type="float" office:value="229.709031228409" calcext:value-type="float">
            <text:p>229,7090312284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3752748237057" calcext:value-type="float">
            <text:p>28,3752748237057</text:p>
          </table:table-cell>
          <table:table-cell office:value-type="float" office:value="0.0136211678571685" calcext:value-type="float">
            <text:p>0,0136211678571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1402" calcext:value-type="float">
            <text:p>61402</text:p>
          </table:table-cell>
          <table:table-cell office:value-type="float" office:value="2.29709031228409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20]/1000000000000000" office:value-type="float" office:value="229.709031228409" calcext:value-type="float">
            <text:p>229,7090312284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4339545993728" calcext:value-type="float">
            <text:p>28,4339545993728</text:p>
          </table:table-cell>
          <table:table-cell office:value-type="float" office:value="0.0138424280409151" calcext:value-type="float">
            <text:p>0,0138424280409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1540" calcext:value-type="float">
            <text:p>61540</text:p>
          </table:table-cell>
          <table:table-cell office:value-type="float" office:value="2.29845559211607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21]/1000000000000000" office:value-type="float" office:value="229.845559211607" calcext:value-type="float">
            <text:p>229,8455592116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8841750403075" calcext:value-type="float">
            <text:p>27,8841750403075</text:p>
          </table:table-cell>
          <table:table-cell office:value-type="float" office:value="0.00760372587027991" calcext:value-type="float">
            <text:p>0,007603725870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402" calcext:value-type="float">
            <text:p>61402</text:p>
          </table:table-cell>
          <table:table-cell office:value-type="float" office:value="2.29664442577749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22]/1000000000000000" office:value-type="float" office:value="229.664442577749" calcext:value-type="float">
            <text:p>229,6644425777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2445966978483" calcext:value-type="float">
            <text:p>28,2445966978483</text:p>
          </table:table-cell>
          <table:table-cell office:value-type="float" office:value="0.00899112725422829" calcext:value-type="float">
            <text:p>0,008991127254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185305630672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23]/1000000000000000" office:value-type="float" office:value="233.185305630672" calcext:value-type="float">
            <text:p>233,1853056306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985983256888" calcext:value-type="float">
            <text:p>27,5985983256888</text:p>
          </table:table-cell>
          <table:table-cell office:value-type="float" office:value="0.0104065552660453" calcext:value-type="float">
            <text:p>0,01040655526604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353" calcext:value-type="float">
            <text:p>62353</text:p>
          </table:table-cell>
          <table:table-cell office:value-type="float" office:value="2.33275403446494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24]/1000000000000000" office:value-type="float" office:value="233.275403446494" calcext:value-type="float">
            <text:p>233,2754034464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4307588705928" calcext:value-type="float">
            <text:p>28,4307588705928</text:p>
          </table:table-cell>
          <table:table-cell office:value-type="float" office:value="0.00973324126985971" calcext:value-type="float">
            <text:p>0,009733241269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2368" calcext:value-type="float">
            <text:p>62368</text:p>
          </table:table-cell>
          <table:table-cell office:value-type="float" office:value="2.33320592376153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25]/1000000000000000" office:value-type="float" office:value="233.320592376153" calcext:value-type="float">
            <text:p>233,3205923761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8100636595417" calcext:value-type="float">
            <text:p>27,8100636595417</text:p>
          </table:table-cell>
          <table:table-cell office:value-type="float" office:value="0.0112525942472774" calcext:value-type="float">
            <text:p>0,0112525942472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362" calcext:value-type="float">
            <text:p>62362</text:p>
          </table:table-cell>
          <table:table-cell office:value-type="float" office:value="2.33296587653973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26]/1000000000000000" office:value-type="float" office:value="233.296587653973" calcext:value-type="float">
            <text:p>233,2965876539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01.csv</text:p>
          </table:table-cell>
          <table:table-cell office:value-type="float" office:value="27.8395394768534" calcext:value-type="float">
            <text:p>27,8395394768534</text:p>
          </table:table-cell>
          <table:table-cell office:value-type="float" office:value="0.0113784752465146" calcext:value-type="float">
            <text:p>0,0113784752465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276" calcext:value-type="float">
            <text:p>62276</text:p>
          </table:table-cell>
          <table:table-cell office:value-type="float" office:value="2.33095977801696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27]/1000000000000000" office:value-type="float" office:value="233.095977801696" calcext:value-type="float">
            <text:p>233,0959778016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423856444765" calcext:value-type="float">
            <text:p>27,5423856444765</text:p>
          </table:table-cell>
          <table:table-cell office:value-type="float" office:value="0.0061737421509092" calcext:value-type="float">
            <text:p>0,00617374215090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2414" calcext:value-type="float">
            <text:p>62414</text:p>
          </table:table-cell>
          <table:table-cell office:value-type="float" office:value="2.33367601994958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28]/1000000000000000" office:value-type="float" office:value="233.367601994958" calcext:value-type="float">
            <text:p>233,3676019949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425385330214" calcext:value-type="float">
            <text:p>27,5425385330214</text:p>
          </table:table-cell>
          <table:table-cell office:value-type="float" office:value="0.0101771584273908" calcext:value-type="float">
            <text:p>0,0101771584273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413" calcext:value-type="float">
            <text:p>62413</text:p>
          </table:table-cell>
          <table:table-cell office:value-type="float" office:value="2.33361760850879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29]/1000000000000000" office:value-type="float" office:value="233.361760850879" calcext:value-type="float">
            <text:p>233,3617608508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93961743815" calcext:value-type="float">
            <text:p>27,393961743815</text:p>
          </table:table-cell>
          <table:table-cell office:value-type="float" office:value="0.00958589826628245" calcext:value-type="float">
            <text:p>0,0095858982662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368" calcext:value-type="float">
            <text:p>62368</text:p>
          </table:table-cell>
          <table:table-cell office:value-type="float" office:value="2.33319932248081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30]/1000000000000000" office:value-type="float" office:value="233.319932248081" calcext:value-type="float">
            <text:p>233,3199322480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597981483561" calcext:value-type="float">
            <text:p>27,4597981483561</text:p>
          </table:table-cell>
          <table:table-cell office:value-type="float" office:value="0.00985315455234618" calcext:value-type="float">
            <text:p>0,0098531545523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4762986325E+017" calcext:value-type="float">
            <text:p>2,3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31]/1000000000000000" office:value-type="float" office:value="233.274762986325" calcext:value-type="float">
            <text:p>233,2747629863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7800436765367" calcext:value-type="float">
            <text:p>28,7800436765367</text:p>
          </table:table-cell>
          <table:table-cell office:value-type="float" office:value="0.0111401557844286" calcext:value-type="float">
            <text:p>0,0111401557844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2275" calcext:value-type="float">
            <text:p>62275</text:p>
          </table:table-cell>
          <table:table-cell office:value-type="float" office:value="2.33225252871562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32]/1000000000000000" office:value-type="float" office:value="233.225252871562" calcext:value-type="float">
            <text:p>233,2252528715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2648371764404" calcext:value-type="float">
            <text:p>28,2648371764404</text:p>
          </table:table-cell>
          <table:table-cell office:value-type="float" office:value="0.00907562682732475" calcext:value-type="float">
            <text:p>0,009075626827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275" calcext:value-type="float">
            <text:p>62275</text:p>
          </table:table-cell>
          <table:table-cell office:value-type="float" office:value="2.33225842986051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33]/1000000000000000" office:value-type="float" office:value="233.225842986051" calcext:value-type="float">
            <text:p>233,2258429860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7511833512507" calcext:value-type="float">
            <text:p>27,7511833512507</text:p>
          </table:table-cell>
          <table:table-cell office:value-type="float" office:value="0.00300899716587284" calcext:value-type="float">
            <text:p>0,0030089971658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6293283218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34]/1000000000000000" office:value-type="float" office:value="233.276293283218" calcext:value-type="float">
            <text:p>233,2762932832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726294660779" calcext:value-type="float">
            <text:p>28,0726294660779</text:p>
          </table:table-cell>
          <table:table-cell office:value-type="float" office:value="0.00429826171113755" calcext:value-type="float">
            <text:p>0,00429826171113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2274" calcext:value-type="float">
            <text:p>62274</text:p>
          </table:table-cell>
          <table:table-cell office:value-type="float" office:value="2.33223032429938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35]/1000000000000000" office:value-type="float" office:value="233.223032429938" calcext:value-type="float">
            <text:p>233,2230324299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105817557044" calcext:value-type="float">
            <text:p>28,0105817557044</text:p>
          </table:table-cell>
          <table:table-cell office:value-type="float" office:value="0.00805671304268219" calcext:value-type="float">
            <text:p>0,0080567130426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276" calcext:value-type="float">
            <text:p>62276</text:p>
          </table:table-cell>
          <table:table-cell office:value-type="float" office:value="2.33231034003998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36]/1000000000000000" office:value-type="float" office:value="233.231034003998" calcext:value-type="float">
            <text:p>233,2310340039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5134059656948" calcext:value-type="float">
            <text:p>28,5134059656948</text:p>
          </table:table-cell>
          <table:table-cell office:value-type="float" office:value="0.0100678901028242" calcext:value-type="float">
            <text:p>0,0100678901028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7493516076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437]/1000000000000000" office:value-type="float" office:value="233.277493516076" calcext:value-type="float">
            <text:p>233,2774935160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5189095518508" calcext:value-type="float">
            <text:p>28,5189095518508</text:p>
          </table:table-cell>
          <table:table-cell office:value-type="float" office:value="0.00608425962732872" calcext:value-type="float">
            <text:p>0,0060842596273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7493516076E+017" calcext:value-type="float">
            <text:p>2,33E+1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G438]/1000000000000000" office:value-type="float" office:value="233.277493516076" calcext:value-type="float">
            <text:p>233,2774935160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3830046692232" calcext:value-type="float">
            <text:p>28,3830046692232</text:p>
          </table:table-cell>
          <table:table-cell office:value-type="float" office:value="0.00553986869271356" calcext:value-type="float">
            <text:p>0,0055398686927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7493516076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439]/1000000000000000" office:value-type="float" office:value="233.277493516076" calcext:value-type="float">
            <text:p>233,2774935160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3716284517754" calcext:value-type="float">
            <text:p>28,3716284517754</text:p>
          </table:table-cell>
          <table:table-cell office:value-type="float" office:value="0.00549429925084318" calcext:value-type="float">
            <text:p>0,0054942992508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7493516076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440]/1000000000000000" office:value-type="float" office:value="233.277493516076" calcext:value-type="float">
            <text:p>233,2774935160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619033101744" calcext:value-type="float">
            <text:p>28,0619033101744</text:p>
          </table:table-cell>
          <table:table-cell office:value-type="float" office:value="0.00825931672512226" calcext:value-type="float">
            <text:p>0,00825931672512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7913597576E+017" calcext:value-type="float">
            <text:p>2,33E+1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G441]/1000000000000000" office:value-type="float" office:value="233.277913597576" calcext:value-type="float">
            <text:p>233,2779135975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95080467885" calcext:value-type="float">
            <text:p>28,195080467885</text:p>
          </table:table-cell>
          <table:table-cell office:value-type="float" office:value="0.00478710521854441" calcext:value-type="float">
            <text:p>0,00478710521854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9363878946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42]/1000000000000000" office:value-type="float" office:value="233.279363878946" calcext:value-type="float">
            <text:p>233,2793638789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411209847182" calcext:value-type="float">
            <text:p>28,0411209847182</text:p>
          </table:table-cell>
          <table:table-cell office:value-type="float" office:value="0.00818211082836065" calcext:value-type="float">
            <text:p>0,0081821108283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230" calcext:value-type="float">
            <text:p>62230</text:p>
          </table:table-cell>
          <table:table-cell office:value-type="float" office:value="2.3312207236586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43]/1000000000000000" office:value-type="float" office:value="233.12207236586" calcext:value-type="float">
            <text:p>233,122072365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2896145008115" calcext:value-type="float">
            <text:p>28,2896145008115</text:p>
          </table:table-cell>
          <table:table-cell office:value-type="float" office:value="0.00917823085457497" calcext:value-type="float">
            <text:p>0,0091782308545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230" calcext:value-type="float">
            <text:p>62230</text:p>
          </table:table-cell>
          <table:table-cell office:value-type="float" office:value="2.33122092369741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44]/1000000000000000" office:value-type="float" office:value="233.122092369741" calcext:value-type="float">
            <text:p>233,1220923697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089760264624" calcext:value-type="float">
            <text:p>28,0089760264624</text:p>
          </table:table-cell>
          <table:table-cell office:value-type="float" office:value="0.00805027863647621" calcext:value-type="float">
            <text:p>0,0080502786364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276" calcext:value-type="float">
            <text:p>62276</text:p>
          </table:table-cell>
          <table:table-cell office:value-type="float" office:value="2.3319044612953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45]/1000000000000000" office:value-type="float" office:value="233.19044612953" calcext:value-type="float">
            <text:p>233,190446129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456316135973" calcext:value-type="float">
            <text:p>27,6456316135973</text:p>
          </table:table-cell>
          <table:table-cell office:value-type="float" office:value="0.00659430120018915" calcext:value-type="float">
            <text:p>0,0065943012001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2276" calcext:value-type="float">
            <text:p>62276</text:p>
          </table:table-cell>
          <table:table-cell office:value-type="float" office:value="2.33190786195506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46]/1000000000000000" office:value-type="float" office:value="233.190786195506" calcext:value-type="float">
            <text:p>233,1907861955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289320294812" calcext:value-type="float">
            <text:p>27,6289320294812</text:p>
          </table:table-cell>
          <table:table-cell office:value-type="float" office:value="0.00652738337564704" calcext:value-type="float">
            <text:p>0,0065273833756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2276" calcext:value-type="float">
            <text:p>62276</text:p>
          </table:table-cell>
          <table:table-cell office:value-type="float" office:value="2.33191036244018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47]/1000000000000000" office:value-type="float" office:value="233.191036244018" calcext:value-type="float">
            <text:p>233,1910362440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259838344234" calcext:value-type="float">
            <text:p>28,0259838344234</text:p>
          </table:table-cell>
          <table:table-cell office:value-type="float" office:value="0.00812143150446684" calcext:value-type="float">
            <text:p>0,0081214315044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2230" calcext:value-type="float">
            <text:p>62230</text:p>
          </table:table-cell>
          <table:table-cell office:value-type="float" office:value="2.33101758424745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48]/1000000000000000" office:value-type="float" office:value="233.101758424745" calcext:value-type="float">
            <text:p>233,1017584247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56617530512" calcext:value-type="float">
            <text:p>27,456617530512</text:p>
          </table:table-cell>
          <table:table-cell office:value-type="float" office:value="0.0180883533942598" calcext:value-type="float">
            <text:p>0,018088353394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3089" calcext:value-type="float">
            <text:p>63089</text:p>
          </table:table-cell>
          <table:table-cell office:value-type="float" office:value="2.36473721928623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449]/1000000000000000" office:value-type="float" office:value="236.473721928623" calcext:value-type="float">
            <text:p>236,4737219286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171123333703" calcext:value-type="float">
            <text:p>27,6171123333703</text:p>
          </table:table-cell>
          <table:table-cell office:value-type="float" office:value="0.0134682371499231" calcext:value-type="float">
            <text:p>0,0134682371499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088" calcext:value-type="float">
            <text:p>63088</text:p>
          </table:table-cell>
          <table:table-cell office:value-type="float" office:value="2.3646635789054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450]/1000000000000000" office:value-type="float" office:value="236.46635789054" calcext:value-type="float">
            <text:p>236,466357890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75099064828" calcext:value-type="float">
            <text:p>27,975099064828</text:p>
          </table:table-cell>
          <table:table-cell office:value-type="float" office:value="0.0160241474234683" calcext:value-type="float">
            <text:p>0,0160241474234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089" calcext:value-type="float">
            <text:p>63089</text:p>
          </table:table-cell>
          <table:table-cell office:value-type="float" office:value="2.36474051992659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51]/1000000000000000" office:value-type="float" office:value="236.474051992659" calcext:value-type="float">
            <text:p>236,4740519926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670705630791" calcext:value-type="float">
            <text:p>27,9670705630791</text:p>
          </table:table-cell>
          <table:table-cell office:value-type="float" office:value="0.0118084469394737" calcext:value-type="float">
            <text:p>0,0118084469394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134" calcext:value-type="float">
            <text:p>63134</text:p>
          </table:table-cell>
          <table:table-cell office:value-type="float" office:value="2.36515220467385E+017" calcext:value-type="float">
            <text:p>2,37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52]/1000000000000000" office:value-type="float" office:value="236.515220467385" calcext:value-type="float">
            <text:p>236,5152204673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060250886974" calcext:value-type="float">
            <text:p>28,1060250886974</text:p>
          </table:table-cell>
          <table:table-cell office:value-type="float" office:value="0.0123613649250176" calcext:value-type="float">
            <text:p>0,0123613649250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135" calcext:value-type="float">
            <text:p>63135</text:p>
          </table:table-cell>
          <table:table-cell office:value-type="float" office:value="2.36519221254415E+017" calcext:value-type="float">
            <text:p>2,37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53]/1000000000000000" office:value-type="float" office:value="236.519221254415" calcext:value-type="float">
            <text:p>236,5192212544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608337295926" calcext:value-type="float">
            <text:p>27,9608337295926</text:p>
          </table:table-cell>
          <table:table-cell office:value-type="float" office:value="0.0120996886993838" calcext:value-type="float">
            <text:p>0,0120996886993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089" calcext:value-type="float">
            <text:p>63089</text:p>
          </table:table-cell>
          <table:table-cell office:value-type="float" office:value="2.36476092388517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54]/1000000000000000" office:value-type="float" office:value="236.476092388517" calcext:value-type="float">
            <text:p>236,4760923885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949278808052" calcext:value-type="float">
            <text:p>27,4949278808052</text:p>
          </table:table-cell>
          <table:table-cell office:value-type="float" office:value="0.0139545775840234" calcext:value-type="float">
            <text:p>0,0139545775840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089" calcext:value-type="float">
            <text:p>63089</text:p>
          </table:table-cell>
          <table:table-cell office:value-type="float" office:value="2.36476432454493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455]/1000000000000000" office:value-type="float" office:value="236.476432454493" calcext:value-type="float">
            <text:p>236,4764324544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43058816065" calcext:value-type="float">
            <text:p>27,643058816065</text:p>
          </table:table-cell>
          <table:table-cell office:value-type="float" office:value="0.0133697058383746" calcext:value-type="float">
            <text:p>0,0133697058383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043" calcext:value-type="float">
            <text:p>63043</text:p>
          </table:table-cell>
          <table:table-cell office:value-type="float" office:value="2.36424331847984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456]/1000000000000000" office:value-type="float" office:value="236.424331847984" calcext:value-type="float">
            <text:p>236,4243318479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545653831491" calcext:value-type="float">
            <text:p>28,0545653831491</text:p>
          </table:table-cell>
          <table:table-cell office:value-type="float" office:value="0.0117393653946391" calcext:value-type="float">
            <text:p>0,011739365394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2951" calcext:value-type="float">
            <text:p>62951</text:p>
          </table:table-cell>
          <table:table-cell office:value-type="float" office:value="2.36289064607835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457]/1000000000000000" office:value-type="float" office:value="236.289064607835" calcext:value-type="float">
            <text:p>236,2890646078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036345151862" calcext:value-type="float">
            <text:p>28,1036345151862</text:p>
          </table:table-cell>
          <table:table-cell office:value-type="float" office:value="0.0115437947758632" calcext:value-type="float">
            <text:p>0,0115437947758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951" calcext:value-type="float">
            <text:p>62951</text:p>
          </table:table-cell>
          <table:table-cell office:value-type="float" office:value="2.36289064607835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58]/1000000000000000" office:value-type="float" office:value="236.289064607835" calcext:value-type="float">
            <text:p>236,2890646078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878288219596" calcext:value-type="float">
            <text:p>28,0878288219596</text:p>
          </table:table-cell>
          <table:table-cell office:value-type="float" office:value="0.0116067901677965" calcext:value-type="float">
            <text:p>0,0116067901677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951" calcext:value-type="float">
            <text:p>62951</text:p>
          </table:table-cell>
          <table:table-cell office:value-type="float" office:value="2.36244475957175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59]/1000000000000000" office:value-type="float" office:value="236.244475957175" calcext:value-type="float">
            <text:p>236,2444759571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367581649511" calcext:value-type="float">
            <text:p>28,0367581649511</text:p>
          </table:table-cell>
          <table:table-cell office:value-type="float" office:value="0.0118103380924855" calcext:value-type="float">
            <text:p>0,0118103380924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2951" calcext:value-type="float">
            <text:p>62951</text:p>
          </table:table-cell>
          <table:table-cell office:value-type="float" office:value="2.36244475957175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60]/1000000000000000" office:value-type="float" office:value="236.244475957175" calcext:value-type="float">
            <text:p>236,2444759571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604428771127" calcext:value-type="float">
            <text:p>28,0604428771127</text:p>
          </table:table-cell>
          <table:table-cell office:value-type="float" office:value="0.0117159399725131" calcext:value-type="float">
            <text:p>0,0117159399725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2951" calcext:value-type="float">
            <text:p>62951</text:p>
          </table:table-cell>
          <table:table-cell office:value-type="float" office:value="2.36244475957175E+017" calcext:value-type="float">
            <text:p>2,36E+1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G461]/1000000000000000" office:value-type="float" office:value="236.244475957175" calcext:value-type="float">
            <text:p>236,2444759571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829173687724" calcext:value-type="float">
            <text:p>28,0829173687724</text:p>
          </table:table-cell>
          <table:table-cell office:value-type="float" office:value="0.0116306154361307" calcext:value-type="float">
            <text:p>0,0116306154361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905" calcext:value-type="float">
            <text:p>62905</text:p>
          </table:table-cell>
          <table:table-cell office:value-type="float" office:value="2.36198966629443E+017" calcext:value-type="float">
            <text:p>2,36E+1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G462]/1000000000000000" office:value-type="float" office:value="236.198966629443" calcext:value-type="float">
            <text:p>236,1989666294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508600133533" calcext:value-type="float">
            <text:p>27,6508600133533</text:p>
          </table:table-cell>
          <table:table-cell office:value-type="float" office:value="0.0133532587693837" calcext:value-type="float">
            <text:p>0,0133532587693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905" calcext:value-type="float">
            <text:p>62905</text:p>
          </table:table-cell>
          <table:table-cell office:value-type="float" office:value="2.36199506734228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63]/1000000000000000" office:value-type="float" office:value="236.199506734228" calcext:value-type="float">
            <text:p>236,1995067342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014020920103" calcext:value-type="float">
            <text:p>26,8014020920103</text:p>
          </table:table-cell>
          <table:table-cell office:value-type="float" office:value="0.0167401077761797" calcext:value-type="float">
            <text:p>0,016740107776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905" calcext:value-type="float">
            <text:p>62905</text:p>
          </table:table-cell>
          <table:table-cell office:value-type="float" office:value="2.36155518259347E+017" calcext:value-type="float">
            <text:p>2,36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464]/1000000000000000" office:value-type="float" office:value="236.155518259347" calcext:value-type="float">
            <text:p>236,1555182593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.5041808412552" calcext:value-type="float">
            <text:p>29,5041808412552</text:p>
          </table:table-cell>
          <table:table-cell office:value-type="float" office:value="0.00995100808003942" calcext:value-type="float">
            <text:p>0,00995100808003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905" calcext:value-type="float">
            <text:p>62905</text:p>
          </table:table-cell>
          <table:table-cell office:value-type="float" office:value="2.36155948283438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[.G465]/1000000000000000" office:value-type="float" office:value="236.155948283438" calcext:value-type="float">
            <text:p>236,1559482834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.6524768286573" calcext:value-type="float">
            <text:p>29,6524768286573</text:p>
          </table:table-cell>
          <table:table-cell office:value-type="float" office:value="0.0184089475859183" calcext:value-type="float">
            <text:p>0,018408947585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871" calcext:value-type="float">
            <text:p>63871</text:p>
          </table:table-cell>
          <table:table-cell office:value-type="float" office:value="2.39811988060497E+017" calcext:value-type="float">
            <text:p>2,40E+17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[.G466]/1000000000000000" office:value-type="float" office:value="239.811988060497" calcext:value-type="float">
            <text:p>239,8119880604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.666442259519" calcext:value-type="float">
            <text:p>29,666442259519</text:p>
          </table:table-cell>
          <table:table-cell office:value-type="float" office:value="0.0184642060846097" calcext:value-type="float">
            <text:p>0,0184642060846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3871" calcext:value-type="float">
            <text:p>63871</text:p>
          </table:table-cell>
          <table:table-cell office:value-type="float" office:value="2.39811828029449E+017" calcext:value-type="float">
            <text:p>2,40E+17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[.G467]/1000000000000000" office:value-type="float" office:value="239.811828029449" calcext:value-type="float">
            <text:p>239,8118280294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.3925054876137" calcext:value-type="float">
            <text:p>29,3925054876137</text:p>
          </table:table-cell>
          <table:table-cell office:value-type="float" office:value="0.0213524807140196" calcext:value-type="float">
            <text:p>0,021352480714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3779" calcext:value-type="float">
            <text:p>63779</text:p>
          </table:table-cell>
          <table:table-cell office:value-type="float" office:value="2.39676320742729E+017" calcext:value-type="float">
            <text:p>2,40E+17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[.G468]/1000000000000000" office:value-type="float" office:value="239.676320742729" calcext:value-type="float">
            <text:p>239,6763207427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.3481498902477" calcext:value-type="float">
            <text:p>29,3481498902477</text:p>
          </table:table-cell>
          <table:table-cell office:value-type="float" office:value="0.0172171890944643" calcext:value-type="float">
            <text:p>0,0172171890944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3779" calcext:value-type="float">
            <text:p>63779</text:p>
          </table:table-cell>
          <table:table-cell office:value-type="float" office:value="2.39677000874681E+017" calcext:value-type="float">
            <text:p>2,4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469]/1000000000000000" office:value-type="float" office:value="239.677000874681" calcext:value-type="float">
            <text:p>239,6770008746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416431483224" calcext:value-type="float">
            <text:p>28,0416431483224</text:p>
          </table:table-cell>
          <table:table-cell office:value-type="float" office:value="0.0160035270387258" calcext:value-type="float">
            <text:p>0,0160035270387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779" calcext:value-type="float">
            <text:p>63779</text:p>
          </table:table-cell>
          <table:table-cell office:value-type="float" office:value="2.39677000874681E+017" calcext:value-type="float">
            <text:p>2,40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470]/1000000000000000" office:value-type="float" office:value="239.677000874681" calcext:value-type="float">
            <text:p>239,6770008746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7248843953288" calcext:value-type="float">
            <text:p>27,7248843953288</text:p>
          </table:table-cell>
          <table:table-cell office:value-type="float" office:value="0.0107883433768188" calcext:value-type="float">
            <text:p>0,0107883433768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794" calcext:value-type="float">
            <text:p>63794</text:p>
          </table:table-cell>
          <table:table-cell office:value-type="float" office:value="2.39692163979019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71]/1000000000000000" office:value-type="float" office:value="239.692163979019" calcext:value-type="float">
            <text:p>239,6921639790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8050003918802" calcext:value-type="float">
            <text:p>27,8050003918802</text:p>
          </table:table-cell>
          <table:table-cell office:value-type="float" office:value="0.0111055380740525" calcext:value-type="float">
            <text:p>0,0111055380740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794" calcext:value-type="float">
            <text:p>63794</text:p>
          </table:table-cell>
          <table:table-cell office:value-type="float" office:value="2.39692163979019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72]/1000000000000000" office:value-type="float" office:value="239.692163979019" calcext:value-type="float">
            <text:p>239,6921639790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7607806895255" calcext:value-type="float">
            <text:p>27,7607806895255</text:p>
          </table:table-cell>
          <table:table-cell office:value-type="float" office:value="0.01092652510726" calcext:value-type="float">
            <text:p>0,010926525107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840" calcext:value-type="float">
            <text:p>63840</text:p>
          </table:table-cell>
          <table:table-cell office:value-type="float" office:value="2.3974367447104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73]/1000000000000000" office:value-type="float" office:value="239.74367447104" calcext:value-type="float">
            <text:p>239,743674471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949327234849" calcext:value-type="float">
            <text:p>27,4949327234849</text:p>
          </table:table-cell>
          <table:table-cell office:value-type="float" office:value="0.00987436095431667" calcext:value-type="float">
            <text:p>0,0098743609543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3840" calcext:value-type="float">
            <text:p>63840</text:p>
          </table:table-cell>
          <table:table-cell office:value-type="float" office:value="2.3974367447104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74]/1000000000000000" office:value-type="float" office:value="239.74367447104" calcext:value-type="float">
            <text:p>239,743674471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8951144248994" calcext:value-type="float">
            <text:p>27,8951144248994</text:p>
          </table:table-cell>
          <table:table-cell office:value-type="float" office:value="0.0114581866542575" calcext:value-type="float">
            <text:p>0,0114581866542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840" calcext:value-type="float">
            <text:p>63840</text:p>
          </table:table-cell>
          <table:table-cell office:value-type="float" office:value="2.3974367447104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75]/1000000000000000" office:value-type="float" office:value="239.74367447104" calcext:value-type="float">
            <text:p>239,743674471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781144833847" calcext:value-type="float">
            <text:p>26,5781144833847</text:p>
          </table:table-cell>
          <table:table-cell office:value-type="float" office:value="0.0141562421992471" calcext:value-type="float">
            <text:p>0,01415624219924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3886" calcext:value-type="float">
            <text:p>63886</text:p>
          </table:table-cell>
          <table:table-cell office:value-type="float" office:value="2.39834192530933E+017" calcext:value-type="float">
            <text:p>2,40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76]/1000000000000000" office:value-type="float" office:value="239.834192530933" calcext:value-type="float">
            <text:p>239,8341925309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984802431611" calcext:value-type="float">
            <text:p>26,9984802431611</text:p>
          </table:table-cell>
          <table:table-cell office:value-type="float" office:value="0.0158269102838225" calcext:value-type="float">
            <text:p>0,01582691028382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3825" calcext:value-type="float">
            <text:p>63825</text:p>
          </table:table-cell>
          <table:table-cell office:value-type="float" office:value="2.39772839966909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77]/1000000000000000" office:value-type="float" office:value="239.772839966909" calcext:value-type="float">
            <text:p>239,7728399669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444653349001" calcext:value-type="float">
            <text:p>27,0444653349001</text:p>
          </table:table-cell>
          <table:table-cell office:value-type="float" office:value="0.0160090553327552" calcext:value-type="float">
            <text:p>0,0160090553327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824" calcext:value-type="float">
            <text:p>63824</text:p>
          </table:table-cell>
          <table:table-cell office:value-type="float" office:value="2.39769089228391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78]/1000000000000000" office:value-type="float" office:value="239.769089228391" calcext:value-type="float">
            <text:p>239,7690892283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572631091204" calcext:value-type="float">
            <text:p>28,1572631091204</text:p>
          </table:table-cell>
          <table:table-cell office:value-type="float" office:value="0.0124081677878321" calcext:value-type="float">
            <text:p>0,0124081677878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744" calcext:value-type="float">
            <text:p>64744</text:p>
          </table:table-cell>
          <table:table-cell office:value-type="float" office:value="2.43379979747575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79]/1000000000000000" office:value-type="float" office:value="243.379979747575" calcext:value-type="float">
            <text:p>243,3799797475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922310603135" calcext:value-type="float">
            <text:p>27,9922310603135</text:p>
          </table:table-cell>
          <table:table-cell office:value-type="float" office:value="0.0156896245678954" calcext:value-type="float">
            <text:p>0,01568962456789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744" calcext:value-type="float">
            <text:p>64744</text:p>
          </table:table-cell>
          <table:table-cell office:value-type="float" office:value="2.43380979941623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80]/1000000000000000" office:value-type="float" office:value="243.380979941623" calcext:value-type="float">
            <text:p>243,3809799416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804219565687" calcext:value-type="float">
            <text:p>28,0804219565687</text:p>
          </table:table-cell>
          <table:table-cell office:value-type="float" office:value="0.0160360944074513" calcext:value-type="float">
            <text:p>0,0160360944074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4745" calcext:value-type="float">
            <text:p>64745</text:p>
          </table:table-cell>
          <table:table-cell office:value-type="float" office:value="2.43383980534605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81]/1000000000000000" office:value-type="float" office:value="243.383980534605" calcext:value-type="float">
            <text:p>243,3839805346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415707776662" calcext:value-type="float">
            <text:p>27,9415707776662</text:p>
          </table:table-cell>
          <table:table-cell office:value-type="float" office:value="0.0154905276711398" calcext:value-type="float">
            <text:p>0,015490527671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4744" calcext:value-type="float">
            <text:p>64744</text:p>
          </table:table-cell>
          <table:table-cell office:value-type="float" office:value="2.43379979747575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82]/1000000000000000" office:value-type="float" office:value="243.379979747575" calcext:value-type="float">
            <text:p>243,3799797475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7983659222191" calcext:value-type="float">
            <text:p>27,7983659222191</text:p>
          </table:table-cell>
          <table:table-cell office:value-type="float" office:value="0.0149276116958189" calcext:value-type="float">
            <text:p>0,0149276116958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4745" calcext:value-type="float">
            <text:p>64745</text:p>
          </table:table-cell>
          <table:table-cell office:value-type="float" office:value="2.43385320794629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83]/1000000000000000" office:value-type="float" office:value="243.385320794629" calcext:value-type="float">
            <text:p>243,3853207946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852099723334" calcext:value-type="float">
            <text:p>28,0852099723334</text:p>
          </table:table-cell>
          <table:table-cell office:value-type="float" office:value="0.0160607417652695" calcext:value-type="float">
            <text:p>0,0160607417652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4698" calcext:value-type="float">
            <text:p>64698</text:p>
          </table:table-cell>
          <table:table-cell office:value-type="float" office:value="2.43246453343618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84]/1000000000000000" office:value-type="float" office:value="243.246453343618" calcext:value-type="float">
            <text:p>243,2464533436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004027136706" calcext:value-type="float">
            <text:p>28,0004027136706</text:p>
          </table:table-cell>
          <table:table-cell office:value-type="float" office:value="0.0157440052339817" calcext:value-type="float">
            <text:p>0,0157440052339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561" calcext:value-type="float">
            <text:p>64561</text:p>
          </table:table-cell>
          <table:table-cell office:value-type="float" office:value="2.4295140461659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85]/1000000000000000" office:value-type="float" office:value="242.95140461659" calcext:value-type="float">
            <text:p>242,951404616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268702952201" calcext:value-type="float">
            <text:p>27,6268702952201</text:p>
          </table:table-cell>
          <table:table-cell office:value-type="float" office:value="0.0142739291511289" calcext:value-type="float">
            <text:p>0,0142739291511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4561" calcext:value-type="float">
            <text:p>64561</text:p>
          </table:table-cell>
          <table:table-cell office:value-type="float" office:value="2.42952484826162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86]/1000000000000000" office:value-type="float" office:value="242.952484826162" calcext:value-type="float">
            <text:p>242,9524848261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70009905894" calcext:value-type="float">
            <text:p>28,170009905894</text:p>
          </table:table-cell>
          <table:table-cell office:value-type="float" office:value="0.0164056687361377" calcext:value-type="float">
            <text:p>0,01640566873613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607" calcext:value-type="float">
            <text:p>64607</text:p>
          </table:table-cell>
          <table:table-cell office:value-type="float" office:value="2.42997654087919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87]/1000000000000000" office:value-type="float" office:value="242.997654087919" calcext:value-type="float">
            <text:p>242,9976540879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01.csv</text:p>
          </table:table-cell>
          <table:table-cell office:value-type="float" office:value="27.0537312970478" calcext:value-type="float">
            <text:p>27,0537312970478</text:p>
          </table:table-cell>
          <table:table-cell office:value-type="float" office:value="0.0159538854775238" calcext:value-type="float">
            <text:p>0,0159538854775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561" calcext:value-type="float">
            <text:p>64561</text:p>
          </table:table-cell>
          <table:table-cell office:value-type="float" office:value="2.42952484826162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488]/1000000000000000" office:value-type="float" office:value="242.952484826162" calcext:value-type="float">
            <text:p>242,9524848261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083051950063" calcext:value-type="float">
            <text:p>26,9083051950063</text:p>
          </table:table-cell>
          <table:table-cell office:value-type="float" office:value="0.0193171508498588" calcext:value-type="float">
            <text:p>0,0193171508498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561" calcext:value-type="float">
            <text:p>64561</text:p>
          </table:table-cell>
          <table:table-cell office:value-type="float" office:value="2.42952484826162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89]/1000000000000000" office:value-type="float" office:value="242.952484826162" calcext:value-type="float">
            <text:p>242,9524848261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460187532452" calcext:value-type="float">
            <text:p>26,8460187532452</text:p>
          </table:table-cell>
          <table:table-cell office:value-type="float" office:value="0.0189375643988103" calcext:value-type="float">
            <text:p>0,0189375643988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481" calcext:value-type="float">
            <text:p>65481</text:p>
          </table:table-cell>
          <table:table-cell office:value-type="float" office:value="2.46563195310417E+017" calcext:value-type="float">
            <text:p>2,47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90]/1000000000000000" office:value-type="float" office:value="246.563195310417" calcext:value-type="float">
            <text:p>246,5631953104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550105372469" calcext:value-type="float">
            <text:p>26,9550105372469</text:p>
          </table:table-cell>
          <table:table-cell office:value-type="float" office:value="0.01545562874616" calcext:value-type="float">
            <text:p>0,015455628746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5481" calcext:value-type="float">
            <text:p>65481</text:p>
          </table:table-cell>
          <table:table-cell office:value-type="float" office:value="2.46563035279369E+017" calcext:value-type="float">
            <text:p>2,47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91]/1000000000000000" office:value-type="float" office:value="246.563035279369" calcext:value-type="float">
            <text:p>246,5630352793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896460095904" calcext:value-type="float">
            <text:p>27,9896460095904</text:p>
          </table:table-cell>
          <table:table-cell office:value-type="float" office:value="0.0194988396548422" calcext:value-type="float">
            <text:p>0,0194988396548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5481" calcext:value-type="float">
            <text:p>65481</text:p>
          </table:table-cell>
          <table:table-cell office:value-type="float" office:value="2.46563535376393E+017" calcext:value-type="float">
            <text:p>2,47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492]/1000000000000000" office:value-type="float" office:value="246.563535376393" calcext:value-type="float">
            <text:p>246,5635353763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584843290891" calcext:value-type="float">
            <text:p>28,1584843290891</text:p>
          </table:table-cell>
          <table:table-cell office:value-type="float" office:value="0.0267639042841054" calcext:value-type="float">
            <text:p>0,0267639042841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43" calcext:value-type="float">
            <text:p>65343</text:p>
          </table:table-cell>
          <table:table-cell office:value-type="float" office:value="2.46292321262691E+017" calcext:value-type="float">
            <text:p>2,46E+17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formula="of:=[.G493]/1000000000000000" office:value-type="float" office:value="246.292321262691" calcext:value-type="float">
            <text:p>246,2923212626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2926818070519" calcext:value-type="float">
            <text:p>28,2926818070519</text:p>
          </table:table-cell>
          <table:table-cell office:value-type="float" office:value="0.0262389258103097" calcext:value-type="float">
            <text:p>0,026238925810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343" calcext:value-type="float">
            <text:p>65343</text:p>
          </table:table-cell>
          <table:table-cell office:value-type="float" office:value="2.46292321262691E+017" calcext:value-type="float">
            <text:p>2,46E+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G494]/1000000000000000" office:value-type="float" office:value="246.292321262691" calcext:value-type="float">
            <text:p>246,2923212626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4124186799426" calcext:value-type="float">
            <text:p>28,4124186799426</text:p>
          </table:table-cell>
          <table:table-cell office:value-type="float" office:value="0.0296512079701662" calcext:value-type="float">
            <text:p>0,02965120797016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5481" calcext:value-type="float">
            <text:p>65481</text:p>
          </table:table-cell>
          <table:table-cell office:value-type="float" office:value="2.46563195310417E+017" calcext:value-type="float">
            <text:p>2,47E+1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G495]/1000000000000000" office:value-type="float" office:value="246.563195310417" calcext:value-type="float">
            <text:p>246,5631953104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5486087779848" calcext:value-type="float">
            <text:p>28,5486087779848</text:p>
          </table:table-cell>
          <table:table-cell office:value-type="float" office:value="0.0252111357693402" calcext:value-type="float">
            <text:p>0,0252111357693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5481" calcext:value-type="float">
            <text:p>65481</text:p>
          </table:table-cell>
          <table:table-cell office:value-type="float" office:value="2.46563195310417E+017" calcext:value-type="float">
            <text:p>2,47E+1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G496]/1000000000000000" office:value-type="float" office:value="246.563195310417" calcext:value-type="float">
            <text:p>246,5631953104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471702147155" calcext:value-type="float">
            <text:p>28,1471702147155</text:p>
          </table:table-cell>
          <table:table-cell office:value-type="float" office:value="0.0267799016019089" calcext:value-type="float">
            <text:p>0,0267799016019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481" calcext:value-type="float">
            <text:p>65481</text:p>
          </table:table-cell>
          <table:table-cell office:value-type="float" office:value="2.46563775422965E+017" calcext:value-type="float">
            <text:p>2,47E+17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formula="of:=[.G497]/1000000000000000" office:value-type="float" office:value="246.563775422965" calcext:value-type="float">
            <text:p>246,5637754229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179000632511" calcext:value-type="float">
            <text:p>27,2179000632511</text:p>
          </table:table-cell>
          <table:table-cell office:value-type="float" office:value="0.0263192557851533" calcext:value-type="float">
            <text:p>0,026319255785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401" calcext:value-type="float">
            <text:p>66401</text:p>
          </table:table-cell>
          <table:table-cell office:value-type="float" office:value="2.50430785632019E+017" calcext:value-type="float">
            <text:p>2,5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498]/1000000000000000" office:value-type="float" office:value="250.430785632019" calcext:value-type="float">
            <text:p>250,4307856320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863317369959" calcext:value-type="float">
            <text:p>27,2863317369959</text:p>
          </table:table-cell>
          <table:table-cell office:value-type="float" office:value="0.0260536933867971" calcext:value-type="float">
            <text:p>0,02605369338679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6401" calcext:value-type="float">
            <text:p>66401</text:p>
          </table:table-cell>
          <table:table-cell office:value-type="float" office:value="2.50431975862937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99]/1000000000000000" office:value-type="float" office:value="250.431975862937" calcext:value-type="float">
            <text:p>250,4319758629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865604433668" calcext:value-type="float">
            <text:p>27,3865604433668</text:p>
          </table:table-cell>
          <table:table-cell office:value-type="float" office:value="0.0295456530900813" calcext:value-type="float">
            <text:p>0,0295456530900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6400" calcext:value-type="float">
            <text:p>66400</text:p>
          </table:table-cell>
          <table:table-cell office:value-type="float" office:value="2.50291608619402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00]/1000000000000000" office:value-type="float" office:value="250.291608619402" calcext:value-type="float">
            <text:p>250,2916086194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2303365717208" calcext:value-type="float">
            <text:p>28,2303365717208</text:p>
          </table:table-cell>
          <table:table-cell office:value-type="float" office:value="0.0301308217754035" calcext:value-type="float">
            <text:p>0,0301308217754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493" calcext:value-type="float">
            <text:p>66493</text:p>
          </table:table-cell>
          <table:table-cell office:value-type="float" office:value="2.50567663184586E+017" calcext:value-type="float">
            <text:p>2,51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501]/1000000000000000" office:value-type="float" office:value="250.567663184586" calcext:value-type="float">
            <text:p>250,5676631845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4975393922976" calcext:value-type="float">
            <text:p>28,4975393922976</text:p>
          </table:table-cell>
          <table:table-cell office:value-type="float" office:value="0.0291048948677836" calcext:value-type="float">
            <text:p>0,02910489486778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446" calcext:value-type="float">
            <text:p>66446</text:p>
          </table:table-cell>
          <table:table-cell office:value-type="float" office:value="2.50297110185215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502]/1000000000000000" office:value-type="float" office:value="250.297110185215" calcext:value-type="float">
            <text:p>250,2971101852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607091259331" calcext:value-type="float">
            <text:p>27,5607091259331</text:p>
          </table:table-cell>
          <table:table-cell office:value-type="float" office:value="0.0249802676041879" calcext:value-type="float">
            <text:p>0,0249802676041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6447" calcext:value-type="float">
            <text:p>66447</text:p>
          </table:table-cell>
          <table:table-cell office:value-type="float" office:value="2.50301110972245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03]/1000000000000000" office:value-type="float" office:value="250.301110972245" calcext:value-type="float">
            <text:p>250,3011109722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436432637571" calcext:value-type="float">
            <text:p>27,5436432637571</text:p>
          </table:table-cell>
          <table:table-cell office:value-type="float" office:value="0.0289358402259995" calcext:value-type="float">
            <text:p>0,0289358402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401" calcext:value-type="float">
            <text:p>66401</text:p>
          </table:table-cell>
          <table:table-cell office:value-type="float" office:value="2.50255941710489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04]/1000000000000000" office:value-type="float" office:value="250.255941710489" calcext:value-type="float">
            <text:p>250,2559417104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977831993012" calcext:value-type="float">
            <text:p>27,5977831993012</text:p>
          </table:table-cell>
          <table:table-cell office:value-type="float" office:value="0.0248450455081868" calcext:value-type="float">
            <text:p>0,02484504550818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6401" calcext:value-type="float">
            <text:p>66401</text:p>
          </table:table-cell>
          <table:table-cell office:value-type="float" office:value="2.50255941710489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505]/1000000000000000" office:value-type="float" office:value="250.255941710489" calcext:value-type="float">
            <text:p>250,2559417104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690069576218" calcext:value-type="float">
            <text:p>27,4690069576218</text:p>
          </table:table-cell>
          <table:table-cell office:value-type="float" office:value="0.0253447867204104" calcext:value-type="float">
            <text:p>0,02534478672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401" calcext:value-type="float">
            <text:p>66401</text:p>
          </table:table-cell>
          <table:table-cell office:value-type="float" office:value="2.50255941710489E+017" calcext:value-type="float">
            <text:p>2,50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506]/1000000000000000" office:value-type="float" office:value="250.255941710489" calcext:value-type="float">
            <text:p>250,2559417104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43507766551" calcext:value-type="float">
            <text:p>28,043507766551</text:p>
          </table:table-cell>
          <table:table-cell office:value-type="float" office:value="0.0270147399105202" calcext:value-type="float">
            <text:p>0,02701473991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6309" calcext:value-type="float">
            <text:p>66309</text:p>
          </table:table-cell>
          <table:table-cell office:value-type="float" office:value="2.50075325672203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507]/1000000000000000" office:value-type="float" office:value="250.075325672203" calcext:value-type="float">
            <text:p>250,0753256722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2049852311773" calcext:value-type="float">
            <text:p>28,2049852311773</text:p>
          </table:table-cell>
          <table:table-cell office:value-type="float" office:value="0.0263785127420496" calcext:value-type="float">
            <text:p>0,026378512742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355" calcext:value-type="float">
            <text:p>66355</text:p>
          </table:table-cell>
          <table:table-cell office:value-type="float" office:value="2.5025595121388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508]/1000000000000000" office:value-type="float" office:value="250.25595121388" calcext:value-type="float">
            <text:p>250,255951213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4227500150702" calcext:value-type="float">
            <text:p>28,4227500150702</text:p>
          </table:table-cell>
          <table:table-cell office:value-type="float" office:value="0.0255331413452064" calcext:value-type="float">
            <text:p>0,02553314134520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6355" calcext:value-type="float">
            <text:p>66355</text:p>
          </table:table-cell>
          <table:table-cell office:value-type="float" office:value="2.5025595121388E+017" calcext:value-type="float">
            <text:p>2,50E+1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G509]/1000000000000000" office:value-type="float" office:value="250.25595121388" calcext:value-type="float">
            <text:p>250,255951213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3760880696365" calcext:value-type="float">
            <text:p>28,3760880696365</text:p>
          </table:table-cell>
          <table:table-cell office:value-type="float" office:value="0.0295860706934536" calcext:value-type="float">
            <text:p>0,0295860706934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6401" calcext:value-type="float">
            <text:p>66401</text:p>
          </table:table-cell>
          <table:table-cell office:value-type="float" office:value="2.50346969370797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[.G510]/1000000000000000" office:value-type="float" office:value="250.346969370797" calcext:value-type="float">
            <text:p>250,3469693707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2866441148932" calcext:value-type="float">
            <text:p>28,2866441148932</text:p>
          </table:table-cell>
          <table:table-cell office:value-type="float" office:value="0.0260886520573175" calcext:value-type="float">
            <text:p>0,0260886520573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6217" calcext:value-type="float">
            <text:p>66217</text:p>
          </table:table-cell>
          <table:table-cell office:value-type="float" office:value="2.49895469781394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511]/1000000000000000" office:value-type="float" office:value="249.895469781394" calcext:value-type="float">
            <text:p>249,8954697813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5610945829621" calcext:value-type="float">
            <text:p>28,5610945829621</text:p>
          </table:table-cell>
          <table:table-cell office:value-type="float" office:value="0.0289084153804885" calcext:value-type="float">
            <text:p>0,02890841538048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6216" calcext:value-type="float">
            <text:p>66216</text:p>
          </table:table-cell>
          <table:table-cell office:value-type="float" office:value="2.49891719042876E+017" calcext:value-type="float">
            <text:p>2,50E+1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G512]/1000000000000000" office:value-type="float" office:value="249.891719042876" calcext:value-type="float">
            <text:p>249,8917190428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2926626826029" calcext:value-type="float">
            <text:p>28,2926626826029</text:p>
          </table:table-cell>
          <table:table-cell office:value-type="float" office:value="0.0299409476865088" calcext:value-type="float">
            <text:p>0,02994094768650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263" calcext:value-type="float">
            <text:p>66263</text:p>
          </table:table-cell>
          <table:table-cell office:value-type="float" office:value="2.50076755451143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513]/1000000000000000" office:value-type="float" office:value="250.076755451143" calcext:value-type="float">
            <text:p>250,0767554511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958802120301" calcext:value-type="float">
            <text:p>27,3958802120301</text:p>
          </table:table-cell>
          <table:table-cell office:value-type="float" office:value="0.025664345404348" calcext:value-type="float">
            <text:p>0,0256643454043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216" calcext:value-type="float">
            <text:p>66216</text:p>
          </table:table-cell>
          <table:table-cell office:value-type="float" office:value="2.49982116580935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14]/1000000000000000" office:value-type="float" office:value="249.982116580935" calcext:value-type="float">
            <text:p>249,9821165809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987154299531" calcext:value-type="float">
            <text:p>27,3987154299531</text:p>
          </table:table-cell>
          <table:table-cell office:value-type="float" office:value="0.0256624364867609" calcext:value-type="float">
            <text:p>0,0256624364867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169" calcext:value-type="float">
            <text:p>66169</text:p>
          </table:table-cell>
          <table:table-cell office:value-type="float" office:value="2.49887597734012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15]/1000000000000000" office:value-type="float" office:value="249.887597734012" calcext:value-type="float">
            <text:p>249,8875977340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690382639183" calcext:value-type="float">
            <text:p>27,3690382639183</text:p>
          </table:table-cell>
          <table:table-cell office:value-type="float" office:value="0.0257774166516587" calcext:value-type="float">
            <text:p>0,0257774166516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71" calcext:value-type="float">
            <text:p>66171</text:p>
          </table:table-cell>
          <table:table-cell office:value-type="float" office:value="2.49895599308072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16]/1000000000000000" office:value-type="float" office:value="249.895599308072" calcext:value-type="float">
            <text:p>249,8955993080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698599084191" calcext:value-type="float">
            <text:p>27,3698599084191</text:p>
          </table:table-cell>
          <table:table-cell office:value-type="float" office:value="0.0296618792663077" calcext:value-type="float">
            <text:p>0,02966187926630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6170" calcext:value-type="float">
            <text:p>66170</text:p>
          </table:table-cell>
          <table:table-cell office:value-type="float" office:value="2.49891598521042E+017" calcext:value-type="float">
            <text:p>2,5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517]/1000000000000000" office:value-type="float" office:value="249.891598521042" calcext:value-type="float">
            <text:p>249,8915985210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660667059588" calcext:value-type="float">
            <text:p>27,3660667059588</text:p>
          </table:table-cell>
          <table:table-cell office:value-type="float" office:value="0.0257891632482227" calcext:value-type="float">
            <text:p>0,0257891632482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6170" calcext:value-type="float">
            <text:p>66170</text:p>
          </table:table-cell>
          <table:table-cell office:value-type="float" office:value="2.49891598521042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18]/1000000000000000" office:value-type="float" office:value="249.891598521042" calcext:value-type="float">
            <text:p>249,8915985210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754496912567" calcext:value-type="float">
            <text:p>27,4754496912567</text:p>
          </table:table-cell>
          <table:table-cell office:value-type="float" office:value="0.0290598998906484" calcext:value-type="float">
            <text:p>0,0290598998906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7045" calcext:value-type="float">
            <text:p>67045</text:p>
          </table:table-cell>
          <table:table-cell office:value-type="float" office:value="2.57017670534211E+017" calcext:value-type="float">
            <text:p>2,57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19]/1000000000000000" office:value-type="float" office:value="257.017670534211" calcext:value-type="float">
            <text:p>257,0176705342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331354592369" calcext:value-type="float">
            <text:p>27,4331354592369</text:p>
          </table:table-cell>
          <table:table-cell office:value-type="float" office:value="0.0292233179416935" calcext:value-type="float">
            <text:p>0,0292233179416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7045" calcext:value-type="float">
            <text:p>67045</text:p>
          </table:table-cell>
          <table:table-cell office:value-type="float" office:value="2.57019230836925E+017" calcext:value-type="float">
            <text:p>2,57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20]/1000000000000000" office:value-type="float" office:value="257.019230836925" calcext:value-type="float">
            <text:p>257,0192308369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198420088307" calcext:value-type="float">
            <text:p>27,3198420088307</text:p>
          </table:table-cell>
          <table:table-cell office:value-type="float" office:value="0.0297631361437314" calcext:value-type="float">
            <text:p>0,02976313614373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585" calcext:value-type="float">
            <text:p>66585</text:p>
          </table:table-cell>
          <table:table-cell office:value-type="float" office:value="2.54674600969938E+017" calcext:value-type="float">
            <text:p>2,55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21]/1000000000000000" office:value-type="float" office:value="254.674600969938" calcext:value-type="float">
            <text:p>254,6746009699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535851942949" calcext:value-type="float">
            <text:p>27,3535851942949</text:p>
          </table:table-cell>
          <table:table-cell office:value-type="float" office:value="0.0296121423485798" calcext:value-type="float">
            <text:p>0,029612142348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676" calcext:value-type="float">
            <text:p>66676</text:p>
          </table:table-cell>
          <table:table-cell office:value-type="float" office:value="2.54806077463807E+017" calcext:value-type="float">
            <text:p>2,55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22]/1000000000000000" office:value-type="float" office:value="254.806077463807" calcext:value-type="float">
            <text:p>254,8060774638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427417174781" calcext:value-type="float">
            <text:p>27,5427417174781</text:p>
          </table:table-cell>
          <table:table-cell office:value-type="float" office:value="0.02889932652126" calcext:value-type="float">
            <text:p>0,028899326521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585" calcext:value-type="float">
            <text:p>66585</text:p>
          </table:table-cell>
          <table:table-cell office:value-type="float" office:value="2.54674911030093E+017" calcext:value-type="float">
            <text:p>2,55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23]/1000000000000000" office:value-type="float" office:value="254.674911030093" calcext:value-type="float">
            <text:p>254,6749110300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264019463551" calcext:value-type="float">
            <text:p>27,5264019463551</text:p>
          </table:table-cell>
          <table:table-cell office:value-type="float" office:value="0.0328379771337872" calcext:value-type="float">
            <text:p>0,0328379771337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6585" calcext:value-type="float">
            <text:p>66585</text:p>
          </table:table-cell>
          <table:table-cell office:value-type="float" office:value="2.54674911030093E+017" calcext:value-type="float">
            <text:p>2,55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524]/1000000000000000" office:value-type="float" office:value="254.674911030093" calcext:value-type="float">
            <text:p>254,6749110300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7558345598174" calcext:value-type="float">
            <text:p>27,7558345598174</text:p>
          </table:table-cell>
          <table:table-cell office:value-type="float" office:value="0.0280735217285605" calcext:value-type="float">
            <text:p>0,0280735217285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585" calcext:value-type="float">
            <text:p>66585</text:p>
          </table:table-cell>
          <table:table-cell office:value-type="float" office:value="2.54674911030093E+017" calcext:value-type="float">
            <text:p>2,55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25]/1000000000000000" office:value-type="float" office:value="254.674911030093" calcext:value-type="float">
            <text:p>254,6749110300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798378013066" calcext:value-type="float">
            <text:p>27,798378013066</text:p>
          </table:table-cell>
          <table:table-cell office:value-type="float" office:value="0.0317842191672026" calcext:value-type="float">
            <text:p>0,0317842191672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584" calcext:value-type="float">
            <text:p>66584</text:p>
          </table:table-cell>
          <table:table-cell office:value-type="float" office:value="2.54851625303655E+017" calcext:value-type="float">
            <text:p>2,55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26]/1000000000000000" office:value-type="float" office:value="254.851625303655" calcext:value-type="float">
            <text:p>254,8516253036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7191653971383" calcext:value-type="float">
            <text:p>27,7191653971383</text:p>
          </table:table-cell>
          <table:table-cell office:value-type="float" office:value="0.0281379790149133" calcext:value-type="float">
            <text:p>0,028137979014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953" calcext:value-type="float">
            <text:p>66953</text:p>
          </table:table-cell>
          <table:table-cell office:value-type="float" office:value="2.56839675004331E+017" calcext:value-type="float">
            <text:p>2,57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27]/1000000000000000" office:value-type="float" office:value="256.839675004331" calcext:value-type="float">
            <text:p>256,8396750043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023499771632" calcext:value-type="float">
            <text:p>27,5023499771632</text:p>
          </table:table-cell>
          <table:table-cell office:value-type="float" office:value="0.0287790624561907" calcext:value-type="float">
            <text:p>0,028779062456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872" calcext:value-type="float">
            <text:p>67872</text:p>
          </table:table-cell>
          <table:table-cell office:value-type="float" office:value="2.60446384701556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28]/1000000000000000" office:value-type="float" office:value="260.446384701556" calcext:value-type="float">
            <text:p>260,4463847015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693341982662" calcext:value-type="float">
            <text:p>27,4693341982662</text:p>
          </table:table-cell>
          <table:table-cell office:value-type="float" office:value="0.0250756935755824" calcext:value-type="float">
            <text:p>0,025075693575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827" calcext:value-type="float">
            <text:p>67827</text:p>
          </table:table-cell>
          <table:table-cell office:value-type="float" office:value="2.60359867428693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29]/1000000000000000" office:value-type="float" office:value="260.359867428693" calcext:value-type="float">
            <text:p>260,3598674286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657582378646" calcext:value-type="float">
            <text:p>27,3657582378646</text:p>
          </table:table-cell>
          <table:table-cell office:value-type="float" office:value="0.0293329765970594" calcext:value-type="float">
            <text:p>0,0293329765970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735" calcext:value-type="float">
            <text:p>67735</text:p>
          </table:table-cell>
          <table:table-cell office:value-type="float" office:value="2.60179171374884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30]/1000000000000000" office:value-type="float" office:value="260.179171374884" calcext:value-type="float">
            <text:p>260,1791713748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60866614538" calcext:value-type="float">
            <text:p>27,460866614538</text:p>
          </table:table-cell>
          <table:table-cell office:value-type="float" office:value="0.025116910049979" calcext:value-type="float">
            <text:p>0,0251169100499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780" calcext:value-type="float">
            <text:p>67780</text:p>
          </table:table-cell>
          <table:table-cell office:value-type="float" office:value="2.60266188744771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31]/1000000000000000" office:value-type="float" office:value="260.266188744771" calcext:value-type="float">
            <text:p>260,2661887447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77672538432" calcext:value-type="float">
            <text:p>27,677672538432</text:p>
          </table:table-cell>
          <table:table-cell office:value-type="float" office:value="0.0242839760884358" calcext:value-type="float">
            <text:p>0,0242839760884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7781" calcext:value-type="float">
            <text:p>67781</text:p>
          </table:table-cell>
          <table:table-cell office:value-type="float" office:value="2.60270189531801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32]/1000000000000000" office:value-type="float" office:value="260.270189531801" calcext:value-type="float">
            <text:p>260,2701895318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8488691390103" calcext:value-type="float">
            <text:p>27,8488691390103</text:p>
          </table:table-cell>
          <table:table-cell office:value-type="float" office:value="0.0274767240445956" calcext:value-type="float">
            <text:p>0,0274767240445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735" calcext:value-type="float">
            <text:p>67735</text:p>
          </table:table-cell>
          <table:table-cell office:value-type="float" office:value="2.60179171374884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33]/1000000000000000" office:value-type="float" office:value="260.179171374884" calcext:value-type="float">
            <text:p>260,1791713748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955976512939" calcext:value-type="float">
            <text:p>28,1955976512939</text:p>
          </table:table-cell>
          <table:table-cell office:value-type="float" office:value="0.0261356193484949" calcext:value-type="float">
            <text:p>0,02613561934849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7781" calcext:value-type="float">
            <text:p>67781</text:p>
          </table:table-cell>
          <table:table-cell office:value-type="float" office:value="2.60270189531801E+017" calcext:value-type="float">
            <text:p>2,60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534]/1000000000000000" office:value-type="float" office:value="260.270189531801" calcext:value-type="float">
            <text:p>260,2701895318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857536414525" calcext:value-type="float">
            <text:p>28,0857536414525</text:p>
          </table:table-cell>
          <table:table-cell office:value-type="float" office:value="0.0264678689971691" calcext:value-type="float">
            <text:p>0,0264678689971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8241" calcext:value-type="float">
            <text:p>68241</text:p>
          </table:table-cell>
          <table:table-cell office:value-type="float" office:value="2.61891509069096E+017" calcext:value-type="float">
            <text:p>2,62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35]/1000000000000000" office:value-type="float" office:value="261.891509069096" calcext:value-type="float">
            <text:p>261,8915090690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8727950310559" calcext:value-type="float">
            <text:p>27,8727950310559</text:p>
          </table:table-cell>
          <table:table-cell office:value-type="float" office:value="0.0272465704905749" calcext:value-type="float">
            <text:p>0,0272465704905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8424" calcext:value-type="float">
            <text:p>68424</text:p>
          </table:table-cell>
          <table:table-cell office:value-type="float" office:value="2.62698827680237E+017" calcext:value-type="float">
            <text:p>2,6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36]/1000000000000000" office:value-type="float" office:value="262.698827680237" calcext:value-type="float">
            <text:p>262,6988276802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154911875603" calcext:value-type="float">
            <text:p>27,5154911875603</text:p>
          </table:table-cell>
          <table:table-cell office:value-type="float" office:value="0.0286122972047448" calcext:value-type="float">
            <text:p>0,0286122972047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425" calcext:value-type="float">
            <text:p>68425</text:p>
          </table:table-cell>
          <table:table-cell office:value-type="float" office:value="2.62702828467267E+017" calcext:value-type="float">
            <text:p>2,6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37]/1000000000000000" office:value-type="float" office:value="262.702828467267" calcext:value-type="float">
            <text:p>262,7028284672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222283927162" calcext:value-type="float">
            <text:p>27,5222283927162</text:p>
          </table:table-cell>
          <table:table-cell office:value-type="float" office:value="0.0285865417515706" calcext:value-type="float">
            <text:p>0,02858654175157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425" calcext:value-type="float">
            <text:p>68425</text:p>
          </table:table-cell>
          <table:table-cell office:value-type="float" office:value="2.62702828467267E+017" calcext:value-type="float">
            <text:p>2,6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38]/1000000000000000" office:value-type="float" office:value="262.702828467267" calcext:value-type="float">
            <text:p>262,7028284672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7982053605355" calcext:value-type="float">
            <text:p>27,7982053605355</text:p>
          </table:table-cell>
          <table:table-cell office:value-type="float" office:value="0.0275315179386806" calcext:value-type="float">
            <text:p>0,0275315179386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25" calcext:value-type="float">
            <text:p>68425</text:p>
          </table:table-cell>
          <table:table-cell office:value-type="float" office:value="2.62702828467267E+017" calcext:value-type="float">
            <text:p>2,6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39]/1000000000000000" office:value-type="float" office:value="262.702828467267" calcext:value-type="float">
            <text:p>262,7028284672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071368107651" calcext:value-type="float">
            <text:p>28,0071368107651</text:p>
          </table:table-cell>
          <table:table-cell office:value-type="float" office:value="0.0267148470949124" calcext:value-type="float">
            <text:p>0,0267148470949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517" calcext:value-type="float">
            <text:p>68517</text:p>
          </table:table-cell>
          <table:table-cell office:value-type="float" office:value="2.63067900291884E+017" calcext:value-type="float">
            <text:p>2,6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40]/1000000000000000" office:value-type="float" office:value="263.067900291884" calcext:value-type="float">
            <text:p>263,0679002918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780483894476" calcext:value-type="float">
            <text:p>27,780483894476</text:p>
          </table:table-cell>
          <table:table-cell office:value-type="float" office:value="0.0275622317408879" calcext:value-type="float">
            <text:p>0,0275622317408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8609" calcext:value-type="float">
            <text:p>68609</text:p>
          </table:table-cell>
          <table:table-cell office:value-type="float" office:value="2.63699363799246E+017" calcext:value-type="float">
            <text:p>2,6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41]/1000000000000000" office:value-type="float" office:value="263.699363799246" calcext:value-type="float">
            <text:p>263,6993637992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556214707189" calcext:value-type="float">
            <text:p>28,1556214707189</text:p>
          </table:table-cell>
          <table:table-cell office:value-type="float" office:value="0.0165506136672963" calcext:value-type="float">
            <text:p>0,016550613667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043" calcext:value-type="float">
            <text:p>63043</text:p>
          </table:table-cell>
          <table:table-cell office:value-type="float" office:value="2.45275229013665E+017" calcext:value-type="float">
            <text:p>2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42]/1000000000000000" office:value-type="float" office:value="245.275229013665" calcext:value-type="float">
            <text:p>245,2752290136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252226977334" calcext:value-type="float">
            <text:p>28,252226977334</text:p>
          </table:table-cell>
          <table:table-cell office:value-type="float" office:value="0.0129479371986465" calcext:value-type="float">
            <text:p>0,0129479371986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089" calcext:value-type="float">
            <text:p>63089</text:p>
          </table:table-cell>
          <table:table-cell office:value-type="float" office:value="2.45635799466518E+017" calcext:value-type="float">
            <text:p>2,46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43]/1000000000000000" office:value-type="float" office:value="245.635799466518" calcext:value-type="float">
            <text:p>245,6357994665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773681872978" calcext:value-type="float">
            <text:p>28,1773681872978</text:p>
          </table:table-cell>
          <table:table-cell office:value-type="float" office:value="0.0206199292416526" calcext:value-type="float">
            <text:p>0,0206199292416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043" calcext:value-type="float">
            <text:p>63043</text:p>
          </table:table-cell>
          <table:table-cell office:value-type="float" office:value="2.45275229013665E+017" calcext:value-type="float">
            <text:p>2,45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44]/1000000000000000" office:value-type="float" office:value="245.275229013665" calcext:value-type="float">
            <text:p>245,2752290136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952411187657" calcext:value-type="float">
            <text:p>28,0952411187657</text:p>
          </table:table-cell>
          <table:table-cell office:value-type="float" office:value="0.0203002487507471" calcext:value-type="float">
            <text:p>0,020300248750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2997" calcext:value-type="float">
            <text:p>62997</text:p>
          </table:table-cell>
          <table:table-cell office:value-type="float" office:value="2.44914658560812E+017" calcext:value-type="float">
            <text:p>2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45]/1000000000000000" office:value-type="float" office:value="244.914658560812" calcext:value-type="float">
            <text:p>244,9146585608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4174037089872" calcext:value-type="float">
            <text:p>28,4174037089872</text:p>
          </table:table-cell>
          <table:table-cell office:value-type="float" office:value="0.013605547495538" calcext:value-type="float">
            <text:p>0,0136055474955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3089" calcext:value-type="float">
            <text:p>63089</text:p>
          </table:table-cell>
          <table:table-cell office:value-type="float" office:value="2.45635799466518E+017" calcext:value-type="float">
            <text:p>2,46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46]/1000000000000000" office:value-type="float" office:value="245.635799466518" calcext:value-type="float">
            <text:p>245,6357994665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969973296972" calcext:value-type="float">
            <text:p>28,0969973296972</text:p>
          </table:table-cell>
          <table:table-cell office:value-type="float" office:value="0.0260159311308817" calcext:value-type="float">
            <text:p>0,0260159311308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403" calcext:value-type="float">
            <text:p>70403</text:p>
          </table:table-cell>
          <table:table-cell office:value-type="float" office:value="2.77941646389143E+017" calcext:value-type="float">
            <text:p>2,78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47]/1000000000000000" office:value-type="float" office:value="277.941646389143" calcext:value-type="float">
            <text:p>277,9416463891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301393406531" calcext:value-type="float">
            <text:p>28,301393406531</text:p>
          </table:table-cell>
          <table:table-cell office:value-type="float" office:value="0.0214769741015996" calcext:value-type="float">
            <text:p>0,02147697410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02" calcext:value-type="float">
            <text:p>70402</text:p>
          </table:table-cell>
          <table:table-cell office:value-type="float" office:value="2.77937645602112E+017" calcext:value-type="float">
            <text:p>2,78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48]/1000000000000000" office:value-type="float" office:value="277.937645602112" calcext:value-type="float">
            <text:p>277,937645602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01.csv</text:p>
          </table:table-cell>
          <table:table-cell office:value-type="float" office:value="27.9468701206529" calcext:value-type="float">
            <text:p>27,9468701206529</text:p>
          </table:table-cell>
          <table:table-cell office:value-type="float" office:value="0.02280549450568" calcext:value-type="float">
            <text:p>0,022805494505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449" calcext:value-type="float">
            <text:p>70449</text:p>
          </table:table-cell>
          <table:table-cell office:value-type="float" office:value="2.78122181913355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49]/1000000000000000" office:value-type="float" office:value="278.122181913355" calcext:value-type="float">
            <text:p>278,1221819133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302742675809" calcext:value-type="float">
            <text:p>28,0302742675809</text:p>
          </table:table-cell>
          <table:table-cell office:value-type="float" office:value="0.0224692688265065" calcext:value-type="float">
            <text:p>0,0224692688265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587" calcext:value-type="float">
            <text:p>70587</text:p>
          </table:table-cell>
          <table:table-cell office:value-type="float" office:value="2.78348047228921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50]/1000000000000000" office:value-type="float" office:value="278.348047228921" calcext:value-type="float">
            <text:p>278,3480472289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825833924769" calcext:value-type="float">
            <text:p>28,0825833924769</text:p>
          </table:table-cell>
          <table:table-cell office:value-type="float" office:value="0.0222941874072664" calcext:value-type="float">
            <text:p>0,0222941874072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449" calcext:value-type="float">
            <text:p>70449</text:p>
          </table:table-cell>
          <table:table-cell office:value-type="float" office:value="2.78122181913355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51]/1000000000000000" office:value-type="float" office:value="278.122181913355" calcext:value-type="float">
            <text:p>278,1221819133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385411938266" calcext:value-type="float">
            <text:p>28,0385411938266</text:p>
          </table:table-cell>
          <table:table-cell office:value-type="float" office:value="0.022452789748722" calcext:value-type="float">
            <text:p>0,0224527897487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495" calcext:value-type="float">
            <text:p>70495</text:p>
          </table:table-cell>
          <table:table-cell office:value-type="float" office:value="2.78167351175112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52]/1000000000000000" office:value-type="float" office:value="278.167351175112" calcext:value-type="float">
            <text:p>278,1673511751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248099182932" calcext:value-type="float">
            <text:p>28,0248099182932</text:p>
          </table:table-cell>
          <table:table-cell office:value-type="float" office:value="0.0225045061913842" calcext:value-type="float">
            <text:p>0,0225045061913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95" calcext:value-type="float">
            <text:p>70495</text:p>
          </table:table-cell>
          <table:table-cell office:value-type="float" office:value="2.78167351175112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53]/1000000000000000" office:value-type="float" office:value="278.167351175112" calcext:value-type="float">
            <text:p>278,1673511751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2063591199432" calcext:value-type="float">
            <text:p>28,2063591199432</text:p>
          </table:table-cell>
          <table:table-cell office:value-type="float" office:value="0.0255954097883012" calcext:value-type="float">
            <text:p>0,0255954097883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49" calcext:value-type="float">
            <text:p>70449</text:p>
          </table:table-cell>
          <table:table-cell office:value-type="float" office:value="2.77986815650899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54]/1000000000000000" office:value-type="float" office:value="277.986815650899" calcext:value-type="float">
            <text:p>277,9868156508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747186073545" calcext:value-type="float">
            <text:p>28,1747186073545</text:p>
          </table:table-cell>
          <table:table-cell office:value-type="float" office:value="0.0256978433194043" calcext:value-type="float">
            <text:p>0,02569784331940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541" calcext:value-type="float">
            <text:p>70541</text:p>
          </table:table-cell>
          <table:table-cell office:value-type="float" office:value="2.78257529169028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55]/1000000000000000" office:value-type="float" office:value="278.257529169028" calcext:value-type="float">
            <text:p>278,2575291690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297365942753" calcext:value-type="float">
            <text:p>28,0297365942753</text:p>
          </table:table-cell>
          <table:table-cell office:value-type="float" office:value="0.0225522692985472" calcext:value-type="float">
            <text:p>0,0225522692985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81" calcext:value-type="float">
            <text:p>70081</text:p>
          </table:table-cell>
          <table:table-cell office:value-type="float" office:value="2.76673896943461E+017" calcext:value-type="float">
            <text:p>2,77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56]/1000000000000000" office:value-type="float" office:value="276.673896943461" calcext:value-type="float">
            <text:p>276,6738969434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2866662925447" calcext:value-type="float">
            <text:p>28,2866662925447</text:p>
          </table:table-cell>
          <table:table-cell office:value-type="float" office:value="0.0213999046684187" calcext:value-type="float">
            <text:p>0,0213999046684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277" calcext:value-type="float">
            <text:p>71277</text:p>
          </table:table-cell>
          <table:table-cell office:value-type="float" office:value="2.81371821349185E+017" calcext:value-type="float">
            <text:p>2,8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57]/1000000000000000" office:value-type="float" office:value="281.371821349185" calcext:value-type="float">
            <text:p>281,3718213491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2253718062794" calcext:value-type="float">
            <text:p>28,2253718062794</text:p>
          </table:table-cell>
          <table:table-cell office:value-type="float" office:value="0.0217019219434049" calcext:value-type="float">
            <text:p>0,0217019219434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802" calcext:value-type="float">
            <text:p>70802</text:p>
          </table:table-cell>
          <table:table-cell office:value-type="float" office:value="2.79506454301607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58]/1000000000000000" office:value-type="float" office:value="279.506454301607" calcext:value-type="float">
            <text:p>279,5064543016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899569786304" calcext:value-type="float">
            <text:p>28,1899569786304</text:p>
          </table:table-cell>
          <table:table-cell office:value-type="float" office:value="0.0218208440147647" calcext:value-type="float">
            <text:p>0,0218208440147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894" calcext:value-type="float">
            <text:p>70894</text:p>
          </table:table-cell>
          <table:table-cell office:value-type="float" office:value="2.79867525350032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59]/1000000000000000" office:value-type="float" office:value="279.867525350032" calcext:value-type="float">
            <text:p>279,8675253500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7221260363442" calcext:value-type="float">
            <text:p>28,7221260363442</text:p>
          </table:table-cell>
          <table:table-cell office:value-type="float" office:value="0.0235533098933096" calcext:value-type="float">
            <text:p>0,02355330989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1042" calcext:value-type="float">
            <text:p>71042</text:p>
          </table:table-cell>
          <table:table-cell office:value-type="float" office:value="2.80449139792971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60]/1000000000000000" office:value-type="float" office:value="280.449139792971" calcext:value-type="float">
            <text:p>280,4491397929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5153781276356" calcext:value-type="float">
            <text:p>28,5153781276356</text:p>
          </table:table-cell>
          <table:table-cell office:value-type="float" office:value="0.0243123940677813" calcext:value-type="float">
            <text:p>0,0243123940677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139" calcext:value-type="float">
            <text:p>71139</text:p>
          </table:table-cell>
          <table:table-cell office:value-type="float" office:value="2.80650179847906E+017" calcext:value-type="float">
            <text:p>2,81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61]/1000000000000000" office:value-type="float" office:value="280.650179847906" calcext:value-type="float">
            <text:p>280,6501798479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4143561089975" calcext:value-type="float">
            <text:p>28,4143561089975</text:p>
          </table:table-cell>
          <table:table-cell office:value-type="float" office:value="0.028422215641525" calcext:value-type="float">
            <text:p>0,0284222156415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230" calcext:value-type="float">
            <text:p>71230</text:p>
          </table:table-cell>
          <table:table-cell office:value-type="float" office:value="2.81277302502262E+017" calcext:value-type="float">
            <text:p>2,81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62]/1000000000000000" office:value-type="float" office:value="281.277302502262" calcext:value-type="float">
            <text:p>281,2773025022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030057138044" calcext:value-type="float">
            <text:p>26,9030057138044</text:p>
          </table:table-cell>
          <table:table-cell office:value-type="float" office:value="0.0265913223593554" calcext:value-type="float">
            <text:p>0,0265913223593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230" calcext:value-type="float">
            <text:p>71230</text:p>
          </table:table-cell>
          <table:table-cell office:value-type="float" office:value="2.81186944971965E+017" calcext:value-type="float">
            <text:p>2,81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63]/1000000000000000" office:value-type="float" office:value="281.186944971965" calcext:value-type="float">
            <text:p>281,1869449719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261188255322" calcext:value-type="float">
            <text:p>27,5261188255322</text:p>
          </table:table-cell>
          <table:table-cell office:value-type="float" office:value="0.0280333845315484" calcext:value-type="float">
            <text:p>0,0280333845315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78" calcext:value-type="float">
            <text:p>71078</text:p>
          </table:table-cell>
          <table:table-cell office:value-type="float" office:value="2.80499649982563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64]/1000000000000000" office:value-type="float" office:value="280.499649982563" calcext:value-type="float">
            <text:p>280,4996499825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043571297847" calcext:value-type="float">
            <text:p>27,5043571297847</text:p>
          </table:table-cell>
          <table:table-cell office:value-type="float" office:value="0.0281241112965854" calcext:value-type="float">
            <text:p>0,0281241112965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1032" calcext:value-type="float">
            <text:p>71032</text:p>
          </table:table-cell>
          <table:table-cell office:value-type="float" office:value="2.80499149386991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65]/1000000000000000" office:value-type="float" office:value="280.499149386991" calcext:value-type="float">
            <text:p>280,4991493869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717173001144" calcext:value-type="float">
            <text:p>27,4717173001144</text:p>
          </table:table-cell>
          <table:table-cell office:value-type="float" office:value="0.0282924195359386" calcext:value-type="float">
            <text:p>0,0282924195359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802" calcext:value-type="float">
            <text:p>70802</text:p>
          </table:table-cell>
          <table:table-cell office:value-type="float" office:value="2.79416436837287E+017" calcext:value-type="float">
            <text:p>2,79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66]/1000000000000000" office:value-type="float" office:value="279.416436837287" calcext:value-type="float">
            <text:p>279,4164368372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0969499064" calcext:value-type="float">
            <text:p>27,60969499064</text:p>
          </table:table-cell>
          <table:table-cell office:value-type="float" office:value="0.0135424622795345" calcext:value-type="float">
            <text:p>0,0135424622795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046" calcext:value-type="float">
            <text:p>71046</text:p>
          </table:table-cell>
          <table:table-cell office:value-type="float" office:value="2.80285108012451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67]/1000000000000000" office:value-type="float" office:value="280.285108012451" calcext:value-type="float">
            <text:p>280,2851080124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815159987574" calcext:value-type="float">
            <text:p>27,4815159987574</text:p>
          </table:table-cell>
          <table:table-cell office:value-type="float" office:value="0.0130826754132011" calcext:value-type="float">
            <text:p>0,0130826754132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817" calcext:value-type="float">
            <text:p>70817</text:p>
          </table:table-cell>
          <table:table-cell office:value-type="float" office:value="2.79296413714097E+017" calcext:value-type="float">
            <text:p>2,7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68]/1000000000000000" office:value-type="float" office:value="279.296413714097" calcext:value-type="float">
            <text:p>279,2964137140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756655174363" calcext:value-type="float">
            <text:p>27,5756655174363</text:p>
          </table:table-cell>
          <table:table-cell office:value-type="float" office:value="0.0134408319726993" calcext:value-type="float">
            <text:p>0,0134408319726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771" calcext:value-type="float">
            <text:p>70771</text:p>
          </table:table-cell>
          <table:table-cell office:value-type="float" office:value="2.79275589175469E+017" calcext:value-type="float">
            <text:p>2,79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69]/1000000000000000" office:value-type="float" office:value="279.275589175469" calcext:value-type="float">
            <text:p>279,2755891754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961558102587" calcext:value-type="float">
            <text:p>26,9961558102587</text:p>
          </table:table-cell>
          <table:table-cell office:value-type="float" office:value="0.0112844957332403" calcext:value-type="float">
            <text:p>0,011284495733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495" calcext:value-type="float">
            <text:p>70495</text:p>
          </table:table-cell>
          <table:table-cell office:value-type="float" office:value="2.78554626310497E+017" calcext:value-type="float">
            <text:p>2,79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570]/1000000000000000" office:value-type="float" office:value="278.554626310497" calcext:value-type="float">
            <text:p>278,5546263104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430921240505" calcext:value-type="float">
            <text:p>27,0430921240505</text:p>
          </table:table-cell>
          <table:table-cell office:value-type="float" office:value="0.011498850642613" calcext:value-type="float">
            <text:p>0,0114988506426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035" calcext:value-type="float">
            <text:p>70035</text:p>
          </table:table-cell>
          <table:table-cell office:value-type="float" office:value="2.76768774852306E+017" calcext:value-type="float">
            <text:p>2,77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71]/1000000000000000" office:value-type="float" office:value="276.768774852306" calcext:value-type="float">
            <text:p>276,7687748523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148021145878" calcext:value-type="float">
            <text:p>27,2148021145878</text:p>
          </table:table-cell>
          <table:table-cell office:value-type="float" office:value="0.00837176314503884" calcext:value-type="float">
            <text:p>0,00837176314503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989" calcext:value-type="float">
            <text:p>69989</text:p>
          </table:table-cell>
          <table:table-cell office:value-type="float" office:value="2.76497881797797E+017" calcext:value-type="float">
            <text:p>2,76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72]/1000000000000000" office:value-type="float" office:value="276.497881797797" calcext:value-type="float">
            <text:p>276,4978817977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934705302695" calcext:value-type="float">
            <text:p>27,1934705302695</text:p>
          </table:table-cell>
          <table:table-cell office:value-type="float" office:value="0.008289296029182" calcext:value-type="float">
            <text:p>0,0082892960291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020" calcext:value-type="float">
            <text:p>70020</text:p>
          </table:table-cell>
          <table:table-cell office:value-type="float" office:value="2.76618405516559E+017" calcext:value-type="float">
            <text:p>2,77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73]/1000000000000000" office:value-type="float" office:value="276.618405516559" calcext:value-type="float">
            <text:p>276,6184055165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766003472519" calcext:value-type="float">
            <text:p>27,6766003472519</text:p>
          </table:table-cell>
          <table:table-cell office:value-type="float" office:value="0.0100974314685801" calcext:value-type="float">
            <text:p>0,010097431468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265" calcext:value-type="float">
            <text:p>70265</text:p>
          </table:table-cell>
          <table:table-cell office:value-type="float" office:value="2.7767145247337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74]/1000000000000000" office:value-type="float" office:value="277.67145247337" calcext:value-type="float">
            <text:p>277,67145247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680992960356" calcext:value-type="float">
            <text:p>27,3680992960356</text:p>
          </table:table-cell>
          <table:table-cell office:value-type="float" office:value="0.0127144263468482" calcext:value-type="float">
            <text:p>0,0127144263468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173" calcext:value-type="float">
            <text:p>70173</text:p>
          </table:table-cell>
          <table:table-cell office:value-type="float" office:value="2.77581113949857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75]/1000000000000000" office:value-type="float" office:value="277.581113949857" calcext:value-type="float">
            <text:p>277,5811139498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82486631016" calcext:value-type="float">
            <text:p>26,682486631016</text:p>
          </table:table-cell>
          <table:table-cell office:value-type="float" office:value="0.0101163265678048" calcext:value-type="float">
            <text:p>0,01011632656780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311" calcext:value-type="float">
            <text:p>70311</text:p>
          </table:table-cell>
          <table:table-cell office:value-type="float" office:value="2.78168069320631E+017" calcext:value-type="float">
            <text:p>2,78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76]/1000000000000000" office:value-type="float" office:value="278.168069320631" calcext:value-type="float">
            <text:p>278,1680693206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552395039254" calcext:value-type="float">
            <text:p>27,0552395039254</text:p>
          </table:table-cell>
          <table:table-cell office:value-type="float" office:value="0.0115220706814334" calcext:value-type="float">
            <text:p>0,0115220706814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311" calcext:value-type="float">
            <text:p>70311</text:p>
          </table:table-cell>
          <table:table-cell office:value-type="float" office:value="2.78799031733872E+017" calcext:value-type="float">
            <text:p>2,7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77]/1000000000000000" office:value-type="float" office:value="278.799031733872" calcext:value-type="float">
            <text:p>278,7990317338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9769540647108" calcext:value-type="float">
            <text:p>26,9769540647108</text:p>
          </table:table-cell>
          <table:table-cell office:value-type="float" office:value="0.0264971554533031" calcext:value-type="float">
            <text:p>0,0264971554533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250" calcext:value-type="float">
            <text:p>70250</text:p>
          </table:table-cell>
          <table:table-cell office:value-type="float" office:value="2.78809713145185E+017" calcext:value-type="float">
            <text:p>2,7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78]/1000000000000000" office:value-type="float" office:value="278.809713145185" calcext:value-type="float">
            <text:p>278,8097131451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782675638686" calcext:value-type="float">
            <text:p>27,0782675638686</text:p>
          </table:table-cell>
          <table:table-cell office:value-type="float" office:value="0.0299105848882328" calcext:value-type="float">
            <text:p>0,0299105848882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143" calcext:value-type="float">
            <text:p>70143</text:p>
          </table:table-cell>
          <table:table-cell office:value-type="float" office:value="2.78298272761013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79]/1000000000000000" office:value-type="float" office:value="278.298272761013" calcext:value-type="float">
            <text:p>278,2982727610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269631044708" calcext:value-type="float">
            <text:p>27,269631044708</text:p>
          </table:table-cell>
          <table:table-cell office:value-type="float" office:value="0.029188041721785" calcext:value-type="float">
            <text:p>0,0291880417217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143" calcext:value-type="float">
            <text:p>70143</text:p>
          </table:table-cell>
          <table:table-cell office:value-type="float" office:value="2.78298272761013E+017" calcext:value-type="float">
            <text:p>2,78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80]/1000000000000000" office:value-type="float" office:value="278.298272761013" calcext:value-type="float">
            <text:p>278,2982727610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8436611307019" calcext:value-type="float">
            <text:p>27,8436611307019</text:p>
          </table:table-cell>
          <table:table-cell office:value-type="float" office:value="0.0269852697499018" calcext:value-type="float">
            <text:p>0,0269852697499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327" calcext:value-type="float">
            <text:p>70327</text:p>
          </table:table-cell>
          <table:table-cell office:value-type="float" office:value="2.79155441054344E+017" calcext:value-type="float">
            <text:p>2,7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81]/1000000000000000" office:value-type="float" office:value="279.155441054344" calcext:value-type="float">
            <text:p>279,1554410543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23854541319" calcext:value-type="float">
            <text:p>28,023854541319</text:p>
          </table:table-cell>
          <table:table-cell office:value-type="float" office:value="0.0263029878480582" calcext:value-type="float">
            <text:p>0,0263029878480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342" calcext:value-type="float">
            <text:p>70342</text:p>
          </table:table-cell>
          <table:table-cell office:value-type="float" office:value="2.79215452859794E+017" calcext:value-type="float">
            <text:p>2,79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582]/1000000000000000" office:value-type="float" office:value="279.215452859794" calcext:value-type="float">
            <text:p>279,2154528597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111270597692" calcext:value-type="float">
            <text:p>26,6111270597692</text:p>
          </table:table-cell>
          <table:table-cell office:value-type="float" office:value="0.0279937788179311" calcext:value-type="float">
            <text:p>0,0279937788179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667" calcext:value-type="float">
            <text:p>69667</text:p>
          </table:table-cell>
          <table:table-cell office:value-type="float" office:value="2.7656777186803E+017" calcext:value-type="float">
            <text:p>2,77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83]/1000000000000000" office:value-type="float" office:value="276.56777186803" calcext:value-type="float">
            <text:p>276,567771868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3657168401927" calcext:value-type="float">
            <text:p>26,3657168401927</text:p>
          </table:table-cell>
          <table:table-cell office:value-type="float" office:value="0.0289906235467339" calcext:value-type="float">
            <text:p>0,02899062354673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45" calcext:value-type="float">
            <text:p>69345</text:p>
          </table:table-cell>
          <table:table-cell office:value-type="float" office:value="2.75934165452662E+017" calcext:value-type="float">
            <text:p>2,76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84]/1000000000000000" office:value-type="float" office:value="275.934165452662" calcext:value-type="float">
            <text:p>275,9341654526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220068382012" calcext:value-type="float">
            <text:p>26,5220068382012</text:p>
          </table:table-cell>
          <table:table-cell office:value-type="float" office:value="0.0284632837288531" calcext:value-type="float">
            <text:p>0,02846328372885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023" calcext:value-type="float">
            <text:p>69023</text:p>
          </table:table-cell>
          <table:table-cell office:value-type="float" office:value="2.75301809279854E+017" calcext:value-type="float">
            <text:p>2,75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85]/1000000000000000" office:value-type="float" office:value="275.301809279854" calcext:value-type="float">
            <text:p>275,3018092798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722524111639" calcext:value-type="float">
            <text:p>26,6722524111639</text:p>
          </table:table-cell>
          <table:table-cell office:value-type="float" office:value="0.0276375166067238" calcext:value-type="float">
            <text:p>0,027637516606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297" calcext:value-type="float">
            <text:p>70297</text:p>
          </table:table-cell>
          <table:table-cell office:value-type="float" office:value="2.84956016100877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586]/1000000000000000" office:value-type="float" office:value="284.956016100877" calcext:value-type="float">
            <text:p>284,9560161008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6275661910114" calcext:value-type="float">
            <text:p>26,6275661910114</text:p>
          </table:table-cell>
          <table:table-cell office:value-type="float" office:value="0.027807836401105" calcext:value-type="float">
            <text:p>0,02780783640110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288" calcext:value-type="float">
            <text:p>70288</text:p>
          </table:table-cell>
          <table:table-cell office:value-type="float" office:value="2.84950855002047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587]/1000000000000000" office:value-type="float" office:value="284.950855002048" calcext:value-type="float">
            <text:p>284,9508550020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193017399593" calcext:value-type="float">
            <text:p>26,7193017399593</text:p>
          </table:table-cell>
          <table:table-cell office:value-type="float" office:value="0.0274618221535171" calcext:value-type="float">
            <text:p>0,0274618221535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288" calcext:value-type="float">
            <text:p>70288</text:p>
          </table:table-cell>
          <table:table-cell office:value-type="float" office:value="2.84950855002047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588]/1000000000000000" office:value-type="float" office:value="284.950855002048" calcext:value-type="float">
            <text:p>284,9508550020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811101316575" calcext:value-type="float">
            <text:p>26,8811101316575</text:p>
          </table:table-cell>
          <table:table-cell office:value-type="float" office:value="0.0268429112664016" calcext:value-type="float">
            <text:p>0,0268429112664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33" calcext:value-type="float">
            <text:p>70333</text:p>
          </table:table-cell>
          <table:table-cell office:value-type="float" office:value="2.85002525514278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589]/1000000000000000" office:value-type="float" office:value="285.002525514278" calcext:value-type="float">
            <text:p>285,0025255142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130150425114" calcext:value-type="float">
            <text:p>26,4130150425114</text:p>
          </table:table-cell>
          <table:table-cell office:value-type="float" office:value="0.0210666191266005" calcext:value-type="float">
            <text:p>0,0210666191266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33" calcext:value-type="float">
            <text:p>70333</text:p>
          </table:table-cell>
          <table:table-cell office:value-type="float" office:value="2.85002525514278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590]/1000000000000000" office:value-type="float" office:value="285.002525514278" calcext:value-type="float">
            <text:p>285,0025255142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2872083216193" calcext:value-type="float">
            <text:p>26,2872083216193</text:p>
          </table:table-cell>
          <table:table-cell office:value-type="float" office:value="0.0251678570920601" calcext:value-type="float">
            <text:p>0,02516785709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39" calcext:value-type="float">
            <text:p>71139</text:p>
          </table:table-cell>
          <table:table-cell office:value-type="float" office:value="2.93800461138617E+017" calcext:value-type="float">
            <text:p>2,9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91]/1000000000000000" office:value-type="float" office:value="293.800461138617" calcext:value-type="float">
            <text:p>293,8004611386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371239808828" calcext:value-type="float">
            <text:p>26,4371239808828</text:p>
          </table:table-cell>
          <table:table-cell office:value-type="float" office:value="0.0246057875286093" calcext:value-type="float">
            <text:p>0,02460578752860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139" calcext:value-type="float">
            <text:p>71139</text:p>
          </table:table-cell>
          <table:table-cell office:value-type="float" office:value="2.93800461138617E+017" calcext:value-type="float">
            <text:p>2,94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92]/1000000000000000" office:value-type="float" office:value="293.800461138617" calcext:value-type="float">
            <text:p>293,8004611386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3318948552151" calcext:value-type="float">
            <text:p>26,3318948552151</text:p>
          </table:table-cell>
          <table:table-cell office:value-type="float" office:value="0.0250003166192791" calcext:value-type="float">
            <text:p>0,0250003166192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139" calcext:value-type="float">
            <text:p>71139</text:p>
          </table:table-cell>
          <table:table-cell office:value-type="float" office:value="2.93800461138617E+017" calcext:value-type="float">
            <text:p>2,9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93]/1000000000000000" office:value-type="float" office:value="293.800461138617" calcext:value-type="float">
            <text:p>293,8004611386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32182066096" calcext:value-type="float">
            <text:p>26,432182066096</text:p>
          </table:table-cell>
          <table:table-cell office:value-type="float" office:value="0.0246244890170939" calcext:value-type="float">
            <text:p>0,0246244890170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38" calcext:value-type="float">
            <text:p>71138</text:p>
          </table:table-cell>
          <table:table-cell office:value-type="float" office:value="2.93792459575395E+017" calcext:value-type="float">
            <text:p>2,94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94]/1000000000000000" office:value-type="float" office:value="293.792459575395" calcext:value-type="float">
            <text:p>293,7924595753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2804852335503" calcext:value-type="float">
            <text:p>26,2804852335503</text:p>
          </table:table-cell>
          <table:table-cell office:value-type="float" office:value="0.0251928864878487" calcext:value-type="float">
            <text:p>0,0251928864878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140" calcext:value-type="float">
            <text:p>71140</text:p>
          </table:table-cell>
          <table:table-cell office:value-type="float" office:value="2.93801461343503E+017" calcext:value-type="float">
            <text:p>2,94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95]/1000000000000000" office:value-type="float" office:value="293.801461343503" calcext:value-type="float">
            <text:p>293,8014613435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145880361174" calcext:value-type="float">
            <text:p>26,5145880361174</text:p>
          </table:table-cell>
          <table:table-cell office:value-type="float" office:value="0.0281160205803823" calcext:value-type="float">
            <text:p>0,0281160205803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879" calcext:value-type="float">
            <text:p>70879</text:p>
          </table:table-cell>
          <table:table-cell office:value-type="float" office:value="2.93320565216503E+017" calcext:value-type="float">
            <text:p>2,9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596]/1000000000000000" office:value-type="float" office:value="293.320565216503" calcext:value-type="float">
            <text:p>293,3205652165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774505917662" calcext:value-type="float">
            <text:p>26,7774505917662</text:p>
          </table:table-cell>
          <table:table-cell office:value-type="float" office:value="0.0309380860346969" calcext:value-type="float">
            <text:p>0,03093808603469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635" calcext:value-type="float">
            <text:p>70635</text:p>
          </table:table-cell>
          <table:table-cell office:value-type="float" office:value="2.92855492343588E+017" calcext:value-type="float">
            <text:p>2,93E+1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G597]/1000000000000000" office:value-type="float" office:value="292.855492343588" calcext:value-type="float">
            <text:p>292,8554923435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2923912735113" calcext:value-type="float">
            <text:p>26,2923912735113</text:p>
          </table:table-cell>
          <table:table-cell office:value-type="float" office:value="0.0177301316779385" calcext:value-type="float">
            <text:p>0,0177301316779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97" calcext:value-type="float">
            <text:p>70497</text:p>
          </table:table-cell>
          <table:table-cell office:value-type="float" office:value="2.92584528278398E+017" calcext:value-type="float">
            <text:p>2,93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598]/1000000000000000" office:value-type="float" office:value="292.584528278398" calcext:value-type="float">
            <text:p>292,5845282783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1871258549348" calcext:value-type="float">
            <text:p>25,1871258549348</text:p>
          </table:table-cell>
          <table:table-cell office:value-type="float" office:value="0.0106069190723686" calcext:value-type="float">
            <text:p>0,0106069190723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326" calcext:value-type="float">
            <text:p>70326</text:p>
          </table:table-cell>
          <table:table-cell office:value-type="float" office:value="2.92236638931322E+017" calcext:value-type="float">
            <text:p>2,92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599]/1000000000000000" office:value-type="float" office:value="292.236638931322" calcext:value-type="float">
            <text:p>292,2366389313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2445184331469" calcext:value-type="float">
            <text:p>25,2445184331469</text:p>
          </table:table-cell>
          <table:table-cell office:value-type="float" office:value="0.00284973782069267" calcext:value-type="float">
            <text:p>0,0028497378206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280" calcext:value-type="float">
            <text:p>70280</text:p>
          </table:table-cell>
          <table:table-cell office:value-type="float" office:value="2.92145620774405E+017" calcext:value-type="float">
            <text:p>2,92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600]/1000000000000000" office:value-type="float" office:value="292.145620774405" calcext:value-type="float">
            <text:p>292,1456207744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2261130636463" calcext:value-type="float">
            <text:p>25,2261130636463</text:p>
          </table:table-cell>
          <table:table-cell office:value-type="float" office:value="0.00291920590559586" calcext:value-type="float">
            <text:p>0,0029192059055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278" calcext:value-type="float">
            <text:p>70278</text:p>
          </table:table-cell>
          <table:table-cell office:value-type="float" office:value="2.92135618812249E+017" calcext:value-type="float">
            <text:p>2,92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601]/1000000000000000" office:value-type="float" office:value="292.135618812249" calcext:value-type="float">
            <text:p>292,1356188122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1703851356161" calcext:value-type="float">
            <text:p>24,1703851356161</text:p>
          </table:table-cell>
          <table:table-cell office:value-type="float" office:value="0.0069037155103302" calcext:value-type="float">
            <text:p>0,006903715510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234" calcext:value-type="float">
            <text:p>70234</text:p>
          </table:table-cell>
          <table:table-cell office:value-type="float" office:value="2.92055442780489E+017" calcext:value-type="float">
            <text:p>2,92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602]/1000000000000000" office:value-type="float" office:value="292.055442780489" calcext:value-type="float">
            <text:p>292,0554427804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1721173104435" calcext:value-type="float">
            <text:p>24,1721173104435</text:p>
          </table:table-cell>
          <table:table-cell office:value-type="float" office:value="0.0106960346601897" calcext:value-type="float">
            <text:p>0,010696034660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899" calcext:value-type="float">
            <text:p>69899</text:p>
          </table:table-cell>
          <table:table-cell office:value-type="float" office:value="2.91455522759763E+017" calcext:value-type="float">
            <text:p>2,91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603]/1000000000000000" office:value-type="float" office:value="291.455522759763" calcext:value-type="float">
            <text:p>291,4555227597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0085743518799" calcext:value-type="float">
            <text:p>24,0085743518799</text:p>
          </table:table-cell>
          <table:table-cell office:value-type="float" office:value="0.00755972964936117" calcext:value-type="float">
            <text:p>0,0075597296493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92" calcext:value-type="float">
            <text:p>69392</text:p>
          </table:table-cell>
          <table:table-cell office:value-type="float" office:value="2.9047404684946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604]/1000000000000000" office:value-type="float" office:value="290.474046849467" calcext:value-type="float">
            <text:p>290,4740468494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0593681053254" calcext:value-type="float">
            <text:p>24,0593681053254</text:p>
          </table:table-cell>
          <table:table-cell office:value-type="float" office:value="0.0149641491816194" calcext:value-type="float">
            <text:p>0,014964149181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46" calcext:value-type="float">
            <text:p>69346</text:p>
          </table:table-cell>
          <table:table-cell office:value-type="float" office:value="2.90364365071615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05]/1000000000000000" office:value-type="float" office:value="290.364365071615" calcext:value-type="float">
            <text:p>290,3643650716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1560557774669" calcext:value-type="float">
            <text:p>25,1560557774669</text:p>
          </table:table-cell>
          <table:table-cell office:value-type="float" office:value="0.0107995891896681" calcext:value-type="float">
            <text:p>0,0107995891896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46" calcext:value-type="float">
            <text:p>69346</text:p>
          </table:table-cell>
          <table:table-cell office:value-type="float" office:value="2.90364365071615E+017" calcext:value-type="float">
            <text:p>2,9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606]/1000000000000000" office:value-type="float" office:value="290.364365071615" calcext:value-type="float">
            <text:p>290,3643650716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1397711551764" calcext:value-type="float">
            <text:p>25,1397711551764</text:p>
          </table:table-cell>
          <table:table-cell office:value-type="float" office:value="0.00706173915887802" calcext:value-type="float">
            <text:p>0,00706173915887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91" calcext:value-type="float">
            <text:p>69391</text:p>
          </table:table-cell>
          <table:table-cell office:value-type="float" office:value="2.90450542278501E+017" calcext:value-type="float">
            <text:p>2,9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607]/1000000000000000" office:value-type="float" office:value="290.450542278501" calcext:value-type="float">
            <text:p>290,4505422785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1197400276689" calcext:value-type="float">
            <text:p>25,1197400276689</text:p>
          </table:table-cell>
          <table:table-cell office:value-type="float" office:value="0.00713778066200263" calcext:value-type="float">
            <text:p>0,0071377806620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91" calcext:value-type="float">
            <text:p>69391</text:p>
          </table:table-cell>
          <table:table-cell office:value-type="float" office:value="2.90450542278501E+017" calcext:value-type="float">
            <text:p>2,9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608]/1000000000000000" office:value-type="float" office:value="290.450542278501" calcext:value-type="float">
            <text:p>290,4505422785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1361376507717" calcext:value-type="float">
            <text:p>24,1361376507717</text:p>
          </table:table-cell>
          <table:table-cell office:value-type="float" office:value="0.0108716211090219" calcext:value-type="float">
            <text:p>0,0108716211090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92" calcext:value-type="float">
            <text:p>69392</text:p>
          </table:table-cell>
          <table:table-cell office:value-type="float" office:value="2.90409874399348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09]/1000000000000000" office:value-type="float" office:value="290.409874399348" calcext:value-type="float">
            <text:p>290,4098743993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1831487569937" calcext:value-type="float">
            <text:p>24,1831487569937</text:p>
          </table:table-cell>
          <table:table-cell office:value-type="float" office:value="0.0106966292293719" calcext:value-type="float">
            <text:p>0,0106966292293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27697968653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10]/1000000000000000" office:value-type="float" office:value="290.327697968653" calcext:value-type="float">
            <text:p>290,3276979686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01.csv</text:p>
          </table:table-cell>
          <table:table-cell office:value-type="float" office:value="24.2027599930784" calcext:value-type="float">
            <text:p>24,2027599930784</text:p>
          </table:table-cell>
          <table:table-cell office:value-type="float" office:value="0.010622158090135" calcext:value-type="float">
            <text:p>0,01062215809013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27697968653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11]/1000000000000000" office:value-type="float" office:value="290.327697968653" calcext:value-type="float">
            <text:p>290,3276979686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2993708695276" calcext:value-type="float">
            <text:p>24,2993708695276</text:p>
          </table:table-cell>
          <table:table-cell office:value-type="float" office:value="0.0102586937183806" calcext:value-type="float">
            <text:p>0,01025869371838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88640921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612]/1000000000000000" office:value-type="float" office:value="290.282188640921" calcext:value-type="float">
            <text:p>290,2821886409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5462594451174" calcext:value-type="float">
            <text:p>24,5462594451174</text:p>
          </table:table-cell>
          <table:table-cell office:value-type="float" office:value="0.00931776323148709" calcext:value-type="float">
            <text:p>0,00931776323148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13]/1000000000000000" office:value-type="float" office:value="290.373206797837" calcext:value-type="float">
            <text:p>290,3732067978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4855655534406" calcext:value-type="float">
            <text:p>24,4855655534406</text:p>
          </table:table-cell>
          <table:table-cell office:value-type="float" office:value="0.0057508694529946" calcext:value-type="float">
            <text:p>0,0057508694529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614]/1000000000000000" office:value-type="float" office:value="290.373206797837" calcext:value-type="float">
            <text:p>290,3732067978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4439060967872" calcext:value-type="float">
            <text:p>24,4439060967872</text:p>
          </table:table-cell>
          <table:table-cell office:value-type="float" office:value="0.00590906586568232" calcext:value-type="float">
            <text:p>0,00590906586568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15]/1000000000000000" office:value-type="float" office:value="290.373206797837" calcext:value-type="float">
            <text:p>290,3732067978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449097306339" calcext:value-type="float">
            <text:p>24,449097306339</text:p>
          </table:table-cell>
          <table:table-cell office:value-type="float" office:value="0.00588935291706079" calcext:value-type="float">
            <text:p>0,0058893529170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16]/1000000000000000" office:value-type="float" office:value="290.373206797837" calcext:value-type="float">
            <text:p>290,3732067978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4118503778047" calcext:value-type="float">
            <text:p>24,4118503778047</text:p>
          </table:table-cell>
          <table:table-cell office:value-type="float" office:value="0.00982816432621265" calcext:value-type="float">
            <text:p>0,0098281643262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17]/1000000000000000" office:value-type="float" office:value="290.373206797837" calcext:value-type="float">
            <text:p>290,3732067978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449313606737" calcext:value-type="float">
            <text:p>24,449313606737</text:p>
          </table:table-cell>
          <table:table-cell office:value-type="float" office:value="0.009685902546994" calcext:value-type="float">
            <text:p>0,00968590254699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618]/1000000000000000" office:value-type="float" office:value="290.373136784254" calcext:value-type="float">
            <text:p>290,3731367842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4257718430502" calcext:value-type="float">
            <text:p>24,4257718430502</text:p>
          </table:table-cell>
          <table:table-cell office:value-type="float" office:value="0.00977536983857341" calcext:value-type="float">
            <text:p>0,0097753698385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46" calcext:value-type="float">
            <text:p>69346</text:p>
          </table:table-cell>
          <table:table-cell office:value-type="float" office:value="2.9036913599722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19]/1000000000000000" office:value-type="float" office:value="290.369135997224" calcext:value-type="float">
            <text:p>290,3691359972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4476408836592" calcext:value-type="float">
            <text:p>24,4476408836592</text:p>
          </table:table-cell>
          <table:table-cell office:value-type="float" office:value="0.00969225449710538" calcext:value-type="float">
            <text:p>0,0096922544971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20]/1000000000000000" office:value-type="float" office:value="290.373136784254" calcext:value-type="float">
            <text:p>290,3731367842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5008507815654" calcext:value-type="float">
            <text:p>24,5008507815654</text:p>
          </table:table-cell>
          <table:table-cell office:value-type="float" office:value="0.00949019677373478" calcext:value-type="float">
            <text:p>0,0094901967737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21]/1000000000000000" office:value-type="float" office:value="290.373136784254" calcext:value-type="float">
            <text:p>290,3731367842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5758060794832" calcext:value-type="float">
            <text:p>24,5758060794832</text:p>
          </table:table-cell>
          <table:table-cell office:value-type="float" office:value="0.0130029347017087" calcext:value-type="float">
            <text:p>0,0130029347017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22]/1000000000000000" office:value-type="float" office:value="290.373136784254" calcext:value-type="float">
            <text:p>290,3731367842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0774211224549" calcext:value-type="float">
            <text:p>25,0774211224549</text:p>
          </table:table-cell>
          <table:table-cell office:value-type="float" office:value="0.0110981162829636" calcext:value-type="float">
            <text:p>0,0110981162829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23]/1000000000000000" office:value-type="float" office:value="290.373136784254" calcext:value-type="float">
            <text:p>290,3731367842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7477994863063" calcext:value-type="float">
            <text:p>24,7477994863063</text:p>
          </table:table-cell>
          <table:table-cell office:value-type="float" office:value="0.01235390991095" calcext:value-type="float">
            <text:p>0,012353909910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24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8464235725314" calcext:value-type="float">
            <text:p>24,8464235725314</text:p>
          </table:table-cell>
          <table:table-cell office:value-type="float" office:value="0.0157780182966776" calcext:value-type="float">
            <text:p>0,01577801829667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9300" calcext:value-type="float">
            <text:p>69300</text:p>
          </table:table-cell>
          <table:table-cell office:value-type="float" office:value="2.90274117064115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G625]/1000000000000000" office:value-type="float" office:value="290.274117064115" calcext:value-type="float">
            <text:p>290,2741170641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1244552826758" calcext:value-type="float">
            <text:p>24,1244552826758</text:p>
          </table:table-cell>
          <table:table-cell office:value-type="float" office:value="0.0147217645689698" calcext:value-type="float">
            <text:p>0,0147217645689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26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4968976364318" calcext:value-type="float">
            <text:p>24,4968976364318</text:p>
          </table:table-cell>
          <table:table-cell office:value-type="float" office:value="0.0171056245410047" calcext:value-type="float">
            <text:p>0,0171056245410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627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0661452771926" calcext:value-type="float">
            <text:p>24,0661452771926</text:p>
          </table:table-cell>
          <table:table-cell office:value-type="float" office:value="0.0149432627673785" calcext:value-type="float">
            <text:p>0,0149432627673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28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0483535828692" calcext:value-type="float">
            <text:p>24,0483535828692</text:p>
          </table:table-cell>
          <table:table-cell office:value-type="float" office:value="0.0150108468501892" calcext:value-type="float">
            <text:p>0,01501084685018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629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2105999826845" calcext:value-type="float">
            <text:p>24,2105999826845</text:p>
          </table:table-cell>
          <table:table-cell office:value-type="float" office:value="0.00679727049900171" calcext:value-type="float">
            <text:p>0,0067972704990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30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3308392082234" calcext:value-type="float">
            <text:p>24,3308392082234</text:p>
          </table:table-cell>
          <table:table-cell office:value-type="float" office:value="0.0139316581651392" calcext:value-type="float">
            <text:p>0,0139316581651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9362" calcext:value-type="float">
            <text:p>69362</text:p>
          </table:table-cell>
          <table:table-cell office:value-type="float" office:value="2.90403142768264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631]/1000000000000000" office:value-type="float" office:value="290.403142768264" calcext:value-type="float">
            <text:p>290,4031427682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353790925998" calcext:value-type="float">
            <text:p>24,353790925998</text:p>
          </table:table-cell>
          <table:table-cell office:value-type="float" office:value="0.0100475510190533" calcext:value-type="float">
            <text:p>0,01004755101905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362" calcext:value-type="float">
            <text:p>69362</text:p>
          </table:table-cell>
          <table:table-cell office:value-type="float" office:value="2.9040314276826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632]/1000000000000000" office:value-type="float" office:value="290.403142768264" calcext:value-type="float">
            <text:p>290,4031427682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9660904447202" calcext:value-type="float">
            <text:p>24,9660904447202</text:p>
          </table:table-cell>
          <table:table-cell office:value-type="float" office:value="0.00772607202635524" calcext:value-type="float">
            <text:p>0,0077260720263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33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3340553028662" calcext:value-type="float">
            <text:p>24,3340553028662</text:p>
          </table:table-cell>
          <table:table-cell office:value-type="float" office:value="0.00633045627789007" calcext:value-type="float">
            <text:p>0,0063304562778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254" calcext:value-type="float">
            <text:p>69254</text:p>
          </table:table-cell>
          <table:table-cell office:value-type="float" office:value="2.90205103176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34]/1000000000000000" office:value-type="float" office:value="290.205103176254" calcext:value-type="float">
            <text:p>290,2051031762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2802252544943" calcext:value-type="float">
            <text:p>24,2802252544943</text:p>
          </table:table-cell>
          <table:table-cell office:value-type="float" office:value="0.00653500614574682" calcext:value-type="float">
            <text:p>0,0065350061457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254" calcext:value-type="float">
            <text:p>69254</text:p>
          </table:table-cell>
          <table:table-cell office:value-type="float" office:value="2.90205103176254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635]/1000000000000000" office:value-type="float" office:value="290.205103176254" calcext:value-type="float">
            <text:p>290,2051031762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2842053620386" calcext:value-type="float">
            <text:p>24,2842053620386</text:p>
          </table:table-cell>
          <table:table-cell office:value-type="float" office:value="0.00651767081820912" calcext:value-type="float">
            <text:p>0,0065176708182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636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1978875068541" calcext:value-type="float">
            <text:p>24,1978875068541</text:p>
          </table:table-cell>
          <table:table-cell table:style-name="ce2" office:value-type="float" office:value="0.000751701631521174" calcext:value-type="float">
            <text:p>7,52E-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637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2816801823901" calcext:value-type="float">
            <text:p>24,2816801823901</text:p>
          </table:table-cell>
          <table:table-cell office:value-type="float" office:value="0.0103258941121567" calcext:value-type="float">
            <text:p>0,01032589411215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638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2659663501775" calcext:value-type="float">
            <text:p>24,2659663501775</text:p>
          </table:table-cell>
          <table:table-cell office:value-type="float" office:value="0.0103855851633982" calcext:value-type="float">
            <text:p>0,0103855851633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[.G639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0075322501515" calcext:value-type="float">
            <text:p>25,0075322501515</text:p>
          </table:table-cell>
          <table:table-cell office:value-type="float" office:value="0.0151659120328911" calcext:value-type="float">
            <text:p>0,0151659120328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40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0678912585495" calcext:value-type="float">
            <text:p>25,0678912585495</text:p>
          </table:table-cell>
          <table:table-cell office:value-type="float" office:value="0.0187352614964339" calcext:value-type="float">
            <text:p>0,0187352614964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41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1784508383596" calcext:value-type="float">
            <text:p>25,1784508383596</text:p>
          </table:table-cell>
          <table:table-cell office:value-type="float" office:value="0.0183152864416932" calcext:value-type="float">
            <text:p>0,01831528644169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42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9749357882889" calcext:value-type="float">
            <text:p>24,9749357882889</text:p>
          </table:table-cell>
          <table:table-cell office:value-type="float" office:value="0.0152897339656318" calcext:value-type="float">
            <text:p>0,0152897339656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G643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0751637759372" calcext:value-type="float">
            <text:p>25,0751637759372</text:p>
          </table:table-cell>
          <table:table-cell office:value-type="float" office:value="0.018707635885942" calcext:value-type="float">
            <text:p>0,01870763588594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44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0879195405616" calcext:value-type="float">
            <text:p>25,0879195405616</text:p>
          </table:table-cell>
          <table:table-cell office:value-type="float" office:value="0.0186591814421426" calcext:value-type="float">
            <text:p>0,0186591814421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645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9166690715997" calcext:value-type="float">
            <text:p>24,9166690715997</text:p>
          </table:table-cell>
          <table:table-cell office:value-type="float" office:value="0.0193096987939651" calcext:value-type="float">
            <text:p>0,0193096987939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646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1413743229063" calcext:value-type="float">
            <text:p>25,1413743229063</text:p>
          </table:table-cell>
          <table:table-cell office:value-type="float" office:value="0.0145301580995483" calcext:value-type="float">
            <text:p>0,0145301580995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521" calcext:value-type="float">
            <text:p>70521</text:p>
          </table:table-cell>
          <table:table-cell office:value-type="float" office:value="2.99893996650997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647]/1000000000000000" office:value-type="float" office:value="299.893996650997" calcext:value-type="float">
            <text:p>299,8939966509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0955162927881" calcext:value-type="float">
            <text:p>25,0955162927881</text:p>
          </table:table-cell>
          <table:table-cell office:value-type="float" office:value="0.0147028424912238" calcext:value-type="float">
            <text:p>0,014702842491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521" calcext:value-type="float">
            <text:p>70521</text:p>
          </table:table-cell>
          <table:table-cell office:value-type="float" office:value="2.99893996650997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48]/1000000000000000" office:value-type="float" office:value="299.893996650997" calcext:value-type="float">
            <text:p>299,8939966509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7095607015154" calcext:value-type="float">
            <text:p>24,7095607015154</text:p>
          </table:table-cell>
          <table:table-cell office:value-type="float" office:value="0.0123946212403506" calcext:value-type="float">
            <text:p>0,012394621240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49]/1000000000000000" office:value-type="float" office:value="299.82298237504" calcext:value-type="float">
            <text:p>299,822982375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1529052855623" calcext:value-type="float">
            <text:p>25,1529052855623</text:p>
          </table:table-cell>
          <table:table-cell office:value-type="float" office:value="0.0144915665763047" calcext:value-type="float">
            <text:p>0,0144915665763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474" calcext:value-type="float">
            <text:p>70474</text:p>
          </table:table-cell>
          <table:table-cell office:value-type="float" office:value="2.99814980811818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50]/1000000000000000" office:value-type="float" office:value="299.814980811818" calcext:value-type="float">
            <text:p>299,8149808118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5496698146702" calcext:value-type="float">
            <text:p>25,5496698146702</text:p>
          </table:table-cell>
          <table:table-cell office:value-type="float" office:value="0.0167710263840345" calcext:value-type="float">
            <text:p>0,0167710263840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414" calcext:value-type="float">
            <text:p>70414</text:p>
          </table:table-cell>
          <table:table-cell office:value-type="float" office:value="2.99342388473857E+017" calcext:value-type="float">
            <text:p>2,99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51]/1000000000000000" office:value-type="float" office:value="299.342388473857" calcext:value-type="float">
            <text:p>299,3423884738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6191808447184" calcext:value-type="float">
            <text:p>24,6191808447184</text:p>
          </table:table-cell>
          <table:table-cell office:value-type="float" office:value="0.0127406748505503" calcext:value-type="float">
            <text:p>0,012740674850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413" calcext:value-type="float">
            <text:p>70413</text:p>
          </table:table-cell>
          <table:table-cell office:value-type="float" office:value="2.99336387298731E+017" calcext:value-type="float">
            <text:p>2,99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652]/1000000000000000" office:value-type="float" office:value="299.336387298731" calcext:value-type="float">
            <text:p>299,3363872987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5193921749627" calcext:value-type="float">
            <text:p>24,5193921749627</text:p>
          </table:table-cell>
          <table:table-cell office:value-type="float" office:value="0.0131166370213609" calcext:value-type="float">
            <text:p>0,0131166370213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4" calcext:value-type="float">
            <text:p>70414</text:p>
          </table:table-cell>
          <table:table-cell office:value-type="float" office:value="2.99342388473857E+017" calcext:value-type="float">
            <text:p>2,99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53]/1000000000000000" office:value-type="float" office:value="299.342388473857" calcext:value-type="float">
            <text:p>299,3423884738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7898007832454" calcext:value-type="float">
            <text:p>24,7898007832454</text:p>
          </table:table-cell>
          <table:table-cell office:value-type="float" office:value="0.0158592272655289" calcext:value-type="float">
            <text:p>0,0158592272655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formula="of:=[.G654]/1000000000000000" office:value-type="float" office:value="299.82298237504" calcext:value-type="float">
            <text:p>299,822982375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9115585447528" calcext:value-type="float">
            <text:p>24,9115585447528</text:p>
          </table:table-cell>
          <table:table-cell office:value-type="float" office:value="0.0154005829326421" calcext:value-type="float">
            <text:p>0,0154005829326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G655]/1000000000000000" office:value-type="float" office:value="299.82298237504" calcext:value-type="float">
            <text:p>299,822982375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0254412849764" calcext:value-type="float">
            <text:p>25,0254412849764</text:p>
          </table:table-cell>
          <table:table-cell office:value-type="float" office:value="0.0149716026954029" calcext:value-type="float">
            <text:p>0,0149716026954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G656]/1000000000000000" office:value-type="float" office:value="299.82298237504" calcext:value-type="float">
            <text:p>299,822982375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9255065554231" calcext:value-type="float">
            <text:p>24,9255065554231</text:p>
          </table:table-cell>
          <table:table-cell office:value-type="float" office:value="0.0153480427416121" calcext:value-type="float">
            <text:p>0,0153480427416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57]/1000000000000000" office:value-type="float" office:value="299.82298237504" calcext:value-type="float">
            <text:p>299,822982375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9476835757361" calcext:value-type="float">
            <text:p>24,9476835757361</text:p>
          </table:table-cell>
          <table:table-cell office:value-type="float" office:value="0.0190314991601341" calcext:value-type="float">
            <text:p>0,0190314991601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74" calcext:value-type="float">
            <text:p>70474</text:p>
          </table:table-cell>
          <table:table-cell office:value-type="float" office:value="2.9981898158801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58]/1000000000000000" office:value-type="float" office:value="299.81898158801" calcext:value-type="float">
            <text:p>299,818981588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8446279584539" calcext:value-type="float">
            <text:p>24,8446279584539</text:p>
          </table:table-cell>
          <table:table-cell office:value-type="float" office:value="0.0156527010212363" calcext:value-type="float">
            <text:p>0,0156527010212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59]/1000000000000000" office:value-type="float" office:value="299.82298237504" calcext:value-type="float">
            <text:p>299,822982375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8122339519837" calcext:value-type="float">
            <text:p>24,8122339519837</text:p>
          </table:table-cell>
          <table:table-cell office:value-type="float" office:value="0.0157747246795489" calcext:value-type="float">
            <text:p>0,0157747246795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60]/1000000000000000" office:value-type="float" office:value="299.82298237504" calcext:value-type="float">
            <text:p>299,822982375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9304150407946" calcext:value-type="float">
            <text:p>24,9304150407946</text:p>
          </table:table-cell>
          <table:table-cell office:value-type="float" office:value="0.0153296619272012" calcext:value-type="float">
            <text:p>0,01532966192720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474" calcext:value-type="float">
            <text:p>70474</text:p>
          </table:table-cell>
          <table:table-cell office:value-type="float" office:value="2.99814980811818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61]/1000000000000000" office:value-type="float" office:value="299.814980811818" calcext:value-type="float">
            <text:p>299,8149808118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8615878608775" calcext:value-type="float">
            <text:p>24,8615878608775</text:p>
          </table:table-cell>
          <table:table-cell office:value-type="float" office:value="0.0155990003204481" calcext:value-type="float">
            <text:p>0,01559900032044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383" calcext:value-type="float">
            <text:p>70383</text:p>
          </table:table-cell>
          <table:table-cell office:value-type="float" office:value="2.99623372651783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662]/1000000000000000" office:value-type="float" office:value="299.623372651783" calcext:value-type="float">
            <text:p>299,6233726517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0062984289472" calcext:value-type="float">
            <text:p>25,0062984289472</text:p>
          </table:table-cell>
          <table:table-cell office:value-type="float" office:value="0.0150587825897836" calcext:value-type="float">
            <text:p>0,0150587825897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34" calcext:value-type="float">
            <text:p>70334</text:p>
          </table:table-cell>
          <table:table-cell office:value-type="float" office:value="2.99521192296777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663]/1000000000000000" office:value-type="float" office:value="299.521192296777" calcext:value-type="float">
            <text:p>299,5211922967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8883498598683" calcext:value-type="float">
            <text:p>24,8883498598683</text:p>
          </table:table-cell>
          <table:table-cell office:value-type="float" office:value="0.0155083749512502" calcext:value-type="float">
            <text:p>0,0155083749512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290" calcext:value-type="float">
            <text:p>70290</text:p>
          </table:table-cell>
          <table:table-cell office:value-type="float" office:value="2.99349658540672E+017" calcext:value-type="float">
            <text:p>2,99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64]/1000000000000000" office:value-type="float" office:value="299.349658540672" calcext:value-type="float">
            <text:p>299,3496585406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9629503255708" calcext:value-type="float">
            <text:p>24,9629503255708</text:p>
          </table:table-cell>
          <table:table-cell office:value-type="float" office:value="0.0152219077484157" calcext:value-type="float">
            <text:p>0,0152219077484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337" calcext:value-type="float">
            <text:p>70337</text:p>
          </table:table-cell>
          <table:table-cell office:value-type="float" office:value="2.99533194657867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65]/1000000000000000" office:value-type="float" office:value="299.533194657867" calcext:value-type="float">
            <text:p>299,5331946578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0581335835537" calcext:value-type="float">
            <text:p>25,0581335835537</text:p>
          </table:table-cell>
          <table:table-cell office:value-type="float" office:value="0.0186335667783863" calcext:value-type="float">
            <text:p>0,01863356677838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337" calcext:value-type="float">
            <text:p>70337</text:p>
          </table:table-cell>
          <table:table-cell office:value-type="float" office:value="2.99533194657867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66]/1000000000000000" office:value-type="float" office:value="299.533194657867" calcext:value-type="float">
            <text:p>299,5331946578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0331399812335" calcext:value-type="float">
            <text:p>25,0331399812335</text:p>
          </table:table-cell>
          <table:table-cell office:value-type="float" office:value="0.0149572539666806" calcext:value-type="float">
            <text:p>0,01495725396668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37" calcext:value-type="float">
            <text:p>70337</text:p>
          </table:table-cell>
          <table:table-cell office:value-type="float" office:value="2.99533194657867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[.G667]/1000000000000000" office:value-type="float" office:value="299.533194657867" calcext:value-type="float">
            <text:p>299,5331946578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0625986322988" calcext:value-type="float">
            <text:p>25,0625986322988</text:p>
          </table:table-cell>
          <table:table-cell office:value-type="float" office:value="0.0148462841118936" calcext:value-type="float">
            <text:p>0,0148462841118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36" calcext:value-type="float">
            <text:p>70336</text:p>
          </table:table-cell>
          <table:table-cell office:value-type="float" office:value="2.99525193094645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68]/1000000000000000" office:value-type="float" office:value="299.525193094645" calcext:value-type="float">
            <text:p>299,5251930946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4985792225506" calcext:value-type="float">
            <text:p>24,4985792225506</text:p>
          </table:table-cell>
          <table:table-cell office:value-type="float" office:value="0.0131979759369829" calcext:value-type="float">
            <text:p>0,0131979759369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383" calcext:value-type="float">
            <text:p>70383</text:p>
          </table:table-cell>
          <table:table-cell office:value-type="float" office:value="2.99623372651783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69]/1000000000000000" office:value-type="float" office:value="299.623372651783" calcext:value-type="float">
            <text:p>299,6233726517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3854853375767" calcext:value-type="float">
            <text:p>24,3854853375767</text:p>
          </table:table-cell>
          <table:table-cell office:value-type="float" office:value="0.0136242629979719" calcext:value-type="float">
            <text:p>0,0136242629979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83" calcext:value-type="float">
            <text:p>70383</text:p>
          </table:table-cell>
          <table:table-cell office:value-type="float" office:value="2.99623372651783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70]/1000000000000000" office:value-type="float" office:value="299.623372651783" calcext:value-type="float">
            <text:p>299,6233726517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4141708342805" calcext:value-type="float">
            <text:p>24,4141708342805</text:p>
          </table:table-cell>
          <table:table-cell office:value-type="float" office:value="0.0135161381768492" calcext:value-type="float">
            <text:p>0,0135161381768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383" calcext:value-type="float">
            <text:p>70383</text:p>
          </table:table-cell>
          <table:table-cell office:value-type="float" office:value="2.99623372651783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71]/1000000000000000" office:value-type="float" office:value="299.623372651783" calcext:value-type="float">
            <text:p>299,623372651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01.csv</text:p>
          </table:table-cell>
          <table:table-cell office:value-type="float" office:value="24.3691581476689" calcext:value-type="float">
            <text:p>24,3691581476689</text:p>
          </table:table-cell>
          <table:table-cell office:value-type="float" office:value="0.013690766443672" calcext:value-type="float">
            <text:p>0,0136907664436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32" calcext:value-type="float">
            <text:p>70332</text:p>
          </table:table-cell>
          <table:table-cell office:value-type="float" office:value="2.99503188782237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72]/1000000000000000" office:value-type="float" office:value="299.503188782237" calcext:value-type="float">
            <text:p>299,5031887822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460917285109" calcext:value-type="float">
            <text:p>24,460917285109</text:p>
          </table:table-cell>
          <table:table-cell office:value-type="float" office:value="0.013344297183487" calcext:value-type="float">
            <text:p>0,0133442971834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37" calcext:value-type="float">
            <text:p>70337</text:p>
          </table:table-cell>
          <table:table-cell office:value-type="float" office:value="2.99533194657867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73]/1000000000000000" office:value-type="float" office:value="299.533194657867" calcext:value-type="float">
            <text:p>299,5331946578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4132474622537" calcext:value-type="float">
            <text:p>24,4132474622537</text:p>
          </table:table-cell>
          <table:table-cell office:value-type="float" office:value="0.0135240387532982" calcext:value-type="float">
            <text:p>0,01352403875329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337" calcext:value-type="float">
            <text:p>70337</text:p>
          </table:table-cell>
          <table:table-cell office:value-type="float" office:value="2.99533694754891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74]/1000000000000000" office:value-type="float" office:value="299.533694754891" calcext:value-type="float">
            <text:p>299,5336947548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3531661406352" calcext:value-type="float">
            <text:p>24,3531661406352</text:p>
          </table:table-cell>
          <table:table-cell office:value-type="float" office:value="0.00998002602936276" calcext:value-type="float">
            <text:p>0,0099800260293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337" calcext:value-type="float">
            <text:p>70337</text:p>
          </table:table-cell>
          <table:table-cell office:value-type="float" office:value="2.99533694754891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75]/1000000000000000" office:value-type="float" office:value="299.533694754891" calcext:value-type="float">
            <text:p>299,5336947548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870949871447" calcext:value-type="float">
            <text:p>24,870949871447</text:p>
          </table:table-cell>
          <table:table-cell office:value-type="float" office:value="0.0117931351522499" calcext:value-type="float">
            <text:p>0,011793135152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398" calcext:value-type="float">
            <text:p>70398</text:p>
          </table:table-cell>
          <table:table-cell office:value-type="float" office:value="2.9959379707635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76]/1000000000000000" office:value-type="float" office:value="299.593797076354" calcext:value-type="float">
            <text:p>299,5937970763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8384045001278" calcext:value-type="float">
            <text:p>24,8384045001278</text:p>
          </table:table-cell>
          <table:table-cell office:value-type="float" office:value="0.0119158806380886" calcext:value-type="float">
            <text:p>0,0119158806380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97" calcext:value-type="float">
            <text:p>70397</text:p>
          </table:table-cell>
          <table:table-cell office:value-type="float" office:value="2.9958979628932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77]/1000000000000000" office:value-type="float" office:value="299.589796289324" calcext:value-type="float">
            <text:p>299,5897962893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7110003125089" calcext:value-type="float">
            <text:p>24,7110003125089</text:p>
          </table:table-cell>
          <table:table-cell office:value-type="float" office:value="0.0123960600577903" calcext:value-type="float">
            <text:p>0,012396060057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397" calcext:value-type="float">
            <text:p>70397</text:p>
          </table:table-cell>
          <table:table-cell office:value-type="float" office:value="2.9958979628932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78]/1000000000000000" office:value-type="float" office:value="299.589796289324" calcext:value-type="float">
            <text:p>299,5897962893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0857548442047" calcext:value-type="float">
            <text:p>26,0857548442047</text:p>
          </table:table-cell>
          <table:table-cell office:value-type="float" office:value="0.00721227819242316" calcext:value-type="float">
            <text:p>0,0072122781924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44" calcext:value-type="float">
            <text:p>70444</text:p>
          </table:table-cell>
          <table:table-cell office:value-type="float" office:value="2.9977399253459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79]/1000000000000000" office:value-type="float" office:value="299.77399253459" calcext:value-type="float">
            <text:p>299,773992534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1353415478962" calcext:value-type="float">
            <text:p>26,1353415478962</text:p>
          </table:table-cell>
          <table:table-cell office:value-type="float" office:value="0.00702550083732456" calcext:value-type="float">
            <text:p>0,0070255008373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43" calcext:value-type="float">
            <text:p>70443</text:p>
          </table:table-cell>
          <table:table-cell office:value-type="float" office:value="2.9976999174756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80]/1000000000000000" office:value-type="float" office:value="299.76999174756" calcext:value-type="float">
            <text:p>299,769991747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3521612605579" calcext:value-type="float">
            <text:p>28,3521612605579</text:p>
          </table:table-cell>
          <table:table-cell office:value-type="float" office:value="0.00997622981555752" calcext:value-type="float">
            <text:p>0,0099762298155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44" calcext:value-type="float">
            <text:p>70444</text:p>
          </table:table-cell>
          <table:table-cell office:value-type="float" office:value="2.9977399253459E+017" calcext:value-type="float">
            <text:p>3,00E+17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formula="of:=[.G681]/1000000000000000" office:value-type="float" office:value="299.77399253459" calcext:value-type="float">
            <text:p>299,773992534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734544680247" calcext:value-type="float">
            <text:p>27,5734544680247</text:p>
          </table:table-cell>
          <table:table-cell office:value-type="float" office:value="0.00537477825116376" calcext:value-type="float">
            <text:p>0,005374778251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444" calcext:value-type="float">
            <text:p>70444</text:p>
          </table:table-cell>
          <table:table-cell office:value-type="float" office:value="2.9977399253459E+017" calcext:value-type="float">
            <text:p>3,00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682]/1000000000000000" office:value-type="float" office:value="299.77399253459" calcext:value-type="float">
            <text:p>299,773992534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651317258317" calcext:value-type="float">
            <text:p>27,6651317258317</text:p>
          </table:table-cell>
          <table:table-cell office:value-type="float" office:value="0.00498640889671812" calcext:value-type="float">
            <text:p>0,0049864088967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663" calcext:value-type="float">
            <text:p>71663</text:p>
          </table:table-cell>
          <table:table-cell office:value-type="float" office:value="3.0938186977122E+017" calcext:value-type="float">
            <text:p>3,09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683]/1000000000000000" office:value-type="float" office:value="309.38186977122" calcext:value-type="float">
            <text:p>309,381869771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8793692876579" calcext:value-type="float">
            <text:p>27,8793692876579</text:p>
          </table:table-cell>
          <table:table-cell office:value-type="float" office:value="0.00792157419493941" calcext:value-type="float">
            <text:p>0,0079215741949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1664" calcext:value-type="float">
            <text:p>71664</text:p>
          </table:table-cell>
          <table:table-cell office:value-type="float" office:value="3.0938587055825E+017" calcext:value-type="float">
            <text:p>3,09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684]/1000000000000000" office:value-type="float" office:value="309.38587055825" calcext:value-type="float">
            <text:p>309,385870558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2708435079886" calcext:value-type="float">
            <text:p>28,2708435079886</text:p>
          </table:table-cell>
          <table:table-cell office:value-type="float" office:value="0.0101947102412714" calcext:value-type="float">
            <text:p>0,0101947102412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664" calcext:value-type="float">
            <text:p>71664</text:p>
          </table:table-cell>
          <table:table-cell office:value-type="float" office:value="3.0938587055825E+017" calcext:value-type="float">
            <text:p>3,09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685]/1000000000000000" office:value-type="float" office:value="309.38587055825" calcext:value-type="float">
            <text:p>309,385870558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368079995531" calcext:value-type="float">
            <text:p>28,1368079995531</text:p>
          </table:table-cell>
          <table:table-cell office:value-type="float" office:value="0.00696288093717886" calcext:value-type="float">
            <text:p>0,0069628809371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603" calcext:value-type="float">
            <text:p>71603</text:p>
          </table:table-cell>
          <table:table-cell office:value-type="float" office:value="3.09325698223203E+017" calcext:value-type="float">
            <text:p>3,09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686]/1000000000000000" office:value-type="float" office:value="309.325698223203" calcext:value-type="float">
            <text:p>309,3256982232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6338891682029" calcext:value-type="float">
            <text:p>28,6338891682029</text:p>
          </table:table-cell>
          <table:table-cell office:value-type="float" office:value="0.00884232435627721" calcext:value-type="float">
            <text:p>0,0088423243562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603" calcext:value-type="float">
            <text:p>71603</text:p>
          </table:table-cell>
          <table:table-cell office:value-type="float" office:value="3.09325698223203E+017" calcext:value-type="float">
            <text:p>3,09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687]/1000000000000000" office:value-type="float" office:value="309.325698223203" calcext:value-type="float">
            <text:p>309,3256982232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810112076917" calcext:value-type="float">
            <text:p>28,0810112076917</text:p>
          </table:table-cell>
          <table:table-cell office:value-type="float" office:value="0.0146502462476078" calcext:value-type="float">
            <text:p>0,01465024624760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688]/1000000000000000" office:value-type="float" office:value="309.145502764967" calcext:value-type="float">
            <text:p>309,1455027649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462170546969" calcext:value-type="float">
            <text:p>27,6462170546969</text:p>
          </table:table-cell>
          <table:table-cell office:value-type="float" office:value="0.0162756250751501" calcext:value-type="float">
            <text:p>0,016275625075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689]/1000000000000000" office:value-type="float" office:value="309.145502764967" calcext:value-type="float">
            <text:p>309,1455027649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528773861762" calcext:value-type="float">
            <text:p>27,9528773861762</text:p>
          </table:table-cell>
          <table:table-cell office:value-type="float" office:value="0.0113909732854526" calcext:value-type="float">
            <text:p>0,0113909732854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690]/1000000000000000" office:value-type="float" office:value="309.145502764967" calcext:value-type="float">
            <text:p>309,1455027649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594287151681" calcext:value-type="float">
            <text:p>27,3594287151681</text:p>
          </table:table-cell>
          <table:table-cell office:value-type="float" office:value="0.0136094458625236" calcext:value-type="float">
            <text:p>0,0136094458625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691]/1000000000000000" office:value-type="float" office:value="309.145502764967" calcext:value-type="float">
            <text:p>309,1455027649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3513653260292" calcext:value-type="float">
            <text:p>27,3513653260292</text:p>
          </table:table-cell>
          <table:table-cell office:value-type="float" office:value="0.00616304491439742" calcext:value-type="float">
            <text:p>0,00616304491439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692]/1000000000000000" office:value-type="float" office:value="309.145502764967" calcext:value-type="float">
            <text:p>309,1455027649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908605606641" calcext:value-type="float">
            <text:p>27,9908605606641</text:p>
          </table:table-cell>
          <table:table-cell office:value-type="float" office:value="0.00377243775574467" calcext:value-type="float">
            <text:p>0,00377243775574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693]/1000000000000000" office:value-type="float" office:value="309.145502764967" calcext:value-type="float">
            <text:p>309,1455027649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1067024203573" calcext:value-type="float">
            <text:p>27,1067024203573</text:p>
          </table:table-cell>
          <table:table-cell office:value-type="float" office:value="0.00707553585024241" calcext:value-type="float">
            <text:p>0,007075535850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[.G694]/1000000000000000" office:value-type="float" office:value="309.229679562081" calcext:value-type="float">
            <text:p>309,2296795620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6023519224592" calcext:value-type="float">
            <text:p>27,6023519224592</text:p>
          </table:table-cell>
          <table:table-cell office:value-type="float" office:value="0.00522321962748638" calcext:value-type="float">
            <text:p>0,0052232196274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formula="of:=[.G695]/1000000000000000" office:value-type="float" office:value="309.229679562081" calcext:value-type="float">
            <text:p>309,2296795620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2652653631285" calcext:value-type="float">
            <text:p>26,2652653631285</text:p>
          </table:table-cell>
          <table:table-cell office:value-type="float" office:value="0.00274583225729058" calcext:value-type="float">
            <text:p>0,0027458322572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599" calcext:value-type="float">
            <text:p>71599</text:p>
          </table:table-cell>
          <table:table-cell office:value-type="float" office:value="3.09225678775051E+017" calcext:value-type="float">
            <text:p>3,09E+1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formula="of:=[.G696]/1000000000000000" office:value-type="float" office:value="309.225678775051" calcext:value-type="float">
            <text:p>309,2256787750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2881803326769" calcext:value-type="float">
            <text:p>26,2881803326769</text:p>
          </table:table-cell>
          <table:table-cell office:value-type="float" office:value="0.00266017641875529" calcext:value-type="float">
            <text:p>0,0026601764187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697]/1000000000000000" office:value-type="float" office:value="309.229679562081" calcext:value-type="float">
            <text:p>309,2296795620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3803997150878" calcext:value-type="float">
            <text:p>26,3803997150878</text:p>
          </table:table-cell>
          <table:table-cell office:value-type="float" office:value="0.00605268817864417" calcext:value-type="float">
            <text:p>0,00605268817864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698]/1000000000000000" office:value-type="float" office:value="309.229679562081" calcext:value-type="float">
            <text:p>309,2296795620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2943673971034" calcext:value-type="float">
            <text:p>26,2943673971034</text:p>
          </table:table-cell>
          <table:table-cell office:value-type="float" office:value="0.00263705443485377" calcext:value-type="float">
            <text:p>0,0026370544348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699]/1000000000000000" office:value-type="float" office:value="309.229679562081" calcext:value-type="float">
            <text:p>309,2296795620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877103554221" calcext:value-type="float">
            <text:p>26,5877103554221</text:p>
          </table:table-cell>
          <table:table-cell office:value-type="float" office:value="0.00901483491290419" calcext:value-type="float">
            <text:p>0,0090148349129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604" calcext:value-type="float">
            <text:p>71604</text:p>
          </table:table-cell>
          <table:table-cell office:value-type="float" office:value="3.09239681545913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700]/1000000000000000" office:value-type="float" office:value="309.239681545913" calcext:value-type="float">
            <text:p>309,2396815459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163459522911" calcext:value-type="float">
            <text:p>26,7163459522911</text:p>
          </table:table-cell>
          <table:table-cell office:value-type="float" office:value="0.00479861451278628" calcext:value-type="float">
            <text:p>0,0047986145127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1558" calcext:value-type="float">
            <text:p>71558</text:p>
          </table:table-cell>
          <table:table-cell office:value-type="float" office:value="3.09149503551997E+017" calcext:value-type="float">
            <text:p>3,09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701]/1000000000000000" office:value-type="float" office:value="309.149503551997" calcext:value-type="float">
            <text:p>309,1495035519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38349039032" calcext:value-type="float">
            <text:p>27,538349039032</text:p>
          </table:table-cell>
          <table:table-cell office:value-type="float" office:value="0.00542922174790335" calcext:value-type="float">
            <text:p>0,00542922174790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2478" calcext:value-type="float">
            <text:p>72478</text:p>
          </table:table-cell>
          <table:table-cell office:value-type="float" office:value="3.12760214036252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702]/1000000000000000" office:value-type="float" office:value="312.760214036252" calcext:value-type="float">
            <text:p>312,7602140362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986837385138" calcext:value-type="float">
            <text:p>26,7986837385138</text:p>
          </table:table-cell>
          <table:table-cell office:value-type="float" office:value="0.00817672405276389" calcext:value-type="float">
            <text:p>0,0081767240527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477" calcext:value-type="float">
            <text:p>72477</text:p>
          </table:table-cell>
          <table:table-cell office:value-type="float" office:value="3.12756213249222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703]/1000000000000000" office:value-type="float" office:value="312.756213249222" calcext:value-type="float">
            <text:p>312,7562132492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038538435022" calcext:value-type="float">
            <text:p>26,7038538435022</text:p>
          </table:table-cell>
          <table:table-cell office:value-type="float" office:value="0.0010996696317432" calcext:value-type="float">
            <text:p>0,00109966963174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524" calcext:value-type="float">
            <text:p>72524</text:p>
          </table:table-cell>
          <table:table-cell office:value-type="float" office:value="3.12850392030168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704]/1000000000000000" office:value-type="float" office:value="312.850392030168" calcext:value-type="float">
            <text:p>312,8503920301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7766425370562" calcext:value-type="float">
            <text:p>26,7766425370562</text:p>
          </table:table-cell>
          <table:table-cell office:value-type="float" office:value="0.0119691856081169" calcext:value-type="float">
            <text:p>0,0119691856081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524" calcext:value-type="float">
            <text:p>72524</text:p>
          </table:table-cell>
          <table:table-cell office:value-type="float" office:value="3.12850392030168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705]/1000000000000000" office:value-type="float" office:value="312.850392030168" calcext:value-type="float">
            <text:p>312,8503920301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5612108334828" calcext:value-type="float">
            <text:p>26,5612108334828</text:p>
          </table:table-cell>
          <table:table-cell office:value-type="float" office:value="0.00905874763194993" calcext:value-type="float">
            <text:p>0,009058747631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478" calcext:value-type="float">
            <text:p>72478</text:p>
          </table:table-cell>
          <table:table-cell office:value-type="float" office:value="3.12760214036252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706]/1000000000000000" office:value-type="float" office:value="312.760214036252" calcext:value-type="float">
            <text:p>312,7602140362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199324278484" calcext:value-type="float">
            <text:p>27,0199324278484</text:p>
          </table:table-cell>
          <table:table-cell office:value-type="float" office:value="0.00729372212786757" calcext:value-type="float">
            <text:p>0,0072937221278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707]/1000000000000000" office:value-type="float" office:value="322.236725797455" calcext:value-type="float">
            <text:p>322,2367257974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8489396056934" calcext:value-type="float">
            <text:p>27,8489396056934</text:p>
          </table:table-cell>
          <table:table-cell office:value-type="float" office:value="0.011607158890657" calcext:value-type="float">
            <text:p>0,01160715889065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146368267159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.G708]/1000000000000000" office:value-type="float" office:value="322.146368267159" calcext:value-type="float">
            <text:p>322,1463682671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52017803349" calcext:value-type="float">
            <text:p>27,452017803349</text:p>
          </table:table-cell>
          <table:table-cell office:value-type="float" office:value="0.00938599512154518" calcext:value-type="float">
            <text:p>0,0093859951215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693" calcext:value-type="float">
            <text:p>73693</text:p>
          </table:table-cell>
          <table:table-cell office:value-type="float" office:value="3.22136366272488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.G709]/1000000000000000" office:value-type="float" office:value="322.136366272488" calcext:value-type="float">
            <text:p>322,1363662724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0963592200073" calcext:value-type="float">
            <text:p>26,0963592200073</text:p>
          </table:table-cell>
          <table:table-cell office:value-type="float" office:value="0.00701248396750029" calcext:value-type="float">
            <text:p>0,00701248396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692" calcext:value-type="float">
            <text:p>73692</text:p>
          </table:table-cell>
          <table:table-cell office:value-type="float" office:value="3.2213036509736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710]/1000000000000000" office:value-type="float" office:value="322.130365097362" calcext:value-type="float">
            <text:p>322,1303650973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2255068140213" calcext:value-type="float">
            <text:p>26,2255068140213</text:p>
          </table:table-cell>
          <table:table-cell office:value-type="float" office:value="0.00653443505660969" calcext:value-type="float">
            <text:p>0,006534435056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44" calcext:value-type="float">
            <text:p>73744</text:p>
          </table:table-cell>
          <table:table-cell office:value-type="float" office:value="3.22326903791371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[.G711]/1000000000000000" office:value-type="float" office:value="322.326903791371" calcext:value-type="float">
            <text:p>322,3269037913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0660392709915" calcext:value-type="float">
            <text:p>26,0660392709915</text:p>
          </table:table-cell>
          <table:table-cell office:value-type="float" office:value="0.00712171033913345" calcext:value-type="float">
            <text:p>0,0071217103391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743" calcext:value-type="float">
            <text:p>73743</text:p>
          </table:table-cell>
          <table:table-cell office:value-type="float" office:value="3.22322903004341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712]/1000000000000000" office:value-type="float" office:value="322.322903004341" calcext:value-type="float">
            <text:p>322,3229030043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2002874810154" calcext:value-type="float">
            <text:p>26,2002874810154</text:p>
          </table:table-cell>
          <table:table-cell office:value-type="float" office:value="0.0103097965196411" calcext:value-type="float">
            <text:p>0,01030979651964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743" calcext:value-type="float">
            <text:p>73743</text:p>
          </table:table-cell>
          <table:table-cell office:value-type="float" office:value="3.22322903004341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713]/1000000000000000" office:value-type="float" office:value="322.322903004341" calcext:value-type="float">
            <text:p>322,3229030043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486338056817" calcext:value-type="float">
            <text:p>28,1486338056817</text:p>
          </table:table-cell>
          <table:table-cell office:value-type="float" office:value="0.0104999373154023" calcext:value-type="float">
            <text:p>0,0104999373154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744" calcext:value-type="float">
            <text:p>73744</text:p>
          </table:table-cell>
          <table:table-cell office:value-type="float" office:value="3.22326903791371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.G714]/1000000000000000" office:value-type="float" office:value="322.326903791371" calcext:value-type="float">
            <text:p>322,3269037913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38803782955" calcext:value-type="float">
            <text:p>26,838803782955</text:p>
          </table:table-cell>
          <table:table-cell office:value-type="float" office:value="0.00796092259305889" calcext:value-type="float">
            <text:p>0,0079609225930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394463639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G715]/1000000000000000" office:value-type="float" office:value="322.281394463639" calcext:value-type="float">
            <text:p>322,2813944636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202404700837" calcext:value-type="float">
            <text:p>27,5202404700837</text:p>
          </table:table-cell>
          <table:table-cell office:value-type="float" office:value="0.00913499337010269" calcext:value-type="float">
            <text:p>0,00913499337010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688" calcext:value-type="float">
            <text:p>73688</text:p>
          </table:table-cell>
          <table:table-cell office:value-type="float" office:value="3.22261390474298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16]/1000000000000000" office:value-type="float" office:value="322.261390474298" calcext:value-type="float">
            <text:p>322,2613904742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223299654167" calcext:value-type="float">
            <text:p>27,5223299654167</text:p>
          </table:table-cell>
          <table:table-cell office:value-type="float" office:value="0.0128071215384228" calcext:value-type="float">
            <text:p>0,0128071215384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3734" calcext:value-type="float">
            <text:p>73734</text:p>
          </table:table-cell>
          <table:table-cell office:value-type="float" office:value="3.22306559736055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formula="of:=[.G717]/1000000000000000" office:value-type="float" office:value="322.306559736055" calcext:value-type="float">
            <text:p>322,3065597360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4164235607" calcext:value-type="float">
            <text:p>28,04164235607</text:p>
          </table:table-cell>
          <table:table-cell office:value-type="float" office:value="0.0108973243707194" calcext:value-type="float">
            <text:p>0,0108973243707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394463639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[.G718]/1000000000000000" office:value-type="float" office:value="322.281394463639" calcext:value-type="float">
            <text:p>322,2813944636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180468675794" calcext:value-type="float">
            <text:p>28,0180468675794</text:p>
          </table:table-cell>
          <table:table-cell office:value-type="float" office:value="0.0073007667881321" calcext:value-type="float">
            <text:p>0,0073007667881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3696" calcext:value-type="float">
            <text:p>73696</text:p>
          </table:table-cell>
          <table:table-cell office:value-type="float" office:value="3.22273392889578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19]/1000000000000000" office:value-type="float" office:value="322.273392889578" calcext:value-type="float">
            <text:p>322,2733928895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525095320154" calcext:value-type="float">
            <text:p>27,9525095320154</text:p>
          </table:table-cell>
          <table:table-cell office:value-type="float" office:value="0.011225651575442" calcext:value-type="float">
            <text:p>0,0112256515754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394463639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[.G720]/1000000000000000" office:value-type="float" office:value="322.281394463639" calcext:value-type="float">
            <text:p>322,2813944636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0406654093" calcext:value-type="float">
            <text:p>28,0406654093</text:p>
          </table:table-cell>
          <table:table-cell office:value-type="float" office:value="0.0109009230248129" calcext:value-type="float">
            <text:p>0,0109009230248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394463639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G721]/1000000000000000" office:value-type="float" office:value="322.281394463639" calcext:value-type="float">
            <text:p>322,2813944636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471766255278" calcext:value-type="float">
            <text:p>28,1471766255278</text:p>
          </table:table-cell>
          <table:table-cell office:value-type="float" office:value="0.00682713986952217" calcext:value-type="float">
            <text:p>0,0068271398695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191216469722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G722]/1000000000000000" office:value-type="float" office:value="322.191216469722" calcext:value-type="float">
            <text:p>322,1912164697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244620042632" calcext:value-type="float">
            <text:p>28,1244620042632</text:p>
          </table:table-cell>
          <table:table-cell office:value-type="float" office:value="0.00691083694426394" calcext:value-type="float">
            <text:p>0,0069108369442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191216469722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G723]/1000000000000000" office:value-type="float" office:value="322.191216469722" calcext:value-type="float">
            <text:p>322,1912164697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969586705045" calcext:value-type="float">
            <text:p>27,9969586705045</text:p>
          </table:table-cell>
          <table:table-cell office:value-type="float" office:value="0.0073807014443559" calcext:value-type="float">
            <text:p>0,0073807014443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651" calcext:value-type="float">
            <text:p>73651</text:p>
          </table:table-cell>
          <table:table-cell office:value-type="float" office:value="3.2218821587674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[.G724]/1000000000000000" office:value-type="float" office:value="322.18821587674" calcext:value-type="float">
            <text:p>322,188215876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627713738748" calcext:value-type="float">
            <text:p>27,9627713738748</text:p>
          </table:table-cell>
          <table:table-cell office:value-type="float" office:value="0.00750662203876469" calcext:value-type="float">
            <text:p>0,007506622038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19121646972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formula="of:=[.G725]/1000000000000000" office:value-type="float" office:value="322.191216469722" calcext:value-type="float">
            <text:p>322,1912164697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092117939185" calcext:value-type="float">
            <text:p>27,9092117939185</text:p>
          </table:table-cell>
          <table:table-cell office:value-type="float" office:value="0.00401799725797665" calcext:value-type="float">
            <text:p>0,00401799725797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G726]/1000000000000000" office:value-type="float" office:value="322.236725797455" calcext:value-type="float">
            <text:p>322,2367257974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620483317277" calcext:value-type="float">
            <text:p>27,9620483317277</text:p>
          </table:table-cell>
          <table:table-cell office:value-type="float" office:value="0.00750694238290586" calcext:value-type="float">
            <text:p>0,0075069423829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[.G727]/1000000000000000" office:value-type="float" office:value="322.236725797455" calcext:value-type="float">
            <text:p>322,2367257974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273756669789" calcext:value-type="float">
            <text:p>27,9273756669789</text:p>
          </table:table-cell>
          <table:table-cell office:value-type="float" office:value="0.00763704539432464" calcext:value-type="float">
            <text:p>0,007637045394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056190273242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[.G728]/1000000000000000" office:value-type="float" office:value="322.056190273242" calcext:value-type="float">
            <text:p>322,0561902732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1155569434639" calcext:value-type="float">
            <text:p>28,1155569434639</text:p>
          </table:table-cell>
          <table:table-cell office:value-type="float" office:value="0.00694369675970995" calcext:value-type="float">
            <text:p>0,006943696759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51" calcext:value-type="float">
            <text:p>73651</text:p>
          </table:table-cell>
          <table:table-cell office:value-type="float" office:value="3.22052189486212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G729]/1000000000000000" office:value-type="float" office:value="322.052189486212" calcext:value-type="float">
            <text:p>322,0521894862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3080662023271" calcext:value-type="float">
            <text:p>28,3080662023271</text:p>
          </table:table-cell>
          <table:table-cell office:value-type="float" office:value="0.00623430643515875" calcext:value-type="float">
            <text:p>0,0062343064351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056190273242E+017" calcext:value-type="float">
            <text:p>3,22E+17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formula="of:=[.G730]/1000000000000000" office:value-type="float" office:value="322.056190273242" calcext:value-type="float">
            <text:p>322,0561902732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6504507684788" calcext:value-type="float">
            <text:p>28,6504507684788</text:p>
          </table:table-cell>
          <table:table-cell office:value-type="float" office:value="0.00497274809842637" calcext:value-type="float">
            <text:p>0,00497274809842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651" calcext:value-type="float">
            <text:p>73651</text:p>
          </table:table-cell>
          <table:table-cell office:value-type="float" office:value="3.22052189486212E+017" calcext:value-type="float">
            <text:p>3,22E+17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formula="of:=[.G731]/1000000000000000" office:value-type="float" office:value="322.052189486212" calcext:value-type="float">
            <text:p>322,052189486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31.csv</text:p>
          </table:table-cell>
          <table:table-cell office:value-type="float" office:value="28.2799750179898" calcext:value-type="float">
            <text:p>28,2799750179898</text:p>
          </table:table-cell>
          <table:table-cell office:value-type="float" office:value="0.00633781465251722" calcext:value-type="float">
            <text:p>0,006337814652517</text:p>
          </table:table-cell>
          <table:table-cell table:number-columns-repeated="2"/>
          <table:table-cell office:value-type="float" office:value="73652" calcext:value-type="float">
            <text:p>73652</text:p>
          </table:table-cell>
          <table:table-cell office:value-type="float" office:value="3.22056190273242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formula="of:=[.G732]/1000000000000000" office:value-type="float" office:value="322.056190273242" calcext:value-type="float">
            <text:p>322,056190273242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klhf.A2:klhf.C3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6:04:51.831076618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16:14:35.203461156</dc:date>
    <meta:editing-duration>PT49M38S</meta:editing-duration>
    <meta:editing-cycles>8</meta:editing-cycles>
    <meta:generator>LibreOffice/5.3.2.2$Linux_X86_64 LibreOffice_project/30m0$Build-2</meta:generator>
    <meta:document-statistic meta:table-count="1" meta:cell-count="62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style:rotation-angle="1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5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7fff" draw:fill-color="#007f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1.284cm" svg:y="3.123cm" style:legend-expansion="custom" chartooo:width="14.382cm" chartooo:height="1.139cm" style:legend-expansion-aspect-ratio="12.6268656716418" chart:style-name="ch2"/>
        <chart:plot-area chart:style-name="ch3" table:cell-range-address="klhf.A2:klhf.B732 klhf.A1:klhf.B1 klhf.H1:klhf.I732" chart:data-source-has-labels="both" svg:x="0.663cm" svg:y="0.177cm" svg:width="15.004cm" svg:height="8.728cm">
          <chartooo:coordinate-region svg:x="1.284cm" svg:y="0.35cm" svg:width="14.383cm" svg:height="8.383cm"/>
          <chart:axis chart:dimension="x" chart:name="primary-x" chart:style-name="ch4" chartooo:axis-type="auto">
            <chartooo:date-scale/>
            <chart:categories table:cell-range-address="klhf.A2:klhf.A732"/>
          </chart:axis>
          <chart:axis chart:dimension="y" chart:name="primary-y" chart:style-name="ch5">
            <chart:title svg:x="0cm" svg:y="5.711cm" chart:style-name="ch6">
              <text:p>Temperatura (°C)</text:p>
            </chart:title>
            <chart:grid chart:style-name="ch7" chart:class="major"/>
          </chart:axis>
          <chart:series chart:style-name="ch8" chart:values-cell-range-address="klhf.B2:klhf.B732" chart:label-cell-address="klhf.B1:klhf.B1" chart:class="chart:line">
            <chart:data-point chart:repeated="731"/>
          </chart:series>
          <chart:series chart:style-name="ch9" chart:values-cell-range-address="klhf.H2:klhf.H732" chart:label-cell-address="klhf.H1:klhf.H1" chart:class="chart:line">
            <chart:data-point chart:repeated="731"/>
          </chart:series>
          <chart:series chart:style-name="ch10" chart:values-cell-range-address="klhf.I2:klhf.I732" chart:label-cell-address="klhf.I1:klhf.I1" chart:class="chart:line">
            <chart:data-point chart:repeated="7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 media</text:p>
                <draw:g>
                  <svg:desc>klhf.B1:klhf.B1</svg:desc>
                </draw:g>
              </table:table-cell>
              <table:table-cell office:value-type="string">
                <text:p>Temperatura minima</text:p>
                <draw:g>
                  <svg:desc>klhf.H1:klhf.H1</svg:desc>
                </draw:g>
              </table:table-cell>
              <table:table-cell office:value-type="string">
                <text:p>Temperatura massima</text:p>
                <draw:g>
                  <svg:desc>klhf.I1:klhf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-01-01.csv</text:p>
                <draw:g>
                  <svg:desc>klhf.A2:klhf.A732</svg:desc>
                </draw:g>
              </table:table-cell>
              <table:table-cell office:value-type="float" office:value="26.5221537416287">
                <text:p>26.5221537416287</text:p>
                <draw:g>
                  <svg:desc>klhf.B2:klhf.B732</svg:desc>
                </draw:g>
              </table:table-cell>
              <table:table-cell office:value-type="float" office:value="16">
                <text:p>16</text:p>
                <draw:g>
                  <svg:desc>klhf.H2:klhf.H732</svg:desc>
                </draw:g>
              </table:table-cell>
              <table:table-cell office:value-type="float" office:value="44">
                <text:p>44</text:p>
                <draw:g>
                  <svg:desc>klhf.I2:klhf.I73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187183033656">
                <text:p>26.6187183033656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208812539428">
                <text:p>26.6208812539428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870134912161">
                <text:p>26.5870134912161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549118937392">
                <text:p>26.5549118937392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672138291691">
                <text:p>26.7672138291691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633176778192">
                <text:p>26.6633176778192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3439007246904">
                <text:p>26.343900724690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103974793989">
                <text:p>26.6103974793989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365834784291">
                <text:p>26.636583478429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850744824918">
                <text:p>26.5850744824918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426097891275">
                <text:p>26.542609789127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955649061714">
                <text:p>26.195564906171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15582848732">
                <text:p>26.415582848732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0896563334215">
                <text:p>26.0896563334215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750066062892">
                <text:p>26.175006606289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3020730740589">
                <text:p>26.3020730740589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867733256462">
                <text:p>26.1867733256462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775428380507">
                <text:p>26.477542838050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770441001192">
                <text:p>26.2770441001192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0688858728">
                <text:p>26.1068885872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9555940570561">
                <text:p>25.9555940570561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0465646137415">
                <text:p>26.046564613741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0588847126681">
                <text:p>26.0588847126681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0505299015897">
                <text:p>26.0505299015897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815338758516">
                <text:p>26.2815338758516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559956566896">
                <text:p>26.2559956566896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202251965158">
                <text:p>26.4202251965158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3681622473708">
                <text:p>26.3681622473708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800743476931">
                <text:p>26.2800743476931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109048178613">
                <text:p>26.6109048178613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082961222092">
                <text:p>26.408296122209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737015276146">
                <text:p>26.7737015276146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706404357217">
                <text:p>26.570640435721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166803615448">
                <text:p>26.9166803615448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268404549071">
                <text:p>26.5268404549071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3610551468866">
                <text:p>26.3610551468866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826227511244">
                <text:p>26.582622751124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0747985382309">
                <text:p>27.0747985382309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811183732752">
                <text:p>26.981118373275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846795352324">
                <text:p>26.484679535232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3044392630183">
                <text:p>26.3044392630183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981693363844">
                <text:p>26.498169336384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87103129152">
                <text:p>26.48710312915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67691391396">
                <text:p>26.567691391396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913583927711">
                <text:p>26.5913583927711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899405976927">
                <text:p>26.589940597692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072360725671">
                <text:p>26.5072360725671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483110509781">
                <text:p>26.948311050978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562019330104">
                <text:p>27.1562019330104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707590562713">
                <text:p>27.1707590562713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933478111784">
                <text:p>27.1933478111784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982922981963">
                <text:p>26.8982922981963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867907274473">
                <text:p>26.8867907274473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879257248443">
                <text:p>26.8879257248443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12906610703">
                <text:p>26.912906610703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86468872482">
                <text:p>26.686468872482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0605410830786">
                <text:p>27.0605410830786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960171540672">
                <text:p>27.1960171540672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01.csv</text:p>
              </table:table-cell>
              <table:table-cell office:value-type="float" office:value="26.6245637247074">
                <text:p>26.624563724707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00465370928">
                <text:p>26.600465370928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214380218076">
                <text:p>26.9214380218076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760614784757">
                <text:p>26.9760614784757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26491057058">
                <text:p>26.826491057058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179588320638">
                <text:p>26.9179588320638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896512681159">
                <text:p>26.8896512681159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147054156371">
                <text:p>27.114705415637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288114075854">
                <text:p>27.1288114075854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0807480004506">
                <text:p>27.080748000450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646581273679">
                <text:p>27.264658127367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85247900298">
                <text:p>27.185247900298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572566231533">
                <text:p>27.2572566231533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632021899957">
                <text:p>27.463202189995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926244343891">
                <text:p>27.592624434389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473955740598">
                <text:p>27.1473955740598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819642089545">
                <text:p>27.181964208954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712669683258">
                <text:p>27.3712669683258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071719457014">
                <text:p>27.9071719457014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44739345079">
                <text:p>27.344739345079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399417567781">
                <text:p>27.139941756778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555141663845">
                <text:p>27.4555141663845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512416471013">
                <text:p>27.2512416471013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318524859763">
                <text:p>26.9318524859763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647647828244">
                <text:p>27.164764782824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113463969659">
                <text:p>27.4113463969659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722069369898">
                <text:p>27.6722069369898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864053999142">
                <text:p>27.5864053999142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81220338983">
                <text:p>27.181220338983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691751412429">
                <text:p>27.3691751412429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075747988791">
                <text:p>27.4075747988791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78419054506">
                <text:p>26.978419054506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12452029437">
                <text:p>27.312452029437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670744138634">
                <text:p>27.2670744138634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200153825273">
                <text:p>27.2200153825273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420540662821">
                <text:p>27.2420540662821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0766672699303">
                <text:p>27.0766672699303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504320680451">
                <text:p>27.1504320680451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782654032733">
                <text:p>27.6782654032733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8651856222202">
                <text:p>27.8651856222202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249627522687">
                <text:p>27.9249627522687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0643847330993">
                <text:p>27.0643847330993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035918440834">
                <text:p>27.103591844083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0252734392582">
                <text:p>27.025273439258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787554855407">
                <text:p>27.1787554855407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882187464836">
                <text:p>27.2882187464836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0217396166491">
                <text:p>27.021739616649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930022375291">
                <text:p>27.493002237529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984644408371">
                <text:p>26.4984644408371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632518755758">
                <text:p>27.663251875575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3025623025623">
                <text:p>28.3025623025623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369104549642">
                <text:p>27.9369104549642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3760665345169">
                <text:p>28.3760665345169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135732581416">
                <text:p>27.613573258141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605255235884">
                <text:p>28.2605255235884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420934933127">
                <text:p>27.9420934933127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582427516735">
                <text:p>27.9582427516735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790395832885">
                <text:p>28.179039583288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813818338356">
                <text:p>28.1813818338356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8829878915844">
                <text:p>28.8829878915844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391735252295">
                <text:p>28.2391735252295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01.csv</text:p>
              </table:table-cell>
              <table:table-cell office:value-type="float" office:value="28.4607172069396">
                <text:p>28.460717206939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7398260795065">
                <text:p>27.7398260795065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8229989933389">
                <text:p>27.8229989933389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820339273475">
                <text:p>27.820339273475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632041122296">
                <text:p>27.9632041122296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727399165508">
                <text:p>28.1727399165508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756483224923">
                <text:p>27.756483224923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6342569808495">
                <text:p>28.6342569808495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4198409644735">
                <text:p>28.4198409644735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787242683996">
                <text:p>28.2787242683996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6400213789417">
                <text:p>28.6400213789417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9259869476837">
                <text:p>28.9259869476837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8951497402792">
                <text:p>28.8951497402792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8449797994912">
                <text:p>28.8449797994912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7344128167234">
                <text:p>28.7344128167234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7539609373325">
                <text:p>28.7539609373325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207143469685">
                <text:p>28.2207143469685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659977703456">
                <text:p>28.659977703456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681395249121">
                <text:p>28.681395249121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471790029401">
                <text:p>28.471790029401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6466812576287">
                <text:p>28.6466812576287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463655877773">
                <text:p>28.1463655877773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798013384402">
                <text:p>28.0798013384402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481585925334">
                <text:p>28.2481585925334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063345749942">
                <text:p>28.0063345749942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8483668658978">
                <text:p>27.848366865897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585756976304">
                <text:p>27.2585756976304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222989183046">
                <text:p>27.3222989183046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089018898102">
                <text:p>27.5089018898102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998358516773">
                <text:p>27.5998358516773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767498632097">
                <text:p>27.5767498632097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518414074666">
                <text:p>27.251841407466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264320888926">
                <text:p>27.5264320888926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823514527896">
                <text:p>27.4823514527896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144477712647">
                <text:p>27.3144477712647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771770758656">
                <text:p>27.377177075865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724217601344">
                <text:p>26.8724217601344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942867945136">
                <text:p>26.994286794513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0240290701338">
                <text:p>27.0240290701338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402937051398">
                <text:p>27.1402937051398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986922882853">
                <text:p>26.7986922882853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315322512825">
                <text:p>27.3315322512825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062554192989">
                <text:p>27.06255419298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909449387865">
                <text:p>26.7909449387865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247388198373">
                <text:p>27.224738819837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99318604171">
                <text:p>26.999318604171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0905371055405">
                <text:p>27.0905371055405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631259170473">
                <text:p>26.663125917047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59190011802">
                <text:p>26.959190011802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885033886713">
                <text:p>27.2885033886713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570791411679">
                <text:p>27.3570791411679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0388134010995">
                <text:p>27.038813401099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879576807385">
                <text:p>27.287957680738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454828337309">
                <text:p>27.545482833730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271859765584">
                <text:p>27.527185976558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769318535422">
                <text:p>26.976931853542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266063047722">
                <text:p>26.7266063047722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406383022903">
                <text:p>27.1406383022903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11902240495">
                <text:p>27.211902240495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102662070684">
                <text:p>27.210266207068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69176729782">
                <text:p>26.969176729782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7-01.csv</text:p>
              </table:table-cell>
              <table:table-cell office:value-type="float" office:value="26.6091268595819">
                <text:p>26.6091268595819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128739439425">
                <text:p>26.9128739439425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0711687656372">
                <text:p>27.071168765637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354876689864">
                <text:p>26.735487668986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651486480804">
                <text:p>26.765148648080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0846702129896">
                <text:p>27.0846702129896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854912029632">
                <text:p>26.8854912029632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909419984847">
                <text:p>26.890941998484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645341366308">
                <text:p>27.5645341366308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7330159465779">
                <text:p>27.7330159465779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7892397463715">
                <text:p>27.7892397463715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709922056035">
                <text:p>27.6709922056035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705359400017">
                <text:p>27.6705359400017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437960817358">
                <text:p>27.6437960817358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7222456288182">
                <text:p>27.7222456288182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221613650727">
                <text:p>26.5221613650727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319570254898">
                <text:p>26.5319570254898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801998987854">
                <text:p>26.4801998987854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919342934863">
                <text:p>26.4919342934863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056048752715">
                <text:p>26.4056048752715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181131916329">
                <text:p>26.5181131916329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870741694457">
                <text:p>26.787074169445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867365108286">
                <text:p>26.1867365108286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36096732784">
                <text:p>26.236096732784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08954636742">
                <text:p>26.50895463674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276444646887">
                <text:p>26.2276444646887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25180645562">
                <text:p>26.225180645562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671131907493">
                <text:p>26.5671131907493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755191618874">
                <text:p>26.5755191618874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436758525021">
                <text:p>26.5436758525021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561871800717">
                <text:p>26.6561871800717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870015750642">
                <text:p>26.587001575064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078297272652">
                <text:p>26.607829727265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802553314957">
                <text:p>26.6802553314957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287277474976">
                <text:p>26.6287277474976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954655669078">
                <text:p>26.5954655669078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51095268688">
                <text:p>26.55109526868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990508362174">
                <text:p>26.599050836217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280019505059">
                <text:p>26.6280019505059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572847883947">
                <text:p>26.5572847883947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401389707227">
                <text:p>26.6401389707227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826917210664">
                <text:p>26.682691721066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211802649574">
                <text:p>26.621180264957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547771999592">
                <text:p>26.6547771999592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102585521892">
                <text:p>26.510258552189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02627120374">
                <text:p>26.702627120374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252388340002">
                <text:p>26.725238834000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490609945293">
                <text:p>26.7490609945293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915508196052">
                <text:p>26.6915508196052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248657807173">
                <text:p>26.7248657807173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962929697069">
                <text:p>26.6962929697069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657589613783">
                <text:p>26.7657589613783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892708418388">
                <text:p>26.6892708418388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926798399608">
                <text:p>26.6926798399608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5164530089">
                <text:p>26.55164530089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433256369915">
                <text:p>26.6433256369915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595087001024">
                <text:p>26.659508700102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438431805632">
                <text:p>26.6438431805632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96077549184">
                <text:p>26.596077549184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413935002108">
                <text:p>26.741393500210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646192139387">
                <text:p>26.6646192139387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964981326051">
                <text:p>26.6964981326051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01.csv</text:p>
              </table:table-cell>
              <table:table-cell office:value-type="float" office:value="26.6995062025774">
                <text:p>26.6995062025774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414449891505">
                <text:p>26.641444989150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522743711324">
                <text:p>26.6522743711324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037290042594">
                <text:p>26.703729004259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989070159929">
                <text:p>26.6989070159929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315726025195">
                <text:p>26.631572602519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114986638806">
                <text:p>26.7114986638806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719394828314">
                <text:p>26.571939482831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537249859359">
                <text:p>26.5537249859359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025165801759">
                <text:p>26.6025165801759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81095593981">
                <text:p>26.481095593981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685233420156">
                <text:p>26.5685233420156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693648567421">
                <text:p>26.6693648567421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008615507914">
                <text:p>26.600861550791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374045801527">
                <text:p>26.6374045801527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114729859335">
                <text:p>26.611472985933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121507990276">
                <text:p>26.7121507990276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911290001196">
                <text:p>26.6911290001196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972676505784">
                <text:p>26.5972676505784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506396206113">
                <text:p>26.6506396206113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336787151795">
                <text:p>26.833678715179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485752998844">
                <text:p>26.748575299884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372011615418">
                <text:p>26.737201161541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588209554875">
                <text:p>26.758820955487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567259262209">
                <text:p>26.6567259262209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702739289696">
                <text:p>26.5702739289696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597786271699">
                <text:p>26.6597786271699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391861251442">
                <text:p>26.639186125144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741954731692">
                <text:p>26.774195473169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336754380731">
                <text:p>26.7336754380731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908586431171">
                <text:p>26.7908586431171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40875549456">
                <text:p>26.740875549456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350821337188">
                <text:p>26.735082133718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749238221736">
                <text:p>26.7749238221736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926245678458">
                <text:p>26.792624567845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927600039135">
                <text:p>26.792760003913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087622920373">
                <text:p>27.087622920373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483450958926">
                <text:p>26.1483450958926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742844854551">
                <text:p>26.1742844854551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0916520039101">
                <text:p>26.0916520039101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133919843597">
                <text:p>26.1133919843597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0841349913968">
                <text:p>26.0841349913968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0159622390223">
                <text:p>26.0159622390223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0715460848447">
                <text:p>26.0715460848447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0312083431349">
                <text:p>26.0312083431349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0902319016721">
                <text:p>26.0902319016721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009644600396">
                <text:p>26.009644600396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0543390900359">
                <text:p>26.0543390900359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012310828825">
                <text:p>26.1012310828825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803862669208">
                <text:p>26.180386266920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526876430855">
                <text:p>26.1526876430855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839616383313">
                <text:p>26.1839616383313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261518924964">
                <text:p>26.2261518924964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634730198442">
                <text:p>26.1634730198442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029757391964">
                <text:p>26.1029757391964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234226038172">
                <text:p>26.2234226038172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479447113103">
                <text:p>26.2479447113103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3619945863644">
                <text:p>25.3619945863644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150282657359">
                <text:p>26.2150282657359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046760883999">
                <text:p>26.7046760883999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53904573848">
                <text:p>26.15390457384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1-01.csv</text:p>
              </table:table-cell>
              <table:table-cell office:value-type="float" office:value="26.153904573848">
                <text:p>26.15390457384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142876162581">
                <text:p>26.4142876162581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598664815414">
                <text:p>26.2598664815414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149649392851">
                <text:p>26.5149649392851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561213799297">
                <text:p>27.1561213799297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938150115992">
                <text:p>27.2938150115992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786503389132">
                <text:p>27.678650338913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3321724150844">
                <text:p>26.3321724150844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3706769029117">
                <text:p>26.3706769029117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03063326218">
                <text:p>26.403063326218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240442278861">
                <text:p>26.524044227886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175394096537">
                <text:p>26.5175394096537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476070481599">
                <text:p>26.2476070481599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3772804990324">
                <text:p>26.3772804990324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711961219045">
                <text:p>26.4711961219045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918926028221">
                <text:p>26.491892602822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683302931719">
                <text:p>27.2683302931719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605479148181">
                <text:p>27.6605479148181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961808636498">
                <text:p>28.0961808636498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3678090801538">
                <text:p>28.367809080153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477863018763">
                <text:p>28.247786301876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639245771328">
                <text:p>27.663924577132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528422220168">
                <text:p>26.952842222016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3055348541307">
                <text:p>28.305534854130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850879744074">
                <text:p>27.385087974407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820452232078">
                <text:p>27.282045223207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819901764599">
                <text:p>27.2819901764599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825069070816">
                <text:p>27.3825069070816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837174640105">
                <text:p>27.283717464010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69866947797">
                <text:p>27.269866947797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347632301843">
                <text:p>26.9347632301843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216046241093">
                <text:p>26.9216046241093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267085938636">
                <text:p>27.1267085938636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345240696235">
                <text:p>27.2345240696235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049632219066">
                <text:p>27.1049632219066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279788975805">
                <text:p>27.5279788975805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189393261644">
                <text:p>27.518939326164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695294328145">
                <text:p>27.369529432814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463155260853">
                <text:p>27.6463155260853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304552197458">
                <text:p>28.030455219745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394357903752">
                <text:p>27.3394357903752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525396630181">
                <text:p>26.8525396630181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169070752148">
                <text:p>27.1169070752148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68550144072">
                <text:p>26.968550144072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598302124937">
                <text:p>26.8598302124937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263472946574">
                <text:p>26.7263472946574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875638475187">
                <text:p>26.6875638475187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665107443052">
                <text:p>26.7665107443052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718293730318">
                <text:p>26.7718293730318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49484683653">
                <text:p>26.849484683653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987546521615">
                <text:p>26.6987546521615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127137920856">
                <text:p>26.8127137920856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0807938740428">
                <text:p>27.0807938740428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573057138885">
                <text:p>26.6573057138885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844382657051">
                <text:p>26.6844382657051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937700929707">
                <text:p>26.6937700929707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096793813537">
                <text:p>26.8096793813537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0867147449822">
                <text:p>27.0867147449822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584325310626">
                <text:p>26.9584325310626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869927882527">
                <text:p>26.8869927882527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710313667564">
                <text:p>26.7710313667564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1-01.csv</text:p>
              </table:table-cell>
              <table:table-cell office:value-type="float" office:value="26.8675471370232">
                <text:p>26.8675471370232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875314970892">
                <text:p>26.8875314970892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15359511162">
                <text:p>27.215359511162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356803110787">
                <text:p>27.1356803110787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608676013273">
                <text:p>27.4608676013273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826045379466">
                <text:p>27.2826045379466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0430496392245">
                <text:p>27.0430496392245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606972094236">
                <text:p>26.8606972094236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726071459619">
                <text:p>27.2726071459619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404179851862">
                <text:p>27.6404179851862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081196209684">
                <text:p>27.2081196209684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662783621664">
                <text:p>26.8662783621664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011475267322">
                <text:p>27.4011475267322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583326088846">
                <text:p>27.2583326088846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745782734838">
                <text:p>27.2745782734838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885595062158">
                <text:p>27.1885595062158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603679104218">
                <text:p>27.5603679104218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8606260869565">
                <text:p>27.860626086956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491958619491">
                <text:p>27.1491958619491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334724395757">
                <text:p>27.5334724395757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055403782909">
                <text:p>27.4055403782909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662531103726">
                <text:p>27.5662531103726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855366593023">
                <text:p>27.4855366593023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526914316053">
                <text:p>27.652691431605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264519001867">
                <text:p>27.5264519001867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988388223809">
                <text:p>27.1988388223809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490393020585">
                <text:p>27.3490393020585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61527518297">
                <text:p>27.161527518297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138213331506">
                <text:p>27.5138213331506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63678590405">
                <text:p>27.663678590405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848893611916">
                <text:p>28.184889361191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8909377841055">
                <text:p>27.8909377841055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879542026601">
                <text:p>27.1879542026601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019556759166">
                <text:p>27.3019556759166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700872426855">
                <text:p>27.700872426855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017602797251">
                <text:p>28.101760279725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806451612903">
                <text:p>27.580645161290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283872958196">
                <text:p>27.628387295819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034674253981">
                <text:p>27.903467425398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338688447129">
                <text:p>28.0338688447129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993870003546">
                <text:p>26.8993870003546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3225648473386">
                <text:p>28.322564847338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394319102945">
                <text:p>27.539431910294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229950858706">
                <text:p>27.922995085870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409122380398">
                <text:p>27.9409122380398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994005099887">
                <text:p>27.4994005099887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787729874867">
                <text:p>27.978772987486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24769914045">
                <text:p>27.62476991404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525056627482">
                <text:p>28.1525056627482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647796038491">
                <text:p>28.064779603849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195205367903">
                <text:p>28.219520536790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7585948569288">
                <text:p>27.758594856928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3112388645506">
                <text:p>28.311238864550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3752748237057">
                <text:p>28.375274823705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4339545993728">
                <text:p>28.433954599372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8841750403075">
                <text:p>27.884175040307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445966978483">
                <text:p>28.244596697848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985983256888">
                <text:p>27.598598325688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4307588705928">
                <text:p>28.4307588705928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8100636595417">
                <text:p>27.810063659541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01.csv</text:p>
              </table:table-cell>
              <table:table-cell office:value-type="float" office:value="27.8395394768534">
                <text:p>27.839539476853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423856444765">
                <text:p>27.542385644476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425385330214">
                <text:p>27.5425385330214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93961743815">
                <text:p>27.39396174381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597981483561">
                <text:p>27.4597981483561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7800436765367">
                <text:p>28.7800436765367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648371764404">
                <text:p>28.264837176440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7511833512507">
                <text:p>27.751183351250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726294660779">
                <text:p>28.072629466077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105817557044">
                <text:p>28.0105817557044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5134059656948">
                <text:p>28.5134059656948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5189095518508">
                <text:p>28.5189095518508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3830046692232">
                <text:p>28.3830046692232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3716284517754">
                <text:p>28.3716284517754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619033101744">
                <text:p>28.0619033101744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95080467885">
                <text:p>28.19508046788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411209847182">
                <text:p>28.0411209847182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896145008115">
                <text:p>28.289614500811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089760264624">
                <text:p>28.0089760264624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456316135973">
                <text:p>27.645631613597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289320294812">
                <text:p>27.6289320294812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259838344234">
                <text:p>28.025983834423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56617530512">
                <text:p>27.456617530512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171123333703">
                <text:p>27.6171123333703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75099064828">
                <text:p>27.975099064828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670705630791">
                <text:p>27.9670705630791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060250886974">
                <text:p>28.1060250886974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608337295926">
                <text:p>27.9608337295926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949278808052">
                <text:p>27.4949278808052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43058816065">
                <text:p>27.643058816065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545653831491">
                <text:p>28.0545653831491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036345151862">
                <text:p>28.1036345151862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878288219596">
                <text:p>28.0878288219596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367581649511">
                <text:p>28.0367581649511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604428771127">
                <text:p>28.0604428771127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829173687724">
                <text:p>28.0829173687724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508600133533">
                <text:p>27.6508600133533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014020920103">
                <text:p>26.8014020920103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5041808412552">
                <text:p>29.5041808412552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6524768286573">
                <text:p>29.6524768286573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666442259519">
                <text:p>29.666442259519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3925054876137">
                <text:p>29.3925054876137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3481498902477">
                <text:p>29.3481498902477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416431483224">
                <text:p>28.0416431483224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7248843953288">
                <text:p>27.724884395328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8050003918802">
                <text:p>27.8050003918802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7607806895255">
                <text:p>27.760780689525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949327234849">
                <text:p>27.494932723484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8951144248994">
                <text:p>27.895114424899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781144833847">
                <text:p>26.578114483384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984802431611">
                <text:p>26.998480243161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0444653349001">
                <text:p>27.044465334900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572631091204">
                <text:p>28.157263109120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922310603135">
                <text:p>27.992231060313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804219565687">
                <text:p>28.080421956568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415707776662">
                <text:p>27.9415707776662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7983659222191">
                <text:p>27.798365922219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852099723334">
                <text:p>28.0852099723334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004027136706">
                <text:p>28.000402713670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268702952201">
                <text:p>27.626870295220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70009905894">
                <text:p>28.17000990589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5-01.csv</text:p>
              </table:table-cell>
              <table:table-cell office:value-type="float" office:value="27.0537312970478">
                <text:p>27.0537312970478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083051950063">
                <text:p>26.908305195006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460187532452">
                <text:p>26.846018753245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550105372469">
                <text:p>26.9550105372469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896460095904">
                <text:p>27.9896460095904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584843290891">
                <text:p>28.1584843290891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926818070519">
                <text:p>28.2926818070519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4124186799426">
                <text:p>28.4124186799426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5486087779848">
                <text:p>28.5486087779848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471702147155">
                <text:p>28.1471702147155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179000632511">
                <text:p>27.2179000632511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863317369959">
                <text:p>27.2863317369959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865604433668">
                <text:p>27.386560443366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303365717208">
                <text:p>28.2303365717208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4975393922976">
                <text:p>28.4975393922976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607091259331">
                <text:p>27.560709125933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436432637571">
                <text:p>27.543643263757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977831993012">
                <text:p>27.5977831993012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690069576218">
                <text:p>27.4690069576218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43507766551">
                <text:p>28.043507766551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049852311773">
                <text:p>28.2049852311773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4227500150702">
                <text:p>28.4227500150702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3760880696365">
                <text:p>28.3760880696365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866441148932">
                <text:p>28.2866441148932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5610945829621">
                <text:p>28.5610945829621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926626826029">
                <text:p>28.2926626826029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958802120301">
                <text:p>27.395880212030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987154299531">
                <text:p>27.398715429953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690382639183">
                <text:p>27.3690382639183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698599084191">
                <text:p>27.3698599084191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660667059588">
                <text:p>27.366066705958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754496912567">
                <text:p>27.475449691256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331354592369">
                <text:p>27.4331354592369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198420088307">
                <text:p>27.3198420088307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535851942949">
                <text:p>27.3535851942949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427417174781">
                <text:p>27.542741717478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264019463551">
                <text:p>27.5264019463551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7558345598174">
                <text:p>27.7558345598174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798378013066">
                <text:p>27.79837801306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7191653971383">
                <text:p>27.7191653971383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023499771632">
                <text:p>27.502349977163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693341982662">
                <text:p>27.469334198266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657582378646">
                <text:p>27.365758237864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60866614538">
                <text:p>27.46086661453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77672538432">
                <text:p>27.67767253843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8488691390103">
                <text:p>27.848869139010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955976512939">
                <text:p>28.1955976512939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857536414525">
                <text:p>28.085753641452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8727950310559">
                <text:p>27.8727950310559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154911875603">
                <text:p>27.515491187560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222283927162">
                <text:p>27.5222283927162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7982053605355">
                <text:p>27.7982053605355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071368107651">
                <text:p>28.007136810765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780483894476">
                <text:p>27.78048389447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556214707189">
                <text:p>28.1556214707189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52226977334">
                <text:p>28.252226977334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773681872978">
                <text:p>28.1773681872978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952411187657">
                <text:p>28.095241118765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4174037089872">
                <text:p>28.4174037089872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969973296972">
                <text:p>28.0969973296972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301393406531">
                <text:p>28.301393406531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01.csv</text:p>
              </table:table-cell>
              <table:table-cell office:value-type="float" office:value="27.9468701206529">
                <text:p>27.9468701206529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302742675809">
                <text:p>28.0302742675809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825833924769">
                <text:p>28.082583392476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385411938266">
                <text:p>28.038541193826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248099182932">
                <text:p>28.024809918293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063591199432">
                <text:p>28.2063591199432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747186073545">
                <text:p>28.174718607354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297365942753">
                <text:p>28.029736594275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866662925447">
                <text:p>28.286666292544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253718062794">
                <text:p>28.225371806279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899569786304">
                <text:p>28.189956978630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7221260363442">
                <text:p>28.7221260363442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5153781276356">
                <text:p>28.515378127635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4143561089975">
                <text:p>28.414356108997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030057138044">
                <text:p>26.903005713804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261188255322">
                <text:p>27.526118825532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043571297847">
                <text:p>27.5043571297847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717173001144">
                <text:p>27.4717173001144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0969499064">
                <text:p>27.6096949906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815159987574">
                <text:p>27.481515998757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756655174363">
                <text:p>27.575665517436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961558102587">
                <text:p>26.9961558102587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0430921240505">
                <text:p>27.0430921240505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148021145878">
                <text:p>27.2148021145878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934705302695">
                <text:p>27.1934705302695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766003472519">
                <text:p>27.6766003472519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680992960356">
                <text:p>27.368099296035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82486631016">
                <text:p>26.682486631016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0552395039254">
                <text:p>27.055239503925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769540647108">
                <text:p>26.9769540647108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0782675638686">
                <text:p>27.078267563868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269631044708">
                <text:p>27.269631044708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8436611307019">
                <text:p>27.8436611307019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23854541319">
                <text:p>28.023854541319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111270597692">
                <text:p>26.611127059769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3657168401927">
                <text:p>26.3657168401927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220068382012">
                <text:p>26.522006838201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722524111639">
                <text:p>26.6722524111639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275661910114">
                <text:p>26.6275661910114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193017399593">
                <text:p>26.7193017399593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811101316575">
                <text:p>26.8811101316575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130150425114">
                <text:p>26.4130150425114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872083216193">
                <text:p>26.287208321619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371239808828">
                <text:p>26.437123980882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3318948552151">
                <text:p>26.331894855215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32182066096">
                <text:p>26.43218206609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804852335503">
                <text:p>26.2804852335503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145880361174">
                <text:p>26.514588036117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774505917662">
                <text:p>26.7774505917662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923912735113">
                <text:p>26.2923912735113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1871258549348">
                <text:p>25.1871258549348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445184331469">
                <text:p>25.2445184331469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261130636463">
                <text:p>25.2261130636463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1703851356161">
                <text:p>24.1703851356161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1721173104435">
                <text:p>24.1721173104435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0085743518799">
                <text:p>24.0085743518799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0593681053254">
                <text:p>24.0593681053254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1560557774669">
                <text:p>25.1560557774669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1397711551764">
                <text:p>25.139771155176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1197400276689">
                <text:p>25.1197400276689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1361376507717">
                <text:p>24.1361376507717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1831487569937">
                <text:p>24.1831487569937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01.csv</text:p>
              </table:table-cell>
              <table:table-cell office:value-type="float" office:value="24.2027599930784">
                <text:p>24.2027599930784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2993708695276">
                <text:p>24.2993708695276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5462594451174">
                <text:p>24.5462594451174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855655534406">
                <text:p>24.4855655534406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439060967872">
                <text:p>24.4439060967872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49097306339">
                <text:p>24.449097306339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118503778047">
                <text:p>24.4118503778047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49313606737">
                <text:p>24.449313606737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257718430502">
                <text:p>24.4257718430502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476408836592">
                <text:p>24.4476408836592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5008507815654">
                <text:p>24.5008507815654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5758060794832">
                <text:p>24.5758060794832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0774211224549">
                <text:p>25.0774211224549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7477994863063">
                <text:p>24.7477994863063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8464235725314">
                <text:p>24.8464235725314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1244552826758">
                <text:p>24.1244552826758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968976364318">
                <text:p>24.4968976364318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0661452771926">
                <text:p>24.0661452771926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0483535828692">
                <text:p>24.048353582869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2105999826845">
                <text:p>24.2105999826845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3308392082234">
                <text:p>24.3308392082234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353790925998">
                <text:p>24.353790925998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660904447202">
                <text:p>24.9660904447202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3340553028662">
                <text:p>24.3340553028662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2802252544943">
                <text:p>24.2802252544943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2842053620386">
                <text:p>24.2842053620386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1978875068541">
                <text:p>24.1978875068541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2816801823901">
                <text:p>24.2816801823901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2659663501775">
                <text:p>24.2659663501775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0075322501515">
                <text:p>25.0075322501515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0678912585495">
                <text:p>25.0678912585495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1784508383596">
                <text:p>25.1784508383596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749357882889">
                <text:p>24.9749357882889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0751637759372">
                <text:p>25.0751637759372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0879195405616">
                <text:p>25.0879195405616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166690715997">
                <text:p>24.9166690715997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1413743229063">
                <text:p>25.1413743229063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0955162927881">
                <text:p>25.0955162927881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7095607015154">
                <text:p>24.7095607015154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1529052855623">
                <text:p>25.1529052855623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5496698146702">
                <text:p>25.5496698146702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6191808447184">
                <text:p>24.6191808447184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5193921749627">
                <text:p>24.5193921749627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7898007832454">
                <text:p>24.7898007832454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115585447528">
                <text:p>24.9115585447528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0254412849764">
                <text:p>25.0254412849764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255065554231">
                <text:p>24.9255065554231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476835757361">
                <text:p>24.9476835757361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8446279584539">
                <text:p>24.8446279584539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8122339519837">
                <text:p>24.8122339519837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304150407946">
                <text:p>24.9304150407946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8615878608775">
                <text:p>24.8615878608775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0062984289472">
                <text:p>25.0062984289472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8883498598683">
                <text:p>24.8883498598683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629503255708">
                <text:p>24.9629503255708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0581335835537">
                <text:p>25.0581335835537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0331399812335">
                <text:p>25.0331399812335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0625986322988">
                <text:p>25.0625986322988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985792225506">
                <text:p>24.4985792225506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3854853375767">
                <text:p>24.3854853375767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141708342805">
                <text:p>24.4141708342805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1-01.csv</text:p>
              </table:table-cell>
              <table:table-cell office:value-type="float" office:value="24.3691581476689">
                <text:p>24.3691581476689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60917285109">
                <text:p>24.460917285109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132474622537">
                <text:p>24.4132474622537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3531661406352">
                <text:p>24.3531661406352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870949871447">
                <text:p>24.870949871447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8384045001278">
                <text:p>24.8384045001278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7110003125089">
                <text:p>24.7110003125089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0857548442047">
                <text:p>26.0857548442047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353415478962">
                <text:p>26.1353415478962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3521612605579">
                <text:p>28.3521612605579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734544680247">
                <text:p>27.5734544680247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651317258317">
                <text:p>27.6651317258317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8793692876579">
                <text:p>27.8793692876579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708435079886">
                <text:p>28.2708435079886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368079995531">
                <text:p>28.1368079995531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6338891682029">
                <text:p>28.6338891682029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810112076917">
                <text:p>28.0810112076917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462170546969">
                <text:p>27.6462170546969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528773861762">
                <text:p>27.9528773861762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594287151681">
                <text:p>27.3594287151681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513653260292">
                <text:p>27.3513653260292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908605606641">
                <text:p>27.990860560664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067024203573">
                <text:p>27.1067024203573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023519224592">
                <text:p>27.6023519224592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652653631285">
                <text:p>26.2652653631285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881803326769">
                <text:p>26.2881803326769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3803997150878">
                <text:p>26.3803997150878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943673971034">
                <text:p>26.2943673971034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877103554221">
                <text:p>26.5877103554221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163459522911">
                <text:p>26.7163459522911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38349039032">
                <text:p>27.538349039032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986837385138">
                <text:p>26.7986837385138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038538435022">
                <text:p>26.7038538435022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766425370562">
                <text:p>26.7766425370562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612108334828">
                <text:p>26.5612108334828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0199324278484">
                <text:p>27.0199324278484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8489396056934">
                <text:p>27.8489396056934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452017803349">
                <text:p>27.452017803349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0963592200073">
                <text:p>26.0963592200073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255068140213">
                <text:p>26.2255068140213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0660392709915">
                <text:p>26.0660392709915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002874810154">
                <text:p>26.2002874810154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486338056817">
                <text:p>28.1486338056817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838803782955">
                <text:p>26.838803782955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202404700837">
                <text:p>27.5202404700837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5223299654167">
                <text:p>27.5223299654167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4164235607">
                <text:p>28.04164235607</text:p>
              </table:table-cell>
              <table:table-cell office:value-type="float" office:value="15">
                <text:p>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180468675794">
                <text:p>28.0180468675794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525095320154">
                <text:p>27.952509532015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0406654093">
                <text:p>28.0406654093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471766255278">
                <text:p>28.1471766255278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244620042632">
                <text:p>28.1244620042632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969586705045">
                <text:p>27.9969586705045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627713738748">
                <text:p>27.9627713738748</text:p>
              </table:table-cell>
              <table:table-cell office:value-type="float" office:value="14">
                <text:p>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092117939185">
                <text:p>27.909211793918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620483317277">
                <text:p>27.9620483317277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273756669789">
                <text:p>27.9273756669789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1155569434639">
                <text:p>28.1155569434639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3080662023271">
                <text:p>28.3080662023271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6504507684788">
                <text:p>28.6504507684788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31.csv</text:p>
              </table:table-cell>
              <table:table-cell office:value-type="float" office:value="28.2799750179898">
                <text:p>28.2799750179898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fals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2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5" loext:regression-period="20" loext:regression-extrapolate-forward="0" loext:regression-extrapolate-backward="0" loext:regression-force-intercept="false" loext:regression-intercept-value="0" chart:regression-type="polynomial"/>
      <style:graphic-properties svg:stroke-width="0.05cm" svg:stroke-color="#ff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23cm" svg:y="0.315cm" chart:style-name="ch2">
          <text:p>Failures</text:p>
        </chart:title>
        <chart:plot-area chart:style-name="ch3" table:cell-range-address="klhf.A2:klhf.A732 klhf.D1:klhf.D732" chart:data-source-has-labels="both" svg:x="0.665cm" svg:y="0.176cm" svg:width="15.008cm" svg:height="8.359cm">
          <chartooo:coordinate-region svg:x="1.286cm" svg:y="0.35cm" svg:width="14.387cm" svg:height="8.013cm"/>
          <chart:axis chart:dimension="x" chart:name="primary-x" chart:style-name="ch4" chartooo:axis-type="auto">
            <chartooo:date-scale/>
            <chart:categories table:cell-range-address="klhf.A2:klhf.A7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lhf.D2:klhf.D732" chart:label-cell-address="klhf.D1:klhf.D1" chart:class="chart:line">
            <chart:regression-curve chart:style-name="ch8"/>
            <chart:data-point chart:repeated="7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ure</text:p>
                <draw:g>
                  <svg:desc>klhf.D1:klhf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-01-01.csv</text:p>
                <draw:g>
                  <svg:desc>klhf.A2:klhf.A732</svg:desc>
                </draw:g>
              </table:table-cell>
              <table:table-cell office:value-type="float" office:value="1">
                <text:p>1</text:p>
                <draw:g>
                  <svg:desc>klhf.D2:klhf.D73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3-0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5-0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-07-0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09-0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1-0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1-01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0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0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7-0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0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0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31.csv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000" chart:maximum="75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30" chart:maximum="33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ff0000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1.784cm" svg:y="0.265cm" style:legend-expansion="custom" chartooo:width="8.727cm" chartooo:height="1.508cm" style:legend-expansion-aspect-ratio="5.78713527851459" chart:style-name="ch2"/>
        <chart:plot-area chart:style-name="ch3" table:cell-range-address="klhf.F1:klhf.F732 klhf.J1:klhf.J732" chart:data-source-has-labels="row" svg:x="0.672cm" svg:y="0.123cm" svg:width="14.761cm" svg:height="8.65cm">
          <chartooo:coordinate-region svg:x="1.849cm" svg:y="0.296cm" svg:width="12.776cm" svg:height="8.305cm"/>
          <chart:axis chart:dimension="x" chart:name="primary-x" chart:style-name="ch4"/>
          <chart:axis chart:dimension="y" chart:name="primary-y" chart:style-name="ch5">
            <chart:title svg:x="0cm" svg:y="5.867cm" chart:style-name="ch6">
              <text:p>Drive count [units]</text:p>
            </chart:title>
            <chart:grid chart:style-name="ch7" chart:class="major"/>
          </chart:axis>
          <chart:axis chart:dimension="y" chart:name="secondary-y" chart:style-name="ch8">
            <chart:title svg:x="15.49cm" svg:y="5.524cm" chart:style-name="ch6">
              <text:p>Capacity [Pb]</text:p>
            </chart:title>
          </chart:axis>
          <chart:series chart:attached-axis="primary-y" chart:style-name="ch9" chart:values-cell-range-address="klhf.F2:klhf.F732" chart:label-cell-address="klhf.F1:klhf.F1" chart:class="chart:line">
            <chart:data-point chart:repeated="731"/>
          </chart:series>
          <chart:series chart:attached-axis="secondary-y" chart:style-name="ch10" chart:values-cell-range-address="klhf.J2:klhf.J732" chart:label-cell-address="klhf.J1:klhf.J1" chart:class="chart:line">
            <chart:data-point chart:repeated="7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klhf.F1:klhf.F1</svg:desc>
                </draw:g>
              </table:table-cell>
              <table:table-cell office:value-type="string">
                <text:p>Tot_Capacity [Pbytes]</text:p>
                <draw:g>
                  <svg:desc>klhf.J1:klhf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211">
                <text:p>41211</text:p>
                <draw:g>
                  <svg:desc>klhf.F2:klhf.F732</svg:desc>
                </draw:g>
              </table:table-cell>
              <table:table-cell office:value-type="float" office:value="138.852675366839">
                <text:p>138.852675366839</text:p>
                <draw:g>
                  <svg:desc>klhf.J2:klhf.J7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210">
                <text:p>41210</text:p>
              </table:table-cell>
              <table:table-cell office:value-type="float" office:value="138.850674967905">
                <text:p>138.850674967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213">
                <text:p>41213</text:p>
              </table:table-cell>
              <table:table-cell office:value-type="float" office:value="138.855675970659">
                <text:p>138.855675970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211">
                <text:p>41211</text:p>
              </table:table-cell>
              <table:table-cell office:value-type="float" office:value="138.851175075767">
                <text:p>138.851175075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256">
                <text:p>41256</text:p>
              </table:table-cell>
              <table:table-cell office:value-type="float" office:value="138.983701274838">
                <text:p>138.9837012748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303">
                <text:p>41303</text:p>
              </table:table-cell>
              <table:table-cell office:value-type="float" office:value="139.301693477905">
                <text:p>139.301693477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305">
                <text:p>41305</text:p>
              </table:table-cell>
              <table:table-cell office:value-type="float" office:value="139.625396301276">
                <text:p>139.625396301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258">
                <text:p>41258</text:p>
              </table:table-cell>
              <table:table-cell office:value-type="float" office:value="139.488369207313">
                <text:p>139.4883692073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259">
                <text:p>41259</text:p>
              </table:table-cell>
              <table:table-cell office:value-type="float" office:value="139.489869509223">
                <text:p>139.489869509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351">
                <text:p>41351</text:p>
              </table:table-cell>
              <table:table-cell office:value-type="float" office:value="139.850940557649">
                <text:p>139.850940557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351">
                <text:p>41351</text:p>
              </table:table-cell>
              <table:table-cell office:value-type="float" office:value="139.850940557649">
                <text:p>139.8509405576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351">
                <text:p>41351</text:p>
              </table:table-cell>
              <table:table-cell office:value-type="float" office:value="139.850940557649">
                <text:p>139.8509405576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51">
                <text:p>41351</text:p>
              </table:table-cell>
              <table:table-cell office:value-type="float" office:value="139.895949289809">
                <text:p>139.8959492898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442">
                <text:p>41442</text:p>
              </table:table-cell>
              <table:table-cell office:value-type="float" office:value="140.298368349341">
                <text:p>140.298368349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580">
                <text:p>41580</text:p>
              </table:table-cell>
              <table:table-cell office:value-type="float" office:value="140.932492871419">
                <text:p>140.932492871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626">
                <text:p>41626</text:p>
              </table:table-cell>
              <table:table-cell office:value-type="float" office:value="141.203045859952">
                <text:p>141.203045859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628">
                <text:p>41628</text:p>
              </table:table-cell>
              <table:table-cell office:value-type="float" office:value="141.207546754844">
                <text:p>141.207546754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27">
                <text:p>41627</text:p>
              </table:table-cell>
              <table:table-cell office:value-type="float" office:value="141.204546161862">
                <text:p>141.2045461618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901">
                <text:p>41901</text:p>
              </table:table-cell>
              <table:table-cell office:value-type="float" office:value="142.460792855766">
                <text:p>142.4607928557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949">
                <text:p>41949</text:p>
              </table:table-cell>
              <table:table-cell office:value-type="float" office:value="142.648329759991">
                <text:p>142.648329759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996">
                <text:p>41996</text:p>
              </table:table-cell>
              <table:table-cell office:value-type="float" office:value="142.696839680706">
                <text:p>142.696839680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133">
                <text:p>42133</text:p>
              </table:table-cell>
              <table:table-cell office:value-type="float" office:value="143.236945951434">
                <text:p>143.236945951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134">
                <text:p>42134</text:p>
              </table:table-cell>
              <table:table-cell office:value-type="float" office:value="143.238446253344">
                <text:p>143.2384462533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302">
                <text:p>42302</text:p>
              </table:table-cell>
              <table:table-cell office:value-type="float" office:value="143.76054934551">
                <text:p>143.76054934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271">
                <text:p>42271</text:p>
              </table:table-cell>
              <table:table-cell office:value-type="float" office:value="143.777052233">
                <text:p>143.7770522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271">
                <text:p>42271</text:p>
              </table:table-cell>
              <table:table-cell office:value-type="float" office:value="143.777052233">
                <text:p>143.7770522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363">
                <text:p>42363</text:p>
              </table:table-cell>
              <table:table-cell office:value-type="float" office:value="144.139623572497">
                <text:p>144.1396235724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362">
                <text:p>42362</text:p>
              </table:table-cell>
              <table:table-cell office:value-type="float" office:value="144.138123270587">
                <text:p>144.1381232705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502">
                <text:p>42502</text:p>
              </table:table-cell>
              <table:table-cell office:value-type="float" office:value="144.673728700614">
                <text:p>144.673728700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502">
                <text:p>42502</text:p>
              </table:table-cell>
              <table:table-cell office:value-type="float" office:value="144.682730447046">
                <text:p>144.6827304470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549">
                <text:p>42549</text:p>
              </table:table-cell>
              <table:table-cell office:value-type="float" office:value="144.867446793217">
                <text:p>144.8674467932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549">
                <text:p>42549</text:p>
              </table:table-cell>
              <table:table-cell office:value-type="float" office:value="144.867446793217">
                <text:p>144.8674467932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549">
                <text:p>42549</text:p>
              </table:table-cell>
              <table:table-cell office:value-type="float" office:value="144.867446793217">
                <text:p>144.8674467932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595">
                <text:p>42595</text:p>
              </table:table-cell>
              <table:table-cell office:value-type="float" office:value="145.04798231743">
                <text:p>145.047982317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594">
                <text:p>42594</text:p>
              </table:table-cell>
              <table:table-cell office:value-type="float" office:value="145.04648201552">
                <text:p>145.046482015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733">
                <text:p>42733</text:p>
              </table:table-cell>
              <table:table-cell office:value-type="float" office:value="145.634597622228">
                <text:p>145.6345976222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685">
                <text:p>42685</text:p>
              </table:table-cell>
              <table:table-cell office:value-type="float" office:value="145.494069838259">
                <text:p>145.4940698382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687">
                <text:p>42687</text:p>
              </table:table-cell>
              <table:table-cell office:value-type="float" office:value="145.409053365855">
                <text:p>145.4090533658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687">
                <text:p>42687</text:p>
              </table:table-cell>
              <table:table-cell office:value-type="float" office:value="145.409053365855">
                <text:p>145.4090533658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686">
                <text:p>42686</text:p>
              </table:table-cell>
              <table:table-cell office:value-type="float" office:value="145.405052578825">
                <text:p>145.405052578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687">
                <text:p>42687</text:p>
              </table:table-cell>
              <table:table-cell office:value-type="float" office:value="145.409053365855">
                <text:p>145.4090533658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745">
                <text:p>43745</text:p>
              </table:table-cell>
              <table:table-cell office:value-type="float" office:value="149.561790504248">
                <text:p>149.5617905042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699">
                <text:p>43699</text:p>
              </table:table-cell>
              <table:table-cell office:value-type="float" office:value="149.516281176516">
                <text:p>149.5162811765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653">
                <text:p>43653</text:p>
              </table:table-cell>
              <table:table-cell office:value-type="float" office:value="149.604637820167">
                <text:p>149.6046378201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653">
                <text:p>43653</text:p>
              </table:table-cell>
              <table:table-cell office:value-type="float" office:value="149.604887868679">
                <text:p>149.6048878686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602">
                <text:p>43602</text:p>
              </table:table-cell>
              <table:table-cell office:value-type="float" office:value="149.457858790884">
                <text:p>149.4578587908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600">
                <text:p>43600</text:p>
              </table:table-cell>
              <table:table-cell office:value-type="float" office:value="149.453357895992">
                <text:p>149.4533578959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600">
                <text:p>43600</text:p>
              </table:table-cell>
              <table:table-cell office:value-type="float" office:value="149.453357895992">
                <text:p>149.453357895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606">
                <text:p>43606</text:p>
              </table:table-cell>
              <table:table-cell office:value-type="float" office:value="149.465700355573">
                <text:p>149.4657003555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558">
                <text:p>43558</text:p>
              </table:table-cell>
              <table:table-cell office:value-type="float" office:value="149.280003808396">
                <text:p>149.2800038083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698">
                <text:p>43698</text:p>
              </table:table-cell>
              <table:table-cell office:value-type="float" office:value="149.807527670515">
                <text:p>149.8075276705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744">
                <text:p>43744</text:p>
              </table:table-cell>
              <table:table-cell office:value-type="float" office:value="150.144433532192">
                <text:p>150.1444335321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742">
                <text:p>43742</text:p>
              </table:table-cell>
              <table:table-cell office:value-type="float" office:value="150.1399326373">
                <text:p>150.13993263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741">
                <text:p>43741</text:p>
              </table:table-cell>
              <table:table-cell office:value-type="float" office:value="150.13843233539">
                <text:p>150.138432335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836">
                <text:p>43836</text:p>
              </table:table-cell>
              <table:table-cell office:value-type="float" office:value="150.550853378754">
                <text:p>150.5508533787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837">
                <text:p>43837</text:p>
              </table:table-cell>
              <table:table-cell office:value-type="float" office:value="150.554194037712">
                <text:p>150.5541940377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883">
                <text:p>43883</text:p>
              </table:table-cell>
              <table:table-cell office:value-type="float" office:value="150.509685901125">
                <text:p>150.509685901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837">
                <text:p>43837</text:p>
              </table:table-cell>
              <table:table-cell office:value-type="float" office:value="150.351654742992">
                <text:p>150.3516547429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837">
                <text:p>43837</text:p>
              </table:table-cell>
              <table:table-cell office:value-type="float" office:value="150.351654742992">
                <text:p>150.3516547429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836">
                <text:p>43836</text:p>
              </table:table-cell>
              <table:table-cell office:value-type="float" office:value="150.350154441082">
                <text:p>150.3501544410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835">
                <text:p>43835</text:p>
              </table:table-cell>
              <table:table-cell office:value-type="float" office:value="150.346153654052">
                <text:p>150.3461536540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837">
                <text:p>43837</text:p>
              </table:table-cell>
              <table:table-cell office:value-type="float" office:value="150.351654742992">
                <text:p>150.3516547429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112">
                <text:p>44112</text:p>
              </table:table-cell>
              <table:table-cell office:value-type="float" office:value="151.703419979318">
                <text:p>151.7034199793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112">
                <text:p>44112</text:p>
              </table:table-cell>
              <table:table-cell office:value-type="float" office:value="151.791937152566">
                <text:p>151.7919371525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111">
                <text:p>44111</text:p>
              </table:table-cell>
              <table:table-cell office:value-type="float" office:value="151.788936559584">
                <text:p>151.7889365595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159">
                <text:p>44159</text:p>
              </table:table-cell>
              <table:table-cell office:value-type="float" office:value="151.863791602361">
                <text:p>151.8637916023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112">
                <text:p>44112</text:p>
              </table:table-cell>
              <table:table-cell office:value-type="float" office:value="151.794277606639">
                <text:p>151.7942776066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110">
                <text:p>44110</text:p>
              </table:table-cell>
              <table:table-cell office:value-type="float" office:value="151.786276032579">
                <text:p>151.7862760325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384">
                <text:p>44384</text:p>
              </table:table-cell>
              <table:table-cell office:value-type="float" office:value="152.701456556115">
                <text:p>152.7014565561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343">
                <text:p>44343</text:p>
              </table:table-cell>
              <table:table-cell office:value-type="float" office:value="152.540924967052">
                <text:p>152.5409249670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291">
                <text:p>44291</text:p>
              </table:table-cell>
              <table:table-cell office:value-type="float" office:value="152.56434894808">
                <text:p>152.564348948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200">
                <text:p>44200</text:p>
              </table:table-cell>
              <table:table-cell office:value-type="float" office:value="152.384813130204">
                <text:p>152.3848131302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200">
                <text:p>44200</text:p>
              </table:table-cell>
              <table:table-cell office:value-type="float" office:value="152.699874255324">
                <text:p>152.6998742553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199">
                <text:p>44199</text:p>
              </table:table-cell>
              <table:table-cell office:value-type="float" office:value="152.695873468294">
                <text:p>152.6958734682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193">
                <text:p>44193</text:p>
              </table:table-cell>
              <table:table-cell office:value-type="float" office:value="152.684371171714">
                <text:p>152.6843711717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200">
                <text:p>44200</text:p>
              </table:table-cell>
              <table:table-cell office:value-type="float" office:value="152.700294336824">
                <text:p>152.7002943368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199">
                <text:p>44199</text:p>
              </table:table-cell>
              <table:table-cell office:value-type="float" office:value="152.697713825342">
                <text:p>152.6977138253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199">
                <text:p>44199</text:p>
              </table:table-cell>
              <table:table-cell office:value-type="float" office:value="153.013195031963">
                <text:p>153.0131950319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7">
                <text:p>44157</text:p>
              </table:table-cell>
              <table:table-cell office:value-type="float" office:value="152.84866265587">
                <text:p>152.848662655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296">
                <text:p>44296</text:p>
              </table:table-cell>
              <table:table-cell office:value-type="float" office:value="152.944602775438">
                <text:p>152.9446027754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294">
                <text:p>44294</text:p>
              </table:table-cell>
              <table:table-cell office:value-type="float" office:value="152.939601783522">
                <text:p>152.9396017835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295">
                <text:p>44295</text:p>
              </table:table-cell>
              <table:table-cell office:value-type="float" office:value="152.943102473528">
                <text:p>152.9431024735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388">
                <text:p>44388</text:p>
              </table:table-cell>
              <table:table-cell office:value-type="float" office:value="153.305923872376">
                <text:p>153.3059238723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341">
                <text:p>44341</text:p>
              </table:table-cell>
              <table:table-cell office:value-type="float" office:value="153.234909585581">
                <text:p>153.2349095855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295">
                <text:p>44295</text:p>
              </table:table-cell>
              <table:table-cell office:value-type="float" office:value="153.167576023721">
                <text:p>153.1675760237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341">
                <text:p>44341</text:p>
              </table:table-cell>
              <table:table-cell office:value-type="float" office:value="153.304443075798">
                <text:p>153.3044430757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296">
                <text:p>44296</text:p>
              </table:table-cell>
              <table:table-cell office:value-type="float" office:value="153.30846336816">
                <text:p>153.308463368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249">
                <text:p>44249</text:p>
              </table:table-cell>
              <table:table-cell office:value-type="float" office:value="153.124927250966">
                <text:p>153.1249272509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249">
                <text:p>44249</text:p>
              </table:table-cell>
              <table:table-cell office:value-type="float" office:value="153.124927250966">
                <text:p>153.1249272509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251">
                <text:p>44251</text:p>
              </table:table-cell>
              <table:table-cell office:value-type="float" office:value="153.130208297215">
                <text:p>153.1302082972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251">
                <text:p>44251</text:p>
              </table:table-cell>
              <table:table-cell office:value-type="float" office:value="153.130458345727">
                <text:p>153.1304583457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297">
                <text:p>44297</text:p>
              </table:table-cell>
              <table:table-cell office:value-type="float" office:value="153.356682734052">
                <text:p>153.3566827340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125">
                <text:p>45125</text:p>
              </table:table-cell>
              <table:table-cell office:value-type="float" office:value="158.316653991962">
                <text:p>158.3166539919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205">
                <text:p>44205</text:p>
              </table:table-cell>
              <table:table-cell office:value-type="float" office:value="152.905594221307">
                <text:p>152.9055942213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204">
                <text:p>44204</text:p>
              </table:table-cell>
              <table:table-cell office:value-type="float" office:value="152.904093919397">
                <text:p>152.9040939193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203">
                <text:p>44203</text:p>
              </table:table-cell>
              <table:table-cell office:value-type="float" office:value="152.902593617487">
                <text:p>152.9025936174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205">
                <text:p>44205</text:p>
              </table:table-cell>
              <table:table-cell office:value-type="float" office:value="153.063224803272">
                <text:p>153.0632248032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113">
                <text:p>44113</text:p>
              </table:table-cell>
              <table:table-cell office:value-type="float" office:value="152.995050579863">
                <text:p>152.9950505798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067">
                <text:p>44067</text:p>
              </table:table-cell>
              <table:table-cell office:value-type="float" office:value="152.85952378781">
                <text:p>152.859523787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297">
                <text:p>44297</text:p>
              </table:table-cell>
              <table:table-cell office:value-type="float" office:value="154.07718251847">
                <text:p>154.077182518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435">
                <text:p>44435</text:p>
              </table:table-cell>
              <table:table-cell office:value-type="float" office:value="154.371741161252">
                <text:p>154.3717411612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433">
                <text:p>44433</text:p>
              </table:table-cell>
              <table:table-cell office:value-type="float" office:value="154.36473978124">
                <text:p>154.364739781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433">
                <text:p>44433</text:p>
              </table:table-cell>
              <table:table-cell office:value-type="float" office:value="154.36473978124">
                <text:p>154.364739781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434">
                <text:p>44434</text:p>
              </table:table-cell>
              <table:table-cell office:value-type="float" office:value="154.367740374222">
                <text:p>154.3677403742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434">
                <text:p>44434</text:p>
              </table:table-cell>
              <table:table-cell office:value-type="float" office:value="154.367740374222">
                <text:p>154.3677403742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710">
                <text:p>44710</text:p>
              </table:table-cell>
              <table:table-cell office:value-type="float" office:value="155.993478775014">
                <text:p>155.9934787750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585">
                <text:p>45585</text:p>
              </table:table-cell>
              <table:table-cell office:value-type="float" office:value="161.406218383959">
                <text:p>161.4062183839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585">
                <text:p>45585</text:p>
              </table:table-cell>
              <table:table-cell office:value-type="float" office:value="161.406218383959">
                <text:p>161.4062183839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585">
                <text:p>45585</text:p>
              </table:table-cell>
              <table:table-cell office:value-type="float" office:value="161.406218383959">
                <text:p>161.4062183839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583">
                <text:p>45583</text:p>
              </table:table-cell>
              <table:table-cell office:value-type="float" office:value="161.398216809899">
                <text:p>161.3982168098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585">
                <text:p>45585</text:p>
              </table:table-cell>
              <table:table-cell office:value-type="float" office:value="161.406218383959">
                <text:p>161.4062183839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411">
                <text:p>46411</text:p>
              </table:table-cell>
              <table:table-cell office:value-type="float" office:value="164.784542764328">
                <text:p>164.7845427643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458">
                <text:p>46458</text:p>
              </table:table-cell>
              <table:table-cell office:value-type="float" office:value="164.831552393971">
                <text:p>164.8315523939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505">
                <text:p>46505</text:p>
              </table:table-cell>
              <table:table-cell office:value-type="float" office:value="165.017008883738">
                <text:p>165.0170088837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505">
                <text:p>46505</text:p>
              </table:table-cell>
              <table:table-cell office:value-type="float" office:value="165.085362144978">
                <text:p>165.0853621449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458">
                <text:p>46458</text:p>
              </table:table-cell>
              <table:table-cell office:value-type="float" office:value="165.035852030215">
                <text:p>165.0358520302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458">
                <text:p>46458</text:p>
              </table:table-cell>
              <table:table-cell office:value-type="float" office:value="165.035852030215">
                <text:p>165.0358520302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459">
                <text:p>46459</text:p>
              </table:table-cell>
              <table:table-cell office:value-type="float" office:value="165.039852817245">
                <text:p>165.0398528172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413">
                <text:p>46413</text:p>
              </table:table-cell>
              <table:table-cell office:value-type="float" office:value="164.972179189409">
                <text:p>164.9721791894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413">
                <text:p>46413</text:p>
              </table:table-cell>
              <table:table-cell office:value-type="float" office:value="164.972179189409">
                <text:p>164.9721791894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457">
                <text:p>46457</text:p>
              </table:table-cell>
              <table:table-cell office:value-type="float" office:value="164.963918063445">
                <text:p>164.9639180634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687">
                <text:p>46687</text:p>
              </table:table-cell>
              <table:table-cell office:value-type="float" office:value="165.865405453592">
                <text:p>165.8654054535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688">
                <text:p>46688</text:p>
              </table:table-cell>
              <table:table-cell office:value-type="float" office:value="165.871906725742">
                <text:p>165.8719067257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687">
                <text:p>46687</text:p>
              </table:table-cell>
              <table:table-cell office:value-type="float" office:value="165.870406423832">
                <text:p>165.8704064238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689">
                <text:p>46689</text:p>
              </table:table-cell>
              <table:table-cell office:value-type="float" office:value="165.873407027652">
                <text:p>165.8734070276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734">
                <text:p>46734</text:p>
              </table:table-cell>
              <table:table-cell office:value-type="float" office:value="166.163883870782">
                <text:p>166.1638838707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735">
                <text:p>46735</text:p>
              </table:table-cell>
              <table:table-cell office:value-type="float" office:value="166.166884463765">
                <text:p>166.1668844637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734">
                <text:p>46734</text:p>
              </table:table-cell>
              <table:table-cell office:value-type="float" office:value="166.163883870782">
                <text:p>166.1638838707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781">
                <text:p>46781</text:p>
              </table:table-cell>
              <table:table-cell office:value-type="float" office:value="166.189549359441">
                <text:p>166.1895493594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780">
                <text:p>46780</text:p>
              </table:table-cell>
              <table:table-cell office:value-type="float" office:value="166.186548766459">
                <text:p>166.1865487664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774">
                <text:p>46774</text:p>
              </table:table-cell>
              <table:table-cell office:value-type="float" office:value="166.160543656183">
                <text:p>166.1605436561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734">
                <text:p>46734</text:p>
              </table:table-cell>
              <table:table-cell office:value-type="float" office:value="166.052602281002">
                <text:p>166.0526022810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780">
                <text:p>46780</text:p>
              </table:table-cell>
              <table:table-cell office:value-type="float" office:value="166.098111608735">
                <text:p>166.0981116087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780">
                <text:p>46780</text:p>
              </table:table-cell>
              <table:table-cell office:value-type="float" office:value="166.096611317663">
                <text:p>166.0966113176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688">
                <text:p>46688</text:p>
              </table:table-cell>
              <table:table-cell office:value-type="float" office:value="165.777548419253">
                <text:p>165.7775484192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642">
                <text:p>46642</text:p>
              </table:table-cell>
              <table:table-cell office:value-type="float" office:value="165.59909329866">
                <text:p>165.599093298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643">
                <text:p>46643</text:p>
              </table:table-cell>
              <table:table-cell office:value-type="float" office:value="165.60309408569">
                <text:p>165.603094085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643">
                <text:p>46643</text:p>
              </table:table-cell>
              <table:table-cell office:value-type="float" office:value="165.60309408569">
                <text:p>165.603094085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643">
                <text:p>46643</text:p>
              </table:table-cell>
              <table:table-cell office:value-type="float" office:value="165.60309408569">
                <text:p>165.603094085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596">
                <text:p>46596</text:p>
              </table:table-cell>
              <table:table-cell office:value-type="float" office:value="165.531419670824">
                <text:p>165.5314196708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517">
                <text:p>47517</text:p>
              </table:table-cell>
              <table:table-cell office:value-type="float" office:value="169.146130942109">
                <text:p>169.1461309421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7517">
                <text:p>47517</text:p>
              </table:table-cell>
              <table:table-cell office:value-type="float" office:value="169.146130942109">
                <text:p>169.1461309421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517">
                <text:p>47517</text:p>
              </table:table-cell>
              <table:table-cell office:value-type="float" office:value="169.191979837269">
                <text:p>169.1919798372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517">
                <text:p>47517</text:p>
              </table:table-cell>
              <table:table-cell office:value-type="float" office:value="169.191979837269">
                <text:p>169.1919798372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7516">
                <text:p>47516</text:p>
              </table:table-cell>
              <table:table-cell office:value-type="float" office:value="169.190479535359">
                <text:p>169.1904795353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7515">
                <text:p>47515</text:p>
              </table:table-cell>
              <table:table-cell office:value-type="float" office:value="169.186478748329">
                <text:p>169.1864787483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7517">
                <text:p>47517</text:p>
              </table:table-cell>
              <table:table-cell office:value-type="float" office:value="169.237408650929">
                <text:p>169.2374086509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517">
                <text:p>47517</text:p>
              </table:table-cell>
              <table:table-cell office:value-type="float" office:value="169.237408650929">
                <text:p>169.2374086509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7517">
                <text:p>47517</text:p>
              </table:table-cell>
              <table:table-cell office:value-type="float" office:value="169.237408650929">
                <text:p>169.2374086509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517">
                <text:p>47517</text:p>
              </table:table-cell>
              <table:table-cell office:value-type="float" office:value="169.237408650929">
                <text:p>169.2374086509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7517">
                <text:p>47517</text:p>
              </table:table-cell>
              <table:table-cell office:value-type="float" office:value="169.237408650929">
                <text:p>169.2374086509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7517">
                <text:p>47517</text:p>
              </table:table-cell>
              <table:table-cell office:value-type="float" office:value="169.233407863899">
                <text:p>169.2334078638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7517">
                <text:p>47517</text:p>
              </table:table-cell>
              <table:table-cell office:value-type="float" office:value="169.237308631524">
                <text:p>169.2373086315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425">
                <text:p>47425</text:p>
              </table:table-cell>
              <table:table-cell office:value-type="float" office:value="169.102121406899">
                <text:p>169.1021214068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425">
                <text:p>47425</text:p>
              </table:table-cell>
              <table:table-cell office:value-type="float" office:value="169.102121406899">
                <text:p>169.1021214068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425">
                <text:p>47425</text:p>
              </table:table-cell>
              <table:table-cell office:value-type="float" office:value="169.102541488399">
                <text:p>169.1025414883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609">
                <text:p>47609</text:p>
              </table:table-cell>
              <table:table-cell office:value-type="float" office:value="169.66672293925">
                <text:p>169.666722939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608">
                <text:p>47608</text:p>
              </table:table-cell>
              <table:table-cell office:value-type="float" office:value="169.663722346268">
                <text:p>169.6637223462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7608">
                <text:p>47608</text:p>
              </table:table-cell>
              <table:table-cell office:value-type="float" office:value="169.663722346268">
                <text:p>169.6637223462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483">
                <text:p>48483</text:p>
              </table:table-cell>
              <table:table-cell office:value-type="float" office:value="173.209839811192">
                <text:p>173.2098398111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563">
                <text:p>47563</text:p>
              </table:table-cell>
              <table:table-cell office:value-type="float" office:value="169.599129326937">
                <text:p>169.5991293269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7563">
                <text:p>47563</text:p>
              </table:table-cell>
              <table:table-cell office:value-type="float" office:value="169.599129326937">
                <text:p>169.5991293269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8437">
                <text:p>48437</text:p>
              </table:table-cell>
              <table:table-cell office:value-type="float" office:value="173.164330483459">
                <text:p>173.1643304834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8436">
                <text:p>48436</text:p>
              </table:table-cell>
              <table:table-cell office:value-type="float" office:value="173.163170247525">
                <text:p>173.1631702475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433">
                <text:p>48433</text:p>
              </table:table-cell>
              <table:table-cell office:value-type="float" office:value="173.158169244771">
                <text:p>173.1581692447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8429">
                <text:p>48429</text:p>
              </table:table-cell>
              <table:table-cell office:value-type="float" office:value="173.145666775819">
                <text:p>173.1456667758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8388">
                <text:p>48388</text:p>
              </table:table-cell>
              <table:table-cell office:value-type="float" office:value="173.092576031393">
                <text:p>173.0925760313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8388">
                <text:p>48388</text:p>
              </table:table-cell>
              <table:table-cell office:value-type="float" office:value="173.092576031393">
                <text:p>173.0925760313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8296">
                <text:p>48296</text:p>
              </table:table-cell>
              <table:table-cell office:value-type="float" office:value="172.844446894867">
                <text:p>172.8444468948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248">
                <text:p>48248</text:p>
              </table:table-cell>
              <table:table-cell office:value-type="float" office:value="172.768851708495">
                <text:p>172.7688517084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204">
                <text:p>48204</text:p>
              </table:table-cell>
              <table:table-cell office:value-type="float" office:value="172.709259670242">
                <text:p>172.7092596702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8204">
                <text:p>48204</text:p>
              </table:table-cell>
              <table:table-cell office:value-type="float" office:value="172.70900962173">
                <text:p>172.709009621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8204">
                <text:p>48204</text:p>
              </table:table-cell>
              <table:table-cell office:value-type="float" office:value="172.70900962173">
                <text:p>172.709009621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8204">
                <text:p>48204</text:p>
              </table:table-cell>
              <table:table-cell office:value-type="float" office:value="172.708919604266">
                <text:p>172.7089196042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8204">
                <text:p>48204</text:p>
              </table:table-cell>
              <table:table-cell office:value-type="float" office:value="172.70857953829">
                <text:p>172.708579538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8204">
                <text:p>48204</text:p>
              </table:table-cell>
              <table:table-cell office:value-type="float" office:value="172.708659553814">
                <text:p>172.7086595538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153">
                <text:p>48153</text:p>
              </table:table-cell>
              <table:table-cell office:value-type="float" office:value="172.508120094451">
                <text:p>172.5081200944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8158">
                <text:p>48158</text:p>
              </table:table-cell>
              <table:table-cell office:value-type="float" office:value="172.528124029601">
                <text:p>172.5281240296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8158">
                <text:p>48158</text:p>
              </table:table-cell>
              <table:table-cell office:value-type="float" office:value="172.528124029601">
                <text:p>172.5281240296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8157">
                <text:p>48157</text:p>
              </table:table-cell>
              <table:table-cell office:value-type="float" office:value="172.526123630667">
                <text:p>172.526123630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8112">
                <text:p>48112</text:p>
              </table:table-cell>
              <table:table-cell office:value-type="float" office:value="172.573472329188">
                <text:p>172.5734723291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792">
                <text:p>47792</text:p>
              </table:table-cell>
              <table:table-cell office:value-type="float" office:value="172.101577309177">
                <text:p>172.1015773091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700">
                <text:p>47700</text:p>
              </table:table-cell>
              <table:table-cell office:value-type="float" office:value="171.964389696456">
                <text:p>171.9643896964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62">
                <text:p>47562</text:p>
              </table:table-cell>
              <table:table-cell office:value-type="float" office:value="171.761608859518">
                <text:p>171.7616088595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562">
                <text:p>47562</text:p>
              </table:table-cell>
              <table:table-cell office:value-type="float" office:value="171.761608859518">
                <text:p>171.7616088595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7561">
                <text:p>47561</text:p>
              </table:table-cell>
              <table:table-cell office:value-type="float" office:value="171.755607684392">
                <text:p>171.7556076843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560">
                <text:p>47560</text:p>
              </table:table-cell>
              <table:table-cell office:value-type="float" office:value="171.75260709141">
                <text:p>171.752607091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515">
                <text:p>47515</text:p>
              </table:table-cell>
              <table:table-cell office:value-type="float" office:value="171.689924442711">
                <text:p>171.6899244427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515">
                <text:p>47515</text:p>
              </table:table-cell>
              <table:table-cell office:value-type="float" office:value="171.690924636759">
                <text:p>171.6909246367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470">
                <text:p>47470</text:p>
              </table:table-cell>
              <table:table-cell office:value-type="float" office:value="171.513389705528">
                <text:p>171.5133897055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470">
                <text:p>47470</text:p>
              </table:table-cell>
              <table:table-cell office:value-type="float" office:value="171.513389705528">
                <text:p>171.5133897055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7470">
                <text:p>47470</text:p>
              </table:table-cell>
              <table:table-cell office:value-type="float" office:value="171.513389705528">
                <text:p>171.5133897055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7469">
                <text:p>47469</text:p>
              </table:table-cell>
              <table:table-cell office:value-type="float" office:value="171.509388918498">
                <text:p>171.5093889184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467">
                <text:p>47467</text:p>
              </table:table-cell>
              <table:table-cell office:value-type="float" office:value="171.502387538486">
                <text:p>171.5023875384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7469">
                <text:p>47469</text:p>
              </table:table-cell>
              <table:table-cell office:value-type="float" office:value="171.510389112546">
                <text:p>171.5103891125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7469">
                <text:p>47469</text:p>
              </table:table-cell>
              <table:table-cell office:value-type="float" office:value="171.510389112546">
                <text:p>171.5103891125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7469">
                <text:p>47469</text:p>
              </table:table-cell>
              <table:table-cell office:value-type="float" office:value="171.510229081499">
                <text:p>171.5102290814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7469">
                <text:p>47469</text:p>
              </table:table-cell>
              <table:table-cell office:value-type="float" office:value="171.509889015522">
                <text:p>171.5098890155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7423">
                <text:p>47423</text:p>
              </table:table-cell>
              <table:table-cell office:value-type="float" office:value="171.441015154828">
                <text:p>171.4410151548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7422">
                <text:p>47422</text:p>
              </table:table-cell>
              <table:table-cell office:value-type="float" office:value="171.438014561846">
                <text:p>171.4380145618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7422">
                <text:p>47422</text:p>
              </table:table-cell>
              <table:table-cell office:value-type="float" office:value="171.438014561846">
                <text:p>171.4380145618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7423">
                <text:p>47423</text:p>
              </table:table-cell>
              <table:table-cell office:value-type="float" office:value="171.439014766732">
                <text:p>171.4390147667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7377">
                <text:p>47377</text:p>
              </table:table-cell>
              <table:table-cell office:value-type="float" office:value="171.393345407952">
                <text:p>171.3933454079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8297">
                <text:p>48297</text:p>
              </table:table-cell>
              <table:table-cell office:value-type="float" office:value="175.003895861159">
                <text:p>175.0038958611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8297">
                <text:p>48297</text:p>
              </table:table-cell>
              <table:table-cell office:value-type="float" office:value="175.003895861159">
                <text:p>175.0038958611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8298">
                <text:p>48298</text:p>
              </table:table-cell>
              <table:table-cell office:value-type="float" office:value="175.0064663707">
                <text:p>175.00646637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8298">
                <text:p>48298</text:p>
              </table:table-cell>
              <table:table-cell office:value-type="float" office:value="175.0064663707">
                <text:p>175.00646637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8298">
                <text:p>48298</text:p>
              </table:table-cell>
              <table:table-cell office:value-type="float" office:value="175.0064663707">
                <text:p>175.00646637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8298">
                <text:p>48298</text:p>
              </table:table-cell>
              <table:table-cell office:value-type="float" office:value="175.005446172771">
                <text:p>175.0054461727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8298">
                <text:p>48298</text:p>
              </table:table-cell>
              <table:table-cell office:value-type="float" office:value="175.005446172771">
                <text:p>175.0054461727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8298">
                <text:p>48298</text:p>
              </table:table-cell>
              <table:table-cell office:value-type="float" office:value="175.004606009771">
                <text:p>175.0046060097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8252">
                <text:p>48252</text:p>
              </table:table-cell>
              <table:table-cell office:value-type="float" office:value="174.958236515157">
                <text:p>174.9582365151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8251">
                <text:p>48251</text:p>
              </table:table-cell>
              <table:table-cell office:value-type="float" office:value="174.953125512734">
                <text:p>174.9531255127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8251">
                <text:p>48251</text:p>
              </table:table-cell>
              <table:table-cell office:value-type="float" office:value="174.953125512734">
                <text:p>174.9531255127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8250">
                <text:p>48250</text:p>
              </table:table-cell>
              <table:table-cell office:value-type="float" office:value="174.949124725704">
                <text:p>174.9491247257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8252">
                <text:p>48252</text:p>
              </table:table-cell>
              <table:table-cell office:value-type="float" office:value="174.957306334692">
                <text:p>174.9573063346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8252">
                <text:p>48252</text:p>
              </table:table-cell>
              <table:table-cell office:value-type="float" office:value="174.956286136763">
                <text:p>174.9562861367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8252">
                <text:p>48252</text:p>
              </table:table-cell>
              <table:table-cell office:value-type="float" office:value="174.956286136763">
                <text:p>174.9562861367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8252">
                <text:p>48252</text:p>
              </table:table-cell>
              <table:table-cell office:value-type="float" office:value="174.956126105716">
                <text:p>174.9561261057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9217">
                <text:p>49217</text:p>
              </table:table-cell>
              <table:table-cell office:value-type="float" office:value="178.742691195201">
                <text:p>178.7426911952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9218">
                <text:p>49218</text:p>
              </table:table-cell>
              <table:table-cell office:value-type="float" office:value="178.746691982231">
                <text:p>178.7466919822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9218">
                <text:p>49218</text:p>
              </table:table-cell>
              <table:table-cell office:value-type="float" office:value="178.746691982231">
                <text:p>178.7466919822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9172">
                <text:p>49172</text:p>
              </table:table-cell>
              <table:table-cell office:value-type="float" office:value="178.679018354394">
                <text:p>178.6790183543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8988">
                <text:p>48988</text:p>
              </table:table-cell>
              <table:table-cell office:value-type="float" office:value="177.957896455472">
                <text:p>177.9578964554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034">
                <text:p>49034</text:p>
              </table:table-cell>
              <table:table-cell office:value-type="float" office:value="178.183350694381">
                <text:p>178.1833506943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080">
                <text:p>49080</text:p>
              </table:table-cell>
              <table:table-cell office:value-type="float" office:value="178.408464867313">
                <text:p>178.4084648673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8988">
                <text:p>48988</text:p>
              </table:table-cell>
              <table:table-cell office:value-type="float" office:value="178.092742617023">
                <text:p>178.0927426170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8987">
                <text:p>48987</text:p>
              </table:table-cell>
              <table:table-cell office:value-type="float" office:value="178.089742024041">
                <text:p>178.0897420240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8987">
                <text:p>48987</text:p>
              </table:table-cell>
              <table:table-cell office:value-type="float" office:value="178.089742024041">
                <text:p>178.0897420240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8986">
                <text:p>48986</text:p>
              </table:table-cell>
              <table:table-cell office:value-type="float" office:value="178.130749969171">
                <text:p>178.1307499691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8986">
                <text:p>48986</text:p>
              </table:table-cell>
              <table:table-cell office:value-type="float" office:value="178.129729771242">
                <text:p>178.1297297712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8987">
                <text:p>48987</text:p>
              </table:table-cell>
              <table:table-cell office:value-type="float" office:value="178.133730558273">
                <text:p>178.1337305582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8987">
                <text:p>48987</text:p>
              </table:table-cell>
              <table:table-cell office:value-type="float" office:value="178.178749292373">
                <text:p>178.1787492923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8987">
                <text:p>48987</text:p>
              </table:table-cell>
              <table:table-cell office:value-type="float" office:value="178.179449428207">
                <text:p>178.1794494282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8987">
                <text:p>48987</text:p>
              </table:table-cell>
              <table:table-cell office:value-type="float" office:value="178.179789494183">
                <text:p>178.1797894941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8987">
                <text:p>48987</text:p>
              </table:table-cell>
              <table:table-cell office:value-type="float" office:value="178.179789494183">
                <text:p>178.1797894941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8940">
                <text:p>48940</text:p>
              </table:table-cell>
              <table:table-cell office:value-type="float" office:value="178.040852029588">
                <text:p>178.0408520295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849">
                <text:p>48849</text:p>
              </table:table-cell>
              <table:table-cell office:value-type="float" office:value="177.683781768193">
                <text:p>177.6837817681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896">
                <text:p>48896</text:p>
              </table:table-cell>
              <table:table-cell office:value-type="float" office:value="177.86631769134">
                <text:p>177.866317691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897">
                <text:p>48897</text:p>
              </table:table-cell>
              <table:table-cell office:value-type="float" office:value="177.87031847837">
                <text:p>177.870318478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816">
                <text:p>49816</text:p>
              </table:table-cell>
              <table:table-cell office:value-type="float" office:value="181.522036907754">
                <text:p>181.5220369077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9817">
                <text:p>49817</text:p>
              </table:table-cell>
              <table:table-cell office:value-type="float" office:value="181.526037694785">
                <text:p>181.5260376947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801">
                <text:p>49801</text:p>
              </table:table-cell>
              <table:table-cell office:value-type="float" office:value="181.507033834464">
                <text:p>181.5070338344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817">
                <text:p>49817</text:p>
              </table:table-cell>
              <table:table-cell office:value-type="float" office:value="181.526037694785">
                <text:p>181.5260376947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771">
                <text:p>49771</text:p>
              </table:table-cell>
              <table:table-cell office:value-type="float" office:value="181.390850968708">
                <text:p>181.3908509687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771">
                <text:p>49771</text:p>
              </table:table-cell>
              <table:table-cell office:value-type="float" office:value="181.435859700868">
                <text:p>181.4358597008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771">
                <text:p>49771</text:p>
              </table:table-cell>
              <table:table-cell office:value-type="float" office:value="181.390510902732">
                <text:p>181.3905109027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771">
                <text:p>49771</text:p>
              </table:table-cell>
              <table:table-cell office:value-type="float" office:value="181.525537099212">
                <text:p>181.5255370992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70">
                <text:p>49770</text:p>
              </table:table-cell>
              <table:table-cell office:value-type="float" office:value="181.524036797302">
                <text:p>181.5240367973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770">
                <text:p>49770</text:p>
              </table:table-cell>
              <table:table-cell office:value-type="float" office:value="181.524376863278">
                <text:p>181.5243768632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9770">
                <text:p>49770</text:p>
              </table:table-cell>
              <table:table-cell office:value-type="float" office:value="181.524376863278">
                <text:p>181.5243768632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9771">
                <text:p>49771</text:p>
              </table:table-cell>
              <table:table-cell office:value-type="float" office:value="181.525877165188">
                <text:p>181.5258771651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9908">
                <text:p>49908</text:p>
              </table:table-cell>
              <table:table-cell office:value-type="float" office:value="182.01813415266">
                <text:p>182.018134152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9908">
                <text:p>49908</text:p>
              </table:table-cell>
              <table:table-cell office:value-type="float" office:value="182.018474218636">
                <text:p>182.0184742186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9909">
                <text:p>49909</text:p>
              </table:table-cell>
              <table:table-cell office:value-type="float" office:value="182.022475005666">
                <text:p>182.0224750056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9909">
                <text:p>49909</text:p>
              </table:table-cell>
              <table:table-cell office:value-type="float" office:value="182.022475005666">
                <text:p>182.0224750056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9909">
                <text:p>49909</text:p>
              </table:table-cell>
              <table:table-cell office:value-type="float" office:value="182.022475005666">
                <text:p>182.0224750056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0041">
                <text:p>50041</text:p>
              </table:table-cell>
              <table:table-cell office:value-type="float" office:value="182.540076856124">
                <text:p>182.5400768561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0047">
                <text:p>50047</text:p>
              </table:table-cell>
              <table:table-cell office:value-type="float" office:value="182.564081578305">
                <text:p>182.5640815783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0185">
                <text:p>50185</text:p>
              </table:table-cell>
              <table:table-cell office:value-type="float" office:value="183.105688150943">
                <text:p>183.1056881509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0185">
                <text:p>50185</text:p>
              </table:table-cell>
              <table:table-cell office:value-type="float" office:value="183.105688150943">
                <text:p>183.1056881509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0139">
                <text:p>50139</text:p>
              </table:table-cell>
              <table:table-cell office:value-type="float" office:value="182.92515262673">
                <text:p>182.925152626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0185">
                <text:p>50185</text:p>
              </table:table-cell>
              <table:table-cell office:value-type="float" office:value="183.105688150943">
                <text:p>183.1056881509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0185">
                <text:p>50185</text:p>
              </table:table-cell>
              <table:table-cell office:value-type="float" office:value="183.105688150943">
                <text:p>183.1056881509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0185">
                <text:p>50185</text:p>
              </table:table-cell>
              <table:table-cell office:value-type="float" office:value="183.105188053919">
                <text:p>183.1051880539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0277">
                <text:p>50277</text:p>
              </table:table-cell>
              <table:table-cell office:value-type="float" office:value="183.331232905864">
                <text:p>183.3312329058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277">
                <text:p>50277</text:p>
              </table:table-cell>
              <table:table-cell office:value-type="float" office:value="183.331232905864">
                <text:p>183.3312329058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0230">
                <text:p>50230</text:p>
              </table:table-cell>
              <table:table-cell office:value-type="float" office:value="183.279722403005">
                <text:p>183.2797224030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0231">
                <text:p>50231</text:p>
              </table:table-cell>
              <table:table-cell office:value-type="float" office:value="183.285723578131">
                <text:p>183.2857235781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231">
                <text:p>50231</text:p>
              </table:table-cell>
              <table:table-cell office:value-type="float" office:value="183.285723578131">
                <text:p>183.2857235781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277">
                <text:p>50277</text:p>
              </table:table-cell>
              <table:table-cell office:value-type="float" office:value="183.466079067416">
                <text:p>183.4660790674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0277">
                <text:p>50277</text:p>
              </table:table-cell>
              <table:table-cell office:value-type="float" office:value="183.466079067416">
                <text:p>183.4660790674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0276">
                <text:p>50276</text:p>
              </table:table-cell>
              <table:table-cell office:value-type="float" office:value="183.464918831482">
                <text:p>183.4649188314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0276">
                <text:p>50276</text:p>
              </table:table-cell>
              <table:table-cell office:value-type="float" office:value="183.465678978958">
                <text:p>183.4656789789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0276">
                <text:p>50276</text:p>
              </table:table-cell>
              <table:table-cell office:value-type="float" office:value="183.465678978958">
                <text:p>183.4656789789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1196">
                <text:p>51196</text:p>
              </table:table-cell>
              <table:table-cell office:value-type="float" office:value="187.076209428284">
                <text:p>187.0762094282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1195">
                <text:p>51195</text:p>
              </table:table-cell>
              <table:table-cell office:value-type="float" office:value="187.072208641254">
                <text:p>187.0722086412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1196">
                <text:p>51196</text:p>
              </table:table-cell>
              <table:table-cell office:value-type="float" office:value="187.076209428284">
                <text:p>187.0762094282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1104">
                <text:p>51104</text:p>
              </table:table-cell>
              <table:table-cell office:value-type="float" office:value="186.760907259495">
                <text:p>186.7609072594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1150">
                <text:p>51150</text:p>
              </table:table-cell>
              <table:table-cell office:value-type="float" office:value="186.941022702208">
                <text:p>186.9410227022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1150">
                <text:p>51150</text:p>
              </table:table-cell>
              <table:table-cell office:value-type="float" office:value="186.941202737137">
                <text:p>186.9412027371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1151">
                <text:p>51151</text:p>
              </table:table-cell>
              <table:table-cell office:value-type="float" office:value="186.942122926499">
                <text:p>186.9421229264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1149">
                <text:p>51149</text:p>
              </table:table-cell>
              <table:table-cell office:value-type="float" office:value="186.93853220819">
                <text:p>186.938532208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1149">
                <text:p>51149</text:p>
              </table:table-cell>
              <table:table-cell office:value-type="float" office:value="186.93853220819">
                <text:p>186.938532208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1143">
                <text:p>51143</text:p>
              </table:table-cell>
              <table:table-cell office:value-type="float" office:value="186.912527097914">
                <text:p>186.9125270979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1057">
                <text:p>51057</text:p>
              </table:table-cell>
              <table:table-cell office:value-type="float" office:value="186.757336057357">
                <text:p>186.7573360573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1057">
                <text:p>51057</text:p>
              </table:table-cell>
              <table:table-cell office:value-type="float" office:value="186.757336057357">
                <text:p>186.7573360573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1011">
                <text:p>51011</text:p>
              </table:table-cell>
              <table:table-cell office:value-type="float" office:value="186.622149331281">
                <text:p>186.6221493312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1012">
                <text:p>51012</text:p>
              </table:table-cell>
              <table:table-cell office:value-type="float" office:value="186.625399972775">
                <text:p>186.6253999727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1012">
                <text:p>51012</text:p>
              </table:table-cell>
              <table:table-cell office:value-type="float" office:value="186.624219743798">
                <text:p>186.6242197437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1012">
                <text:p>51012</text:p>
              </table:table-cell>
              <table:table-cell office:value-type="float" office:value="186.624219743798">
                <text:p>186.6242197437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011">
                <text:p>51011</text:p>
              </table:table-cell>
              <table:table-cell office:value-type="float" office:value="186.621219150816">
                <text:p>186.6212191508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1932">
                <text:p>51932</text:p>
              </table:table-cell>
              <table:table-cell office:value-type="float" office:value="190.144412666709">
                <text:p>190.1444126667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852">
                <text:p>52852</text:p>
              </table:table-cell>
              <table:table-cell office:value-type="float" office:value="193.755123150964">
                <text:p>193.7551231509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2760">
                <text:p>52760</text:p>
              </table:table-cell>
              <table:table-cell office:value-type="float" office:value="193.439660951127">
                <text:p>193.4396609511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2760">
                <text:p>52760</text:p>
              </table:table-cell>
              <table:table-cell office:value-type="float" office:value="193.484909729859">
                <text:p>193.4849097298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2760">
                <text:p>52760</text:p>
              </table:table-cell>
              <table:table-cell office:value-type="float" office:value="193.484909729859">
                <text:p>193.4849097298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2759">
                <text:p>52759</text:p>
              </table:table-cell>
              <table:table-cell office:value-type="float" office:value="193.480908942829">
                <text:p>193.4809089428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2760">
                <text:p>52760</text:p>
              </table:table-cell>
              <table:table-cell office:value-type="float" office:value="193.484909729859">
                <text:p>193.4849097298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2668">
                <text:p>52668</text:p>
              </table:table-cell>
              <table:table-cell office:value-type="float" office:value="193.371726774289">
                <text:p>193.3717267742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643">
                <text:p>23643</text:p>
              </table:table-cell>
              <table:table-cell office:value-type="float" office:value="95.1529668649943">
                <text:p>95.15296686499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2713">
                <text:p>52713</text:p>
              </table:table-cell>
              <table:table-cell office:value-type="float" office:value="193.461344648701">
                <text:p>193.4613446487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2714">
                <text:p>52714</text:p>
              </table:table-cell>
              <table:table-cell office:value-type="float" office:value="193.463064993302">
                <text:p>193.4630649933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2668">
                <text:p>52668</text:p>
              </table:table-cell>
              <table:table-cell office:value-type="float" office:value="193.416515463759">
                <text:p>193.4165154637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2668">
                <text:p>52668</text:p>
              </table:table-cell>
              <table:table-cell office:value-type="float" office:value="193.416515463759">
                <text:p>193.4165154637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2576">
                <text:p>52576</text:p>
              </table:table-cell>
              <table:table-cell office:value-type="float" office:value="193.190470611813">
                <text:p>193.1904706118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2576">
                <text:p>52576</text:p>
              </table:table-cell>
              <table:table-cell office:value-type="float" office:value="193.100293116446">
                <text:p>193.1002931164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2622">
                <text:p>52622</text:p>
              </table:table-cell>
              <table:table-cell office:value-type="float" office:value="193.281008675587">
                <text:p>193.2810086755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3451">
                <text:p>53451</text:p>
              </table:table-cell>
              <table:table-cell office:value-type="float" office:value="196.780216541111">
                <text:p>196.7802165411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3451">
                <text:p>53451</text:p>
              </table:table-cell>
              <table:table-cell office:value-type="float" office:value="196.78039657604">
                <text:p>196.780396576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3405">
                <text:p>53405</text:p>
              </table:table-cell>
              <table:table-cell office:value-type="float" office:value="196.779815964943">
                <text:p>196.7798159649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3405">
                <text:p>53405</text:p>
              </table:table-cell>
              <table:table-cell office:value-type="float" office:value="196.779815964943">
                <text:p>196.7798159649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3404">
                <text:p>53404</text:p>
              </table:table-cell>
              <table:table-cell office:value-type="float" office:value="196.775815177913">
                <text:p>196.7758151779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3405">
                <text:p>53405</text:p>
              </table:table-cell>
              <table:table-cell office:value-type="float" office:value="196.780826160932">
                <text:p>196.7808261609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3359">
                <text:p>53359</text:p>
              </table:table-cell>
              <table:table-cell office:value-type="float" office:value="196.735316833199">
                <text:p>196.7353168331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3222">
                <text:p>53222</text:p>
              </table:table-cell>
              <table:table-cell office:value-type="float" office:value="196.149781748811">
                <text:p>196.1497817488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3176">
                <text:p>53176</text:p>
              </table:table-cell>
              <table:table-cell office:value-type="float" office:value="196.104362438542">
                <text:p>196.1043624385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3222">
                <text:p>53222</text:p>
              </table:table-cell>
              <table:table-cell office:value-type="float" office:value="196.307002251216">
                <text:p>196.3070022512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3221">
                <text:p>53221</text:p>
              </table:table-cell>
              <table:table-cell office:value-type="float" office:value="196.303001464186">
                <text:p>196.3030014641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3222">
                <text:p>53222</text:p>
              </table:table-cell>
              <table:table-cell office:value-type="float" office:value="196.307002251216">
                <text:p>196.3070022512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3176">
                <text:p>53176</text:p>
              </table:table-cell>
              <table:table-cell office:value-type="float" office:value="196.239328623379">
                <text:p>196.2393286233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4095">
                <text:p>54095</text:p>
              </table:table-cell>
              <table:table-cell office:value-type="float" office:value="199.849538999772">
                <text:p>199.8495389997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4095">
                <text:p>54095</text:p>
              </table:table-cell>
              <table:table-cell office:value-type="float" office:value="199.849538999772">
                <text:p>199.8495389997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4095">
                <text:p>54095</text:p>
              </table:table-cell>
              <table:table-cell office:value-type="float" office:value="199.849538999772">
                <text:p>199.8495389997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4094">
                <text:p>54094</text:p>
              </table:table-cell>
              <table:table-cell office:value-type="float" office:value="199.841677463717">
                <text:p>199.8416774637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4094">
                <text:p>54094</text:p>
              </table:table-cell>
              <table:table-cell office:value-type="float" office:value="199.841677463717">
                <text:p>199.8416774637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4094">
                <text:p>54094</text:p>
              </table:table-cell>
              <table:table-cell office:value-type="float" office:value="199.848178725029">
                <text:p>199.8481787250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5014">
                <text:p>55014</text:p>
              </table:table-cell>
              <table:table-cell office:value-type="float" office:value="203.458729178236">
                <text:p>203.4587291782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5015">
                <text:p>55015</text:p>
              </table:table-cell>
              <table:table-cell office:value-type="float" office:value="203.460159466563">
                <text:p>203.4601594665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5015">
                <text:p>55015</text:p>
              </table:table-cell>
              <table:table-cell office:value-type="float" office:value="203.460159466563">
                <text:p>203.4601594665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4969">
                <text:p>54969</text:p>
              </table:table-cell>
              <table:table-cell office:value-type="float" office:value="203.392485838726">
                <text:p>203.3924858387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5015">
                <text:p>55015</text:p>
              </table:table-cell>
              <table:table-cell office:value-type="float" office:value="203.460159466563">
                <text:p>203.4601594665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5015">
                <text:p>55015</text:p>
              </table:table-cell>
              <table:table-cell office:value-type="float" office:value="203.460159466563">
                <text:p>203.4601594665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5015">
                <text:p>55015</text:p>
              </table:table-cell>
              <table:table-cell office:value-type="float" office:value="203.460159466563">
                <text:p>203.4601594665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4968">
                <text:p>54968</text:p>
              </table:table-cell>
              <table:table-cell office:value-type="float" office:value="203.27562315532">
                <text:p>203.275623155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5015">
                <text:p>55015</text:p>
              </table:table-cell>
              <table:table-cell office:value-type="float" office:value="203.460239482086">
                <text:p>203.4602394820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5015">
                <text:p>55015</text:p>
              </table:table-cell>
              <table:table-cell office:value-type="float" office:value="203.460239482086">
                <text:p>203.4602394820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4923">
                <text:p>54923</text:p>
              </table:table-cell>
              <table:table-cell office:value-type="float" office:value="203.099758548149">
                <text:p>203.0997585481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4923">
                <text:p>54923</text:p>
              </table:table-cell>
              <table:table-cell office:value-type="float" office:value="203.099758548149">
                <text:p>203.0997585481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4969">
                <text:p>54969</text:p>
              </table:table-cell>
              <table:table-cell office:value-type="float" office:value="203.280294072362">
                <text:p>203.2802940723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5888">
                <text:p>55888</text:p>
              </table:table-cell>
              <table:table-cell office:value-type="float" office:value="206.887003769587">
                <text:p>206.88700376958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5889">
                <text:p>55889</text:p>
              </table:table-cell>
              <table:table-cell office:value-type="float" office:value="206.891004556617">
                <text:p>206.8910045566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5950">
                <text:p>55950</text:p>
              </table:table-cell>
              <table:table-cell office:value-type="float" office:value="207.131371851351">
                <text:p>207.1313718513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5950">
                <text:p>55950</text:p>
              </table:table-cell>
              <table:table-cell office:value-type="float" office:value="207.131371851351">
                <text:p>207.1313718513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6042">
                <text:p>56042</text:p>
              </table:table-cell>
              <table:table-cell office:value-type="float" office:value="207.22205044084">
                <text:p>207.222050440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6916">
                <text:p>56916</text:p>
              </table:table-cell>
              <table:table-cell office:value-type="float" office:value="210.787431632291">
                <text:p>210.7874316322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6916">
                <text:p>56916</text:p>
              </table:table-cell>
              <table:table-cell office:value-type="float" office:value="210.787431632291">
                <text:p>210.7874316322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6915">
                <text:p>56915</text:p>
              </table:table-cell>
              <table:table-cell office:value-type="float" office:value="210.783430845261">
                <text:p>210.78343084526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7836">
                <text:p>57836</text:p>
              </table:table-cell>
              <table:table-cell office:value-type="float" office:value="214.398142116546">
                <text:p>214.3981421165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5796">
                <text:p>55796</text:p>
              </table:table-cell>
              <table:table-cell office:value-type="float" office:value="206.978200465786">
                <text:p>206.9782004657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5796">
                <text:p>55796</text:p>
              </table:table-cell>
              <table:table-cell office:value-type="float" office:value="206.978200465786">
                <text:p>206.9782004657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5796">
                <text:p>55796</text:p>
              </table:table-cell>
              <table:table-cell office:value-type="float" office:value="206.978380500714">
                <text:p>206.9783805007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5887">
                <text:p>55887</text:p>
              </table:table-cell>
              <table:table-cell office:value-type="float" office:value="207.202244918797">
                <text:p>207.2022449187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5887">
                <text:p>55887</text:p>
              </table:table-cell>
              <table:table-cell office:value-type="float" office:value="207.202244918797">
                <text:p>207.2022449187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5887">
                <text:p>55887</text:p>
              </table:table-cell>
              <table:table-cell office:value-type="float" office:value="207.202244918797">
                <text:p>207.2022449187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7590">
                <text:p>57590</text:p>
              </table:table-cell>
              <table:table-cell office:value-type="float" office:value="214.221885255255">
                <text:p>214.2218852552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7590">
                <text:p>57590</text:p>
              </table:table-cell>
              <table:table-cell office:value-type="float" office:value="214.221885255255">
                <text:p>214.2218852552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7543">
                <text:p>57543</text:p>
              </table:table-cell>
              <table:table-cell office:value-type="float" office:value="214.12835660044">
                <text:p>214.128356600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7605">
                <text:p>57605</text:p>
              </table:table-cell>
              <table:table-cell office:value-type="float" office:value="214.372724682204">
                <text:p>214.3727246822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7605">
                <text:p>57605</text:p>
              </table:table-cell>
              <table:table-cell office:value-type="float" office:value="214.372724682204">
                <text:p>214.3727246822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7560">
                <text:p>57560</text:p>
              </table:table-cell>
              <table:table-cell office:value-type="float" office:value="214.306551356278">
                <text:p>214.3065513562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7514">
                <text:p>57514</text:p>
              </table:table-cell>
              <table:table-cell office:value-type="float" office:value="214.238707695453">
                <text:p>214.2387076954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7513">
                <text:p>57513</text:p>
              </table:table-cell>
              <table:table-cell office:value-type="float" office:value="214.235797119935">
                <text:p>214.2357971199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7514">
                <text:p>57514</text:p>
              </table:table-cell>
              <table:table-cell office:value-type="float" office:value="214.238937740084">
                <text:p>214.2389377400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7514">
                <text:p>57514</text:p>
              </table:table-cell>
              <table:table-cell office:value-type="float" office:value="214.238827718739">
                <text:p>214.2388277187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7560">
                <text:p>57560</text:p>
              </table:table-cell>
              <table:table-cell office:value-type="float" office:value="214.285087192008">
                <text:p>214.2850871920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7514">
                <text:p>57514</text:p>
              </table:table-cell>
              <table:table-cell office:value-type="float" office:value="214.217073498195">
                <text:p>214.2170734981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7513">
                <text:p>57513</text:p>
              </table:table-cell>
              <table:table-cell office:value-type="float" office:value="214.216073293309">
                <text:p>214.2160732933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7499">
                <text:p>57499</text:p>
              </table:table-cell>
              <table:table-cell office:value-type="float" office:value="214.156881657816">
                <text:p>214.1568816578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7514">
                <text:p>57514</text:p>
              </table:table-cell>
              <table:table-cell office:value-type="float" office:value="214.217323546707">
                <text:p>214.2173235467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7509">
                <text:p>57509</text:p>
              </table:table-cell>
              <table:table-cell office:value-type="float" office:value="214.212162491229">
                <text:p>214.21216249122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7468">
                <text:p>57468</text:p>
              </table:table-cell>
              <table:table-cell office:value-type="float" office:value="214.172104275248">
                <text:p>214.1721042752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7468">
                <text:p>57468</text:p>
              </table:table-cell>
              <table:table-cell office:value-type="float" office:value="214.149529895585">
                <text:p>214.14952989558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8388">
                <text:p>58388</text:p>
              </table:table-cell>
              <table:table-cell office:value-type="float" office:value="217.760240379839">
                <text:p>217.7602403798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8388">
                <text:p>58388</text:p>
              </table:table-cell>
              <table:table-cell office:value-type="float" office:value="217.760240379839">
                <text:p>217.7602403798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8388">
                <text:p>58388</text:p>
              </table:table-cell>
              <table:table-cell office:value-type="float" office:value="217.760240379839">
                <text:p>217.7602403798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8388">
                <text:p>58388</text:p>
              </table:table-cell>
              <table:table-cell office:value-type="float" office:value="217.760810490447">
                <text:p>217.7608104904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8342">
                <text:p>58342</text:p>
              </table:table-cell>
              <table:table-cell office:value-type="float" office:value="217.715301162714">
                <text:p>217.7153011627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8342">
                <text:p>58342</text:p>
              </table:table-cell>
              <table:table-cell office:value-type="float" office:value="217.715251153012">
                <text:p>217.7152511530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8387">
                <text:p>58387</text:p>
              </table:table-cell>
              <table:table-cell office:value-type="float" office:value="217.757009742226">
                <text:p>217.7570097422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8342">
                <text:p>58342</text:p>
              </table:table-cell>
              <table:table-cell office:value-type="float" office:value="217.715501201524">
                <text:p>217.7155012015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8342">
                <text:p>58342</text:p>
              </table:table-cell>
              <table:table-cell office:value-type="float" office:value="217.627733935375">
                <text:p>217.6277339353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8296">
                <text:p>58296</text:p>
              </table:table-cell>
              <table:table-cell office:value-type="float" office:value="217.535215725823">
                <text:p>217.5352157258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8343">
                <text:p>58343</text:p>
              </table:table-cell>
              <table:table-cell office:value-type="float" office:value="217.716251357898">
                <text:p>217.7162513578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8342">
                <text:p>58342</text:p>
              </table:table-cell>
              <table:table-cell office:value-type="float" office:value="217.715751250036">
                <text:p>217.7157512500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8342">
                <text:p>58342</text:p>
              </table:table-cell>
              <table:table-cell office:value-type="float" office:value="217.715471195702">
                <text:p>217.7154711957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8342">
                <text:p>58342</text:p>
              </table:table-cell>
              <table:table-cell office:value-type="float" office:value="217.715471195702">
                <text:p>217.7154711957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8341">
                <text:p>58341</text:p>
              </table:table-cell>
              <table:table-cell office:value-type="float" office:value="217.713470796768">
                <text:p>217.7134707967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8342">
                <text:p>58342</text:p>
              </table:table-cell>
              <table:table-cell office:value-type="float" office:value="217.715471195702">
                <text:p>217.7154711957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8342">
                <text:p>58342</text:p>
              </table:table-cell>
              <table:table-cell office:value-type="float" office:value="217.715471195702">
                <text:p>217.71547119570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9257">
                <text:p>59257</text:p>
              </table:table-cell>
              <table:table-cell office:value-type="float" office:value="221.306177744807">
                <text:p>221.3061777448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9216">
                <text:p>59216</text:p>
              </table:table-cell>
              <table:table-cell office:value-type="float" office:value="221.235753637529">
                <text:p>221.2357536375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9215">
                <text:p>59215</text:p>
              </table:table-cell>
              <table:table-cell office:value-type="float" office:value="221.231682836915">
                <text:p>221.2316828369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9215">
                <text:p>59215</text:p>
              </table:table-cell>
              <table:table-cell office:value-type="float" office:value="221.231432788403">
                <text:p>221.2314327884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0482">
                <text:p>60482</text:p>
              </table:table-cell>
              <table:table-cell office:value-type="float" office:value="226.098140709225">
                <text:p>226.0981407092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0481">
                <text:p>60481</text:p>
              </table:table-cell>
              <table:table-cell office:value-type="float" office:value="226.094139922195">
                <text:p>226.0941399221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1401">
                <text:p>61401</text:p>
              </table:table-cell>
              <table:table-cell office:value-type="float" office:value="229.70485040645">
                <text:p>229.704850406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1402">
                <text:p>61402</text:p>
              </table:table-cell>
              <table:table-cell office:value-type="float" office:value="229.70885119348">
                <text:p>229.708851193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1402">
                <text:p>61402</text:p>
              </table:table-cell>
              <table:table-cell office:value-type="float" office:value="229.709031228409">
                <text:p>229.7090312284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1402">
                <text:p>61402</text:p>
              </table:table-cell>
              <table:table-cell office:value-type="float" office:value="229.709031228409">
                <text:p>229.70903122840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1540">
                <text:p>61540</text:p>
              </table:table-cell>
              <table:table-cell office:value-type="float" office:value="229.845559211607">
                <text:p>229.8455592116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1402">
                <text:p>61402</text:p>
              </table:table-cell>
              <table:table-cell office:value-type="float" office:value="229.664442577749">
                <text:p>229.66444257774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2322">
                <text:p>62322</text:p>
              </table:table-cell>
              <table:table-cell office:value-type="float" office:value="233.185305630672">
                <text:p>233.1853056306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2353">
                <text:p>62353</text:p>
              </table:table-cell>
              <table:table-cell office:value-type="float" office:value="233.275403446494">
                <text:p>233.27540344649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2368">
                <text:p>62368</text:p>
              </table:table-cell>
              <table:table-cell office:value-type="float" office:value="233.320592376153">
                <text:p>233.3205923761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2362">
                <text:p>62362</text:p>
              </table:table-cell>
              <table:table-cell office:value-type="float" office:value="233.296587653973">
                <text:p>233.29658765397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2276">
                <text:p>62276</text:p>
              </table:table-cell>
              <table:table-cell office:value-type="float" office:value="233.095977801696">
                <text:p>233.0959778016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2414">
                <text:p>62414</text:p>
              </table:table-cell>
              <table:table-cell office:value-type="float" office:value="233.367601994958">
                <text:p>233.3676019949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2413">
                <text:p>62413</text:p>
              </table:table-cell>
              <table:table-cell office:value-type="float" office:value="233.361760850879">
                <text:p>233.36176085087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2368">
                <text:p>62368</text:p>
              </table:table-cell>
              <table:table-cell office:value-type="float" office:value="233.319932248081">
                <text:p>233.3199322480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2322">
                <text:p>62322</text:p>
              </table:table-cell>
              <table:table-cell office:value-type="float" office:value="233.274762986325">
                <text:p>233.2747629863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2275">
                <text:p>62275</text:p>
              </table:table-cell>
              <table:table-cell office:value-type="float" office:value="233.225252871562">
                <text:p>233.22525287156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2275">
                <text:p>62275</text:p>
              </table:table-cell>
              <table:table-cell office:value-type="float" office:value="233.225842986051">
                <text:p>233.2258429860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2322">
                <text:p>62322</text:p>
              </table:table-cell>
              <table:table-cell office:value-type="float" office:value="233.276293283218">
                <text:p>233.2762932832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2274">
                <text:p>62274</text:p>
              </table:table-cell>
              <table:table-cell office:value-type="float" office:value="233.223032429938">
                <text:p>233.2230324299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2276">
                <text:p>62276</text:p>
              </table:table-cell>
              <table:table-cell office:value-type="float" office:value="233.231034003998">
                <text:p>233.2310340039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2322">
                <text:p>62322</text:p>
              </table:table-cell>
              <table:table-cell office:value-type="float" office:value="233.277493516076">
                <text:p>233.27749351607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2322">
                <text:p>62322</text:p>
              </table:table-cell>
              <table:table-cell office:value-type="float" office:value="233.277493516076">
                <text:p>233.27749351607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2322">
                <text:p>62322</text:p>
              </table:table-cell>
              <table:table-cell office:value-type="float" office:value="233.277493516076">
                <text:p>233.2774935160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2322">
                <text:p>62322</text:p>
              </table:table-cell>
              <table:table-cell office:value-type="float" office:value="233.277493516076">
                <text:p>233.2774935160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2322">
                <text:p>62322</text:p>
              </table:table-cell>
              <table:table-cell office:value-type="float" office:value="233.277913597576">
                <text:p>233.27791359757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2322">
                <text:p>62322</text:p>
              </table:table-cell>
              <table:table-cell office:value-type="float" office:value="233.279363878946">
                <text:p>233.2793638789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2230">
                <text:p>62230</text:p>
              </table:table-cell>
              <table:table-cell office:value-type="float" office:value="233.12207236586">
                <text:p>233.122072365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2230">
                <text:p>62230</text:p>
              </table:table-cell>
              <table:table-cell office:value-type="float" office:value="233.122092369741">
                <text:p>233.12209236974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2276">
                <text:p>62276</text:p>
              </table:table-cell>
              <table:table-cell office:value-type="float" office:value="233.19044612953">
                <text:p>233.190446129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2276">
                <text:p>62276</text:p>
              </table:table-cell>
              <table:table-cell office:value-type="float" office:value="233.190786195506">
                <text:p>233.19078619550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2276">
                <text:p>62276</text:p>
              </table:table-cell>
              <table:table-cell office:value-type="float" office:value="233.191036244018">
                <text:p>233.1910362440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2230">
                <text:p>62230</text:p>
              </table:table-cell>
              <table:table-cell office:value-type="float" office:value="233.101758424745">
                <text:p>233.1017584247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3089">
                <text:p>63089</text:p>
              </table:table-cell>
              <table:table-cell office:value-type="float" office:value="236.473721928623">
                <text:p>236.4737219286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3088">
                <text:p>63088</text:p>
              </table:table-cell>
              <table:table-cell office:value-type="float" office:value="236.46635789054">
                <text:p>236.466357890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3089">
                <text:p>63089</text:p>
              </table:table-cell>
              <table:table-cell office:value-type="float" office:value="236.474051992659">
                <text:p>236.4740519926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3134">
                <text:p>63134</text:p>
              </table:table-cell>
              <table:table-cell office:value-type="float" office:value="236.515220467385">
                <text:p>236.5152204673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3135">
                <text:p>63135</text:p>
              </table:table-cell>
              <table:table-cell office:value-type="float" office:value="236.519221254415">
                <text:p>236.5192212544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3089">
                <text:p>63089</text:p>
              </table:table-cell>
              <table:table-cell office:value-type="float" office:value="236.476092388517">
                <text:p>236.4760923885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3089">
                <text:p>63089</text:p>
              </table:table-cell>
              <table:table-cell office:value-type="float" office:value="236.476432454493">
                <text:p>236.4764324544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3043">
                <text:p>63043</text:p>
              </table:table-cell>
              <table:table-cell office:value-type="float" office:value="236.424331847984">
                <text:p>236.42433184798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2951">
                <text:p>62951</text:p>
              </table:table-cell>
              <table:table-cell office:value-type="float" office:value="236.289064607835">
                <text:p>236.2890646078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2951">
                <text:p>62951</text:p>
              </table:table-cell>
              <table:table-cell office:value-type="float" office:value="236.289064607835">
                <text:p>236.2890646078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2951">
                <text:p>62951</text:p>
              </table:table-cell>
              <table:table-cell office:value-type="float" office:value="236.244475957175">
                <text:p>236.2444759571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2951">
                <text:p>62951</text:p>
              </table:table-cell>
              <table:table-cell office:value-type="float" office:value="236.244475957175">
                <text:p>236.2444759571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2951">
                <text:p>62951</text:p>
              </table:table-cell>
              <table:table-cell office:value-type="float" office:value="236.244475957175">
                <text:p>236.2444759571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2905">
                <text:p>62905</text:p>
              </table:table-cell>
              <table:table-cell office:value-type="float" office:value="236.198966629443">
                <text:p>236.1989666294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2905">
                <text:p>62905</text:p>
              </table:table-cell>
              <table:table-cell office:value-type="float" office:value="236.199506734228">
                <text:p>236.19950673422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2905">
                <text:p>62905</text:p>
              </table:table-cell>
              <table:table-cell office:value-type="float" office:value="236.155518259347">
                <text:p>236.15551825934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2905">
                <text:p>62905</text:p>
              </table:table-cell>
              <table:table-cell office:value-type="float" office:value="236.155948283438">
                <text:p>236.1559482834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3871">
                <text:p>63871</text:p>
              </table:table-cell>
              <table:table-cell office:value-type="float" office:value="239.811988060497">
                <text:p>239.8119880604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3871">
                <text:p>63871</text:p>
              </table:table-cell>
              <table:table-cell office:value-type="float" office:value="239.811828029449">
                <text:p>239.8118280294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3779">
                <text:p>63779</text:p>
              </table:table-cell>
              <table:table-cell office:value-type="float" office:value="239.676320742729">
                <text:p>239.67632074272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3779">
                <text:p>63779</text:p>
              </table:table-cell>
              <table:table-cell office:value-type="float" office:value="239.677000874681">
                <text:p>239.6770008746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3779">
                <text:p>63779</text:p>
              </table:table-cell>
              <table:table-cell office:value-type="float" office:value="239.677000874681">
                <text:p>239.6770008746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3794">
                <text:p>63794</text:p>
              </table:table-cell>
              <table:table-cell office:value-type="float" office:value="239.692163979019">
                <text:p>239.6921639790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3794">
                <text:p>63794</text:p>
              </table:table-cell>
              <table:table-cell office:value-type="float" office:value="239.692163979019">
                <text:p>239.6921639790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3840">
                <text:p>63840</text:p>
              </table:table-cell>
              <table:table-cell office:value-type="float" office:value="239.74367447104">
                <text:p>239.743674471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3840">
                <text:p>63840</text:p>
              </table:table-cell>
              <table:table-cell office:value-type="float" office:value="239.74367447104">
                <text:p>239.743674471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3840">
                <text:p>63840</text:p>
              </table:table-cell>
              <table:table-cell office:value-type="float" office:value="239.74367447104">
                <text:p>239.743674471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3886">
                <text:p>63886</text:p>
              </table:table-cell>
              <table:table-cell office:value-type="float" office:value="239.834192530933">
                <text:p>239.8341925309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3825">
                <text:p>63825</text:p>
              </table:table-cell>
              <table:table-cell office:value-type="float" office:value="239.772839966909">
                <text:p>239.7728399669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3824">
                <text:p>63824</text:p>
              </table:table-cell>
              <table:table-cell office:value-type="float" office:value="239.769089228391">
                <text:p>239.7690892283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4744">
                <text:p>64744</text:p>
              </table:table-cell>
              <table:table-cell office:value-type="float" office:value="243.379979747575">
                <text:p>243.3799797475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4744">
                <text:p>64744</text:p>
              </table:table-cell>
              <table:table-cell office:value-type="float" office:value="243.380979941623">
                <text:p>243.3809799416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4745">
                <text:p>64745</text:p>
              </table:table-cell>
              <table:table-cell office:value-type="float" office:value="243.383980534605">
                <text:p>243.3839805346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4744">
                <text:p>64744</text:p>
              </table:table-cell>
              <table:table-cell office:value-type="float" office:value="243.379979747575">
                <text:p>243.3799797475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4745">
                <text:p>64745</text:p>
              </table:table-cell>
              <table:table-cell office:value-type="float" office:value="243.385320794629">
                <text:p>243.3853207946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4698">
                <text:p>64698</text:p>
              </table:table-cell>
              <table:table-cell office:value-type="float" office:value="243.246453343618">
                <text:p>243.2464533436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4561">
                <text:p>64561</text:p>
              </table:table-cell>
              <table:table-cell office:value-type="float" office:value="242.95140461659">
                <text:p>242.9514046165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4561">
                <text:p>64561</text:p>
              </table:table-cell>
              <table:table-cell office:value-type="float" office:value="242.952484826162">
                <text:p>242.9524848261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4607">
                <text:p>64607</text:p>
              </table:table-cell>
              <table:table-cell office:value-type="float" office:value="242.997654087919">
                <text:p>242.99765408791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4561">
                <text:p>64561</text:p>
              </table:table-cell>
              <table:table-cell office:value-type="float" office:value="242.952484826162">
                <text:p>242.95248482616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4561">
                <text:p>64561</text:p>
              </table:table-cell>
              <table:table-cell office:value-type="float" office:value="242.952484826162">
                <text:p>242.95248482616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5481">
                <text:p>65481</text:p>
              </table:table-cell>
              <table:table-cell office:value-type="float" office:value="246.563195310417">
                <text:p>246.5631953104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5481">
                <text:p>65481</text:p>
              </table:table-cell>
              <table:table-cell office:value-type="float" office:value="246.563035279369">
                <text:p>246.5630352793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5481">
                <text:p>65481</text:p>
              </table:table-cell>
              <table:table-cell office:value-type="float" office:value="246.563535376393">
                <text:p>246.5635353763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5343">
                <text:p>65343</text:p>
              </table:table-cell>
              <table:table-cell office:value-type="float" office:value="246.292321262691">
                <text:p>246.2923212626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5343">
                <text:p>65343</text:p>
              </table:table-cell>
              <table:table-cell office:value-type="float" office:value="246.292321262691">
                <text:p>246.2923212626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5481">
                <text:p>65481</text:p>
              </table:table-cell>
              <table:table-cell office:value-type="float" office:value="246.563195310417">
                <text:p>246.5631953104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5481">
                <text:p>65481</text:p>
              </table:table-cell>
              <table:table-cell office:value-type="float" office:value="246.563195310417">
                <text:p>246.5631953104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5481">
                <text:p>65481</text:p>
              </table:table-cell>
              <table:table-cell office:value-type="float" office:value="246.563775422965">
                <text:p>246.5637754229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6401">
                <text:p>66401</text:p>
              </table:table-cell>
              <table:table-cell office:value-type="float" office:value="250.430785632019">
                <text:p>250.4307856320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6401">
                <text:p>66401</text:p>
              </table:table-cell>
              <table:table-cell office:value-type="float" office:value="250.431975862937">
                <text:p>250.4319758629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6400">
                <text:p>66400</text:p>
              </table:table-cell>
              <table:table-cell office:value-type="float" office:value="250.291608619402">
                <text:p>250.2916086194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6493">
                <text:p>66493</text:p>
              </table:table-cell>
              <table:table-cell office:value-type="float" office:value="250.567663184586">
                <text:p>250.56766318458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6446">
                <text:p>66446</text:p>
              </table:table-cell>
              <table:table-cell office:value-type="float" office:value="250.297110185215">
                <text:p>250.2971101852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6447">
                <text:p>66447</text:p>
              </table:table-cell>
              <table:table-cell office:value-type="float" office:value="250.301110972245">
                <text:p>250.30111097224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6401">
                <text:p>66401</text:p>
              </table:table-cell>
              <table:table-cell office:value-type="float" office:value="250.255941710489">
                <text:p>250.2559417104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6401">
                <text:p>66401</text:p>
              </table:table-cell>
              <table:table-cell office:value-type="float" office:value="250.255941710489">
                <text:p>250.2559417104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6401">
                <text:p>66401</text:p>
              </table:table-cell>
              <table:table-cell office:value-type="float" office:value="250.255941710489">
                <text:p>250.2559417104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6309">
                <text:p>66309</text:p>
              </table:table-cell>
              <table:table-cell office:value-type="float" office:value="250.075325672203">
                <text:p>250.07532567220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6355">
                <text:p>66355</text:p>
              </table:table-cell>
              <table:table-cell office:value-type="float" office:value="250.25595121388">
                <text:p>250.255951213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355">
                <text:p>66355</text:p>
              </table:table-cell>
              <table:table-cell office:value-type="float" office:value="250.25595121388">
                <text:p>250.255951213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6401">
                <text:p>66401</text:p>
              </table:table-cell>
              <table:table-cell office:value-type="float" office:value="250.346969370797">
                <text:p>250.3469693707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6217">
                <text:p>66217</text:p>
              </table:table-cell>
              <table:table-cell office:value-type="float" office:value="249.895469781394">
                <text:p>249.89546978139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6216">
                <text:p>66216</text:p>
              </table:table-cell>
              <table:table-cell office:value-type="float" office:value="249.891719042876">
                <text:p>249.89171904287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6263">
                <text:p>66263</text:p>
              </table:table-cell>
              <table:table-cell office:value-type="float" office:value="250.076755451143">
                <text:p>250.07675545114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6216">
                <text:p>66216</text:p>
              </table:table-cell>
              <table:table-cell office:value-type="float" office:value="249.982116580935">
                <text:p>249.98211658093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6169">
                <text:p>66169</text:p>
              </table:table-cell>
              <table:table-cell office:value-type="float" office:value="249.887597734012">
                <text:p>249.8875977340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6171">
                <text:p>66171</text:p>
              </table:table-cell>
              <table:table-cell office:value-type="float" office:value="249.895599308072">
                <text:p>249.89559930807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6170">
                <text:p>66170</text:p>
              </table:table-cell>
              <table:table-cell office:value-type="float" office:value="249.891598521042">
                <text:p>249.8915985210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6170">
                <text:p>66170</text:p>
              </table:table-cell>
              <table:table-cell office:value-type="float" office:value="249.891598521042">
                <text:p>249.89159852104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7045">
                <text:p>67045</text:p>
              </table:table-cell>
              <table:table-cell office:value-type="float" office:value="257.017670534211">
                <text:p>257.0176705342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7045">
                <text:p>67045</text:p>
              </table:table-cell>
              <table:table-cell office:value-type="float" office:value="257.019230836925">
                <text:p>257.0192308369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6585">
                <text:p>66585</text:p>
              </table:table-cell>
              <table:table-cell office:value-type="float" office:value="254.674600969938">
                <text:p>254.67460096993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6676">
                <text:p>66676</text:p>
              </table:table-cell>
              <table:table-cell office:value-type="float" office:value="254.806077463807">
                <text:p>254.80607746380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6585">
                <text:p>66585</text:p>
              </table:table-cell>
              <table:table-cell office:value-type="float" office:value="254.674911030093">
                <text:p>254.67491103009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6585">
                <text:p>66585</text:p>
              </table:table-cell>
              <table:table-cell office:value-type="float" office:value="254.674911030093">
                <text:p>254.6749110300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6585">
                <text:p>66585</text:p>
              </table:table-cell>
              <table:table-cell office:value-type="float" office:value="254.674911030093">
                <text:p>254.6749110300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6584">
                <text:p>66584</text:p>
              </table:table-cell>
              <table:table-cell office:value-type="float" office:value="254.851625303655">
                <text:p>254.85162530365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6953">
                <text:p>66953</text:p>
              </table:table-cell>
              <table:table-cell office:value-type="float" office:value="256.839675004331">
                <text:p>256.83967500433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7872">
                <text:p>67872</text:p>
              </table:table-cell>
              <table:table-cell office:value-type="float" office:value="260.446384701556">
                <text:p>260.4463847015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7827">
                <text:p>67827</text:p>
              </table:table-cell>
              <table:table-cell office:value-type="float" office:value="260.359867428693">
                <text:p>260.35986742869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7735">
                <text:p>67735</text:p>
              </table:table-cell>
              <table:table-cell office:value-type="float" office:value="260.179171374884">
                <text:p>260.17917137488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7780">
                <text:p>67780</text:p>
              </table:table-cell>
              <table:table-cell office:value-type="float" office:value="260.266188744771">
                <text:p>260.26618874477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7781">
                <text:p>67781</text:p>
              </table:table-cell>
              <table:table-cell office:value-type="float" office:value="260.270189531801">
                <text:p>260.27018953180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7735">
                <text:p>67735</text:p>
              </table:table-cell>
              <table:table-cell office:value-type="float" office:value="260.179171374884">
                <text:p>260.17917137488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7781">
                <text:p>67781</text:p>
              </table:table-cell>
              <table:table-cell office:value-type="float" office:value="260.270189531801">
                <text:p>260.27018953180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8241">
                <text:p>68241</text:p>
              </table:table-cell>
              <table:table-cell office:value-type="float" office:value="261.891509069096">
                <text:p>261.8915090690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8424">
                <text:p>68424</text:p>
              </table:table-cell>
              <table:table-cell office:value-type="float" office:value="262.698827680237">
                <text:p>262.6988276802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8425">
                <text:p>68425</text:p>
              </table:table-cell>
              <table:table-cell office:value-type="float" office:value="262.702828467267">
                <text:p>262.7028284672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8425">
                <text:p>68425</text:p>
              </table:table-cell>
              <table:table-cell office:value-type="float" office:value="262.702828467267">
                <text:p>262.7028284672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8425">
                <text:p>68425</text:p>
              </table:table-cell>
              <table:table-cell office:value-type="float" office:value="262.702828467267">
                <text:p>262.70282846726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8517">
                <text:p>68517</text:p>
              </table:table-cell>
              <table:table-cell office:value-type="float" office:value="263.067900291884">
                <text:p>263.0679002918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8609">
                <text:p>68609</text:p>
              </table:table-cell>
              <table:table-cell office:value-type="float" office:value="263.699363799246">
                <text:p>263.69936379924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3043">
                <text:p>63043</text:p>
              </table:table-cell>
              <table:table-cell office:value-type="float" office:value="245.275229013665">
                <text:p>245.27522901366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3089">
                <text:p>63089</text:p>
              </table:table-cell>
              <table:table-cell office:value-type="float" office:value="245.635799466518">
                <text:p>245.63579946651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043">
                <text:p>63043</text:p>
              </table:table-cell>
              <table:table-cell office:value-type="float" office:value="245.275229013665">
                <text:p>245.27522901366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2997">
                <text:p>62997</text:p>
              </table:table-cell>
              <table:table-cell office:value-type="float" office:value="244.914658560812">
                <text:p>244.9146585608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3089">
                <text:p>63089</text:p>
              </table:table-cell>
              <table:table-cell office:value-type="float" office:value="245.635799466518">
                <text:p>245.63579946651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0403">
                <text:p>70403</text:p>
              </table:table-cell>
              <table:table-cell office:value-type="float" office:value="277.941646389143">
                <text:p>277.94164638914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0402">
                <text:p>70402</text:p>
              </table:table-cell>
              <table:table-cell office:value-type="float" office:value="277.937645602112">
                <text:p>277.93764560211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0449">
                <text:p>70449</text:p>
              </table:table-cell>
              <table:table-cell office:value-type="float" office:value="278.122181913355">
                <text:p>278.12218191335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0587">
                <text:p>70587</text:p>
              </table:table-cell>
              <table:table-cell office:value-type="float" office:value="278.348047228921">
                <text:p>278.34804722892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0449">
                <text:p>70449</text:p>
              </table:table-cell>
              <table:table-cell office:value-type="float" office:value="278.122181913355">
                <text:p>278.1221819133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0495">
                <text:p>70495</text:p>
              </table:table-cell>
              <table:table-cell office:value-type="float" office:value="278.167351175112">
                <text:p>278.16735117511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0495">
                <text:p>70495</text:p>
              </table:table-cell>
              <table:table-cell office:value-type="float" office:value="278.167351175112">
                <text:p>278.1673511751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0449">
                <text:p>70449</text:p>
              </table:table-cell>
              <table:table-cell office:value-type="float" office:value="277.986815650899">
                <text:p>277.98681565089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0541">
                <text:p>70541</text:p>
              </table:table-cell>
              <table:table-cell office:value-type="float" office:value="278.257529169028">
                <text:p>278.25752916902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0081">
                <text:p>70081</text:p>
              </table:table-cell>
              <table:table-cell office:value-type="float" office:value="276.673896943461">
                <text:p>276.6738969434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1277">
                <text:p>71277</text:p>
              </table:table-cell>
              <table:table-cell office:value-type="float" office:value="281.371821349185">
                <text:p>281.37182134918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0802">
                <text:p>70802</text:p>
              </table:table-cell>
              <table:table-cell office:value-type="float" office:value="279.506454301607">
                <text:p>279.50645430160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0894">
                <text:p>70894</text:p>
              </table:table-cell>
              <table:table-cell office:value-type="float" office:value="279.867525350032">
                <text:p>279.8675253500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1042">
                <text:p>71042</text:p>
              </table:table-cell>
              <table:table-cell office:value-type="float" office:value="280.449139792971">
                <text:p>280.4491397929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1139">
                <text:p>71139</text:p>
              </table:table-cell>
              <table:table-cell office:value-type="float" office:value="280.650179847906">
                <text:p>280.65017984790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1230">
                <text:p>71230</text:p>
              </table:table-cell>
              <table:table-cell office:value-type="float" office:value="281.277302502262">
                <text:p>281.2773025022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1230">
                <text:p>71230</text:p>
              </table:table-cell>
              <table:table-cell office:value-type="float" office:value="281.186944971965">
                <text:p>281.1869449719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1078">
                <text:p>71078</text:p>
              </table:table-cell>
              <table:table-cell office:value-type="float" office:value="280.499649982563">
                <text:p>280.4996499825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1032">
                <text:p>71032</text:p>
              </table:table-cell>
              <table:table-cell office:value-type="float" office:value="280.499149386991">
                <text:p>280.4991493869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0802">
                <text:p>70802</text:p>
              </table:table-cell>
              <table:table-cell office:value-type="float" office:value="279.416436837287">
                <text:p>279.41643683728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1046">
                <text:p>71046</text:p>
              </table:table-cell>
              <table:table-cell office:value-type="float" office:value="280.285108012451">
                <text:p>280.28510801245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0817">
                <text:p>70817</text:p>
              </table:table-cell>
              <table:table-cell office:value-type="float" office:value="279.296413714097">
                <text:p>279.29641371409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0771">
                <text:p>70771</text:p>
              </table:table-cell>
              <table:table-cell office:value-type="float" office:value="279.275589175469">
                <text:p>279.27558917546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0495">
                <text:p>70495</text:p>
              </table:table-cell>
              <table:table-cell office:value-type="float" office:value="278.554626310497">
                <text:p>278.55462631049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0035">
                <text:p>70035</text:p>
              </table:table-cell>
              <table:table-cell office:value-type="float" office:value="276.768774852306">
                <text:p>276.76877485230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9989">
                <text:p>69989</text:p>
              </table:table-cell>
              <table:table-cell office:value-type="float" office:value="276.497881797797">
                <text:p>276.49788179779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0020">
                <text:p>70020</text:p>
              </table:table-cell>
              <table:table-cell office:value-type="float" office:value="276.618405516559">
                <text:p>276.61840551655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0265">
                <text:p>70265</text:p>
              </table:table-cell>
              <table:table-cell office:value-type="float" office:value="277.67145247337">
                <text:p>277.671452473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0173">
                <text:p>70173</text:p>
              </table:table-cell>
              <table:table-cell office:value-type="float" office:value="277.581113949857">
                <text:p>277.58111394985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0311">
                <text:p>70311</text:p>
              </table:table-cell>
              <table:table-cell office:value-type="float" office:value="278.168069320631">
                <text:p>278.16806932063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0311">
                <text:p>70311</text:p>
              </table:table-cell>
              <table:table-cell office:value-type="float" office:value="278.799031733872">
                <text:p>278.79903173387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0250">
                <text:p>70250</text:p>
              </table:table-cell>
              <table:table-cell office:value-type="float" office:value="278.809713145185">
                <text:p>278.80971314518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0143">
                <text:p>70143</text:p>
              </table:table-cell>
              <table:table-cell office:value-type="float" office:value="278.298272761013">
                <text:p>278.2982727610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0143">
                <text:p>70143</text:p>
              </table:table-cell>
              <table:table-cell office:value-type="float" office:value="278.298272761013">
                <text:p>278.2982727610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0327">
                <text:p>70327</text:p>
              </table:table-cell>
              <table:table-cell office:value-type="float" office:value="279.155441054344">
                <text:p>279.15544105434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0342">
                <text:p>70342</text:p>
              </table:table-cell>
              <table:table-cell office:value-type="float" office:value="279.215452859794">
                <text:p>279.21545285979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9667">
                <text:p>69667</text:p>
              </table:table-cell>
              <table:table-cell office:value-type="float" office:value="276.56777186803">
                <text:p>276.5677718680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9345">
                <text:p>69345</text:p>
              </table:table-cell>
              <table:table-cell office:value-type="float" office:value="275.934165452662">
                <text:p>275.93416545266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9023">
                <text:p>69023</text:p>
              </table:table-cell>
              <table:table-cell office:value-type="float" office:value="275.301809279854">
                <text:p>275.3018092798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0297">
                <text:p>70297</text:p>
              </table:table-cell>
              <table:table-cell office:value-type="float" office:value="284.956016100877">
                <text:p>284.95601610087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0288">
                <text:p>70288</text:p>
              </table:table-cell>
              <table:table-cell office:value-type="float" office:value="284.950855002048">
                <text:p>284.95085500204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0288">
                <text:p>70288</text:p>
              </table:table-cell>
              <table:table-cell office:value-type="float" office:value="284.950855002048">
                <text:p>284.95085500204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0333">
                <text:p>70333</text:p>
              </table:table-cell>
              <table:table-cell office:value-type="float" office:value="285.002525514278">
                <text:p>285.0025255142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0333">
                <text:p>70333</text:p>
              </table:table-cell>
              <table:table-cell office:value-type="float" office:value="285.002525514278">
                <text:p>285.00252551427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1139">
                <text:p>71139</text:p>
              </table:table-cell>
              <table:table-cell office:value-type="float" office:value="293.800461138617">
                <text:p>293.80046113861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1139">
                <text:p>71139</text:p>
              </table:table-cell>
              <table:table-cell office:value-type="float" office:value="293.800461138617">
                <text:p>293.8004611386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1139">
                <text:p>71139</text:p>
              </table:table-cell>
              <table:table-cell office:value-type="float" office:value="293.800461138617">
                <text:p>293.80046113861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1138">
                <text:p>71138</text:p>
              </table:table-cell>
              <table:table-cell office:value-type="float" office:value="293.792459575395">
                <text:p>293.7924595753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1140">
                <text:p>71140</text:p>
              </table:table-cell>
              <table:table-cell office:value-type="float" office:value="293.801461343503">
                <text:p>293.80146134350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0879">
                <text:p>70879</text:p>
              </table:table-cell>
              <table:table-cell office:value-type="float" office:value="293.320565216503">
                <text:p>293.32056521650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0635">
                <text:p>70635</text:p>
              </table:table-cell>
              <table:table-cell office:value-type="float" office:value="292.855492343588">
                <text:p>292.85549234358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0497">
                <text:p>70497</text:p>
              </table:table-cell>
              <table:table-cell office:value-type="float" office:value="292.584528278398">
                <text:p>292.58452827839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0326">
                <text:p>70326</text:p>
              </table:table-cell>
              <table:table-cell office:value-type="float" office:value="292.236638931322">
                <text:p>292.23663893132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0280">
                <text:p>70280</text:p>
              </table:table-cell>
              <table:table-cell office:value-type="float" office:value="292.145620774405">
                <text:p>292.1456207744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0278">
                <text:p>70278</text:p>
              </table:table-cell>
              <table:table-cell office:value-type="float" office:value="292.135618812249">
                <text:p>292.13561881224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0234">
                <text:p>70234</text:p>
              </table:table-cell>
              <table:table-cell office:value-type="float" office:value="292.055442780489">
                <text:p>292.0554427804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9899">
                <text:p>69899</text:p>
              </table:table-cell>
              <table:table-cell office:value-type="float" office:value="291.455522759763">
                <text:p>291.4555227597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9392">
                <text:p>69392</text:p>
              </table:table-cell>
              <table:table-cell office:value-type="float" office:value="290.474046849467">
                <text:p>290.47404684946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9346">
                <text:p>69346</text:p>
              </table:table-cell>
              <table:table-cell office:value-type="float" office:value="290.364365071615">
                <text:p>290.3643650716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9346">
                <text:p>69346</text:p>
              </table:table-cell>
              <table:table-cell office:value-type="float" office:value="290.364365071615">
                <text:p>290.3643650716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9391">
                <text:p>69391</text:p>
              </table:table-cell>
              <table:table-cell office:value-type="float" office:value="290.450542278501">
                <text:p>290.45054227850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9391">
                <text:p>69391</text:p>
              </table:table-cell>
              <table:table-cell office:value-type="float" office:value="290.450542278501">
                <text:p>290.4505422785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9392">
                <text:p>69392</text:p>
              </table:table-cell>
              <table:table-cell office:value-type="float" office:value="290.409874399348">
                <text:p>290.40987439934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9347">
                <text:p>69347</text:p>
              </table:table-cell>
              <table:table-cell office:value-type="float" office:value="290.327697968653">
                <text:p>290.32769796865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347">
                <text:p>69347</text:p>
              </table:table-cell>
              <table:table-cell office:value-type="float" office:value="290.327697968653">
                <text:p>290.32769796865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9301">
                <text:p>69301</text:p>
              </table:table-cell>
              <table:table-cell office:value-type="float" office:value="290.282188640921">
                <text:p>290.28218864092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9346">
                <text:p>69346</text:p>
              </table:table-cell>
              <table:table-cell office:value-type="float" office:value="290.369135997224">
                <text:p>290.3691359972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9300">
                <text:p>69300</text:p>
              </table:table-cell>
              <table:table-cell office:value-type="float" office:value="290.274117064115">
                <text:p>290.2741170641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9362">
                <text:p>69362</text:p>
              </table:table-cell>
              <table:table-cell office:value-type="float" office:value="290.403142768264">
                <text:p>290.4031427682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9362">
                <text:p>69362</text:p>
              </table:table-cell>
              <table:table-cell office:value-type="float" office:value="290.403142768264">
                <text:p>290.4031427682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9254">
                <text:p>69254</text:p>
              </table:table-cell>
              <table:table-cell office:value-type="float" office:value="290.205103176254">
                <text:p>290.20510317625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9254">
                <text:p>69254</text:p>
              </table:table-cell>
              <table:table-cell office:value-type="float" office:value="290.205103176254">
                <text:p>290.2051031762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0521">
                <text:p>70521</text:p>
              </table:table-cell>
              <table:table-cell office:value-type="float" office:value="299.893996650997">
                <text:p>299.89399665099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0521">
                <text:p>70521</text:p>
              </table:table-cell>
              <table:table-cell office:value-type="float" office:value="299.893996650997">
                <text:p>299.89399665099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0474">
                <text:p>70474</text:p>
              </table:table-cell>
              <table:table-cell office:value-type="float" office:value="299.814980811818">
                <text:p>299.81498081181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0414">
                <text:p>70414</text:p>
              </table:table-cell>
              <table:table-cell office:value-type="float" office:value="299.342388473857">
                <text:p>299.34238847385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0413">
                <text:p>70413</text:p>
              </table:table-cell>
              <table:table-cell office:value-type="float" office:value="299.336387298731">
                <text:p>299.33638729873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0414">
                <text:p>70414</text:p>
              </table:table-cell>
              <table:table-cell office:value-type="float" office:value="299.342388473857">
                <text:p>299.34238847385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0474">
                <text:p>70474</text:p>
              </table:table-cell>
              <table:table-cell office:value-type="float" office:value="299.81898158801">
                <text:p>299.8189815880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0474">
                <text:p>70474</text:p>
              </table:table-cell>
              <table:table-cell office:value-type="float" office:value="299.814980811818">
                <text:p>299.81498081181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0383">
                <text:p>70383</text:p>
              </table:table-cell>
              <table:table-cell office:value-type="float" office:value="299.623372651783">
                <text:p>299.62337265178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0334">
                <text:p>70334</text:p>
              </table:table-cell>
              <table:table-cell office:value-type="float" office:value="299.521192296777">
                <text:p>299.52119229677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0290">
                <text:p>70290</text:p>
              </table:table-cell>
              <table:table-cell office:value-type="float" office:value="299.349658540672">
                <text:p>299.34965854067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0337">
                <text:p>70337</text:p>
              </table:table-cell>
              <table:table-cell office:value-type="float" office:value="299.533194657867">
                <text:p>299.5331946578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0337">
                <text:p>70337</text:p>
              </table:table-cell>
              <table:table-cell office:value-type="float" office:value="299.533194657867">
                <text:p>299.5331946578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0337">
                <text:p>70337</text:p>
              </table:table-cell>
              <table:table-cell office:value-type="float" office:value="299.533194657867">
                <text:p>299.5331946578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0336">
                <text:p>70336</text:p>
              </table:table-cell>
              <table:table-cell office:value-type="float" office:value="299.525193094645">
                <text:p>299.52519309464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0383">
                <text:p>70383</text:p>
              </table:table-cell>
              <table:table-cell office:value-type="float" office:value="299.623372651783">
                <text:p>299.62337265178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0383">
                <text:p>70383</text:p>
              </table:table-cell>
              <table:table-cell office:value-type="float" office:value="299.623372651783">
                <text:p>299.62337265178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0383">
                <text:p>70383</text:p>
              </table:table-cell>
              <table:table-cell office:value-type="float" office:value="299.623372651783">
                <text:p>299.62337265178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0332">
                <text:p>70332</text:p>
              </table:table-cell>
              <table:table-cell office:value-type="float" office:value="299.503188782237">
                <text:p>299.50318878223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0337">
                <text:p>70337</text:p>
              </table:table-cell>
              <table:table-cell office:value-type="float" office:value="299.533194657867">
                <text:p>299.53319465786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0337">
                <text:p>70337</text:p>
              </table:table-cell>
              <table:table-cell office:value-type="float" office:value="299.533694754891">
                <text:p>299.53369475489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0337">
                <text:p>70337</text:p>
              </table:table-cell>
              <table:table-cell office:value-type="float" office:value="299.533694754891">
                <text:p>299.53369475489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0398">
                <text:p>70398</text:p>
              </table:table-cell>
              <table:table-cell office:value-type="float" office:value="299.593797076354">
                <text:p>299.59379707635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0397">
                <text:p>70397</text:p>
              </table:table-cell>
              <table:table-cell office:value-type="float" office:value="299.589796289324">
                <text:p>299.58979628932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0397">
                <text:p>70397</text:p>
              </table:table-cell>
              <table:table-cell office:value-type="float" office:value="299.589796289324">
                <text:p>299.58979628932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0444">
                <text:p>70444</text:p>
              </table:table-cell>
              <table:table-cell office:value-type="float" office:value="299.77399253459">
                <text:p>299.7739925345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0443">
                <text:p>70443</text:p>
              </table:table-cell>
              <table:table-cell office:value-type="float" office:value="299.76999174756">
                <text:p>299.7699917475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0444">
                <text:p>70444</text:p>
              </table:table-cell>
              <table:table-cell office:value-type="float" office:value="299.77399253459">
                <text:p>299.7739925345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0444">
                <text:p>70444</text:p>
              </table:table-cell>
              <table:table-cell office:value-type="float" office:value="299.77399253459">
                <text:p>299.7739925345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1663">
                <text:p>71663</text:p>
              </table:table-cell>
              <table:table-cell office:value-type="float" office:value="309.38186977122">
                <text:p>309.3818697712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1664">
                <text:p>71664</text:p>
              </table:table-cell>
              <table:table-cell office:value-type="float" office:value="309.38587055825">
                <text:p>309.385870558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1664">
                <text:p>71664</text:p>
              </table:table-cell>
              <table:table-cell office:value-type="float" office:value="309.38587055825">
                <text:p>309.385870558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1603">
                <text:p>71603</text:p>
              </table:table-cell>
              <table:table-cell office:value-type="float" office:value="309.325698223203">
                <text:p>309.32569822320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1603">
                <text:p>71603</text:p>
              </table:table-cell>
              <table:table-cell office:value-type="float" office:value="309.325698223203">
                <text:p>309.32569822320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1599">
                <text:p>71599</text:p>
              </table:table-cell>
              <table:table-cell office:value-type="float" office:value="309.225678775051">
                <text:p>309.2256787750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1604">
                <text:p>71604</text:p>
              </table:table-cell>
              <table:table-cell office:value-type="float" office:value="309.239681545913">
                <text:p>309.2396815459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1558">
                <text:p>71558</text:p>
              </table:table-cell>
              <table:table-cell office:value-type="float" office:value="309.149503551997">
                <text:p>309.14950355199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2478">
                <text:p>72478</text:p>
              </table:table-cell>
              <table:table-cell office:value-type="float" office:value="312.760214036252">
                <text:p>312.76021403625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2477">
                <text:p>72477</text:p>
              </table:table-cell>
              <table:table-cell office:value-type="float" office:value="312.756213249222">
                <text:p>312.75621324922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2524">
                <text:p>72524</text:p>
              </table:table-cell>
              <table:table-cell office:value-type="float" office:value="312.850392030168">
                <text:p>312.8503920301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2524">
                <text:p>72524</text:p>
              </table:table-cell>
              <table:table-cell office:value-type="float" office:value="312.850392030168">
                <text:p>312.8503920301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2478">
                <text:p>72478</text:p>
              </table:table-cell>
              <table:table-cell office:value-type="float" office:value="312.760214036252">
                <text:p>312.76021403625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3698">
                <text:p>73698</text:p>
              </table:table-cell>
              <table:table-cell office:value-type="float" office:value="322.146368267159">
                <text:p>322.14636826715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3693">
                <text:p>73693</text:p>
              </table:table-cell>
              <table:table-cell office:value-type="float" office:value="322.136366272488">
                <text:p>322.13636627248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3692">
                <text:p>73692</text:p>
              </table:table-cell>
              <table:table-cell office:value-type="float" office:value="322.130365097362">
                <text:p>322.1303650973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3744">
                <text:p>73744</text:p>
              </table:table-cell>
              <table:table-cell office:value-type="float" office:value="322.326903791371">
                <text:p>322.32690379137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3743">
                <text:p>73743</text:p>
              </table:table-cell>
              <table:table-cell office:value-type="float" office:value="322.322903004341">
                <text:p>322.32290300434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3743">
                <text:p>73743</text:p>
              </table:table-cell>
              <table:table-cell office:value-type="float" office:value="322.322903004341">
                <text:p>322.32290300434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3744">
                <text:p>73744</text:p>
              </table:table-cell>
              <table:table-cell office:value-type="float" office:value="322.326903791371">
                <text:p>322.32690379137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3698">
                <text:p>73698</text:p>
              </table:table-cell>
              <table:table-cell office:value-type="float" office:value="322.281394463639">
                <text:p>322.28139446363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3688">
                <text:p>73688</text:p>
              </table:table-cell>
              <table:table-cell office:value-type="float" office:value="322.261390474298">
                <text:p>322.26139047429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3734">
                <text:p>73734</text:p>
              </table:table-cell>
              <table:table-cell office:value-type="float" office:value="322.306559736055">
                <text:p>322.30655973605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3698">
                <text:p>73698</text:p>
              </table:table-cell>
              <table:table-cell office:value-type="float" office:value="322.281394463639">
                <text:p>322.28139446363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3696">
                <text:p>73696</text:p>
              </table:table-cell>
              <table:table-cell office:value-type="float" office:value="322.273392889578">
                <text:p>322.27339288957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3698">
                <text:p>73698</text:p>
              </table:table-cell>
              <table:table-cell office:value-type="float" office:value="322.281394463639">
                <text:p>322.28139446363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3698">
                <text:p>73698</text:p>
              </table:table-cell>
              <table:table-cell office:value-type="float" office:value="322.281394463639">
                <text:p>322.28139446363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3652">
                <text:p>73652</text:p>
              </table:table-cell>
              <table:table-cell office:value-type="float" office:value="322.191216469722">
                <text:p>322.1912164697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3652">
                <text:p>73652</text:p>
              </table:table-cell>
              <table:table-cell office:value-type="float" office:value="322.191216469722">
                <text:p>322.19121646972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3651">
                <text:p>73651</text:p>
              </table:table-cell>
              <table:table-cell office:value-type="float" office:value="322.18821587674">
                <text:p>322.1882158767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3652">
                <text:p>73652</text:p>
              </table:table-cell>
              <table:table-cell office:value-type="float" office:value="322.191216469722">
                <text:p>322.1912164697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3652">
                <text:p>73652</text:p>
              </table:table-cell>
              <table:table-cell office:value-type="float" office:value="322.056190273242">
                <text:p>322.05619027324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3651">
                <text:p>73651</text:p>
              </table:table-cell>
              <table:table-cell office:value-type="float" office:value="322.052189486212">
                <text:p>322.0521894862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3652">
                <text:p>73652</text:p>
              </table:table-cell>
              <table:table-cell office:value-type="float" office:value="322.056190273242">
                <text:p>322.0561902732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651">
                <text:p>73651</text:p>
              </table:table-cell>
              <table:table-cell office:value-type="float" office:value="322.052189486212">
                <text:p>322.05218948621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652">
                <text:p>73652</text:p>
              </table:table-cell>
              <table:table-cell office:value-type="float" office:value="322.056190273242">
                <text:p>322.0561902732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